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arrior" table:style-name="ta1">
        <table:table-column table:style-name="co1" table:number-columns-repeated="15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lass</text:p>
          </table:table-cell>
          <table:table-cell table:style-name="ce7" office:value-type="string" calcext:value-type="string">
            <text:p>level</text:p>
          </table:table-cell>
          <table:table-cell table:style-name="ce7" office:value-type="string" calcext:value-type="string">
            <text:p>experience</text:p>
          </table:table-cell>
          <table:table-cell table:style-name="ce7" office:value-type="string" calcext:value-type="string">
            <text:p>hp</text:p>
          </table:table-cell>
          <table:table-cell table:style-name="ce7" office:value-type="string" calcext:value-type="string">
            <text:p>mp</text:p>
          </table:table-cell>
          <table:table-cell table:style-name="ce7" office:value-type="string" calcext:value-type="string">
            <text:p>str</text:p>
          </table:table-cell>
          <table:table-cell table:style-name="ce7" office:value-type="string" calcext:value-type="string">
            <text:p>dex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vit</text:p>
          </table:table-cell>
          <table:table-cell table:style-name="ce8" office:value-type="string" calcext:value-type="string">
            <text:p>agi</text:p>
          </table:table-cell>
          <table:table-cell table:style-name="ce9" table:number-columns-repeated="4"/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warrior</text:p>
          </table:table-cell>
          <table:table-cell office:value-type="float" office:value="1" calcext:value-type="float">
            <text:p>1</text:p>
          </table:table-cell>
          <table:table-cell table:formula="of:=ROUND(((0.01*[.C2])*(0.01*[.C2])*(0.01*[.C2]))*4500000)" office:value-type="float" office:value="5" calcext:value-type="float">
            <text:p>5</text:p>
          </table:table-cell>
          <table:table-cell table:formula="of:=ROUND(SIN((0.01*[.C2]*PI())/2)*12000)" office:value-type="float" office:value="188" calcext:value-type="float">
            <text:p>188</text:p>
          </table:table-cell>
          <table:table-cell table:formula="of:=ROUND((1-(COS((0.01*[.C2]*PI())/2) ))*2400 +100)" office:value-type="float" office:value="100" calcext:value-type="float">
            <text:p>100</text:p>
          </table:table-cell>
          <table:table-cell table:formula="of:=ROUND(SIN( (0.01*[.C2]*PI() )/2 ) * 35)" office:value-type="float" office:value="1" calcext:value-type="float">
            <text:p>1</text:p>
          </table:table-cell>
          <table:table-cell table:formula="of:=ROUND((1-(COS((0.01*[.C2]*PI())/2) ))*7)" office:value-type="float" office:value="0" calcext:value-type="float">
            <text:p>0</text:p>
          </table:table-cell>
          <table:table-cell table:formula="of:=ROUND((1-(COS((0.01*[.C2]*PI())/2) ))*11)" office:value-type="float" office:value="0" calcext:value-type="float">
            <text:p>0</text:p>
          </table:table-cell>
          <table:table-cell table:formula="of:=ROUND(SIN( (0.01*[.C2]*PI() )/2 ) * 35)" office:value-type="float" office:value="1" calcext:value-type="float">
            <text:p>1</text:p>
          </table:table-cell>
          <table:table-cell table:formula="of:=ROUND(( 0.01*[.C2]  ) *18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ROUND(((0.01*[.C3])*(0.01*[.C3])*(0.01*[.C3]))*4500000)" office:value-type="float" office:value="36" calcext:value-type="float">
            <text:p>36</text:p>
          </table:table-cell>
          <table:table-cell table:formula="of:=ROUND(SIN((0.01*[.C3]*PI())/2)*12000)" office:value-type="float" office:value="377" calcext:value-type="float">
            <text:p>377</text:p>
          </table:table-cell>
          <table:table-cell table:formula="of:=ROUND((1-(COS((0.01*[.C3]*PI())/2) ))*2400 +100)" office:value-type="float" office:value="101" calcext:value-type="float">
            <text:p>101</text:p>
          </table:table-cell>
          <table:table-cell table:formula="of:=ROUND(SIN( (0.01*[.C3]*PI() )/2 ) * 35)" office:value-type="float" office:value="1" calcext:value-type="float">
            <text:p>1</text:p>
          </table:table-cell>
          <table:table-cell table:formula="of:=ROUND((1-(COS((0.01*[.C3]*PI())/2) ))*7)" office:value-type="float" office:value="0" calcext:value-type="float">
            <text:p>0</text:p>
          </table:table-cell>
          <table:table-cell table:formula="of:=ROUND((1-(COS((0.01*[.C3]*PI())/2) ))*11)" office:value-type="float" office:value="0" calcext:value-type="float">
            <text:p>0</text:p>
          </table:table-cell>
          <table:table-cell table:formula="of:=ROUND(SIN( (0.01*[.C3]*PI() )/2 ) * 35)" office:value-type="float" office:value="1" calcext:value-type="float">
            <text:p>1</text:p>
          </table:table-cell>
          <table:table-cell table:formula="of:=ROUND(( 0.01*[.C3]  ) *18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ROUND(((0.01*[.C4])*(0.01*[.C4])*(0.01*[.C4]))*4500000)" office:value-type="float" office:value="122" calcext:value-type="float">
            <text:p>122</text:p>
          </table:table-cell>
          <table:table-cell table:formula="of:=ROUND(SIN((0.01*[.C4]*PI())/2)*12000)" office:value-type="float" office:value="565" calcext:value-type="float">
            <text:p>565</text:p>
          </table:table-cell>
          <table:table-cell table:formula="of:=ROUND((1-(COS((0.01*[.C4]*PI())/2) ))*2400 +100)" office:value-type="float" office:value="103" calcext:value-type="float">
            <text:p>103</text:p>
          </table:table-cell>
          <table:table-cell table:formula="of:=ROUND(SIN( (0.01*[.C4]*PI() )/2 ) * 35)" office:value-type="float" office:value="2" calcext:value-type="float">
            <text:p>2</text:p>
          </table:table-cell>
          <table:table-cell table:formula="of:=ROUND((1-(COS((0.01*[.C4]*PI())/2) ))*7)" office:value-type="float" office:value="0" calcext:value-type="float">
            <text:p>0</text:p>
          </table:table-cell>
          <table:table-cell table:formula="of:=ROUND((1-(COS((0.01*[.C4]*PI())/2) ))*11)" office:value-type="float" office:value="0" calcext:value-type="float">
            <text:p>0</text:p>
          </table:table-cell>
          <table:table-cell table:formula="of:=ROUND(SIN( (0.01*[.C4]*PI() )/2 ) * 35)" office:value-type="float" office:value="2" calcext:value-type="float">
            <text:p>2</text:p>
          </table:table-cell>
          <table:table-cell table:formula="of:=ROUND(( 0.01*[.C4]  ) *18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ROUND(((0.01*[.C5])*(0.01*[.C5])*(0.01*[.C5]))*4500000)" office:value-type="float" office:value="288" calcext:value-type="float">
            <text:p>288</text:p>
          </table:table-cell>
          <table:table-cell table:formula="of:=ROUND(SIN((0.01*[.C5]*PI())/2)*12000)" office:value-type="float" office:value="753" calcext:value-type="float">
            <text:p>753</text:p>
          </table:table-cell>
          <table:table-cell table:formula="of:=ROUND((1-(COS((0.01*[.C5]*PI())/2) ))*2400 +100)" office:value-type="float" office:value="105" calcext:value-type="float">
            <text:p>105</text:p>
          </table:table-cell>
          <table:table-cell table:formula="of:=ROUND(SIN( (0.01*[.C5]*PI() )/2 ) * 35)" office:value-type="float" office:value="2" calcext:value-type="float">
            <text:p>2</text:p>
          </table:table-cell>
          <table:table-cell table:formula="of:=ROUND((1-(COS((0.01*[.C5]*PI())/2) ))*7)" office:value-type="float" office:value="0" calcext:value-type="float">
            <text:p>0</text:p>
          </table:table-cell>
          <table:table-cell table:formula="of:=ROUND((1-(COS((0.01*[.C5]*PI())/2) ))*11)" office:value-type="float" office:value="0" calcext:value-type="float">
            <text:p>0</text:p>
          </table:table-cell>
          <table:table-cell table:formula="of:=ROUND(SIN( (0.01*[.C5]*PI() )/2 ) * 35)" office:value-type="float" office:value="2" calcext:value-type="float">
            <text:p>2</text:p>
          </table:table-cell>
          <table:table-cell table:formula="of:=ROUND(( 0.01*[.C5]  ) *18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ROUND(((0.01*[.C6])*(0.01*[.C6])*(0.01*[.C6]))*4500000)" office:value-type="float" office:value="563" calcext:value-type="float">
            <text:p>563</text:p>
          </table:table-cell>
          <table:table-cell table:formula="of:=ROUND(SIN((0.01*[.C6]*PI())/2)*12000)" office:value-type="float" office:value="942" calcext:value-type="float">
            <text:p>942</text:p>
          </table:table-cell>
          <table:table-cell table:formula="of:=ROUND((1-(COS((0.01*[.C6]*PI())/2) ))*2400 +100)" office:value-type="float" office:value="107" calcext:value-type="float">
            <text:p>107</text:p>
          </table:table-cell>
          <table:table-cell table:formula="of:=ROUND(SIN( (0.01*[.C6]*PI() )/2 ) * 35)" office:value-type="float" office:value="3" calcext:value-type="float">
            <text:p>3</text:p>
          </table:table-cell>
          <table:table-cell table:formula="of:=ROUND((1-(COS((0.01*[.C6]*PI())/2) ))*7)" office:value-type="float" office:value="0" calcext:value-type="float">
            <text:p>0</text:p>
          </table:table-cell>
          <table:table-cell table:formula="of:=ROUND((1-(COS((0.01*[.C6]*PI())/2) ))*11)" office:value-type="float" office:value="0" calcext:value-type="float">
            <text:p>0</text:p>
          </table:table-cell>
          <table:table-cell table:formula="of:=ROUND(SIN( (0.01*[.C6]*PI() )/2 ) * 35)" office:value-type="float" office:value="3" calcext:value-type="float">
            <text:p>3</text:p>
          </table:table-cell>
          <table:table-cell table:formula="of:=ROUND(( 0.01*[.C6]  ) *18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ROUND(((0.01*[.C7])*(0.01*[.C7])*(0.01*[.C7]))*4500000)" office:value-type="float" office:value="972" calcext:value-type="float">
            <text:p>972</text:p>
          </table:table-cell>
          <table:table-cell table:formula="of:=ROUND(SIN((0.01*[.C7]*PI())/2)*12000)" office:value-type="float" office:value="1129" calcext:value-type="float">
            <text:p>1129</text:p>
          </table:table-cell>
          <table:table-cell table:formula="of:=ROUND((1-(COS((0.01*[.C7]*PI())/2) ))*2400 +100)" office:value-type="float" office:value="111" calcext:value-type="float">
            <text:p>111</text:p>
          </table:table-cell>
          <table:table-cell table:formula="of:=ROUND(SIN( (0.01*[.C7]*PI() )/2 ) * 35)" office:value-type="float" office:value="3" calcext:value-type="float">
            <text:p>3</text:p>
          </table:table-cell>
          <table:table-cell table:formula="of:=ROUND((1-(COS((0.01*[.C7]*PI())/2) ))*7)" office:value-type="float" office:value="0" calcext:value-type="float">
            <text:p>0</text:p>
          </table:table-cell>
          <table:table-cell table:formula="of:=ROUND((1-(COS((0.01*[.C7]*PI())/2) ))*11)" office:value-type="float" office:value="0" calcext:value-type="float">
            <text:p>0</text:p>
          </table:table-cell>
          <table:table-cell table:formula="of:=ROUND(SIN( (0.01*[.C7]*PI() )/2 ) * 35)" office:value-type="float" office:value="3" calcext:value-type="float">
            <text:p>3</text:p>
          </table:table-cell>
          <table:table-cell table:formula="of:=ROUND(( 0.01*[.C7]  ) *18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ROUND(((0.01*[.C8])*(0.01*[.C8])*(0.01*[.C8]))*4500000)" office:value-type="float" office:value="1544" calcext:value-type="float">
            <text:p>1544</text:p>
          </table:table-cell>
          <table:table-cell table:formula="of:=ROUND(SIN((0.01*[.C8]*PI())/2)*12000)" office:value-type="float" office:value="1317" calcext:value-type="float">
            <text:p>1317</text:p>
          </table:table-cell>
          <table:table-cell table:formula="of:=ROUND((1-(COS((0.01*[.C8]*PI())/2) ))*2400 +100)" office:value-type="float" office:value="114" calcext:value-type="float">
            <text:p>114</text:p>
          </table:table-cell>
          <table:table-cell table:formula="of:=ROUND(SIN( (0.01*[.C8]*PI() )/2 ) * 35)" office:value-type="float" office:value="4" calcext:value-type="float">
            <text:p>4</text:p>
          </table:table-cell>
          <table:table-cell table:formula="of:=ROUND((1-(COS((0.01*[.C8]*PI())/2) ))*7)" office:value-type="float" office:value="0" calcext:value-type="float">
            <text:p>0</text:p>
          </table:table-cell>
          <table:table-cell table:formula="of:=ROUND((1-(COS((0.01*[.C8]*PI())/2) ))*11)" office:value-type="float" office:value="0" calcext:value-type="float">
            <text:p>0</text:p>
          </table:table-cell>
          <table:table-cell table:formula="of:=ROUND(SIN( (0.01*[.C8]*PI() )/2 ) * 35)" office:value-type="float" office:value="4" calcext:value-type="float">
            <text:p>4</text:p>
          </table:table-cell>
          <table:table-cell table:formula="of:=ROUND(( 0.01*[.C8]  ) *18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ROUND(((0.01*[.C9])*(0.01*[.C9])*(0.01*[.C9]))*4500000)" office:value-type="float" office:value="2304" calcext:value-type="float">
            <text:p>2304</text:p>
          </table:table-cell>
          <table:table-cell table:formula="of:=ROUND(SIN((0.01*[.C9]*PI())/2)*12000)" office:value-type="float" office:value="1504" calcext:value-type="float">
            <text:p>1504</text:p>
          </table:table-cell>
          <table:table-cell table:formula="of:=ROUND((1-(COS((0.01*[.C9]*PI())/2) ))*2400 +100)" office:value-type="float" office:value="119" calcext:value-type="float">
            <text:p>119</text:p>
          </table:table-cell>
          <table:table-cell table:formula="of:=ROUND(SIN( (0.01*[.C9]*PI() )/2 ) * 35)" office:value-type="float" office:value="4" calcext:value-type="float">
            <text:p>4</text:p>
          </table:table-cell>
          <table:table-cell table:formula="of:=ROUND((1-(COS((0.01*[.C9]*PI())/2) ))*7)" office:value-type="float" office:value="0" calcext:value-type="float">
            <text:p>0</text:p>
          </table:table-cell>
          <table:table-cell table:formula="of:=ROUND((1-(COS((0.01*[.C9]*PI())/2) ))*11)" office:value-type="float" office:value="0" calcext:value-type="float">
            <text:p>0</text:p>
          </table:table-cell>
          <table:table-cell table:formula="of:=ROUND(SIN( (0.01*[.C9]*PI() )/2 ) * 35)" office:value-type="float" office:value="4" calcext:value-type="float">
            <text:p>4</text:p>
          </table:table-cell>
          <table:table-cell table:formula="of:=ROUND(( 0.01*[.C9]  ) *18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ROUND(((0.01*[.C10])*(0.01*[.C10])*(0.01*[.C10]))*4500000)" office:value-type="float" office:value="3280" calcext:value-type="float">
            <text:p>3280</text:p>
          </table:table-cell>
          <table:table-cell table:formula="of:=ROUND(SIN((0.01*[.C10]*PI())/2)*12000)" office:value-type="float" office:value="1691" calcext:value-type="float">
            <text:p>1691</text:p>
          </table:table-cell>
          <table:table-cell table:formula="of:=ROUND((1-(COS((0.01*[.C10]*PI())/2) ))*2400 +100)" office:value-type="float" office:value="124" calcext:value-type="float">
            <text:p>124</text:p>
          </table:table-cell>
          <table:table-cell table:formula="of:=ROUND(SIN( (0.01*[.C10]*PI() )/2 ) * 35)" office:value-type="float" office:value="5" calcext:value-type="float">
            <text:p>5</text:p>
          </table:table-cell>
          <table:table-cell table:formula="of:=ROUND((1-(COS((0.01*[.C10]*PI())/2) ))*7)" office:value-type="float" office:value="0" calcext:value-type="float">
            <text:p>0</text:p>
          </table:table-cell>
          <table:table-cell table:formula="of:=ROUND((1-(COS((0.01*[.C10]*PI())/2) ))*11)" office:value-type="float" office:value="0" calcext:value-type="float">
            <text:p>0</text:p>
          </table:table-cell>
          <table:table-cell table:formula="of:=ROUND(SIN( (0.01*[.C10]*PI() )/2 ) * 35)" office:value-type="float" office:value="5" calcext:value-type="float">
            <text:p>5</text:p>
          </table:table-cell>
          <table:table-cell table:formula="of:=ROUND(( 0.01*[.C10]  ) *18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ROUND(((0.01*[.C11])*(0.01*[.C11])*(0.01*[.C11]))*4500000)" office:value-type="float" office:value="4500" calcext:value-type="float">
            <text:p>4500</text:p>
          </table:table-cell>
          <table:table-cell table:formula="of:=ROUND(SIN((0.01*[.C11]*PI())/2)*12000)" office:value-type="float" office:value="1877" calcext:value-type="float">
            <text:p>1877</text:p>
          </table:table-cell>
          <table:table-cell table:formula="of:=ROUND((1-(COS((0.01*[.C11]*PI())/2) ))*2400 +100)" office:value-type="float" office:value="130" calcext:value-type="float">
            <text:p>130</text:p>
          </table:table-cell>
          <table:table-cell table:formula="of:=ROUND(SIN( (0.01*[.C11]*PI() )/2 ) * 35)" office:value-type="float" office:value="5" calcext:value-type="float">
            <text:p>5</text:p>
          </table:table-cell>
          <table:table-cell table:formula="of:=ROUND((1-(COS((0.01*[.C11]*PI())/2) ))*7)" office:value-type="float" office:value="0" calcext:value-type="float">
            <text:p>0</text:p>
          </table:table-cell>
          <table:table-cell table:formula="of:=ROUND((1-(COS((0.01*[.C11]*PI())/2) ))*11)" office:value-type="float" office:value="0" calcext:value-type="float">
            <text:p>0</text:p>
          </table:table-cell>
          <table:table-cell table:formula="of:=ROUND(SIN( (0.01*[.C11]*PI() )/2 ) * 35)" office:value-type="float" office:value="5" calcext:value-type="float">
            <text:p>5</text:p>
          </table:table-cell>
          <table:table-cell table:formula="of:=ROUND(( 0.01*[.C11]  ) *18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ROUND(((0.01*[.C12])*(0.01*[.C12])*(0.01*[.C12]))*4500000)" office:value-type="float" office:value="5990" calcext:value-type="float">
            <text:p>5990</text:p>
          </table:table-cell>
          <table:table-cell table:formula="of:=ROUND(SIN((0.01*[.C12]*PI())/2)*12000)" office:value-type="float" office:value="2063" calcext:value-type="float">
            <text:p>2063</text:p>
          </table:table-cell>
          <table:table-cell table:formula="of:=ROUND((1-(COS((0.01*[.C12]*PI())/2) ))*2400 +100)" office:value-type="float" office:value="136" calcext:value-type="float">
            <text:p>136</text:p>
          </table:table-cell>
          <table:table-cell table:formula="of:=ROUND(SIN( (0.01*[.C12]*PI() )/2 ) * 35)" office:value-type="float" office:value="6" calcext:value-type="float">
            <text:p>6</text:p>
          </table:table-cell>
          <table:table-cell table:formula="of:=ROUND((1-(COS((0.01*[.C12]*PI())/2) ))*7)" office:value-type="float" office:value="0" calcext:value-type="float">
            <text:p>0</text:p>
          </table:table-cell>
          <table:table-cell table:formula="of:=ROUND((1-(COS((0.01*[.C12]*PI())/2) ))*11)" office:value-type="float" office:value="0" calcext:value-type="float">
            <text:p>0</text:p>
          </table:table-cell>
          <table:table-cell table:formula="of:=ROUND(SIN( (0.01*[.C12]*PI() )/2 ) * 35)" office:value-type="float" office:value="6" calcext:value-type="float">
            <text:p>6</text:p>
          </table:table-cell>
          <table:table-cell table:formula="of:=ROUND(( 0.01*[.C12]  ) *18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ROUND(((0.01*[.C13])*(0.01*[.C13])*(0.01*[.C13]))*4500000)" office:value-type="float" office:value="7776" calcext:value-type="float">
            <text:p>7776</text:p>
          </table:table-cell>
          <table:table-cell table:formula="of:=ROUND(SIN((0.01*[.C13]*PI())/2)*12000)" office:value-type="float" office:value="2249" calcext:value-type="float">
            <text:p>2249</text:p>
          </table:table-cell>
          <table:table-cell table:formula="of:=ROUND((1-(COS((0.01*[.C13]*PI())/2) ))*2400 +100)" office:value-type="float" office:value="143" calcext:value-type="float">
            <text:p>143</text:p>
          </table:table-cell>
          <table:table-cell table:formula="of:=ROUND(SIN( (0.01*[.C13]*PI() )/2 ) * 35)" office:value-type="float" office:value="7" calcext:value-type="float">
            <text:p>7</text:p>
          </table:table-cell>
          <table:table-cell table:formula="of:=ROUND((1-(COS((0.01*[.C13]*PI())/2) ))*7)" office:value-type="float" office:value="0" calcext:value-type="float">
            <text:p>0</text:p>
          </table:table-cell>
          <table:table-cell table:formula="of:=ROUND((1-(COS((0.01*[.C13]*PI())/2) ))*11)" office:value-type="float" office:value="0" calcext:value-type="float">
            <text:p>0</text:p>
          </table:table-cell>
          <table:table-cell table:formula="of:=ROUND(SIN( (0.01*[.C13]*PI() )/2 ) * 35)" office:value-type="float" office:value="7" calcext:value-type="float">
            <text:p>7</text:p>
          </table:table-cell>
          <table:table-cell table:formula="of:=ROUND(( 0.01*[.C13]  ) *18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ROUND(((0.01*[.C14])*(0.01*[.C14])*(0.01*[.C14]))*4500000)" office:value-type="float" office:value="9887" calcext:value-type="float">
            <text:p>9887</text:p>
          </table:table-cell>
          <table:table-cell table:formula="of:=ROUND(SIN((0.01*[.C14]*PI())/2)*12000)" office:value-type="float" office:value="2433" calcext:value-type="float">
            <text:p>2433</text:p>
          </table:table-cell>
          <table:table-cell table:formula="of:=ROUND((1-(COS((0.01*[.C14]*PI())/2) ))*2400 +100)" office:value-type="float" office:value="150" calcext:value-type="float">
            <text:p>150</text:p>
          </table:table-cell>
          <table:table-cell table:formula="of:=ROUND(SIN( (0.01*[.C14]*PI() )/2 ) * 35)" office:value-type="float" office:value="7" calcext:value-type="float">
            <text:p>7</text:p>
          </table:table-cell>
          <table:table-cell table:formula="of:=ROUND((1-(COS((0.01*[.C14]*PI())/2) ))*7)" office:value-type="float" office:value="0" calcext:value-type="float">
            <text:p>0</text:p>
          </table:table-cell>
          <table:table-cell table:formula="of:=ROUND((1-(COS((0.01*[.C14]*PI())/2) ))*11)" office:value-type="float" office:value="0" calcext:value-type="float">
            <text:p>0</text:p>
          </table:table-cell>
          <table:table-cell table:formula="of:=ROUND(SIN( (0.01*[.C14]*PI() )/2 ) * 35)" office:value-type="float" office:value="7" calcext:value-type="float">
            <text:p>7</text:p>
          </table:table-cell>
          <table:table-cell table:formula="of:=ROUND(( 0.01*[.C14]  ) *18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ROUND(((0.01*[.C15])*(0.01*[.C15])*(0.01*[.C15]))*4500000)" office:value-type="float" office:value="12348" calcext:value-type="float">
            <text:p>12348</text:p>
          </table:table-cell>
          <table:table-cell table:formula="of:=ROUND(SIN((0.01*[.C15]*PI())/2)*12000)" office:value-type="float" office:value="2618" calcext:value-type="float">
            <text:p>2618</text:p>
          </table:table-cell>
          <table:table-cell table:formula="of:=ROUND((1-(COS((0.01*[.C15]*PI())/2) ))*2400 +100)" office:value-type="float" office:value="158" calcext:value-type="float">
            <text:p>158</text:p>
          </table:table-cell>
          <table:table-cell table:formula="of:=ROUND(SIN( (0.01*[.C15]*PI() )/2 ) * 35)" office:value-type="float" office:value="8" calcext:value-type="float">
            <text:p>8</text:p>
          </table:table-cell>
          <table:table-cell table:formula="of:=ROUND((1-(COS((0.01*[.C15]*PI())/2) ))*7)" office:value-type="float" office:value="0" calcext:value-type="float">
            <text:p>0</text:p>
          </table:table-cell>
          <table:table-cell table:formula="of:=ROUND((1-(COS((0.01*[.C15]*PI())/2) ))*11)" office:value-type="float" office:value="0" calcext:value-type="float">
            <text:p>0</text:p>
          </table:table-cell>
          <table:table-cell table:formula="of:=ROUND(SIN( (0.01*[.C15]*PI() )/2 ) * 35)" office:value-type="float" office:value="8" calcext:value-type="float">
            <text:p>8</text:p>
          </table:table-cell>
          <table:table-cell table:formula="of:=ROUND(( 0.01*[.C15]  ) *18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ROUND(((0.01*[.C16])*(0.01*[.C16])*(0.01*[.C16]))*4500000)" office:value-type="float" office:value="15188" calcext:value-type="float">
            <text:p>15188</text:p>
          </table:table-cell>
          <table:table-cell table:formula="of:=ROUND(SIN((0.01*[.C16]*PI())/2)*12000)" office:value-type="float" office:value="2801" calcext:value-type="float">
            <text:p>2801</text:p>
          </table:table-cell>
          <table:table-cell table:formula="of:=ROUND((1-(COS((0.01*[.C16]*PI())/2) ))*2400 +100)" office:value-type="float" office:value="166" calcext:value-type="float">
            <text:p>166</text:p>
          </table:table-cell>
          <table:table-cell table:formula="of:=ROUND(SIN( (0.01*[.C16]*PI() )/2 ) * 35)" office:value-type="float" office:value="8" calcext:value-type="float">
            <text:p>8</text:p>
          </table:table-cell>
          <table:table-cell table:formula="of:=ROUND((1-(COS((0.01*[.C16]*PI())/2) ))*7)" office:value-type="float" office:value="0" calcext:value-type="float">
            <text:p>0</text:p>
          </table:table-cell>
          <table:table-cell table:formula="of:=ROUND((1-(COS((0.01*[.C16]*PI())/2) ))*11)" office:value-type="float" office:value="0" calcext:value-type="float">
            <text:p>0</text:p>
          </table:table-cell>
          <table:table-cell table:formula="of:=ROUND(SIN( (0.01*[.C16]*PI() )/2 ) * 35)" office:value-type="float" office:value="8" calcext:value-type="float">
            <text:p>8</text:p>
          </table:table-cell>
          <table:table-cell table:formula="of:=ROUND(( 0.01*[.C16]  ) *18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ROUND(((0.01*[.C17])*(0.01*[.C17])*(0.01*[.C17]))*4500000)" office:value-type="float" office:value="18432" calcext:value-type="float">
            <text:p>18432</text:p>
          </table:table-cell>
          <table:table-cell table:formula="of:=ROUND(SIN((0.01*[.C17]*PI())/2)*12000)" office:value-type="float" office:value="2984" calcext:value-type="float">
            <text:p>2984</text:p>
          </table:table-cell>
          <table:table-cell table:formula="of:=ROUND((1-(COS((0.01*[.C17]*PI())/2) ))*2400 +100)" office:value-type="float" office:value="175" calcext:value-type="float">
            <text:p>175</text:p>
          </table:table-cell>
          <table:table-cell table:formula="of:=ROUND(SIN( (0.01*[.C17]*PI() )/2 ) * 35)" office:value-type="float" office:value="9" calcext:value-type="float">
            <text:p>9</text:p>
          </table:table-cell>
          <table:table-cell table:formula="of:=ROUND((1-(COS((0.01*[.C17]*PI())/2) ))*7)" office:value-type="float" office:value="0" calcext:value-type="float">
            <text:p>0</text:p>
          </table:table-cell>
          <table:table-cell table:formula="of:=ROUND((1-(COS((0.01*[.C17]*PI())/2) ))*11)" office:value-type="float" office:value="0" calcext:value-type="float">
            <text:p>0</text:p>
          </table:table-cell>
          <table:table-cell table:formula="of:=ROUND(SIN( (0.01*[.C17]*PI() )/2 ) * 35)" office:value-type="float" office:value="9" calcext:value-type="float">
            <text:p>9</text:p>
          </table:table-cell>
          <table:table-cell table:formula="of:=ROUND(( 0.01*[.C17]  ) *18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ROUND(((0.01*[.C18])*(0.01*[.C18])*(0.01*[.C18]))*4500000)" office:value-type="float" office:value="22109" calcext:value-type="float">
            <text:p>22109</text:p>
          </table:table-cell>
          <table:table-cell table:formula="of:=ROUND(SIN((0.01*[.C18]*PI())/2)*12000)" office:value-type="float" office:value="3166" calcext:value-type="float">
            <text:p>3166</text:p>
          </table:table-cell>
          <table:table-cell table:formula="of:=ROUND((1-(COS((0.01*[.C18]*PI())/2) ))*2400 +100)" office:value-type="float" office:value="185" calcext:value-type="float">
            <text:p>185</text:p>
          </table:table-cell>
          <table:table-cell table:formula="of:=ROUND(SIN( (0.01*[.C18]*PI() )/2 ) * 35)" office:value-type="float" office:value="9" calcext:value-type="float">
            <text:p>9</text:p>
          </table:table-cell>
          <table:table-cell table:formula="of:=ROUND((1-(COS((0.01*[.C18]*PI())/2) ))*7)" office:value-type="float" office:value="0" calcext:value-type="float">
            <text:p>0</text:p>
          </table:table-cell>
          <table:table-cell table:formula="of:=ROUND((1-(COS((0.01*[.C18]*PI())/2) ))*11)" office:value-type="float" office:value="0" calcext:value-type="float">
            <text:p>0</text:p>
          </table:table-cell>
          <table:table-cell table:formula="of:=ROUND(SIN( (0.01*[.C18]*PI() )/2 ) * 35)" office:value-type="float" office:value="9" calcext:value-type="float">
            <text:p>9</text:p>
          </table:table-cell>
          <table:table-cell table:formula="of:=ROUND(( 0.01*[.C18]  ) *18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ROUND(((0.01*[.C19])*(0.01*[.C19])*(0.01*[.C19]))*4500000)" office:value-type="float" office:value="26244" calcext:value-type="float">
            <text:p>26244</text:p>
          </table:table-cell>
          <table:table-cell table:formula="of:=ROUND(SIN((0.01*[.C19]*PI())/2)*12000)" office:value-type="float" office:value="3348" calcext:value-type="float">
            <text:p>3348</text:p>
          </table:table-cell>
          <table:table-cell table:formula="of:=ROUND((1-(COS((0.01*[.C19]*PI())/2) ))*2400 +100)" office:value-type="float" office:value="195" calcext:value-type="float">
            <text:p>195</text:p>
          </table:table-cell>
          <table:table-cell table:formula="of:=ROUND(SIN( (0.01*[.C19]*PI() )/2 ) * 35)" office:value-type="float" office:value="10" calcext:value-type="float">
            <text:p>10</text:p>
          </table:table-cell>
          <table:table-cell table:formula="of:=ROUND((1-(COS((0.01*[.C19]*PI())/2) ))*7)" office:value-type="float" office:value="0" calcext:value-type="float">
            <text:p>0</text:p>
          </table:table-cell>
          <table:table-cell table:formula="of:=ROUND((1-(COS((0.01*[.C19]*PI())/2) ))*11)" office:value-type="float" office:value="0" calcext:value-type="float">
            <text:p>0</text:p>
          </table:table-cell>
          <table:table-cell table:formula="of:=ROUND(SIN( (0.01*[.C19]*PI() )/2 ) * 35)" office:value-type="float" office:value="10" calcext:value-type="float">
            <text:p>10</text:p>
          </table:table-cell>
          <table:table-cell table:formula="of:=ROUND(( 0.01*[.C19]  ) *18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ROUND(((0.01*[.C20])*(0.01*[.C20])*(0.01*[.C20]))*4500000)" office:value-type="float" office:value="30866" calcext:value-type="float">
            <text:p>30866</text:p>
          </table:table-cell>
          <table:table-cell table:formula="of:=ROUND(SIN((0.01*[.C20]*PI())/2)*12000)" office:value-type="float" office:value="3528" calcext:value-type="float">
            <text:p>3528</text:p>
          </table:table-cell>
          <table:table-cell table:formula="of:=ROUND((1-(COS((0.01*[.C20]*PI())/2) ))*2400 +100)" office:value-type="float" office:value="206" calcext:value-type="float">
            <text:p>206</text:p>
          </table:table-cell>
          <table:table-cell table:formula="of:=ROUND(SIN( (0.01*[.C20]*PI() )/2 ) * 35)" office:value-type="float" office:value="10" calcext:value-type="float">
            <text:p>10</text:p>
          </table:table-cell>
          <table:table-cell table:formula="of:=ROUND((1-(COS((0.01*[.C20]*PI())/2) ))*7)" office:value-type="float" office:value="0" calcext:value-type="float">
            <text:p>0</text:p>
          </table:table-cell>
          <table:table-cell table:formula="of:=ROUND((1-(COS((0.01*[.C20]*PI())/2) ))*11)" office:value-type="float" office:value="0" calcext:value-type="float">
            <text:p>0</text:p>
          </table:table-cell>
          <table:table-cell table:formula="of:=ROUND(SIN( (0.01*[.C20]*PI() )/2 ) * 35)" office:value-type="float" office:value="10" calcext:value-type="float">
            <text:p>10</text:p>
          </table:table-cell>
          <table:table-cell table:formula="of:=ROUND(( 0.01*[.C20]  ) *18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ROUND(((0.01*[.C21])*(0.01*[.C21])*(0.01*[.C21]))*4500000)" office:value-type="float" office:value="36000" calcext:value-type="float">
            <text:p>36000</text:p>
          </table:table-cell>
          <table:table-cell table:formula="of:=ROUND(SIN((0.01*[.C21]*PI())/2)*12000)" office:value-type="float" office:value="3708" calcext:value-type="float">
            <text:p>3708</text:p>
          </table:table-cell>
          <table:table-cell table:formula="of:=ROUND((1-(COS((0.01*[.C21]*PI())/2) ))*2400 +100)" office:value-type="float" office:value="217" calcext:value-type="float">
            <text:p>217</text:p>
          </table:table-cell>
          <table:table-cell table:formula="of:=ROUND(SIN( (0.01*[.C21]*PI() )/2 ) * 35)" office:value-type="float" office:value="11" calcext:value-type="float">
            <text:p>11</text:p>
          </table:table-cell>
          <table:table-cell table:formula="of:=ROUND((1-(COS((0.01*[.C21]*PI())/2) ))*7)" office:value-type="float" office:value="0" calcext:value-type="float">
            <text:p>0</text:p>
          </table:table-cell>
          <table:table-cell table:formula="of:=ROUND((1-(COS((0.01*[.C21]*PI())/2) ))*11)" office:value-type="float" office:value="1" calcext:value-type="float">
            <text:p>1</text:p>
          </table:table-cell>
          <table:table-cell table:formula="of:=ROUND(SIN( (0.01*[.C21]*PI() )/2 ) * 35)" office:value-type="float" office:value="11" calcext:value-type="float">
            <text:p>11</text:p>
          </table:table-cell>
          <table:table-cell table:formula="of:=ROUND(( 0.01*[.C21]  ) *18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ROUND(((0.01*[.C22])*(0.01*[.C22])*(0.01*[.C22]))*4500000)" office:value-type="float" office:value="41674" calcext:value-type="float">
            <text:p>41674</text:p>
          </table:table-cell>
          <table:table-cell table:formula="of:=ROUND(SIN((0.01*[.C22]*PI())/2)*12000)" office:value-type="float" office:value="3887" calcext:value-type="float">
            <text:p>3887</text:p>
          </table:table-cell>
          <table:table-cell table:formula="of:=ROUND((1-(COS((0.01*[.C22]*PI())/2) ))*2400 +100)" office:value-type="float" office:value="229" calcext:value-type="float">
            <text:p>229</text:p>
          </table:table-cell>
          <table:table-cell table:formula="of:=ROUND(SIN( (0.01*[.C22]*PI() )/2 ) * 35)" office:value-type="float" office:value="11" calcext:value-type="float">
            <text:p>11</text:p>
          </table:table-cell>
          <table:table-cell table:formula="of:=ROUND((1-(COS((0.01*[.C22]*PI())/2) ))*7)" office:value-type="float" office:value="0" calcext:value-type="float">
            <text:p>0</text:p>
          </table:table-cell>
          <table:table-cell table:formula="of:=ROUND((1-(COS((0.01*[.C22]*PI())/2) ))*11)" office:value-type="float" office:value="1" calcext:value-type="float">
            <text:p>1</text:p>
          </table:table-cell>
          <table:table-cell table:formula="of:=ROUND(SIN( (0.01*[.C22]*PI() )/2 ) * 35)" office:value-type="float" office:value="11" calcext:value-type="float">
            <text:p>11</text:p>
          </table:table-cell>
          <table:table-cell table:formula="of:=ROUND(( 0.01*[.C22]  ) *18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ROUND(((0.01*[.C23])*(0.01*[.C23])*(0.01*[.C23]))*4500000)" office:value-type="float" office:value="47916" calcext:value-type="float">
            <text:p>47916</text:p>
          </table:table-cell>
          <table:table-cell table:formula="of:=ROUND(SIN((0.01*[.C23]*PI())/2)*12000)" office:value-type="float" office:value="4065" calcext:value-type="float">
            <text:p>4065</text:p>
          </table:table-cell>
          <table:table-cell table:formula="of:=ROUND((1-(COS((0.01*[.C23]*PI())/2) ))*2400 +100)" office:value-type="float" office:value="242" calcext:value-type="float">
            <text:p>242</text:p>
          </table:table-cell>
          <table:table-cell table:formula="of:=ROUND(SIN( (0.01*[.C23]*PI() )/2 ) * 35)" office:value-type="float" office:value="12" calcext:value-type="float">
            <text:p>12</text:p>
          </table:table-cell>
          <table:table-cell table:formula="of:=ROUND((1-(COS((0.01*[.C23]*PI())/2) ))*7)" office:value-type="float" office:value="0" calcext:value-type="float">
            <text:p>0</text:p>
          </table:table-cell>
          <table:table-cell table:formula="of:=ROUND((1-(COS((0.01*[.C23]*PI())/2) ))*11)" office:value-type="float" office:value="1" calcext:value-type="float">
            <text:p>1</text:p>
          </table:table-cell>
          <table:table-cell table:formula="of:=ROUND(SIN( (0.01*[.C23]*PI() )/2 ) * 35)" office:value-type="float" office:value="12" calcext:value-type="float">
            <text:p>12</text:p>
          </table:table-cell>
          <table:table-cell table:formula="of:=ROUND(( 0.01*[.C23]  ) *18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ROUND(((0.01*[.C24])*(0.01*[.C24])*(0.01*[.C24]))*4500000)" office:value-type="float" office:value="54752" calcext:value-type="float">
            <text:p>54752</text:p>
          </table:table-cell>
          <table:table-cell table:formula="of:=ROUND(SIN((0.01*[.C24]*PI())/2)*12000)" office:value-type="float" office:value="4242" calcext:value-type="float">
            <text:p>4242</text:p>
          </table:table-cell>
          <table:table-cell table:formula="of:=ROUND((1-(COS((0.01*[.C24]*PI())/2) ))*2400 +100)" office:value-type="float" office:value="255" calcext:value-type="float">
            <text:p>255</text:p>
          </table:table-cell>
          <table:table-cell table:formula="of:=ROUND(SIN( (0.01*[.C24]*PI() )/2 ) * 35)" office:value-type="float" office:value="12" calcext:value-type="float">
            <text:p>12</text:p>
          </table:table-cell>
          <table:table-cell table:formula="of:=ROUND((1-(COS((0.01*[.C24]*PI())/2) ))*7)" office:value-type="float" office:value="0" calcext:value-type="float">
            <text:p>0</text:p>
          </table:table-cell>
          <table:table-cell table:formula="of:=ROUND((1-(COS((0.01*[.C24]*PI())/2) ))*11)" office:value-type="float" office:value="1" calcext:value-type="float">
            <text:p>1</text:p>
          </table:table-cell>
          <table:table-cell table:formula="of:=ROUND(SIN( (0.01*[.C24]*PI() )/2 ) * 35)" office:value-type="float" office:value="12" calcext:value-type="float">
            <text:p>12</text:p>
          </table:table-cell>
          <table:table-cell table:formula="of:=ROUND(( 0.01*[.C24]  ) *18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ROUND(((0.01*[.C25])*(0.01*[.C25])*(0.01*[.C25]))*4500000)" office:value-type="float" office:value="62208" calcext:value-type="float">
            <text:p>62208</text:p>
          </table:table-cell>
          <table:table-cell table:formula="of:=ROUND(SIN((0.01*[.C25]*PI())/2)*12000)" office:value-type="float" office:value="4417" calcext:value-type="float">
            <text:p>4417</text:p>
          </table:table-cell>
          <table:table-cell table:formula="of:=ROUND((1-(COS((0.01*[.C25]*PI())/2) ))*2400 +100)" office:value-type="float" office:value="269" calcext:value-type="float">
            <text:p>269</text:p>
          </table:table-cell>
          <table:table-cell table:formula="of:=ROUND(SIN( (0.01*[.C25]*PI() )/2 ) * 35)" office:value-type="float" office:value="13" calcext:value-type="float">
            <text:p>13</text:p>
          </table:table-cell>
          <table:table-cell table:formula="of:=ROUND((1-(COS((0.01*[.C25]*PI())/2) ))*7)" office:value-type="float" office:value="0" calcext:value-type="float">
            <text:p>0</text:p>
          </table:table-cell>
          <table:table-cell table:formula="of:=ROUND((1-(COS((0.01*[.C25]*PI())/2) ))*11)" office:value-type="float" office:value="1" calcext:value-type="float">
            <text:p>1</text:p>
          </table:table-cell>
          <table:table-cell table:formula="of:=ROUND(SIN( (0.01*[.C25]*PI() )/2 ) * 35)" office:value-type="float" office:value="13" calcext:value-type="float">
            <text:p>13</text:p>
          </table:table-cell>
          <table:table-cell table:formula="of:=ROUND(( 0.01*[.C25]  ) *18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ROUND(((0.01*[.C26])*(0.01*[.C26])*(0.01*[.C26]))*4500000)" office:value-type="float" office:value="70313" calcext:value-type="float">
            <text:p>70313</text:p>
          </table:table-cell>
          <table:table-cell table:formula="of:=ROUND(SIN((0.01*[.C26]*PI())/2)*12000)" office:value-type="float" office:value="4592" calcext:value-type="float">
            <text:p>4592</text:p>
          </table:table-cell>
          <table:table-cell table:formula="of:=ROUND((1-(COS((0.01*[.C26]*PI())/2) ))*2400 +100)" office:value-type="float" office:value="283" calcext:value-type="float">
            <text:p>283</text:p>
          </table:table-cell>
          <table:table-cell table:formula="of:=ROUND(SIN( (0.01*[.C26]*PI() )/2 ) * 35)" office:value-type="float" office:value="13" calcext:value-type="float">
            <text:p>13</text:p>
          </table:table-cell>
          <table:table-cell table:formula="of:=ROUND((1-(COS((0.01*[.C26]*PI())/2) ))*7)" office:value-type="float" office:value="1" calcext:value-type="float">
            <text:p>1</text:p>
          </table:table-cell>
          <table:table-cell table:formula="of:=ROUND((1-(COS((0.01*[.C26]*PI())/2) ))*11)" office:value-type="float" office:value="1" calcext:value-type="float">
            <text:p>1</text:p>
          </table:table-cell>
          <table:table-cell table:formula="of:=ROUND(SIN( (0.01*[.C26]*PI() )/2 ) * 35)" office:value-type="float" office:value="13" calcext:value-type="float">
            <text:p>13</text:p>
          </table:table-cell>
          <table:table-cell table:formula="of:=ROUND(( 0.01*[.C26]  ) *18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ROUND(((0.01*[.C27])*(0.01*[.C27])*(0.01*[.C27]))*4500000)" office:value-type="float" office:value="79092" calcext:value-type="float">
            <text:p>79092</text:p>
          </table:table-cell>
          <table:table-cell table:formula="of:=ROUND(SIN((0.01*[.C27]*PI())/2)*12000)" office:value-type="float" office:value="4766" calcext:value-type="float">
            <text:p>4766</text:p>
          </table:table-cell>
          <table:table-cell table:formula="of:=ROUND((1-(COS((0.01*[.C27]*PI())/2) ))*2400 +100)" office:value-type="float" office:value="297" calcext:value-type="float">
            <text:p>297</text:p>
          </table:table-cell>
          <table:table-cell table:formula="of:=ROUND(SIN( (0.01*[.C27]*PI() )/2 ) * 35)" office:value-type="float" office:value="14" calcext:value-type="float">
            <text:p>14</text:p>
          </table:table-cell>
          <table:table-cell table:formula="of:=ROUND((1-(COS((0.01*[.C27]*PI())/2) ))*7)" office:value-type="float" office:value="1" calcext:value-type="float">
            <text:p>1</text:p>
          </table:table-cell>
          <table:table-cell table:formula="of:=ROUND((1-(COS((0.01*[.C27]*PI())/2) ))*11)" office:value-type="float" office:value="1" calcext:value-type="float">
            <text:p>1</text:p>
          </table:table-cell>
          <table:table-cell table:formula="of:=ROUND(SIN( (0.01*[.C27]*PI() )/2 ) * 35)" office:value-type="float" office:value="14" calcext:value-type="float">
            <text:p>14</text:p>
          </table:table-cell>
          <table:table-cell table:formula="of:=ROUND(( 0.01*[.C27]  ) *18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ROUND(((0.01*[.C28])*(0.01*[.C28])*(0.01*[.C28]))*4500000)" office:value-type="float" office:value="88574" calcext:value-type="float">
            <text:p>88574</text:p>
          </table:table-cell>
          <table:table-cell table:formula="of:=ROUND(SIN((0.01*[.C28]*PI())/2)*12000)" office:value-type="float" office:value="4938" calcext:value-type="float">
            <text:p>4938</text:p>
          </table:table-cell>
          <table:table-cell table:formula="of:=ROUND((1-(COS((0.01*[.C28]*PI())/2) ))*2400 +100)" office:value-type="float" office:value="313" calcext:value-type="float">
            <text:p>313</text:p>
          </table:table-cell>
          <table:table-cell table:formula="of:=ROUND(SIN( (0.01*[.C28]*PI() )/2 ) * 35)" office:value-type="float" office:value="14" calcext:value-type="float">
            <text:p>14</text:p>
          </table:table-cell>
          <table:table-cell table:formula="of:=ROUND((1-(COS((0.01*[.C28]*PI())/2) ))*7)" office:value-type="float" office:value="1" calcext:value-type="float">
            <text:p>1</text:p>
          </table:table-cell>
          <table:table-cell table:formula="of:=ROUND((1-(COS((0.01*[.C28]*PI())/2) ))*11)" office:value-type="float" office:value="1" calcext:value-type="float">
            <text:p>1</text:p>
          </table:table-cell>
          <table:table-cell table:formula="of:=ROUND(SIN( (0.01*[.C28]*PI() )/2 ) * 35)" office:value-type="float" office:value="14" calcext:value-type="float">
            <text:p>14</text:p>
          </table:table-cell>
          <table:table-cell table:formula="of:=ROUND(( 0.01*[.C28]  ) *18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ROUND(((0.01*[.C29])*(0.01*[.C29])*(0.01*[.C29]))*4500000)" office:value-type="float" office:value="98784" calcext:value-type="float">
            <text:p>98784</text:p>
          </table:table-cell>
          <table:table-cell table:formula="of:=ROUND(SIN((0.01*[.C29]*PI())/2)*12000)" office:value-type="float" office:value="5109" calcext:value-type="float">
            <text:p>5109</text:p>
          </table:table-cell>
          <table:table-cell table:formula="of:=ROUND((1-(COS((0.01*[.C29]*PI())/2) ))*2400 +100)" office:value-type="float" office:value="328" calcext:value-type="float">
            <text:p>328</text:p>
          </table:table-cell>
          <table:table-cell table:formula="of:=ROUND(SIN( (0.01*[.C29]*PI() )/2 ) * 35)" office:value-type="float" office:value="15" calcext:value-type="float">
            <text:p>15</text:p>
          </table:table-cell>
          <table:table-cell table:formula="of:=ROUND((1-(COS((0.01*[.C29]*PI())/2) ))*7)" office:value-type="float" office:value="1" calcext:value-type="float">
            <text:p>1</text:p>
          </table:table-cell>
          <table:table-cell table:formula="of:=ROUND((1-(COS((0.01*[.C29]*PI())/2) ))*11)" office:value-type="float" office:value="1" calcext:value-type="float">
            <text:p>1</text:p>
          </table:table-cell>
          <table:table-cell table:formula="of:=ROUND(SIN( (0.01*[.C29]*PI() )/2 ) * 35)" office:value-type="float" office:value="15" calcext:value-type="float">
            <text:p>15</text:p>
          </table:table-cell>
          <table:table-cell table:formula="of:=ROUND(( 0.01*[.C29]  ) *18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ROUND(((0.01*[.C30])*(0.01*[.C30])*(0.01*[.C30]))*4500000)" office:value-type="float" office:value="109750" calcext:value-type="float">
            <text:p>109750</text:p>
          </table:table-cell>
          <table:table-cell table:formula="of:=ROUND(SIN((0.01*[.C30]*PI())/2)*12000)" office:value-type="float" office:value="5279" calcext:value-type="float">
            <text:p>5279</text:p>
          </table:table-cell>
          <table:table-cell table:formula="of:=ROUND((1-(COS((0.01*[.C30]*PI())/2) ))*2400 +100)" office:value-type="float" office:value="345" calcext:value-type="float">
            <text:p>345</text:p>
          </table:table-cell>
          <table:table-cell table:formula="of:=ROUND(SIN( (0.01*[.C30]*PI() )/2 ) * 35)" office:value-type="float" office:value="15" calcext:value-type="float">
            <text:p>15</text:p>
          </table:table-cell>
          <table:table-cell table:formula="of:=ROUND((1-(COS((0.01*[.C30]*PI())/2) ))*7)" office:value-type="float" office:value="1" calcext:value-type="float">
            <text:p>1</text:p>
          </table:table-cell>
          <table:table-cell table:formula="of:=ROUND((1-(COS((0.01*[.C30]*PI())/2) ))*11)" office:value-type="float" office:value="1" calcext:value-type="float">
            <text:p>1</text:p>
          </table:table-cell>
          <table:table-cell table:formula="of:=ROUND(SIN( (0.01*[.C30]*PI() )/2 ) * 35)" office:value-type="float" office:value="15" calcext:value-type="float">
            <text:p>15</text:p>
          </table:table-cell>
          <table:table-cell table:formula="of:=ROUND(( 0.01*[.C30]  ) *18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ROUND(((0.01*[.C31])*(0.01*[.C31])*(0.01*[.C31]))*4500000)" office:value-type="float" office:value="121500" calcext:value-type="float">
            <text:p>121500</text:p>
          </table:table-cell>
          <table:table-cell table:formula="of:=ROUND(SIN((0.01*[.C31]*PI())/2)*12000)" office:value-type="float" office:value="5448" calcext:value-type="float">
            <text:p>5448</text:p>
          </table:table-cell>
          <table:table-cell table:formula="of:=ROUND((1-(COS((0.01*[.C31]*PI())/2) ))*2400 +100)" office:value-type="float" office:value="362" calcext:value-type="float">
            <text:p>362</text:p>
          </table:table-cell>
          <table:table-cell table:formula="of:=ROUND(SIN( (0.01*[.C31]*PI() )/2 ) * 35)" office:value-type="float" office:value="16" calcext:value-type="float">
            <text:p>16</text:p>
          </table:table-cell>
          <table:table-cell table:formula="of:=ROUND((1-(COS((0.01*[.C31]*PI())/2) ))*7)" office:value-type="float" office:value="1" calcext:value-type="float">
            <text:p>1</text:p>
          </table:table-cell>
          <table:table-cell table:formula="of:=ROUND((1-(COS((0.01*[.C31]*PI())/2) ))*11)" office:value-type="float" office:value="1" calcext:value-type="float">
            <text:p>1</text:p>
          </table:table-cell>
          <table:table-cell table:formula="of:=ROUND(SIN( (0.01*[.C31]*PI() )/2 ) * 35)" office:value-type="float" office:value="16" calcext:value-type="float">
            <text:p>16</text:p>
          </table:table-cell>
          <table:table-cell table:formula="of:=ROUND(( 0.01*[.C31]  ) *18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ROUND(((0.01*[.C32])*(0.01*[.C32])*(0.01*[.C32]))*4500000)" office:value-type="float" office:value="134060" calcext:value-type="float">
            <text:p>134060</text:p>
          </table:table-cell>
          <table:table-cell table:formula="of:=ROUND(SIN((0.01*[.C32]*PI())/2)*12000)" office:value-type="float" office:value="5615" calcext:value-type="float">
            <text:p>5615</text:p>
          </table:table-cell>
          <table:table-cell table:formula="of:=ROUND((1-(COS((0.01*[.C32]*PI())/2) ))*2400 +100)" office:value-type="float" office:value="379" calcext:value-type="float">
            <text:p>379</text:p>
          </table:table-cell>
          <table:table-cell table:formula="of:=ROUND(SIN( (0.01*[.C32]*PI() )/2 ) * 35)" office:value-type="float" office:value="16" calcext:value-type="float">
            <text:p>16</text:p>
          </table:table-cell>
          <table:table-cell table:formula="of:=ROUND((1-(COS((0.01*[.C32]*PI())/2) ))*7)" office:value-type="float" office:value="1" calcext:value-type="float">
            <text:p>1</text:p>
          </table:table-cell>
          <table:table-cell table:formula="of:=ROUND((1-(COS((0.01*[.C32]*PI())/2) ))*11)" office:value-type="float" office:value="1" calcext:value-type="float">
            <text:p>1</text:p>
          </table:table-cell>
          <table:table-cell table:formula="of:=ROUND(SIN( (0.01*[.C32]*PI() )/2 ) * 35)" office:value-type="float" office:value="16" calcext:value-type="float">
            <text:p>16</text:p>
          </table:table-cell>
          <table:table-cell table:formula="of:=ROUND(( 0.01*[.C32]  ) *18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ROUND(((0.01*[.C33])*(0.01*[.C33])*(0.01*[.C33]))*4500000)" office:value-type="float" office:value="147456" calcext:value-type="float">
            <text:p>147456</text:p>
          </table:table-cell>
          <table:table-cell table:formula="of:=ROUND(SIN((0.01*[.C33]*PI())/2)*12000)" office:value-type="float" office:value="5781" calcext:value-type="float">
            <text:p>5781</text:p>
          </table:table-cell>
          <table:table-cell table:formula="of:=ROUND((1-(COS((0.01*[.C33]*PI())/2) ))*2400 +100)" office:value-type="float" office:value="397" calcext:value-type="float">
            <text:p>397</text:p>
          </table:table-cell>
          <table:table-cell table:formula="of:=ROUND(SIN( (0.01*[.C33]*PI() )/2 ) * 35)" office:value-type="float" office:value="17" calcext:value-type="float">
            <text:p>17</text:p>
          </table:table-cell>
          <table:table-cell table:formula="of:=ROUND((1-(COS((0.01*[.C33]*PI())/2) ))*7)" office:value-type="float" office:value="1" calcext:value-type="float">
            <text:p>1</text:p>
          </table:table-cell>
          <table:table-cell table:formula="of:=ROUND((1-(COS((0.01*[.C33]*PI())/2) ))*11)" office:value-type="float" office:value="1" calcext:value-type="float">
            <text:p>1</text:p>
          </table:table-cell>
          <table:table-cell table:formula="of:=ROUND(SIN( (0.01*[.C33]*PI() )/2 ) * 35)" office:value-type="float" office:value="17" calcext:value-type="float">
            <text:p>17</text:p>
          </table:table-cell>
          <table:table-cell table:formula="of:=ROUND(( 0.01*[.C33]  ) *18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ROUND(((0.01*[.C34])*(0.01*[.C34])*(0.01*[.C34]))*4500000)" office:value-type="float" office:value="161717" calcext:value-type="float">
            <text:p>161717</text:p>
          </table:table-cell>
          <table:table-cell table:formula="of:=ROUND(SIN((0.01*[.C34]*PI())/2)*12000)" office:value-type="float" office:value="5946" calcext:value-type="float">
            <text:p>5946</text:p>
          </table:table-cell>
          <table:table-cell table:formula="of:=ROUND((1-(COS((0.01*[.C34]*PI())/2) ))*2400 +100)" office:value-type="float" office:value="415" calcext:value-type="float">
            <text:p>415</text:p>
          </table:table-cell>
          <table:table-cell table:formula="of:=ROUND(SIN( (0.01*[.C34]*PI() )/2 ) * 35)" office:value-type="float" office:value="17" calcext:value-type="float">
            <text:p>17</text:p>
          </table:table-cell>
          <table:table-cell table:formula="of:=ROUND((1-(COS((0.01*[.C34]*PI())/2) ))*7)" office:value-type="float" office:value="1" calcext:value-type="float">
            <text:p>1</text:p>
          </table:table-cell>
          <table:table-cell table:formula="of:=ROUND((1-(COS((0.01*[.C34]*PI())/2) ))*11)" office:value-type="float" office:value="1" calcext:value-type="float">
            <text:p>1</text:p>
          </table:table-cell>
          <table:table-cell table:formula="of:=ROUND(SIN( (0.01*[.C34]*PI() )/2 ) * 35)" office:value-type="float" office:value="17" calcext:value-type="float">
            <text:p>17</text:p>
          </table:table-cell>
          <table:table-cell table:formula="of:=ROUND(( 0.01*[.C34]  ) *18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ROUND(((0.01*[.C35])*(0.01*[.C35])*(0.01*[.C35]))*4500000)" office:value-type="float" office:value="176868" calcext:value-type="float">
            <text:p>176868</text:p>
          </table:table-cell>
          <table:table-cell table:formula="of:=ROUND(SIN((0.01*[.C35]*PI())/2)*12000)" office:value-type="float" office:value="6108" calcext:value-type="float">
            <text:p>6108</text:p>
          </table:table-cell>
          <table:table-cell table:formula="of:=ROUND((1-(COS((0.01*[.C35]*PI())/2) ))*2400 +100)" office:value-type="float" office:value="434" calcext:value-type="float">
            <text:p>434</text:p>
          </table:table-cell>
          <table:table-cell table:formula="of:=ROUND(SIN( (0.01*[.C35]*PI() )/2 ) * 35)" office:value-type="float" office:value="18" calcext:value-type="float">
            <text:p>18</text:p>
          </table:table-cell>
          <table:table-cell table:formula="of:=ROUND((1-(COS((0.01*[.C35]*PI())/2) ))*7)" office:value-type="float" office:value="1" calcext:value-type="float">
            <text:p>1</text:p>
          </table:table-cell>
          <table:table-cell table:formula="of:=ROUND((1-(COS((0.01*[.C35]*PI())/2) ))*11)" office:value-type="float" office:value="2" calcext:value-type="float">
            <text:p>2</text:p>
          </table:table-cell>
          <table:table-cell table:formula="of:=ROUND(SIN( (0.01*[.C35]*PI() )/2 ) * 35)" office:value-type="float" office:value="18" calcext:value-type="float">
            <text:p>18</text:p>
          </table:table-cell>
          <table:table-cell table:formula="of:=ROUND(( 0.01*[.C35]  ) *18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ROUND(((0.01*[.C36])*(0.01*[.C36])*(0.01*[.C36]))*4500000)" office:value-type="float" office:value="192938" calcext:value-type="float">
            <text:p>192938</text:p>
          </table:table-cell>
          <table:table-cell table:formula="of:=ROUND(SIN((0.01*[.C36]*PI())/2)*12000)" office:value-type="float" office:value="6270" calcext:value-type="float">
            <text:p>6270</text:p>
          </table:table-cell>
          <table:table-cell table:formula="of:=ROUND((1-(COS((0.01*[.C36]*PI())/2) ))*2400 +100)" office:value-type="float" office:value="454" calcext:value-type="float">
            <text:p>454</text:p>
          </table:table-cell>
          <table:table-cell table:formula="of:=ROUND(SIN( (0.01*[.C36]*PI() )/2 ) * 35)" office:value-type="float" office:value="18" calcext:value-type="float">
            <text:p>18</text:p>
          </table:table-cell>
          <table:table-cell table:formula="of:=ROUND((1-(COS((0.01*[.C36]*PI())/2) ))*7)" office:value-type="float" office:value="1" calcext:value-type="float">
            <text:p>1</text:p>
          </table:table-cell>
          <table:table-cell table:formula="of:=ROUND((1-(COS((0.01*[.C36]*PI())/2) ))*11)" office:value-type="float" office:value="2" calcext:value-type="float">
            <text:p>2</text:p>
          </table:table-cell>
          <table:table-cell table:formula="of:=ROUND(SIN( (0.01*[.C36]*PI() )/2 ) * 35)" office:value-type="float" office:value="18" calcext:value-type="float">
            <text:p>18</text:p>
          </table:table-cell>
          <table:table-cell table:formula="of:=ROUND(( 0.01*[.C36]  ) *18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ROUND(((0.01*[.C37])*(0.01*[.C37])*(0.01*[.C37]))*4500000)" office:value-type="float" office:value="209952" calcext:value-type="float">
            <text:p>209952</text:p>
          </table:table-cell>
          <table:table-cell table:formula="of:=ROUND(SIN((0.01*[.C37]*PI())/2)*12000)" office:value-type="float" office:value="6430" calcext:value-type="float">
            <text:p>6430</text:p>
          </table:table-cell>
          <table:table-cell table:formula="of:=ROUND((1-(COS((0.01*[.C37]*PI())/2) ))*2400 +100)" office:value-type="float" office:value="474" calcext:value-type="float">
            <text:p>474</text:p>
          </table:table-cell>
          <table:table-cell table:formula="of:=ROUND(SIN( (0.01*[.C37]*PI() )/2 ) * 35)" office:value-type="float" office:value="19" calcext:value-type="float">
            <text:p>19</text:p>
          </table:table-cell>
          <table:table-cell table:formula="of:=ROUND((1-(COS((0.01*[.C37]*PI())/2) ))*7)" office:value-type="float" office:value="1" calcext:value-type="float">
            <text:p>1</text:p>
          </table:table-cell>
          <table:table-cell table:formula="of:=ROUND((1-(COS((0.01*[.C37]*PI())/2) ))*11)" office:value-type="float" office:value="2" calcext:value-type="float">
            <text:p>2</text:p>
          </table:table-cell>
          <table:table-cell table:formula="of:=ROUND(SIN( (0.01*[.C37]*PI() )/2 ) * 35)" office:value-type="float" office:value="19" calcext:value-type="float">
            <text:p>19</text:p>
          </table:table-cell>
          <table:table-cell table:formula="of:=ROUND(( 0.01*[.C37]  ) *18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ROUND(((0.01*[.C38])*(0.01*[.C38])*(0.01*[.C38]))*4500000)" office:value-type="float" office:value="227938" calcext:value-type="float">
            <text:p>227938</text:p>
          </table:table-cell>
          <table:table-cell table:formula="of:=ROUND(SIN((0.01*[.C38]*PI())/2)*12000)" office:value-type="float" office:value="6588" calcext:value-type="float">
            <text:p>6588</text:p>
          </table:table-cell>
          <table:table-cell table:formula="of:=ROUND((1-(COS((0.01*[.C38]*PI())/2) ))*2400 +100)" office:value-type="float" office:value="494" calcext:value-type="float">
            <text:p>494</text:p>
          </table:table-cell>
          <table:table-cell table:formula="of:=ROUND(SIN( (0.01*[.C38]*PI() )/2 ) * 35)" office:value-type="float" office:value="19" calcext:value-type="float">
            <text:p>19</text:p>
          </table:table-cell>
          <table:table-cell table:formula="of:=ROUND((1-(COS((0.01*[.C38]*PI())/2) ))*7)" office:value-type="float" office:value="1" calcext:value-type="float">
            <text:p>1</text:p>
          </table:table-cell>
          <table:table-cell table:formula="of:=ROUND((1-(COS((0.01*[.C38]*PI())/2) ))*11)" office:value-type="float" office:value="2" calcext:value-type="float">
            <text:p>2</text:p>
          </table:table-cell>
          <table:table-cell table:formula="of:=ROUND(SIN( (0.01*[.C38]*PI() )/2 ) * 35)" office:value-type="float" office:value="19" calcext:value-type="float">
            <text:p>19</text:p>
          </table:table-cell>
          <table:table-cell table:formula="of:=ROUND(( 0.01*[.C38]  ) *18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ROUND(((0.01*[.C39])*(0.01*[.C39])*(0.01*[.C39]))*4500000)" office:value-type="float" office:value="246924" calcext:value-type="float">
            <text:p>246924</text:p>
          </table:table-cell>
          <table:table-cell table:formula="of:=ROUND(SIN((0.01*[.C39]*PI())/2)*12000)" office:value-type="float" office:value="6745" calcext:value-type="float">
            <text:p>6745</text:p>
          </table:table-cell>
          <table:table-cell table:formula="of:=ROUND((1-(COS((0.01*[.C39]*PI())/2) ))*2400 +100)" office:value-type="float" office:value="515" calcext:value-type="float">
            <text:p>515</text:p>
          </table:table-cell>
          <table:table-cell table:formula="of:=ROUND(SIN( (0.01*[.C39]*PI() )/2 ) * 35)" office:value-type="float" office:value="20" calcext:value-type="float">
            <text:p>20</text:p>
          </table:table-cell>
          <table:table-cell table:formula="of:=ROUND((1-(COS((0.01*[.C39]*PI())/2) ))*7)" office:value-type="float" office:value="1" calcext:value-type="float">
            <text:p>1</text:p>
          </table:table-cell>
          <table:table-cell table:formula="of:=ROUND((1-(COS((0.01*[.C39]*PI())/2) ))*11)" office:value-type="float" office:value="2" calcext:value-type="float">
            <text:p>2</text:p>
          </table:table-cell>
          <table:table-cell table:formula="of:=ROUND(SIN( (0.01*[.C39]*PI() )/2 ) * 35)" office:value-type="float" office:value="20" calcext:value-type="float">
            <text:p>20</text:p>
          </table:table-cell>
          <table:table-cell table:formula="of:=ROUND(( 0.01*[.C39]  ) *18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ROUND(((0.01*[.C40])*(0.01*[.C40])*(0.01*[.C40]))*4500000)" office:value-type="float" office:value="266936" calcext:value-type="float">
            <text:p>266936</text:p>
          </table:table-cell>
          <table:table-cell table:formula="of:=ROUND(SIN((0.01*[.C40]*PI())/2)*12000)" office:value-type="float" office:value="6900" calcext:value-type="float">
            <text:p>6900</text:p>
          </table:table-cell>
          <table:table-cell table:formula="of:=ROUND((1-(COS((0.01*[.C40]*PI())/2) ))*2400 +100)" office:value-type="float" office:value="536" calcext:value-type="float">
            <text:p>536</text:p>
          </table:table-cell>
          <table:table-cell table:formula="of:=ROUND(SIN( (0.01*[.C40]*PI() )/2 ) * 35)" office:value-type="float" office:value="20" calcext:value-type="float">
            <text:p>20</text:p>
          </table:table-cell>
          <table:table-cell table:formula="of:=ROUND((1-(COS((0.01*[.C40]*PI())/2) ))*7)" office:value-type="float" office:value="1" calcext:value-type="float">
            <text:p>1</text:p>
          </table:table-cell>
          <table:table-cell table:formula="of:=ROUND((1-(COS((0.01*[.C40]*PI())/2) ))*11)" office:value-type="float" office:value="2" calcext:value-type="float">
            <text:p>2</text:p>
          </table:table-cell>
          <table:table-cell table:formula="of:=ROUND(SIN( (0.01*[.C40]*PI() )/2 ) * 35)" office:value-type="float" office:value="20" calcext:value-type="float">
            <text:p>20</text:p>
          </table:table-cell>
          <table:table-cell table:formula="of:=ROUND(( 0.01*[.C40]  ) *18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ROUND(((0.01*[.C41])*(0.01*[.C41])*(0.01*[.C41]))*4500000)" office:value-type="float" office:value="288000" calcext:value-type="float">
            <text:p>288000</text:p>
          </table:table-cell>
          <table:table-cell table:formula="of:=ROUND(SIN((0.01*[.C41]*PI())/2)*12000)" office:value-type="float" office:value="7053" calcext:value-type="float">
            <text:p>7053</text:p>
          </table:table-cell>
          <table:table-cell table:formula="of:=ROUND((1-(COS((0.01*[.C41]*PI())/2) ))*2400 +100)" office:value-type="float" office:value="558" calcext:value-type="float">
            <text:p>558</text:p>
          </table:table-cell>
          <table:table-cell table:formula="of:=ROUND(SIN( (0.01*[.C41]*PI() )/2 ) * 35)" office:value-type="float" office:value="21" calcext:value-type="float">
            <text:p>21</text:p>
          </table:table-cell>
          <table:table-cell table:formula="of:=ROUND((1-(COS((0.01*[.C41]*PI())/2) ))*7)" office:value-type="float" office:value="1" calcext:value-type="float">
            <text:p>1</text:p>
          </table:table-cell>
          <table:table-cell table:formula="of:=ROUND((1-(COS((0.01*[.C41]*PI())/2) ))*11)" office:value-type="float" office:value="2" calcext:value-type="float">
            <text:p>2</text:p>
          </table:table-cell>
          <table:table-cell table:formula="of:=ROUND(SIN( (0.01*[.C41]*PI() )/2 ) * 35)" office:value-type="float" office:value="21" calcext:value-type="float">
            <text:p>21</text:p>
          </table:table-cell>
          <table:table-cell table:formula="of:=ROUND(( 0.01*[.C41]  ) *18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ROUND(((0.01*[.C42])*(0.01*[.C42])*(0.01*[.C42]))*4500000)" office:value-type="float" office:value="310145" calcext:value-type="float">
            <text:p>310145</text:p>
          </table:table-cell>
          <table:table-cell table:formula="of:=ROUND(SIN((0.01*[.C42]*PI())/2)*12000)" office:value-type="float" office:value="7205" calcext:value-type="float">
            <text:p>7205</text:p>
          </table:table-cell>
          <table:table-cell table:formula="of:=ROUND((1-(COS((0.01*[.C42]*PI())/2) ))*2400 +100)" office:value-type="float" office:value="581" calcext:value-type="float">
            <text:p>581</text:p>
          </table:table-cell>
          <table:table-cell table:formula="of:=ROUND(SIN( (0.01*[.C42]*PI() )/2 ) * 35)" office:value-type="float" office:value="21" calcext:value-type="float">
            <text:p>21</text:p>
          </table:table-cell>
          <table:table-cell table:formula="of:=ROUND((1-(COS((0.01*[.C42]*PI())/2) ))*7)" office:value-type="float" office:value="1" calcext:value-type="float">
            <text:p>1</text:p>
          </table:table-cell>
          <table:table-cell table:formula="of:=ROUND((1-(COS((0.01*[.C42]*PI())/2) ))*11)" office:value-type="float" office:value="2" calcext:value-type="float">
            <text:p>2</text:p>
          </table:table-cell>
          <table:table-cell table:formula="of:=ROUND(SIN( (0.01*[.C42]*PI() )/2 ) * 35)" office:value-type="float" office:value="21" calcext:value-type="float">
            <text:p>21</text:p>
          </table:table-cell>
          <table:table-cell table:formula="of:=ROUND(( 0.01*[.C42]  ) *18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ROUND(((0.01*[.C43])*(0.01*[.C43])*(0.01*[.C43]))*4500000)" office:value-type="float" office:value="333396" calcext:value-type="float">
            <text:p>333396</text:p>
          </table:table-cell>
          <table:table-cell table:formula="of:=ROUND(SIN((0.01*[.C43]*PI())/2)*12000)" office:value-type="float" office:value="7355" calcext:value-type="float">
            <text:p>7355</text:p>
          </table:table-cell>
          <table:table-cell table:formula="of:=ROUND((1-(COS((0.01*[.C43]*PI())/2) ))*2400 +100)" office:value-type="float" office:value="604" calcext:value-type="float">
            <text:p>604</text:p>
          </table:table-cell>
          <table:table-cell table:formula="of:=ROUND(SIN( (0.01*[.C43]*PI() )/2 ) * 35)" office:value-type="float" office:value="21" calcext:value-type="float">
            <text:p>21</text:p>
          </table:table-cell>
          <table:table-cell table:formula="of:=ROUND((1-(COS((0.01*[.C43]*PI())/2) ))*7)" office:value-type="float" office:value="1" calcext:value-type="float">
            <text:p>1</text:p>
          </table:table-cell>
          <table:table-cell table:formula="of:=ROUND((1-(COS((0.01*[.C43]*PI())/2) ))*11)" office:value-type="float" office:value="2" calcext:value-type="float">
            <text:p>2</text:p>
          </table:table-cell>
          <table:table-cell table:formula="of:=ROUND(SIN( (0.01*[.C43]*PI() )/2 ) * 35)" office:value-type="float" office:value="21" calcext:value-type="float">
            <text:p>21</text:p>
          </table:table-cell>
          <table:table-cell table:formula="of:=ROUND(( 0.01*[.C43]  ) *18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ROUND(((0.01*[.C44])*(0.01*[.C44])*(0.01*[.C44]))*4500000)" office:value-type="float" office:value="357782" calcext:value-type="float">
            <text:p>357782</text:p>
          </table:table-cell>
          <table:table-cell table:formula="of:=ROUND(SIN((0.01*[.C44]*PI())/2)*12000)" office:value-type="float" office:value="7503" calcext:value-type="float">
            <text:p>7503</text:p>
          </table:table-cell>
          <table:table-cell table:formula="of:=ROUND((1-(COS((0.01*[.C44]*PI())/2) ))*2400 +100)" office:value-type="float" office:value="627" calcext:value-type="float">
            <text:p>627</text:p>
          </table:table-cell>
          <table:table-cell table:formula="of:=ROUND(SIN( (0.01*[.C44]*PI() )/2 ) * 35)" office:value-type="float" office:value="22" calcext:value-type="float">
            <text:p>22</text:p>
          </table:table-cell>
          <table:table-cell table:formula="of:=ROUND((1-(COS((0.01*[.C44]*PI())/2) ))*7)" office:value-type="float" office:value="2" calcext:value-type="float">
            <text:p>2</text:p>
          </table:table-cell>
          <table:table-cell table:formula="of:=ROUND((1-(COS((0.01*[.C44]*PI())/2) ))*11)" office:value-type="float" office:value="2" calcext:value-type="float">
            <text:p>2</text:p>
          </table:table-cell>
          <table:table-cell table:formula="of:=ROUND(SIN( (0.01*[.C44]*PI() )/2 ) * 35)" office:value-type="float" office:value="22" calcext:value-type="float">
            <text:p>22</text:p>
          </table:table-cell>
          <table:table-cell table:formula="of:=ROUND(( 0.01*[.C44]  ) *18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ROUND(((0.01*[.C45])*(0.01*[.C45])*(0.01*[.C45]))*4500000)" office:value-type="float" office:value="383328" calcext:value-type="float">
            <text:p>383328</text:p>
          </table:table-cell>
          <table:table-cell table:formula="of:=ROUND(SIN((0.01*[.C45]*PI())/2)*12000)" office:value-type="float" office:value="7649" calcext:value-type="float">
            <text:p>7649</text:p>
          </table:table-cell>
          <table:table-cell table:formula="of:=ROUND((1-(COS((0.01*[.C45]*PI())/2) ))*2400 +100)" office:value-type="float" office:value="651" calcext:value-type="float">
            <text:p>651</text:p>
          </table:table-cell>
          <table:table-cell table:formula="of:=ROUND(SIN( (0.01*[.C45]*PI() )/2 ) * 35)" office:value-type="float" office:value="22" calcext:value-type="float">
            <text:p>22</text:p>
          </table:table-cell>
          <table:table-cell table:formula="of:=ROUND((1-(COS((0.01*[.C45]*PI())/2) ))*7)" office:value-type="float" office:value="2" calcext:value-type="float">
            <text:p>2</text:p>
          </table:table-cell>
          <table:table-cell table:formula="of:=ROUND((1-(COS((0.01*[.C45]*PI())/2) ))*11)" office:value-type="float" office:value="3" calcext:value-type="float">
            <text:p>3</text:p>
          </table:table-cell>
          <table:table-cell table:formula="of:=ROUND(SIN( (0.01*[.C45]*PI() )/2 ) * 35)" office:value-type="float" office:value="22" calcext:value-type="float">
            <text:p>22</text:p>
          </table:table-cell>
          <table:table-cell table:formula="of:=ROUND(( 0.01*[.C45]  ) *18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ROUND(((0.01*[.C46])*(0.01*[.C46])*(0.01*[.C46]))*4500000)" office:value-type="float" office:value="410063" calcext:value-type="float">
            <text:p>410063</text:p>
          </table:table-cell>
          <table:table-cell table:formula="of:=ROUND(SIN((0.01*[.C46]*PI())/2)*12000)" office:value-type="float" office:value="7793" calcext:value-type="float">
            <text:p>7793</text:p>
          </table:table-cell>
          <table:table-cell table:formula="of:=ROUND((1-(COS((0.01*[.C46]*PI())/2) ))*2400 +100)" office:value-type="float" office:value="675" calcext:value-type="float">
            <text:p>675</text:p>
          </table:table-cell>
          <table:table-cell table:formula="of:=ROUND(SIN( (0.01*[.C46]*PI() )/2 ) * 35)" office:value-type="float" office:value="23" calcext:value-type="float">
            <text:p>23</text:p>
          </table:table-cell>
          <table:table-cell table:formula="of:=ROUND((1-(COS((0.01*[.C46]*PI())/2) ))*7)" office:value-type="float" office:value="2" calcext:value-type="float">
            <text:p>2</text:p>
          </table:table-cell>
          <table:table-cell table:formula="of:=ROUND((1-(COS((0.01*[.C46]*PI())/2) ))*11)" office:value-type="float" office:value="3" calcext:value-type="float">
            <text:p>3</text:p>
          </table:table-cell>
          <table:table-cell table:formula="of:=ROUND(SIN( (0.01*[.C46]*PI() )/2 ) * 35)" office:value-type="float" office:value="23" calcext:value-type="float">
            <text:p>23</text:p>
          </table:table-cell>
          <table:table-cell table:formula="of:=ROUND(( 0.01*[.C46]  ) *18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ROUND(((0.01*[.C47])*(0.01*[.C47])*(0.01*[.C47]))*4500000)" office:value-type="float" office:value="438012" calcext:value-type="float">
            <text:p>438012</text:p>
          </table:table-cell>
          <table:table-cell table:formula="of:=ROUND(SIN((0.01*[.C47]*PI())/2)*12000)" office:value-type="float" office:value="7936" calcext:value-type="float">
            <text:p>7936</text:p>
          </table:table-cell>
          <table:table-cell table:formula="of:=ROUND((1-(COS((0.01*[.C47]*PI())/2) ))*2400 +100)" office:value-type="float" office:value="700" calcext:value-type="float">
            <text:p>700</text:p>
          </table:table-cell>
          <table:table-cell table:formula="of:=ROUND(SIN( (0.01*[.C47]*PI() )/2 ) * 35)" office:value-type="float" office:value="23" calcext:value-type="float">
            <text:p>23</text:p>
          </table:table-cell>
          <table:table-cell table:formula="of:=ROUND((1-(COS((0.01*[.C47]*PI())/2) ))*7)" office:value-type="float" office:value="2" calcext:value-type="float">
            <text:p>2</text:p>
          </table:table-cell>
          <table:table-cell table:formula="of:=ROUND((1-(COS((0.01*[.C47]*PI())/2) ))*11)" office:value-type="float" office:value="3" calcext:value-type="float">
            <text:p>3</text:p>
          </table:table-cell>
          <table:table-cell table:formula="of:=ROUND(SIN( (0.01*[.C47]*PI() )/2 ) * 35)" office:value-type="float" office:value="23" calcext:value-type="float">
            <text:p>23</text:p>
          </table:table-cell>
          <table:table-cell table:formula="of:=ROUND(( 0.01*[.C47]  ) *18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ROUND(((0.01*[.C48])*(0.01*[.C48])*(0.01*[.C48]))*4500000)" office:value-type="float" office:value="467204" calcext:value-type="float">
            <text:p>467204</text:p>
          </table:table-cell>
          <table:table-cell table:formula="of:=ROUND(SIN((0.01*[.C48]*PI())/2)*12000)" office:value-type="float" office:value="8076" calcext:value-type="float">
            <text:p>8076</text:p>
          </table:table-cell>
          <table:table-cell table:formula="of:=ROUND((1-(COS((0.01*[.C48]*PI())/2) ))*2400 +100)" office:value-type="float" office:value="725" calcext:value-type="float">
            <text:p>725</text:p>
          </table:table-cell>
          <table:table-cell table:formula="of:=ROUND(SIN( (0.01*[.C48]*PI() )/2 ) * 35)" office:value-type="float" office:value="24" calcext:value-type="float">
            <text:p>24</text:p>
          </table:table-cell>
          <table:table-cell table:formula="of:=ROUND((1-(COS((0.01*[.C48]*PI())/2) ))*7)" office:value-type="float" office:value="2" calcext:value-type="float">
            <text:p>2</text:p>
          </table:table-cell>
          <table:table-cell table:formula="of:=ROUND((1-(COS((0.01*[.C48]*PI())/2) ))*11)" office:value-type="float" office:value="3" calcext:value-type="float">
            <text:p>3</text:p>
          </table:table-cell>
          <table:table-cell table:formula="of:=ROUND(SIN( (0.01*[.C48]*PI() )/2 ) * 35)" office:value-type="float" office:value="24" calcext:value-type="float">
            <text:p>24</text:p>
          </table:table-cell>
          <table:table-cell table:formula="of:=ROUND(( 0.01*[.C48]  ) *18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ROUND(((0.01*[.C49])*(0.01*[.C49])*(0.01*[.C49]))*4500000)" office:value-type="float" office:value="497664" calcext:value-type="float">
            <text:p>497664</text:p>
          </table:table-cell>
          <table:table-cell table:formula="of:=ROUND(SIN((0.01*[.C49]*PI())/2)*12000)" office:value-type="float" office:value="8215" calcext:value-type="float">
            <text:p>8215</text:p>
          </table:table-cell>
          <table:table-cell table:formula="of:=ROUND((1-(COS((0.01*[.C49]*PI())/2) ))*2400 +100)" office:value-type="float" office:value="750" calcext:value-type="float">
            <text:p>750</text:p>
          </table:table-cell>
          <table:table-cell table:formula="of:=ROUND(SIN( (0.01*[.C49]*PI() )/2 ) * 35)" office:value-type="float" office:value="24" calcext:value-type="float">
            <text:p>24</text:p>
          </table:table-cell>
          <table:table-cell table:formula="of:=ROUND((1-(COS((0.01*[.C49]*PI())/2) ))*7)" office:value-type="float" office:value="2" calcext:value-type="float">
            <text:p>2</text:p>
          </table:table-cell>
          <table:table-cell table:formula="of:=ROUND((1-(COS((0.01*[.C49]*PI())/2) ))*11)" office:value-type="float" office:value="3" calcext:value-type="float">
            <text:p>3</text:p>
          </table:table-cell>
          <table:table-cell table:formula="of:=ROUND(SIN( (0.01*[.C49]*PI() )/2 ) * 35)" office:value-type="float" office:value="24" calcext:value-type="float">
            <text:p>24</text:p>
          </table:table-cell>
          <table:table-cell table:formula="of:=ROUND(( 0.01*[.C49]  ) *18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ROUND(((0.01*[.C50])*(0.01*[.C50])*(0.01*[.C50]))*4500000)" office:value-type="float" office:value="529421" calcext:value-type="float">
            <text:p>529421</text:p>
          </table:table-cell>
          <table:table-cell table:formula="of:=ROUND(SIN((0.01*[.C50]*PI())/2)*12000)" office:value-type="float" office:value="8351" calcext:value-type="float">
            <text:p>8351</text:p>
          </table:table-cell>
          <table:table-cell table:formula="of:=ROUND((1-(COS((0.01*[.C50]*PI())/2) ))*2400 +100)" office:value-type="float" office:value="776" calcext:value-type="float">
            <text:p>776</text:p>
          </table:table-cell>
          <table:table-cell table:formula="of:=ROUND(SIN( (0.01*[.C50]*PI() )/2 ) * 35)" office:value-type="float" office:value="24" calcext:value-type="float">
            <text:p>24</text:p>
          </table:table-cell>
          <table:table-cell table:formula="of:=ROUND((1-(COS((0.01*[.C50]*PI())/2) ))*7)" office:value-type="float" office:value="2" calcext:value-type="float">
            <text:p>2</text:p>
          </table:table-cell>
          <table:table-cell table:formula="of:=ROUND((1-(COS((0.01*[.C50]*PI())/2) ))*11)" office:value-type="float" office:value="3" calcext:value-type="float">
            <text:p>3</text:p>
          </table:table-cell>
          <table:table-cell table:formula="of:=ROUND(SIN( (0.01*[.C50]*PI() )/2 ) * 35)" office:value-type="float" office:value="24" calcext:value-type="float">
            <text:p>24</text:p>
          </table:table-cell>
          <table:table-cell table:formula="of:=ROUND(( 0.01*[.C50]  ) *18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ROUND(((0.01*[.C51])*(0.01*[.C51])*(0.01*[.C51]))*4500000)" office:value-type="float" office:value="562500" calcext:value-type="float">
            <text:p>562500</text:p>
          </table:table-cell>
          <table:table-cell table:formula="of:=ROUND(SIN((0.01*[.C51]*PI())/2)*12000)" office:value-type="float" office:value="8485" calcext:value-type="float">
            <text:p>8485</text:p>
          </table:table-cell>
          <table:table-cell table:formula="of:=ROUND((1-(COS((0.01*[.C51]*PI())/2) ))*2400 +100)" office:value-type="float" office:value="803" calcext:value-type="float">
            <text:p>803</text:p>
          </table:table-cell>
          <table:table-cell table:formula="of:=ROUND(SIN( (0.01*[.C51]*PI() )/2 ) * 35)" office:value-type="float" office:value="25" calcext:value-type="float">
            <text:p>25</text:p>
          </table:table-cell>
          <table:table-cell table:formula="of:=ROUND((1-(COS((0.01*[.C51]*PI())/2) ))*7)" office:value-type="float" office:value="2" calcext:value-type="float">
            <text:p>2</text:p>
          </table:table-cell>
          <table:table-cell table:formula="of:=ROUND((1-(COS((0.01*[.C51]*PI())/2) ))*11)" office:value-type="float" office:value="3" calcext:value-type="float">
            <text:p>3</text:p>
          </table:table-cell>
          <table:table-cell table:formula="of:=ROUND(SIN( (0.01*[.C51]*PI() )/2 ) * 35)" office:value-type="float" office:value="25" calcext:value-type="float">
            <text:p>25</text:p>
          </table:table-cell>
          <table:table-cell table:formula="of:=ROUND(( 0.01*[.C51]  ) *18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ROUND(((0.01*[.C52])*(0.01*[.C52])*(0.01*[.C52]))*4500000)" office:value-type="float" office:value="596930" calcext:value-type="float">
            <text:p>596930</text:p>
          </table:table-cell>
          <table:table-cell table:formula="of:=ROUND(SIN((0.01*[.C52]*PI())/2)*12000)" office:value-type="float" office:value="8618" calcext:value-type="float">
            <text:p>8618</text:p>
          </table:table-cell>
          <table:table-cell table:formula="of:=ROUND((1-(COS((0.01*[.C52]*PI())/2) ))*2400 +100)" office:value-type="float" office:value="830" calcext:value-type="float">
            <text:p>830</text:p>
          </table:table-cell>
          <table:table-cell table:formula="of:=ROUND(SIN( (0.01*[.C52]*PI() )/2 ) * 35)" office:value-type="float" office:value="25" calcext:value-type="float">
            <text:p>25</text:p>
          </table:table-cell>
          <table:table-cell table:formula="of:=ROUND((1-(COS((0.01*[.C52]*PI())/2) ))*7)" office:value-type="float" office:value="2" calcext:value-type="float">
            <text:p>2</text:p>
          </table:table-cell>
          <table:table-cell table:formula="of:=ROUND((1-(COS((0.01*[.C52]*PI())/2) ))*11)" office:value-type="float" office:value="3" calcext:value-type="float">
            <text:p>3</text:p>
          </table:table-cell>
          <table:table-cell table:formula="of:=ROUND(SIN( (0.01*[.C52]*PI() )/2 ) * 35)" office:value-type="float" office:value="25" calcext:value-type="float">
            <text:p>25</text:p>
          </table:table-cell>
          <table:table-cell table:formula="of:=ROUND(( 0.01*[.C52]  ) *18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ROUND(((0.01*[.C53])*(0.01*[.C53])*(0.01*[.C53]))*4500000)" office:value-type="float" office:value="632736" calcext:value-type="float">
            <text:p>632736</text:p>
          </table:table-cell>
          <table:table-cell table:formula="of:=ROUND(SIN((0.01*[.C53]*PI())/2)*12000)" office:value-type="float" office:value="8748" calcext:value-type="float">
            <text:p>8748</text:p>
          </table:table-cell>
          <table:table-cell table:formula="of:=ROUND((1-(COS((0.01*[.C53]*PI())/2) ))*2400 +100)" office:value-type="float" office:value="857" calcext:value-type="float">
            <text:p>857</text:p>
          </table:table-cell>
          <table:table-cell table:formula="of:=ROUND(SIN( (0.01*[.C53]*PI() )/2 ) * 35)" office:value-type="float" office:value="26" calcext:value-type="float">
            <text:p>26</text:p>
          </table:table-cell>
          <table:table-cell table:formula="of:=ROUND((1-(COS((0.01*[.C53]*PI())/2) ))*7)" office:value-type="float" office:value="2" calcext:value-type="float">
            <text:p>2</text:p>
          </table:table-cell>
          <table:table-cell table:formula="of:=ROUND((1-(COS((0.01*[.C53]*PI())/2) ))*11)" office:value-type="float" office:value="3" calcext:value-type="float">
            <text:p>3</text:p>
          </table:table-cell>
          <table:table-cell table:formula="of:=ROUND(SIN( (0.01*[.C53]*PI() )/2 ) * 35)" office:value-type="float" office:value="26" calcext:value-type="float">
            <text:p>26</text:p>
          </table:table-cell>
          <table:table-cell table:formula="of:=ROUND(( 0.01*[.C53]  ) *18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ROUND(((0.01*[.C54])*(0.01*[.C54])*(0.01*[.C54]))*4500000)" office:value-type="float" office:value="669947" calcext:value-type="float">
            <text:p>669947</text:p>
          </table:table-cell>
          <table:table-cell table:formula="of:=ROUND(SIN((0.01*[.C54]*PI())/2)*12000)" office:value-type="float" office:value="8876" calcext:value-type="float">
            <text:p>8876</text:p>
          </table:table-cell>
          <table:table-cell table:formula="of:=ROUND((1-(COS((0.01*[.C54]*PI())/2) ))*2400 +100)" office:value-type="float" office:value="885" calcext:value-type="float">
            <text:p>885</text:p>
          </table:table-cell>
          <table:table-cell table:formula="of:=ROUND(SIN( (0.01*[.C54]*PI() )/2 ) * 35)" office:value-type="float" office:value="26" calcext:value-type="float">
            <text:p>26</text:p>
          </table:table-cell>
          <table:table-cell table:formula="of:=ROUND((1-(COS((0.01*[.C54]*PI())/2) ))*7)" office:value-type="float" office:value="2" calcext:value-type="float">
            <text:p>2</text:p>
          </table:table-cell>
          <table:table-cell table:formula="of:=ROUND((1-(COS((0.01*[.C54]*PI())/2) ))*11)" office:value-type="float" office:value="4" calcext:value-type="float">
            <text:p>4</text:p>
          </table:table-cell>
          <table:table-cell table:formula="of:=ROUND(SIN( (0.01*[.C54]*PI() )/2 ) * 35)" office:value-type="float" office:value="26" calcext:value-type="float">
            <text:p>26</text:p>
          </table:table-cell>
          <table:table-cell table:formula="of:=ROUND(( 0.01*[.C54]  ) *18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ROUND(((0.01*[.C55])*(0.01*[.C55])*(0.01*[.C55]))*4500000)" office:value-type="float" office:value="708588" calcext:value-type="float">
            <text:p>708588</text:p>
          </table:table-cell>
          <table:table-cell table:formula="of:=ROUND(SIN((0.01*[.C55]*PI())/2)*12000)" office:value-type="float" office:value="9001" calcext:value-type="float">
            <text:p>9001</text:p>
          </table:table-cell>
          <table:table-cell table:formula="of:=ROUND((1-(COS((0.01*[.C55]*PI())/2) ))*2400 +100)" office:value-type="float" office:value="913" calcext:value-type="float">
            <text:p>913</text:p>
          </table:table-cell>
          <table:table-cell table:formula="of:=ROUND(SIN( (0.01*[.C55]*PI() )/2 ) * 35)" office:value-type="float" office:value="26" calcext:value-type="float">
            <text:p>26</text:p>
          </table:table-cell>
          <table:table-cell table:formula="of:=ROUND((1-(COS((0.01*[.C55]*PI())/2) ))*7)" office:value-type="float" office:value="2" calcext:value-type="float">
            <text:p>2</text:p>
          </table:table-cell>
          <table:table-cell table:formula="of:=ROUND((1-(COS((0.01*[.C55]*PI())/2) ))*11)" office:value-type="float" office:value="4" calcext:value-type="float">
            <text:p>4</text:p>
          </table:table-cell>
          <table:table-cell table:formula="of:=ROUND(SIN( (0.01*[.C55]*PI() )/2 ) * 35)" office:value-type="float" office:value="26" calcext:value-type="float">
            <text:p>26</text:p>
          </table:table-cell>
          <table:table-cell table:formula="of:=ROUND(( 0.01*[.C55]  ) *18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ROUND(((0.01*[.C56])*(0.01*[.C56])*(0.01*[.C56]))*4500000)" office:value-type="float" office:value="748688" calcext:value-type="float">
            <text:p>748688</text:p>
          </table:table-cell>
          <table:table-cell table:formula="of:=ROUND(SIN((0.01*[.C56]*PI())/2)*12000)" office:value-type="float" office:value="9125" calcext:value-type="float">
            <text:p>9125</text:p>
          </table:table-cell>
          <table:table-cell table:formula="of:=ROUND((1-(COS((0.01*[.C56]*PI())/2) ))*2400 +100)" office:value-type="float" office:value="941" calcext:value-type="float">
            <text:p>941</text:p>
          </table:table-cell>
          <table:table-cell table:formula="of:=ROUND(SIN( (0.01*[.C56]*PI() )/2 ) * 35)" office:value-type="float" office:value="27" calcext:value-type="float">
            <text:p>27</text:p>
          </table:table-cell>
          <table:table-cell table:formula="of:=ROUND((1-(COS((0.01*[.C56]*PI())/2) ))*7)" office:value-type="float" office:value="2" calcext:value-type="float">
            <text:p>2</text:p>
          </table:table-cell>
          <table:table-cell table:formula="of:=ROUND((1-(COS((0.01*[.C56]*PI())/2) ))*11)" office:value-type="float" office:value="4" calcext:value-type="float">
            <text:p>4</text:p>
          </table:table-cell>
          <table:table-cell table:formula="of:=ROUND(SIN( (0.01*[.C56]*PI() )/2 ) * 35)" office:value-type="float" office:value="27" calcext:value-type="float">
            <text:p>27</text:p>
          </table:table-cell>
          <table:table-cell table:formula="of:=ROUND(( 0.01*[.C56]  ) *18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ROUND(((0.01*[.C57])*(0.01*[.C57])*(0.01*[.C57]))*4500000)" office:value-type="float" office:value="790272" calcext:value-type="float">
            <text:p>790272</text:p>
          </table:table-cell>
          <table:table-cell table:formula="of:=ROUND(SIN((0.01*[.C57]*PI())/2)*12000)" office:value-type="float" office:value="9246" calcext:value-type="float">
            <text:p>9246</text:p>
          </table:table-cell>
          <table:table-cell table:formula="of:=ROUND((1-(COS((0.01*[.C57]*PI())/2) ))*2400 +100)" office:value-type="float" office:value="970" calcext:value-type="float">
            <text:p>970</text:p>
          </table:table-cell>
          <table:table-cell table:formula="of:=ROUND(SIN( (0.01*[.C57]*PI() )/2 ) * 35)" office:value-type="float" office:value="27" calcext:value-type="float">
            <text:p>27</text:p>
          </table:table-cell>
          <table:table-cell table:formula="of:=ROUND((1-(COS((0.01*[.C57]*PI())/2) ))*7)" office:value-type="float" office:value="3" calcext:value-type="float">
            <text:p>3</text:p>
          </table:table-cell>
          <table:table-cell table:formula="of:=ROUND((1-(COS((0.01*[.C57]*PI())/2) ))*11)" office:value-type="float" office:value="4" calcext:value-type="float">
            <text:p>4</text:p>
          </table:table-cell>
          <table:table-cell table:formula="of:=ROUND(SIN( (0.01*[.C57]*PI() )/2 ) * 35)" office:value-type="float" office:value="27" calcext:value-type="float">
            <text:p>27</text:p>
          </table:table-cell>
          <table:table-cell table:formula="of:=ROUND(( 0.01*[.C57]  ) *18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ROUND(((0.01*[.C58])*(0.01*[.C58])*(0.01*[.C58]))*4500000)" office:value-type="float" office:value="833369" calcext:value-type="float">
            <text:p>833369</text:p>
          </table:table-cell>
          <table:table-cell table:formula="of:=ROUND(SIN((0.01*[.C58]*PI())/2)*12000)" office:value-type="float" office:value="9365" calcext:value-type="float">
            <text:p>9365</text:p>
          </table:table-cell>
          <table:table-cell table:formula="of:=ROUND((1-(COS((0.01*[.C58]*PI())/2) ))*2400 +100)" office:value-type="float" office:value="999" calcext:value-type="float">
            <text:p>999</text:p>
          </table:table-cell>
          <table:table-cell table:formula="of:=ROUND(SIN( (0.01*[.C58]*PI() )/2 ) * 35)" office:value-type="float" office:value="27" calcext:value-type="float">
            <text:p>27</text:p>
          </table:table-cell>
          <table:table-cell table:formula="of:=ROUND((1-(COS((0.01*[.C58]*PI())/2) ))*7)" office:value-type="float" office:value="3" calcext:value-type="float">
            <text:p>3</text:p>
          </table:table-cell>
          <table:table-cell table:formula="of:=ROUND((1-(COS((0.01*[.C58]*PI())/2) ))*11)" office:value-type="float" office:value="4" calcext:value-type="float">
            <text:p>4</text:p>
          </table:table-cell>
          <table:table-cell table:formula="of:=ROUND(SIN( (0.01*[.C58]*PI() )/2 ) * 35)" office:value-type="float" office:value="27" calcext:value-type="float">
            <text:p>27</text:p>
          </table:table-cell>
          <table:table-cell table:formula="of:=ROUND(( 0.01*[.C58]  ) *18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ROUND(((0.01*[.C59])*(0.01*[.C59])*(0.01*[.C59]))*4500000)" office:value-type="float" office:value="878004" calcext:value-type="float">
            <text:p>878004</text:p>
          </table:table-cell>
          <table:table-cell table:formula="of:=ROUND(SIN((0.01*[.C59]*PI())/2)*12000)" office:value-type="float" office:value="9482" calcext:value-type="float">
            <text:p>9482</text:p>
          </table:table-cell>
          <table:table-cell table:formula="of:=ROUND((1-(COS((0.01*[.C59]*PI())/2) ))*2400 +100)" office:value-type="float" office:value="1029" calcext:value-type="float">
            <text:p>1029</text:p>
          </table:table-cell>
          <table:table-cell table:formula="of:=ROUND(SIN( (0.01*[.C59]*PI() )/2 ) * 35)" office:value-type="float" office:value="28" calcext:value-type="float">
            <text:p>28</text:p>
          </table:table-cell>
          <table:table-cell table:formula="of:=ROUND((1-(COS((0.01*[.C59]*PI())/2) ))*7)" office:value-type="float" office:value="3" calcext:value-type="float">
            <text:p>3</text:p>
          </table:table-cell>
          <table:table-cell table:formula="of:=ROUND((1-(COS((0.01*[.C59]*PI())/2) ))*11)" office:value-type="float" office:value="4" calcext:value-type="float">
            <text:p>4</text:p>
          </table:table-cell>
          <table:table-cell table:formula="of:=ROUND(SIN( (0.01*[.C59]*PI() )/2 ) * 35)" office:value-type="float" office:value="28" calcext:value-type="float">
            <text:p>28</text:p>
          </table:table-cell>
          <table:table-cell table:formula="of:=ROUND(( 0.01*[.C59]  ) *18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ROUND(((0.01*[.C60])*(0.01*[.C60])*(0.01*[.C60]))*4500000)" office:value-type="float" office:value="924205" calcext:value-type="float">
            <text:p>924205</text:p>
          </table:table-cell>
          <table:table-cell table:formula="of:=ROUND(SIN((0.01*[.C60]*PI())/2)*12000)" office:value-type="float" office:value="9596" calcext:value-type="float">
            <text:p>9596</text:p>
          </table:table-cell>
          <table:table-cell table:formula="of:=ROUND((1-(COS((0.01*[.C60]*PI())/2) ))*2400 +100)" office:value-type="float" office:value="1059" calcext:value-type="float">
            <text:p>1059</text:p>
          </table:table-cell>
          <table:table-cell table:formula="of:=ROUND(SIN( (0.01*[.C60]*PI() )/2 ) * 35)" office:value-type="float" office:value="28" calcext:value-type="float">
            <text:p>28</text:p>
          </table:table-cell>
          <table:table-cell table:formula="of:=ROUND((1-(COS((0.01*[.C60]*PI())/2) ))*7)" office:value-type="float" office:value="3" calcext:value-type="float">
            <text:p>3</text:p>
          </table:table-cell>
          <table:table-cell table:formula="of:=ROUND((1-(COS((0.01*[.C60]*PI())/2) ))*11)" office:value-type="float" office:value="4" calcext:value-type="float">
            <text:p>4</text:p>
          </table:table-cell>
          <table:table-cell table:formula="of:=ROUND(SIN( (0.01*[.C60]*PI() )/2 ) * 35)" office:value-type="float" office:value="28" calcext:value-type="float">
            <text:p>28</text:p>
          </table:table-cell>
          <table:table-cell table:formula="of:=ROUND(( 0.01*[.C60]  ) *18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ROUND(((0.01*[.C61])*(0.01*[.C61])*(0.01*[.C61]))*4500000)" office:value-type="float" office:value="972000" calcext:value-type="float">
            <text:p>972000</text:p>
          </table:table-cell>
          <table:table-cell table:formula="of:=ROUND(SIN((0.01*[.C61]*PI())/2)*12000)" office:value-type="float" office:value="9708" calcext:value-type="float">
            <text:p>9708</text:p>
          </table:table-cell>
          <table:table-cell table:formula="of:=ROUND((1-(COS((0.01*[.C61]*PI())/2) ))*2400 +100)" office:value-type="float" office:value="1089" calcext:value-type="float">
            <text:p>1089</text:p>
          </table:table-cell>
          <table:table-cell table:formula="of:=ROUND(SIN( (0.01*[.C61]*PI() )/2 ) * 35)" office:value-type="float" office:value="28" calcext:value-type="float">
            <text:p>28</text:p>
          </table:table-cell>
          <table:table-cell table:formula="of:=ROUND((1-(COS((0.01*[.C61]*PI())/2) ))*7)" office:value-type="float" office:value="3" calcext:value-type="float">
            <text:p>3</text:p>
          </table:table-cell>
          <table:table-cell table:formula="of:=ROUND((1-(COS((0.01*[.C61]*PI())/2) ))*11)" office:value-type="float" office:value="5" calcext:value-type="float">
            <text:p>5</text:p>
          </table:table-cell>
          <table:table-cell table:formula="of:=ROUND(SIN( (0.01*[.C61]*PI() )/2 ) * 35)" office:value-type="float" office:value="28" calcext:value-type="float">
            <text:p>28</text:p>
          </table:table-cell>
          <table:table-cell table:formula="of:=ROUND(( 0.01*[.C61]  ) *18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ROUND(((0.01*[.C62])*(0.01*[.C62])*(0.01*[.C62]))*4500000)" office:value-type="float" office:value="1021415" calcext:value-type="float">
            <text:p>1021415</text:p>
          </table:table-cell>
          <table:table-cell table:formula="of:=ROUND(SIN((0.01*[.C62]*PI())/2)*12000)" office:value-type="float" office:value="9818" calcext:value-type="float">
            <text:p>9818</text:p>
          </table:table-cell>
          <table:table-cell table:formula="of:=ROUND((1-(COS((0.01*[.C62]*PI())/2) ))*2400 +100)" office:value-type="float" office:value="1120" calcext:value-type="float">
            <text:p>1120</text:p>
          </table:table-cell>
          <table:table-cell table:formula="of:=ROUND(SIN( (0.01*[.C62]*PI() )/2 ) * 35)" office:value-type="float" office:value="29" calcext:value-type="float">
            <text:p>29</text:p>
          </table:table-cell>
          <table:table-cell table:formula="of:=ROUND((1-(COS((0.01*[.C62]*PI())/2) ))*7)" office:value-type="float" office:value="3" calcext:value-type="float">
            <text:p>3</text:p>
          </table:table-cell>
          <table:table-cell table:formula="of:=ROUND((1-(COS((0.01*[.C62]*PI())/2) ))*11)" office:value-type="float" office:value="5" calcext:value-type="float">
            <text:p>5</text:p>
          </table:table-cell>
          <table:table-cell table:formula="of:=ROUND(SIN( (0.01*[.C62]*PI() )/2 ) * 35)" office:value-type="float" office:value="29" calcext:value-type="float">
            <text:p>29</text:p>
          </table:table-cell>
          <table:table-cell table:formula="of:=ROUND(( 0.01*[.C62]  ) *18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ROUND(((0.01*[.C63])*(0.01*[.C63])*(0.01*[.C63]))*4500000)" office:value-type="float" office:value="1072476" calcext:value-type="float">
            <text:p>1072476</text:p>
          </table:table-cell>
          <table:table-cell table:formula="of:=ROUND(SIN((0.01*[.C63]*PI())/2)*12000)" office:value-type="float" office:value="9925" calcext:value-type="float">
            <text:p>9925</text:p>
          </table:table-cell>
          <table:table-cell table:formula="of:=ROUND((1-(COS((0.01*[.C63]*PI())/2) ))*2400 +100)" office:value-type="float" office:value="1151" calcext:value-type="float">
            <text:p>1151</text:p>
          </table:table-cell>
          <table:table-cell table:formula="of:=ROUND(SIN( (0.01*[.C63]*PI() )/2 ) * 35)" office:value-type="float" office:value="29" calcext:value-type="float">
            <text:p>29</text:p>
          </table:table-cell>
          <table:table-cell table:formula="of:=ROUND((1-(COS((0.01*[.C63]*PI())/2) ))*7)" office:value-type="float" office:value="3" calcext:value-type="float">
            <text:p>3</text:p>
          </table:table-cell>
          <table:table-cell table:formula="of:=ROUND((1-(COS((0.01*[.C63]*PI())/2) ))*11)" office:value-type="float" office:value="5" calcext:value-type="float">
            <text:p>5</text:p>
          </table:table-cell>
          <table:table-cell table:formula="of:=ROUND(SIN( (0.01*[.C63]*PI() )/2 ) * 35)" office:value-type="float" office:value="29" calcext:value-type="float">
            <text:p>29</text:p>
          </table:table-cell>
          <table:table-cell table:formula="of:=ROUND(( 0.01*[.C63]  ) *18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ROUND(((0.01*[.C64])*(0.01*[.C64])*(0.01*[.C64]))*4500000)" office:value-type="float" office:value="1125212" calcext:value-type="float">
            <text:p>1125212</text:p>
          </table:table-cell>
          <table:table-cell table:formula="of:=ROUND(SIN((0.01*[.C64]*PI())/2)*12000)" office:value-type="float" office:value="10030" calcext:value-type="float">
            <text:p>10030</text:p>
          </table:table-cell>
          <table:table-cell table:formula="of:=ROUND((1-(COS((0.01*[.C64]*PI())/2) ))*2400 +100)" office:value-type="float" office:value="1182" calcext:value-type="float">
            <text:p>1182</text:p>
          </table:table-cell>
          <table:table-cell table:formula="of:=ROUND(SIN( (0.01*[.C64]*PI() )/2 ) * 35)" office:value-type="float" office:value="29" calcext:value-type="float">
            <text:p>29</text:p>
          </table:table-cell>
          <table:table-cell table:formula="of:=ROUND((1-(COS((0.01*[.C64]*PI())/2) ))*7)" office:value-type="float" office:value="3" calcext:value-type="float">
            <text:p>3</text:p>
          </table:table-cell>
          <table:table-cell table:formula="of:=ROUND((1-(COS((0.01*[.C64]*PI())/2) ))*11)" office:value-type="float" office:value="5" calcext:value-type="float">
            <text:p>5</text:p>
          </table:table-cell>
          <table:table-cell table:formula="of:=ROUND(SIN( (0.01*[.C64]*PI() )/2 ) * 35)" office:value-type="float" office:value="29" calcext:value-type="float">
            <text:p>29</text:p>
          </table:table-cell>
          <table:table-cell table:formula="of:=ROUND(( 0.01*[.C64]  ) *18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ROUND(((0.01*[.C65])*(0.01*[.C65])*(0.01*[.C65]))*4500000)" office:value-type="float" office:value="1179648" calcext:value-type="float">
            <text:p>1179648</text:p>
          </table:table-cell>
          <table:table-cell table:formula="of:=ROUND(SIN((0.01*[.C65]*PI())/2)*12000)" office:value-type="float" office:value="10132" calcext:value-type="float">
            <text:p>10132</text:p>
          </table:table-cell>
          <table:table-cell table:formula="of:=ROUND((1-(COS((0.01*[.C65]*PI())/2) ))*2400 +100)" office:value-type="float" office:value="1214" calcext:value-type="float">
            <text:p>1214</text:p>
          </table:table-cell>
          <table:table-cell table:formula="of:=ROUND(SIN( (0.01*[.C65]*PI() )/2 ) * 35)" office:value-type="float" office:value="30" calcext:value-type="float">
            <text:p>30</text:p>
          </table:table-cell>
          <table:table-cell table:formula="of:=ROUND((1-(COS((0.01*[.C65]*PI())/2) ))*7)" office:value-type="float" office:value="3" calcext:value-type="float">
            <text:p>3</text:p>
          </table:table-cell>
          <table:table-cell table:formula="of:=ROUND((1-(COS((0.01*[.C65]*PI())/2) ))*11)" office:value-type="float" office:value="5" calcext:value-type="float">
            <text:p>5</text:p>
          </table:table-cell>
          <table:table-cell table:formula="of:=ROUND(SIN( (0.01*[.C65]*PI() )/2 ) * 35)" office:value-type="float" office:value="30" calcext:value-type="float">
            <text:p>30</text:p>
          </table:table-cell>
          <table:table-cell table:formula="of:=ROUND(( 0.01*[.C65]  ) *18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ROUND(((0.01*[.C66])*(0.01*[.C66])*(0.01*[.C66]))*4500000)" office:value-type="float" office:value="1235813" calcext:value-type="float">
            <text:p>1235813</text:p>
          </table:table-cell>
          <table:table-cell table:formula="of:=ROUND(SIN((0.01*[.C66]*PI())/2)*12000)" office:value-type="float" office:value="10232" calcext:value-type="float">
            <text:p>10232</text:p>
          </table:table-cell>
          <table:table-cell table:formula="of:=ROUND((1-(COS((0.01*[.C66]*PI())/2) ))*2400 +100)" office:value-type="float" office:value="1246" calcext:value-type="float">
            <text:p>1246</text:p>
          </table:table-cell>
          <table:table-cell table:formula="of:=ROUND(SIN( (0.01*[.C66]*PI() )/2 ) * 35)" office:value-type="float" office:value="30" calcext:value-type="float">
            <text:p>30</text:p>
          </table:table-cell>
          <table:table-cell table:formula="of:=ROUND((1-(COS((0.01*[.C66]*PI())/2) ))*7)" office:value-type="float" office:value="3" calcext:value-type="float">
            <text:p>3</text:p>
          </table:table-cell>
          <table:table-cell table:formula="of:=ROUND((1-(COS((0.01*[.C66]*PI())/2) ))*11)" office:value-type="float" office:value="5" calcext:value-type="float">
            <text:p>5</text:p>
          </table:table-cell>
          <table:table-cell table:formula="of:=ROUND(SIN( (0.01*[.C66]*PI() )/2 ) * 35)" office:value-type="float" office:value="30" calcext:value-type="float">
            <text:p>30</text:p>
          </table:table-cell>
          <table:table-cell table:formula="of:=ROUND(( 0.01*[.C66]  ) *18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ROUND(((0.01*[.C67])*(0.01*[.C67])*(0.01*[.C67]))*4500000)" office:value-type="float" office:value="1293732" calcext:value-type="float">
            <text:p>1293732</text:p>
          </table:table-cell>
          <table:table-cell table:formula="of:=ROUND(SIN((0.01*[.C67]*PI())/2)*12000)" office:value-type="float" office:value="10329" calcext:value-type="float">
            <text:p>10329</text:p>
          </table:table-cell>
          <table:table-cell table:formula="of:=ROUND((1-(COS((0.01*[.C67]*PI())/2) ))*2400 +100)" office:value-type="float" office:value="1278" calcext:value-type="float">
            <text:p>1278</text:p>
          </table:table-cell>
          <table:table-cell table:formula="of:=ROUND(SIN( (0.01*[.C67]*PI() )/2 ) * 35)" office:value-type="float" office:value="30" calcext:value-type="float">
            <text:p>30</text:p>
          </table:table-cell>
          <table:table-cell table:formula="of:=ROUND((1-(COS((0.01*[.C67]*PI())/2) ))*7)" office:value-type="float" office:value="3" calcext:value-type="float">
            <text:p>3</text:p>
          </table:table-cell>
          <table:table-cell table:formula="of:=ROUND((1-(COS((0.01*[.C67]*PI())/2) ))*11)" office:value-type="float" office:value="5" calcext:value-type="float">
            <text:p>5</text:p>
          </table:table-cell>
          <table:table-cell table:formula="of:=ROUND(SIN( (0.01*[.C67]*PI() )/2 ) * 35)" office:value-type="float" office:value="30" calcext:value-type="float">
            <text:p>30</text:p>
          </table:table-cell>
          <table:table-cell table:formula="of:=ROUND(( 0.01*[.C67]  ) *18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ROUND(((0.01*[.C68])*(0.01*[.C68])*(0.01*[.C68]))*4500000)" office:value-type="float" office:value="1353434" calcext:value-type="float">
            <text:p>1353434</text:p>
          </table:table-cell>
          <table:table-cell table:formula="of:=ROUND(SIN((0.01*[.C68]*PI())/2)*12000)" office:value-type="float" office:value="10424" calcext:value-type="float">
            <text:p>10424</text:p>
          </table:table-cell>
          <table:table-cell table:formula="of:=ROUND((1-(COS((0.01*[.C68]*PI())/2) ))*2400 +100)" office:value-type="float" office:value="1311" calcext:value-type="float">
            <text:p>1311</text:p>
          </table:table-cell>
          <table:table-cell table:formula="of:=ROUND(SIN( (0.01*[.C68]*PI() )/2 ) * 35)" office:value-type="float" office:value="30" calcext:value-type="float">
            <text:p>30</text:p>
          </table:table-cell>
          <table:table-cell table:formula="of:=ROUND((1-(COS((0.01*[.C68]*PI())/2) ))*7)" office:value-type="float" office:value="4" calcext:value-type="float">
            <text:p>4</text:p>
          </table:table-cell>
          <table:table-cell table:formula="of:=ROUND((1-(COS((0.01*[.C68]*PI())/2) ))*11)" office:value-type="float" office:value="6" calcext:value-type="float">
            <text:p>6</text:p>
          </table:table-cell>
          <table:table-cell table:formula="of:=ROUND(SIN( (0.01*[.C68]*PI() )/2 ) * 35)" office:value-type="float" office:value="30" calcext:value-type="float">
            <text:p>30</text:p>
          </table:table-cell>
          <table:table-cell table:formula="of:=ROUND(( 0.01*[.C68]  ) *18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ROUND(((0.01*[.C69])*(0.01*[.C69])*(0.01*[.C69]))*4500000)" office:value-type="float" office:value="1414944" calcext:value-type="float">
            <text:p>1414944</text:p>
          </table:table-cell>
          <table:table-cell table:formula="of:=ROUND(SIN((0.01*[.C69]*PI())/2)*12000)" office:value-type="float" office:value="10516" calcext:value-type="float">
            <text:p>10516</text:p>
          </table:table-cell>
          <table:table-cell table:formula="of:=ROUND((1-(COS((0.01*[.C69]*PI())/2) ))*2400 +100)" office:value-type="float" office:value="1344" calcext:value-type="float">
            <text:p>1344</text:p>
          </table:table-cell>
          <table:table-cell table:formula="of:=ROUND(SIN( (0.01*[.C69]*PI() )/2 ) * 35)" office:value-type="float" office:value="31" calcext:value-type="float">
            <text:p>31</text:p>
          </table:table-cell>
          <table:table-cell table:formula="of:=ROUND((1-(COS((0.01*[.C69]*PI())/2) ))*7)" office:value-type="float" office:value="4" calcext:value-type="float">
            <text:p>4</text:p>
          </table:table-cell>
          <table:table-cell table:formula="of:=ROUND((1-(COS((0.01*[.C69]*PI())/2) ))*11)" office:value-type="float" office:value="6" calcext:value-type="float">
            <text:p>6</text:p>
          </table:table-cell>
          <table:table-cell table:formula="of:=ROUND(SIN( (0.01*[.C69]*PI() )/2 ) * 35)" office:value-type="float" office:value="31" calcext:value-type="float">
            <text:p>31</text:p>
          </table:table-cell>
          <table:table-cell table:formula="of:=ROUND(( 0.01*[.C69]  ) *18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ROUND(((0.01*[.C70])*(0.01*[.C70])*(0.01*[.C70]))*4500000)" office:value-type="float" office:value="1478291" calcext:value-type="float">
            <text:p>1478291</text:p>
          </table:table-cell>
          <table:table-cell table:formula="of:=ROUND(SIN((0.01*[.C70]*PI())/2)*12000)" office:value-type="float" office:value="10605" calcext:value-type="float">
            <text:p>10605</text:p>
          </table:table-cell>
          <table:table-cell table:formula="of:=ROUND((1-(COS((0.01*[.C70]*PI())/2) ))*2400 +100)" office:value-type="float" office:value="1377" calcext:value-type="float">
            <text:p>1377</text:p>
          </table:table-cell>
          <table:table-cell table:formula="of:=ROUND(SIN( (0.01*[.C70]*PI() )/2 ) * 35)" office:value-type="float" office:value="31" calcext:value-type="float">
            <text:p>31</text:p>
          </table:table-cell>
          <table:table-cell table:formula="of:=ROUND((1-(COS((0.01*[.C70]*PI())/2) ))*7)" office:value-type="float" office:value="4" calcext:value-type="float">
            <text:p>4</text:p>
          </table:table-cell>
          <table:table-cell table:formula="of:=ROUND((1-(COS((0.01*[.C70]*PI())/2) ))*11)" office:value-type="float" office:value="6" calcext:value-type="float">
            <text:p>6</text:p>
          </table:table-cell>
          <table:table-cell table:formula="of:=ROUND(SIN( (0.01*[.C70]*PI() )/2 ) * 35)" office:value-type="float" office:value="31" calcext:value-type="float">
            <text:p>31</text:p>
          </table:table-cell>
          <table:table-cell table:formula="of:=ROUND(( 0.01*[.C70]  ) *18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ROUND(((0.01*[.C71])*(0.01*[.C71])*(0.01*[.C71]))*4500000)" office:value-type="float" office:value="1543500" calcext:value-type="float">
            <text:p>1543500</text:p>
          </table:table-cell>
          <table:table-cell table:formula="of:=ROUND(SIN((0.01*[.C71]*PI())/2)*12000)" office:value-type="float" office:value="10692" calcext:value-type="float">
            <text:p>10692</text:p>
          </table:table-cell>
          <table:table-cell table:formula="of:=ROUND((1-(COS((0.01*[.C71]*PI())/2) ))*2400 +100)" office:value-type="float" office:value="1410" calcext:value-type="float">
            <text:p>1410</text:p>
          </table:table-cell>
          <table:table-cell table:formula="of:=ROUND(SIN( (0.01*[.C71]*PI() )/2 ) * 35)" office:value-type="float" office:value="31" calcext:value-type="float">
            <text:p>31</text:p>
          </table:table-cell>
          <table:table-cell table:formula="of:=ROUND((1-(COS((0.01*[.C71]*PI())/2) ))*7)" office:value-type="float" office:value="4" calcext:value-type="float">
            <text:p>4</text:p>
          </table:table-cell>
          <table:table-cell table:formula="of:=ROUND((1-(COS((0.01*[.C71]*PI())/2) ))*11)" office:value-type="float" office:value="6" calcext:value-type="float">
            <text:p>6</text:p>
          </table:table-cell>
          <table:table-cell table:formula="of:=ROUND(SIN( (0.01*[.C71]*PI() )/2 ) * 35)" office:value-type="float" office:value="31" calcext:value-type="float">
            <text:p>31</text:p>
          </table:table-cell>
          <table:table-cell table:formula="of:=ROUND(( 0.01*[.C71]  ) *18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ROUND(((0.01*[.C72])*(0.01*[.C72])*(0.01*[.C72]))*4500000)" office:value-type="float" office:value="1610600" calcext:value-type="float">
            <text:p>1610600</text:p>
          </table:table-cell>
          <table:table-cell table:formula="of:=ROUND(SIN((0.01*[.C72]*PI())/2)*12000)" office:value-type="float" office:value="10776" calcext:value-type="float">
            <text:p>10776</text:p>
          </table:table-cell>
          <table:table-cell table:formula="of:=ROUND((1-(COS((0.01*[.C72]*PI())/2) ))*2400 +100)" office:value-type="float" office:value="1444" calcext:value-type="float">
            <text:p>1444</text:p>
          </table:table-cell>
          <table:table-cell table:formula="of:=ROUND(SIN( (0.01*[.C72]*PI() )/2 ) * 35)" office:value-type="float" office:value="31" calcext:value-type="float">
            <text:p>31</text:p>
          </table:table-cell>
          <table:table-cell table:formula="of:=ROUND((1-(COS((0.01*[.C72]*PI())/2) ))*7)" office:value-type="float" office:value="4" calcext:value-type="float">
            <text:p>4</text:p>
          </table:table-cell>
          <table:table-cell table:formula="of:=ROUND((1-(COS((0.01*[.C72]*PI())/2) ))*11)" office:value-type="float" office:value="6" calcext:value-type="float">
            <text:p>6</text:p>
          </table:table-cell>
          <table:table-cell table:formula="of:=ROUND(SIN( (0.01*[.C72]*PI() )/2 ) * 35)" office:value-type="float" office:value="31" calcext:value-type="float">
            <text:p>31</text:p>
          </table:table-cell>
          <table:table-cell table:formula="of:=ROUND(( 0.01*[.C72]  ) *18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ROUND(((0.01*[.C73])*(0.01*[.C73])*(0.01*[.C73]))*4500000)" office:value-type="float" office:value="1679616" calcext:value-type="float">
            <text:p>1679616</text:p>
          </table:table-cell>
          <table:table-cell table:formula="of:=ROUND(SIN((0.01*[.C73]*PI())/2)*12000)" office:value-type="float" office:value="10858" calcext:value-type="float">
            <text:p>10858</text:p>
          </table:table-cell>
          <table:table-cell table:formula="of:=ROUND((1-(COS((0.01*[.C73]*PI())/2) ))*2400 +100)" office:value-type="float" office:value="1478" calcext:value-type="float">
            <text:p>1478</text:p>
          </table:table-cell>
          <table:table-cell table:formula="of:=ROUND(SIN( (0.01*[.C73]*PI() )/2 ) * 35)" office:value-type="float" office:value="32" calcext:value-type="float">
            <text:p>32</text:p>
          </table:table-cell>
          <table:table-cell table:formula="of:=ROUND((1-(COS((0.01*[.C73]*PI())/2) ))*7)" office:value-type="float" office:value="4" calcext:value-type="float">
            <text:p>4</text:p>
          </table:table-cell>
          <table:table-cell table:formula="of:=ROUND((1-(COS((0.01*[.C73]*PI())/2) ))*11)" office:value-type="float" office:value="6" calcext:value-type="float">
            <text:p>6</text:p>
          </table:table-cell>
          <table:table-cell table:formula="of:=ROUND(SIN( (0.01*[.C73]*PI() )/2 ) * 35)" office:value-type="float" office:value="32" calcext:value-type="float">
            <text:p>32</text:p>
          </table:table-cell>
          <table:table-cell table:formula="of:=ROUND(( 0.01*[.C73]  ) *18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ROUND(((0.01*[.C74])*(0.01*[.C74])*(0.01*[.C74]))*4500000)" office:value-type="float" office:value="1750576" calcext:value-type="float">
            <text:p>1750576</text:p>
          </table:table-cell>
          <table:table-cell table:formula="of:=ROUND(SIN((0.01*[.C74]*PI())/2)*12000)" office:value-type="float" office:value="10937" calcext:value-type="float">
            <text:p>10937</text:p>
          </table:table-cell>
          <table:table-cell table:formula="of:=ROUND((1-(COS((0.01*[.C74]*PI())/2) ))*2400 +100)" office:value-type="float" office:value="1512" calcext:value-type="float">
            <text:p>1512</text:p>
          </table:table-cell>
          <table:table-cell table:formula="of:=ROUND(SIN( (0.01*[.C74]*PI() )/2 ) * 35)" office:value-type="float" office:value="32" calcext:value-type="float">
            <text:p>32</text:p>
          </table:table-cell>
          <table:table-cell table:formula="of:=ROUND((1-(COS((0.01*[.C74]*PI())/2) ))*7)" office:value-type="float" office:value="4" calcext:value-type="float">
            <text:p>4</text:p>
          </table:table-cell>
          <table:table-cell table:formula="of:=ROUND((1-(COS((0.01*[.C74]*PI())/2) ))*11)" office:value-type="float" office:value="6" calcext:value-type="float">
            <text:p>6</text:p>
          </table:table-cell>
          <table:table-cell table:formula="of:=ROUND(SIN( (0.01*[.C74]*PI() )/2 ) * 35)" office:value-type="float" office:value="32" calcext:value-type="float">
            <text:p>32</text:p>
          </table:table-cell>
          <table:table-cell table:formula="of:=ROUND(( 0.01*[.C74]  ) *18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ROUND(((0.01*[.C75])*(0.01*[.C75])*(0.01*[.C75]))*4500000)" office:value-type="float" office:value="1823508" calcext:value-type="float">
            <text:p>1823508</text:p>
          </table:table-cell>
          <table:table-cell table:formula="of:=ROUND(SIN((0.01*[.C75]*PI())/2)*12000)" office:value-type="float" office:value="11013" calcext:value-type="float">
            <text:p>11013</text:p>
          </table:table-cell>
          <table:table-cell table:formula="of:=ROUND((1-(COS((0.01*[.C75]*PI())/2) ))*2400 +100)" office:value-type="float" office:value="1547" calcext:value-type="float">
            <text:p>1547</text:p>
          </table:table-cell>
          <table:table-cell table:formula="of:=ROUND(SIN( (0.01*[.C75]*PI() )/2 ) * 35)" office:value-type="float" office:value="32" calcext:value-type="float">
            <text:p>32</text:p>
          </table:table-cell>
          <table:table-cell table:formula="of:=ROUND((1-(COS((0.01*[.C75]*PI())/2) ))*7)" office:value-type="float" office:value="4" calcext:value-type="float">
            <text:p>4</text:p>
          </table:table-cell>
          <table:table-cell table:formula="of:=ROUND((1-(COS((0.01*[.C75]*PI())/2) ))*11)" office:value-type="float" office:value="7" calcext:value-type="float">
            <text:p>7</text:p>
          </table:table-cell>
          <table:table-cell table:formula="of:=ROUND(SIN( (0.01*[.C75]*PI() )/2 ) * 35)" office:value-type="float" office:value="32" calcext:value-type="float">
            <text:p>32</text:p>
          </table:table-cell>
          <table:table-cell table:formula="of:=ROUND(( 0.01*[.C75]  ) *18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ROUND(((0.01*[.C76])*(0.01*[.C76])*(0.01*[.C76]))*4500000)" office:value-type="float" office:value="1898438" calcext:value-type="float">
            <text:p>1898438</text:p>
          </table:table-cell>
          <table:table-cell table:formula="of:=ROUND(SIN((0.01*[.C76]*PI())/2)*12000)" office:value-type="float" office:value="11087" calcext:value-type="float">
            <text:p>11087</text:p>
          </table:table-cell>
          <table:table-cell table:formula="of:=ROUND((1-(COS((0.01*[.C76]*PI())/2) ))*2400 +100)" office:value-type="float" office:value="1582" calcext:value-type="float">
            <text:p>1582</text:p>
          </table:table-cell>
          <table:table-cell table:formula="of:=ROUND(SIN( (0.01*[.C76]*PI() )/2 ) * 35)" office:value-type="float" office:value="32" calcext:value-type="float">
            <text:p>32</text:p>
          </table:table-cell>
          <table:table-cell table:formula="of:=ROUND((1-(COS((0.01*[.C76]*PI())/2) ))*7)" office:value-type="float" office:value="4" calcext:value-type="float">
            <text:p>4</text:p>
          </table:table-cell>
          <table:table-cell table:formula="of:=ROUND((1-(COS((0.01*[.C76]*PI())/2) ))*11)" office:value-type="float" office:value="7" calcext:value-type="float">
            <text:p>7</text:p>
          </table:table-cell>
          <table:table-cell table:formula="of:=ROUND(SIN( (0.01*[.C76]*PI() )/2 ) * 35)" office:value-type="float" office:value="32" calcext:value-type="float">
            <text:p>32</text:p>
          </table:table-cell>
          <table:table-cell table:formula="of:=ROUND(( 0.01*[.C76]  ) *18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ROUND(((0.01*[.C77])*(0.01*[.C77])*(0.01*[.C77]))*4500000)" office:value-type="float" office:value="1975392" calcext:value-type="float">
            <text:p>1975392</text:p>
          </table:table-cell>
          <table:table-cell table:formula="of:=ROUND(SIN((0.01*[.C77]*PI())/2)*12000)" office:value-type="float" office:value="11157" calcext:value-type="float">
            <text:p>11157</text:p>
          </table:table-cell>
          <table:table-cell table:formula="of:=ROUND((1-(COS((0.01*[.C77]*PI())/2) ))*2400 +100)" office:value-type="float" office:value="1617" calcext:value-type="float">
            <text:p>1617</text:p>
          </table:table-cell>
          <table:table-cell table:formula="of:=ROUND(SIN( (0.01*[.C77]*PI() )/2 ) * 35)" office:value-type="float" office:value="33" calcext:value-type="float">
            <text:p>33</text:p>
          </table:table-cell>
          <table:table-cell table:formula="of:=ROUND((1-(COS((0.01*[.C77]*PI())/2) ))*7)" office:value-type="float" office:value="4" calcext:value-type="float">
            <text:p>4</text:p>
          </table:table-cell>
          <table:table-cell table:formula="of:=ROUND((1-(COS((0.01*[.C77]*PI())/2) ))*11)" office:value-type="float" office:value="7" calcext:value-type="float">
            <text:p>7</text:p>
          </table:table-cell>
          <table:table-cell table:formula="of:=ROUND(SIN( (0.01*[.C77]*PI() )/2 ) * 35)" office:value-type="float" office:value="33" calcext:value-type="float">
            <text:p>33</text:p>
          </table:table-cell>
          <table:table-cell table:formula="of:=ROUND(( 0.01*[.C77]  ) *18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ROUND(((0.01*[.C78])*(0.01*[.C78])*(0.01*[.C78]))*4500000)" office:value-type="float" office:value="2054399" calcext:value-type="float">
            <text:p>2054399</text:p>
          </table:table-cell>
          <table:table-cell table:formula="of:=ROUND(SIN((0.01*[.C78]*PI())/2)*12000)" office:value-type="float" office:value="11225" calcext:value-type="float">
            <text:p>11225</text:p>
          </table:table-cell>
          <table:table-cell table:formula="of:=ROUND((1-(COS((0.01*[.C78]*PI())/2) ))*2400 +100)" office:value-type="float" office:value="1652" calcext:value-type="float">
            <text:p>1652</text:p>
          </table:table-cell>
          <table:table-cell table:formula="of:=ROUND(SIN( (0.01*[.C78]*PI() )/2 ) * 35)" office:value-type="float" office:value="33" calcext:value-type="float">
            <text:p>33</text:p>
          </table:table-cell>
          <table:table-cell table:formula="of:=ROUND((1-(COS((0.01*[.C78]*PI())/2) ))*7)" office:value-type="float" office:value="5" calcext:value-type="float">
            <text:p>5</text:p>
          </table:table-cell>
          <table:table-cell table:formula="of:=ROUND((1-(COS((0.01*[.C78]*PI())/2) ))*11)" office:value-type="float" office:value="7" calcext:value-type="float">
            <text:p>7</text:p>
          </table:table-cell>
          <table:table-cell table:formula="of:=ROUND(SIN( (0.01*[.C78]*PI() )/2 ) * 35)" office:value-type="float" office:value="33" calcext:value-type="float">
            <text:p>33</text:p>
          </table:table-cell>
          <table:table-cell table:formula="of:=ROUND(( 0.01*[.C78]  ) *18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ROUND(((0.01*[.C79])*(0.01*[.C79])*(0.01*[.C79]))*4500000)" office:value-type="float" office:value="2135484" calcext:value-type="float">
            <text:p>2135484</text:p>
          </table:table-cell>
          <table:table-cell table:formula="of:=ROUND(SIN((0.01*[.C79]*PI())/2)*12000)" office:value-type="float" office:value="11291" calcext:value-type="float">
            <text:p>11291</text:p>
          </table:table-cell>
          <table:table-cell table:formula="of:=ROUND((1-(COS((0.01*[.C79]*PI())/2) ))*2400 +100)" office:value-type="float" office:value="1687" calcext:value-type="float">
            <text:p>1687</text:p>
          </table:table-cell>
          <table:table-cell table:formula="of:=ROUND(SIN( (0.01*[.C79]*PI() )/2 ) * 35)" office:value-type="float" office:value="33" calcext:value-type="float">
            <text:p>33</text:p>
          </table:table-cell>
          <table:table-cell table:formula="of:=ROUND((1-(COS((0.01*[.C79]*PI())/2) ))*7)" office:value-type="float" office:value="5" calcext:value-type="float">
            <text:p>5</text:p>
          </table:table-cell>
          <table:table-cell table:formula="of:=ROUND((1-(COS((0.01*[.C79]*PI())/2) ))*11)" office:value-type="float" office:value="7" calcext:value-type="float">
            <text:p>7</text:p>
          </table:table-cell>
          <table:table-cell table:formula="of:=ROUND(SIN( (0.01*[.C79]*PI() )/2 ) * 35)" office:value-type="float" office:value="33" calcext:value-type="float">
            <text:p>33</text:p>
          </table:table-cell>
          <table:table-cell table:formula="of:=ROUND(( 0.01*[.C79]  ) *18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ROUND(((0.01*[.C80])*(0.01*[.C80])*(0.01*[.C80]))*4500000)" office:value-type="float" office:value="2218676" calcext:value-type="float">
            <text:p>2218676</text:p>
          </table:table-cell>
          <table:table-cell table:formula="of:=ROUND(SIN((0.01*[.C80]*PI())/2)*12000)" office:value-type="float" office:value="11353" calcext:value-type="float">
            <text:p>11353</text:p>
          </table:table-cell>
          <table:table-cell table:formula="of:=ROUND((1-(COS((0.01*[.C80]*PI())/2) ))*2400 +100)" office:value-type="float" office:value="1723" calcext:value-type="float">
            <text:p>1723</text:p>
          </table:table-cell>
          <table:table-cell table:formula="of:=ROUND(SIN( (0.01*[.C80]*PI() )/2 ) * 35)" office:value-type="float" office:value="33" calcext:value-type="float">
            <text:p>33</text:p>
          </table:table-cell>
          <table:table-cell table:formula="of:=ROUND((1-(COS((0.01*[.C80]*PI())/2) ))*7)" office:value-type="float" office:value="5" calcext:value-type="float">
            <text:p>5</text:p>
          </table:table-cell>
          <table:table-cell table:formula="of:=ROUND((1-(COS((0.01*[.C80]*PI())/2) ))*11)" office:value-type="float" office:value="7" calcext:value-type="float">
            <text:p>7</text:p>
          </table:table-cell>
          <table:table-cell table:formula="of:=ROUND(SIN( (0.01*[.C80]*PI() )/2 ) * 35)" office:value-type="float" office:value="33" calcext:value-type="float">
            <text:p>33</text:p>
          </table:table-cell>
          <table:table-cell table:formula="of:=ROUND(( 0.01*[.C80]  ) *18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ROUND(((0.01*[.C81])*(0.01*[.C81])*(0.01*[.C81]))*4500000)" office:value-type="float" office:value="2304000" calcext:value-type="float">
            <text:p>2304000</text:p>
          </table:table-cell>
          <table:table-cell table:formula="of:=ROUND(SIN((0.01*[.C81]*PI())/2)*12000)" office:value-type="float" office:value="11413" calcext:value-type="float">
            <text:p>11413</text:p>
          </table:table-cell>
          <table:table-cell table:formula="of:=ROUND((1-(COS((0.01*[.C81]*PI())/2) ))*2400 +100)" office:value-type="float" office:value="1758" calcext:value-type="float">
            <text:p>1758</text:p>
          </table:table-cell>
          <table:table-cell table:formula="of:=ROUND(SIN( (0.01*[.C81]*PI() )/2 ) * 35)" office:value-type="float" office:value="33" calcext:value-type="float">
            <text:p>33</text:p>
          </table:table-cell>
          <table:table-cell table:formula="of:=ROUND((1-(COS((0.01*[.C81]*PI())/2) ))*7)" office:value-type="float" office:value="5" calcext:value-type="float">
            <text:p>5</text:p>
          </table:table-cell>
          <table:table-cell table:formula="of:=ROUND((1-(COS((0.01*[.C81]*PI())/2) ))*11)" office:value-type="float" office:value="8" calcext:value-type="float">
            <text:p>8</text:p>
          </table:table-cell>
          <table:table-cell table:formula="of:=ROUND(SIN( (0.01*[.C81]*PI() )/2 ) * 35)" office:value-type="float" office:value="33" calcext:value-type="float">
            <text:p>33</text:p>
          </table:table-cell>
          <table:table-cell table:formula="of:=ROUND(( 0.01*[.C81]  ) *18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ROUND(((0.01*[.C82])*(0.01*[.C82])*(0.01*[.C82]))*4500000)" office:value-type="float" office:value="2391485" calcext:value-type="float">
            <text:p>2391485</text:p>
          </table:table-cell>
          <table:table-cell table:formula="of:=ROUND(SIN((0.01*[.C82]*PI())/2)*12000)" office:value-type="float" office:value="11470" calcext:value-type="float">
            <text:p>11470</text:p>
          </table:table-cell>
          <table:table-cell table:formula="of:=ROUND((1-(COS((0.01*[.C82]*PI())/2) ))*2400 +100)" office:value-type="float" office:value="1794" calcext:value-type="float">
            <text:p>1794</text:p>
          </table:table-cell>
          <table:table-cell table:formula="of:=ROUND(SIN( (0.01*[.C82]*PI() )/2 ) * 35)" office:value-type="float" office:value="33" calcext:value-type="float">
            <text:p>33</text:p>
          </table:table-cell>
          <table:table-cell table:formula="of:=ROUND((1-(COS((0.01*[.C82]*PI())/2) ))*7)" office:value-type="float" office:value="5" calcext:value-type="float">
            <text:p>5</text:p>
          </table:table-cell>
          <table:table-cell table:formula="of:=ROUND((1-(COS((0.01*[.C82]*PI())/2) ))*11)" office:value-type="float" office:value="8" calcext:value-type="float">
            <text:p>8</text:p>
          </table:table-cell>
          <table:table-cell table:formula="of:=ROUND(SIN( (0.01*[.C82]*PI() )/2 ) * 35)" office:value-type="float" office:value="33" calcext:value-type="float">
            <text:p>33</text:p>
          </table:table-cell>
          <table:table-cell table:formula="of:=ROUND(( 0.01*[.C82]  ) *18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ROUND(((0.01*[.C83])*(0.01*[.C83])*(0.01*[.C83]))*4500000)" office:value-type="float" office:value="2481156" calcext:value-type="float">
            <text:p>2481156</text:p>
          </table:table-cell>
          <table:table-cell table:formula="of:=ROUND(SIN((0.01*[.C83]*PI())/2)*12000)" office:value-type="float" office:value="11524" calcext:value-type="float">
            <text:p>11524</text:p>
          </table:table-cell>
          <table:table-cell table:formula="of:=ROUND((1-(COS((0.01*[.C83]*PI())/2) ))*2400 +100)" office:value-type="float" office:value="1830" calcext:value-type="float">
            <text:p>1830</text:p>
          </table:table-cell>
          <table:table-cell table:formula="of:=ROUND(SIN( (0.01*[.C83]*PI() )/2 ) * 35)" office:value-type="float" office:value="34" calcext:value-type="float">
            <text:p>34</text:p>
          </table:table-cell>
          <table:table-cell table:formula="of:=ROUND((1-(COS((0.01*[.C83]*PI())/2) ))*7)" office:value-type="float" office:value="5" calcext:value-type="float">
            <text:p>5</text:p>
          </table:table-cell>
          <table:table-cell table:formula="of:=ROUND((1-(COS((0.01*[.C83]*PI())/2) ))*11)" office:value-type="float" office:value="8" calcext:value-type="float">
            <text:p>8</text:p>
          </table:table-cell>
          <table:table-cell table:formula="of:=ROUND(SIN( (0.01*[.C83]*PI() )/2 ) * 35)" office:value-type="float" office:value="34" calcext:value-type="float">
            <text:p>34</text:p>
          </table:table-cell>
          <table:table-cell table:formula="of:=ROUND(( 0.01*[.C83]  ) *18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ROUND(((0.01*[.C84])*(0.01*[.C84])*(0.01*[.C84]))*4500000)" office:value-type="float" office:value="2573042" calcext:value-type="float">
            <text:p>2573042</text:p>
          </table:table-cell>
          <table:table-cell table:formula="of:=ROUND(SIN((0.01*[.C84]*PI())/2)*12000)" office:value-type="float" office:value="11575" calcext:value-type="float">
            <text:p>11575</text:p>
          </table:table-cell>
          <table:table-cell table:formula="of:=ROUND((1-(COS((0.01*[.C84]*PI())/2) ))*2400 +100)" office:value-type="float" office:value="1867" calcext:value-type="float">
            <text:p>1867</text:p>
          </table:table-cell>
          <table:table-cell table:formula="of:=ROUND(SIN( (0.01*[.C84]*PI() )/2 ) * 35)" office:value-type="float" office:value="34" calcext:value-type="float">
            <text:p>34</text:p>
          </table:table-cell>
          <table:table-cell table:formula="of:=ROUND((1-(COS((0.01*[.C84]*PI())/2) ))*7)" office:value-type="float" office:value="5" calcext:value-type="float">
            <text:p>5</text:p>
          </table:table-cell>
          <table:table-cell table:formula="of:=ROUND((1-(COS((0.01*[.C84]*PI())/2) ))*11)" office:value-type="float" office:value="8" calcext:value-type="float">
            <text:p>8</text:p>
          </table:table-cell>
          <table:table-cell table:formula="of:=ROUND(SIN( (0.01*[.C84]*PI() )/2 ) * 35)" office:value-type="float" office:value="34" calcext:value-type="float">
            <text:p>34</text:p>
          </table:table-cell>
          <table:table-cell table:formula="of:=ROUND(( 0.01*[.C84]  ) *18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ROUND(((0.01*[.C85])*(0.01*[.C85])*(0.01*[.C85]))*4500000)" office:value-type="float" office:value="2667168" calcext:value-type="float">
            <text:p>2667168</text:p>
          </table:table-cell>
          <table:table-cell table:formula="of:=ROUND(SIN((0.01*[.C85]*PI())/2)*12000)" office:value-type="float" office:value="11623" calcext:value-type="float">
            <text:p>11623</text:p>
          </table:table-cell>
          <table:table-cell table:formula="of:=ROUND((1-(COS((0.01*[.C85]*PI())/2) ))*2400 +100)" office:value-type="float" office:value="1903" calcext:value-type="float">
            <text:p>1903</text:p>
          </table:table-cell>
          <table:table-cell table:formula="of:=ROUND(SIN( (0.01*[.C85]*PI() )/2 ) * 35)" office:value-type="float" office:value="34" calcext:value-type="float">
            <text:p>34</text:p>
          </table:table-cell>
          <table:table-cell table:formula="of:=ROUND((1-(COS((0.01*[.C85]*PI())/2) ))*7)" office:value-type="float" office:value="5" calcext:value-type="float">
            <text:p>5</text:p>
          </table:table-cell>
          <table:table-cell table:formula="of:=ROUND((1-(COS((0.01*[.C85]*PI())/2) ))*11)" office:value-type="float" office:value="8" calcext:value-type="float">
            <text:p>8</text:p>
          </table:table-cell>
          <table:table-cell table:formula="of:=ROUND(SIN( (0.01*[.C85]*PI() )/2 ) * 35)" office:value-type="float" office:value="34" calcext:value-type="float">
            <text:p>34</text:p>
          </table:table-cell>
          <table:table-cell table:formula="of:=ROUND(( 0.01*[.C85]  ) *18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ROUND(((0.01*[.C86])*(0.01*[.C86])*(0.01*[.C86]))*4500000)" office:value-type="float" office:value="2763562" calcext:value-type="float">
            <text:p>2763562</text:p>
          </table:table-cell>
          <table:table-cell table:formula="of:=ROUND(SIN((0.01*[.C86]*PI())/2)*12000)" office:value-type="float" office:value="11668" calcext:value-type="float">
            <text:p>11668</text:p>
          </table:table-cell>
          <table:table-cell table:formula="of:=ROUND((1-(COS((0.01*[.C86]*PI())/2) ))*2400 +100)" office:value-type="float" office:value="1940" calcext:value-type="float">
            <text:p>1940</text:p>
          </table:table-cell>
          <table:table-cell table:formula="of:=ROUND(SIN( (0.01*[.C86]*PI() )/2 ) * 35)" office:value-type="float" office:value="34" calcext:value-type="float">
            <text:p>34</text:p>
          </table:table-cell>
          <table:table-cell table:formula="of:=ROUND((1-(COS((0.01*[.C86]*PI())/2) ))*7)" office:value-type="float" office:value="5" calcext:value-type="float">
            <text:p>5</text:p>
          </table:table-cell>
          <table:table-cell table:formula="of:=ROUND((1-(COS((0.01*[.C86]*PI())/2) ))*11)" office:value-type="float" office:value="8" calcext:value-type="float">
            <text:p>8</text:p>
          </table:table-cell>
          <table:table-cell table:formula="of:=ROUND(SIN( (0.01*[.C86]*PI() )/2 ) * 35)" office:value-type="float" office:value="34" calcext:value-type="float">
            <text:p>34</text:p>
          </table:table-cell>
          <table:table-cell table:formula="of:=ROUND(( 0.01*[.C86]  ) *18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ROUND(((0.01*[.C87])*(0.01*[.C87])*(0.01*[.C87]))*4500000)" office:value-type="float" office:value="2862252" calcext:value-type="float">
            <text:p>2862252</text:p>
          </table:table-cell>
          <table:table-cell table:formula="of:=ROUND(SIN((0.01*[.C87]*PI())/2)*12000)" office:value-type="float" office:value="11711" calcext:value-type="float">
            <text:p>11711</text:p>
          </table:table-cell>
          <table:table-cell table:formula="of:=ROUND((1-(COS((0.01*[.C87]*PI())/2) ))*2400 +100)" office:value-type="float" office:value="1976" calcext:value-type="float">
            <text:p>1976</text:p>
          </table:table-cell>
          <table:table-cell table:formula="of:=ROUND(SIN( (0.01*[.C87]*PI() )/2 ) * 35)" office:value-type="float" office:value="34" calcext:value-type="float">
            <text:p>34</text:p>
          </table:table-cell>
          <table:table-cell table:formula="of:=ROUND((1-(COS((0.01*[.C87]*PI())/2) ))*7)" office:value-type="float" office:value="5" calcext:value-type="float">
            <text:p>5</text:p>
          </table:table-cell>
          <table:table-cell table:formula="of:=ROUND((1-(COS((0.01*[.C87]*PI())/2) ))*11)" office:value-type="float" office:value="9" calcext:value-type="float">
            <text:p>9</text:p>
          </table:table-cell>
          <table:table-cell table:formula="of:=ROUND(SIN( (0.01*[.C87]*PI() )/2 ) * 35)" office:value-type="float" office:value="34" calcext:value-type="float">
            <text:p>34</text:p>
          </table:table-cell>
          <table:table-cell table:formula="of:=ROUND(( 0.01*[.C87]  ) *18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ROUND(((0.01*[.C88])*(0.01*[.C88])*(0.01*[.C88]))*4500000)" office:value-type="float" office:value="2963264" calcext:value-type="float">
            <text:p>2963264</text:p>
          </table:table-cell>
          <table:table-cell table:formula="of:=ROUND(SIN((0.01*[.C88]*PI())/2)*12000)" office:value-type="float" office:value="11751" calcext:value-type="float">
            <text:p>11751</text:p>
          </table:table-cell>
          <table:table-cell table:formula="of:=ROUND((1-(COS((0.01*[.C88]*PI())/2) ))*2400 +100)" office:value-type="float" office:value="2013" calcext:value-type="float">
            <text:p>2013</text:p>
          </table:table-cell>
          <table:table-cell table:formula="of:=ROUND(SIN( (0.01*[.C88]*PI() )/2 ) * 35)" office:value-type="float" office:value="34" calcext:value-type="float">
            <text:p>34</text:p>
          </table:table-cell>
          <table:table-cell table:formula="of:=ROUND((1-(COS((0.01*[.C88]*PI())/2) ))*7)" office:value-type="float" office:value="6" calcext:value-type="float">
            <text:p>6</text:p>
          </table:table-cell>
          <table:table-cell table:formula="of:=ROUND((1-(COS((0.01*[.C88]*PI())/2) ))*11)" office:value-type="float" office:value="9" calcext:value-type="float">
            <text:p>9</text:p>
          </table:table-cell>
          <table:table-cell table:formula="of:=ROUND(SIN( (0.01*[.C88]*PI() )/2 ) * 35)" office:value-type="float" office:value="34" calcext:value-type="float">
            <text:p>34</text:p>
          </table:table-cell>
          <table:table-cell table:formula="of:=ROUND(( 0.01*[.C88]  ) *18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ROUND(((0.01*[.C89])*(0.01*[.C89])*(0.01*[.C89]))*4500000)" office:value-type="float" office:value="3066624" calcext:value-type="float">
            <text:p>3066624</text:p>
          </table:table-cell>
          <table:table-cell table:formula="of:=ROUND(SIN((0.01*[.C89]*PI())/2)*12000)" office:value-type="float" office:value="11787" calcext:value-type="float">
            <text:p>11787</text:p>
          </table:table-cell>
          <table:table-cell table:formula="of:=ROUND((1-(COS((0.01*[.C89]*PI())/2) ))*2400 +100)" office:value-type="float" office:value="2050" calcext:value-type="float">
            <text:p>2050</text:p>
          </table:table-cell>
          <table:table-cell table:formula="of:=ROUND(SIN( (0.01*[.C89]*PI() )/2 ) * 35)" office:value-type="float" office:value="34" calcext:value-type="float">
            <text:p>34</text:p>
          </table:table-cell>
          <table:table-cell table:formula="of:=ROUND((1-(COS((0.01*[.C89]*PI())/2) ))*7)" office:value-type="float" office:value="6" calcext:value-type="float">
            <text:p>6</text:p>
          </table:table-cell>
          <table:table-cell table:formula="of:=ROUND((1-(COS((0.01*[.C89]*PI())/2) ))*11)" office:value-type="float" office:value="9" calcext:value-type="float">
            <text:p>9</text:p>
          </table:table-cell>
          <table:table-cell table:formula="of:=ROUND(SIN( (0.01*[.C89]*PI() )/2 ) * 35)" office:value-type="float" office:value="34" calcext:value-type="float">
            <text:p>34</text:p>
          </table:table-cell>
          <table:table-cell table:formula="of:=ROUND(( 0.01*[.C89]  ) *18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ROUND(((0.01*[.C90])*(0.01*[.C90])*(0.01*[.C90]))*4500000)" office:value-type="float" office:value="3172361" calcext:value-type="float">
            <text:p>3172361</text:p>
          </table:table-cell>
          <table:table-cell table:formula="of:=ROUND(SIN((0.01*[.C90]*PI())/2)*12000)" office:value-type="float" office:value="11821" calcext:value-type="float">
            <text:p>11821</text:p>
          </table:table-cell>
          <table:table-cell table:formula="of:=ROUND((1-(COS((0.01*[.C90]*PI())/2) ))*2400 +100)" office:value-type="float" office:value="2087" calcext:value-type="float">
            <text:p>2087</text:p>
          </table:table-cell>
          <table:table-cell table:formula="of:=ROUND(SIN( (0.01*[.C90]*PI() )/2 ) * 35)" office:value-type="float" office:value="34" calcext:value-type="float">
            <text:p>34</text:p>
          </table:table-cell>
          <table:table-cell table:formula="of:=ROUND((1-(COS((0.01*[.C90]*PI())/2) ))*7)" office:value-type="float" office:value="6" calcext:value-type="float">
            <text:p>6</text:p>
          </table:table-cell>
          <table:table-cell table:formula="of:=ROUND((1-(COS((0.01*[.C90]*PI())/2) ))*11)" office:value-type="float" office:value="9" calcext:value-type="float">
            <text:p>9</text:p>
          </table:table-cell>
          <table:table-cell table:formula="of:=ROUND(SIN( (0.01*[.C90]*PI() )/2 ) * 35)" office:value-type="float" office:value="34" calcext:value-type="float">
            <text:p>34</text:p>
          </table:table-cell>
          <table:table-cell table:formula="of:=ROUND(( 0.01*[.C90]  ) *18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ROUND(((0.01*[.C91])*(0.01*[.C91])*(0.01*[.C91]))*4500000)" office:value-type="float" office:value="3280500" calcext:value-type="float">
            <text:p>3280500</text:p>
          </table:table-cell>
          <table:table-cell table:formula="of:=ROUND(SIN((0.01*[.C91]*PI())/2)*12000)" office:value-type="float" office:value="11852" calcext:value-type="float">
            <text:p>11852</text:p>
          </table:table-cell>
          <table:table-cell table:formula="of:=ROUND((1-(COS((0.01*[.C91]*PI())/2) ))*2400 +100)" office:value-type="float" office:value="2125" calcext:value-type="float">
            <text:p>2125</text:p>
          </table:table-cell>
          <table:table-cell table:formula="of:=ROUND(SIN( (0.01*[.C91]*PI() )/2 ) * 35)" office:value-type="float" office:value="35" calcext:value-type="float">
            <text:p>35</text:p>
          </table:table-cell>
          <table:table-cell table:formula="of:=ROUND((1-(COS((0.01*[.C91]*PI())/2) ))*7)" office:value-type="float" office:value="6" calcext:value-type="float">
            <text:p>6</text:p>
          </table:table-cell>
          <table:table-cell table:formula="of:=ROUND((1-(COS((0.01*[.C91]*PI())/2) ))*11)" office:value-type="float" office:value="9" calcext:value-type="float">
            <text:p>9</text:p>
          </table:table-cell>
          <table:table-cell table:formula="of:=ROUND(SIN( (0.01*[.C91]*PI() )/2 ) * 35)" office:value-type="float" office:value="35" calcext:value-type="float">
            <text:p>35</text:p>
          </table:table-cell>
          <table:table-cell table:formula="of:=ROUND(( 0.01*[.C91]  ) *18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ROUND(((0.01*[.C92])*(0.01*[.C92])*(0.01*[.C92]))*4500000)" office:value-type="float" office:value="3391070" calcext:value-type="float">
            <text:p>3391070</text:p>
          </table:table-cell>
          <table:table-cell table:formula="of:=ROUND(SIN((0.01*[.C92]*PI())/2)*12000)" office:value-type="float" office:value="11880" calcext:value-type="float">
            <text:p>11880</text:p>
          </table:table-cell>
          <table:table-cell table:formula="of:=ROUND((1-(COS((0.01*[.C92]*PI())/2) ))*2400 +100)" office:value-type="float" office:value="2162" calcext:value-type="float">
            <text:p>2162</text:p>
          </table:table-cell>
          <table:table-cell table:formula="of:=ROUND(SIN( (0.01*[.C92]*PI() )/2 ) * 35)" office:value-type="float" office:value="35" calcext:value-type="float">
            <text:p>35</text:p>
          </table:table-cell>
          <table:table-cell table:formula="of:=ROUND((1-(COS((0.01*[.C92]*PI())/2) ))*7)" office:value-type="float" office:value="6" calcext:value-type="float">
            <text:p>6</text:p>
          </table:table-cell>
          <table:table-cell table:formula="of:=ROUND((1-(COS((0.01*[.C92]*PI())/2) ))*11)" office:value-type="float" office:value="9" calcext:value-type="float">
            <text:p>9</text:p>
          </table:table-cell>
          <table:table-cell table:formula="of:=ROUND(SIN( (0.01*[.C92]*PI() )/2 ) * 35)" office:value-type="float" office:value="35" calcext:value-type="float">
            <text:p>35</text:p>
          </table:table-cell>
          <table:table-cell table:formula="of:=ROUND(( 0.01*[.C92]  ) *18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ROUND(((0.01*[.C93])*(0.01*[.C93])*(0.01*[.C93]))*4500000)" office:value-type="float" office:value="3504096" calcext:value-type="float">
            <text:p>3504096</text:p>
          </table:table-cell>
          <table:table-cell table:formula="of:=ROUND(SIN((0.01*[.C93]*PI())/2)*12000)" office:value-type="float" office:value="11905" calcext:value-type="float">
            <text:p>11905</text:p>
          </table:table-cell>
          <table:table-cell table:formula="of:=ROUND((1-(COS((0.01*[.C93]*PI())/2) ))*2400 +100)" office:value-type="float" office:value="2199" calcext:value-type="float">
            <text:p>2199</text:p>
          </table:table-cell>
          <table:table-cell table:formula="of:=ROUND(SIN( (0.01*[.C93]*PI() )/2 ) * 35)" office:value-type="float" office:value="35" calcext:value-type="float">
            <text:p>35</text:p>
          </table:table-cell>
          <table:table-cell table:formula="of:=ROUND((1-(COS((0.01*[.C93]*PI())/2) ))*7)" office:value-type="float" office:value="6" calcext:value-type="float">
            <text:p>6</text:p>
          </table:table-cell>
          <table:table-cell table:formula="of:=ROUND((1-(COS((0.01*[.C93]*PI())/2) ))*11)" office:value-type="float" office:value="10" calcext:value-type="float">
            <text:p>10</text:p>
          </table:table-cell>
          <table:table-cell table:formula="of:=ROUND(SIN( (0.01*[.C93]*PI() )/2 ) * 35)" office:value-type="float" office:value="35" calcext:value-type="float">
            <text:p>35</text:p>
          </table:table-cell>
          <table:table-cell table:formula="of:=ROUND(( 0.01*[.C93]  ) *18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ROUND(((0.01*[.C94])*(0.01*[.C94])*(0.01*[.C94]))*4500000)" office:value-type="float" office:value="3619607" calcext:value-type="float">
            <text:p>3619607</text:p>
          </table:table-cell>
          <table:table-cell table:formula="of:=ROUND(SIN((0.01*[.C94]*PI())/2)*12000)" office:value-type="float" office:value="11928" calcext:value-type="float">
            <text:p>11928</text:p>
          </table:table-cell>
          <table:table-cell table:formula="of:=ROUND((1-(COS((0.01*[.C94]*PI())/2) ))*2400 +100)" office:value-type="float" office:value="2237" calcext:value-type="float">
            <text:p>2237</text:p>
          </table:table-cell>
          <table:table-cell table:formula="of:=ROUND(SIN( (0.01*[.C94]*PI() )/2 ) * 35)" office:value-type="float" office:value="35" calcext:value-type="float">
            <text:p>35</text:p>
          </table:table-cell>
          <table:table-cell table:formula="of:=ROUND((1-(COS((0.01*[.C94]*PI())/2) ))*7)" office:value-type="float" office:value="6" calcext:value-type="float">
            <text:p>6</text:p>
          </table:table-cell>
          <table:table-cell table:formula="of:=ROUND((1-(COS((0.01*[.C94]*PI())/2) ))*11)" office:value-type="float" office:value="10" calcext:value-type="float">
            <text:p>10</text:p>
          </table:table-cell>
          <table:table-cell table:formula="of:=ROUND(SIN( (0.01*[.C94]*PI() )/2 ) * 35)" office:value-type="float" office:value="35" calcext:value-type="float">
            <text:p>35</text:p>
          </table:table-cell>
          <table:table-cell table:formula="of:=ROUND(( 0.01*[.C94]  ) *18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ROUND(((0.01*[.C95])*(0.01*[.C95])*(0.01*[.C95]))*4500000)" office:value-type="float" office:value="3737628" calcext:value-type="float">
            <text:p>3737628</text:p>
          </table:table-cell>
          <table:table-cell table:formula="of:=ROUND(SIN((0.01*[.C95]*PI())/2)*12000)" office:value-type="float" office:value="11947" calcext:value-type="float">
            <text:p>11947</text:p>
          </table:table-cell>
          <table:table-cell table:formula="of:=ROUND((1-(COS((0.01*[.C95]*PI())/2) ))*2400 +100)" office:value-type="float" office:value="2274" calcext:value-type="float">
            <text:p>2274</text:p>
          </table:table-cell>
          <table:table-cell table:formula="of:=ROUND(SIN( (0.01*[.C95]*PI() )/2 ) * 35)" office:value-type="float" office:value="35" calcext:value-type="float">
            <text:p>35</text:p>
          </table:table-cell>
          <table:table-cell table:formula="of:=ROUND((1-(COS((0.01*[.C95]*PI())/2) ))*7)" office:value-type="float" office:value="6" calcext:value-type="float">
            <text:p>6</text:p>
          </table:table-cell>
          <table:table-cell table:formula="of:=ROUND((1-(COS((0.01*[.C95]*PI())/2) ))*11)" office:value-type="float" office:value="10" calcext:value-type="float">
            <text:p>10</text:p>
          </table:table-cell>
          <table:table-cell table:formula="of:=ROUND(SIN( (0.01*[.C95]*PI() )/2 ) * 35)" office:value-type="float" office:value="35" calcext:value-type="float">
            <text:p>35</text:p>
          </table:table-cell>
          <table:table-cell table:formula="of:=ROUND(( 0.01*[.C95]  ) *18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ROUND(((0.01*[.C96])*(0.01*[.C96])*(0.01*[.C96]))*4500000)" office:value-type="float" office:value="3858188" calcext:value-type="float">
            <text:p>3858188</text:p>
          </table:table-cell>
          <table:table-cell table:formula="of:=ROUND(SIN((0.01*[.C96]*PI())/2)*12000)" office:value-type="float" office:value="11963" calcext:value-type="float">
            <text:p>11963</text:p>
          </table:table-cell>
          <table:table-cell table:formula="of:=ROUND((1-(COS((0.01*[.C96]*PI())/2) ))*2400 +100)" office:value-type="float" office:value="2312" calcext:value-type="float">
            <text:p>2312</text:p>
          </table:table-cell>
          <table:table-cell table:formula="of:=ROUND(SIN( (0.01*[.C96]*PI() )/2 ) * 35)" office:value-type="float" office:value="35" calcext:value-type="float">
            <text:p>35</text:p>
          </table:table-cell>
          <table:table-cell table:formula="of:=ROUND((1-(COS((0.01*[.C96]*PI())/2) ))*7)" office:value-type="float" office:value="6" calcext:value-type="float">
            <text:p>6</text:p>
          </table:table-cell>
          <table:table-cell table:formula="of:=ROUND((1-(COS((0.01*[.C96]*PI())/2) ))*11)" office:value-type="float" office:value="10" calcext:value-type="float">
            <text:p>10</text:p>
          </table:table-cell>
          <table:table-cell table:formula="of:=ROUND(SIN( (0.01*[.C96]*PI() )/2 ) * 35)" office:value-type="float" office:value="35" calcext:value-type="float">
            <text:p>35</text:p>
          </table:table-cell>
          <table:table-cell table:formula="of:=ROUND(( 0.01*[.C96]  ) *18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ROUND(((0.01*[.C97])*(0.01*[.C97])*(0.01*[.C97]))*4500000)" office:value-type="float" office:value="3981312" calcext:value-type="float">
            <text:p>3981312</text:p>
          </table:table-cell>
          <table:table-cell table:formula="of:=ROUND(SIN((0.01*[.C97]*PI())/2)*12000)" office:value-type="float" office:value="11976" calcext:value-type="float">
            <text:p>11976</text:p>
          </table:table-cell>
          <table:table-cell table:formula="of:=ROUND((1-(COS((0.01*[.C97]*PI())/2) ))*2400 +100)" office:value-type="float" office:value="2349" calcext:value-type="float">
            <text:p>2349</text:p>
          </table:table-cell>
          <table:table-cell table:formula="of:=ROUND(SIN( (0.01*[.C97]*PI() )/2 ) * 35)" office:value-type="float" office:value="35" calcext:value-type="float">
            <text:p>35</text:p>
          </table:table-cell>
          <table:table-cell table:formula="of:=ROUND((1-(COS((0.01*[.C97]*PI())/2) ))*7)" office:value-type="float" office:value="7" calcext:value-type="float">
            <text:p>7</text:p>
          </table:table-cell>
          <table:table-cell table:formula="of:=ROUND((1-(COS((0.01*[.C97]*PI())/2) ))*11)" office:value-type="float" office:value="10" calcext:value-type="float">
            <text:p>10</text:p>
          </table:table-cell>
          <table:table-cell table:formula="of:=ROUND(SIN( (0.01*[.C97]*PI() )/2 ) * 35)" office:value-type="float" office:value="35" calcext:value-type="float">
            <text:p>35</text:p>
          </table:table-cell>
          <table:table-cell table:formula="of:=ROUND(( 0.01*[.C97]  ) *18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ROUND(((0.01*[.C98])*(0.01*[.C98])*(0.01*[.C98]))*4500000)" office:value-type="float" office:value="4107029" calcext:value-type="float">
            <text:p>4107029</text:p>
          </table:table-cell>
          <table:table-cell table:formula="of:=ROUND(SIN((0.01*[.C98]*PI())/2)*12000)" office:value-type="float" office:value="11987" calcext:value-type="float">
            <text:p>11987</text:p>
          </table:table-cell>
          <table:table-cell table:formula="of:=ROUND((1-(COS((0.01*[.C98]*PI())/2) ))*2400 +100)" office:value-type="float" office:value="2387" calcext:value-type="float">
            <text:p>2387</text:p>
          </table:table-cell>
          <table:table-cell table:formula="of:=ROUND(SIN( (0.01*[.C98]*PI() )/2 ) * 35)" office:value-type="float" office:value="35" calcext:value-type="float">
            <text:p>35</text:p>
          </table:table-cell>
          <table:table-cell table:formula="of:=ROUND((1-(COS((0.01*[.C98]*PI())/2) ))*7)" office:value-type="float" office:value="7" calcext:value-type="float">
            <text:p>7</text:p>
          </table:table-cell>
          <table:table-cell table:formula="of:=ROUND((1-(COS((0.01*[.C98]*PI())/2) ))*11)" office:value-type="float" office:value="10" calcext:value-type="float">
            <text:p>10</text:p>
          </table:table-cell>
          <table:table-cell table:formula="of:=ROUND(SIN( (0.01*[.C98]*PI() )/2 ) * 35)" office:value-type="float" office:value="35" calcext:value-type="float">
            <text:p>35</text:p>
          </table:table-cell>
          <table:table-cell table:formula="of:=ROUND(( 0.01*[.C98]  ) *18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ROUND(((0.01*[.C99])*(0.01*[.C99])*(0.01*[.C99]))*4500000)" office:value-type="float" office:value="4235364" calcext:value-type="float">
            <text:p>4235364</text:p>
          </table:table-cell>
          <table:table-cell table:formula="of:=ROUND(SIN((0.01*[.C99]*PI())/2)*12000)" office:value-type="float" office:value="11994" calcext:value-type="float">
            <text:p>11994</text:p>
          </table:table-cell>
          <table:table-cell table:formula="of:=ROUND((1-(COS((0.01*[.C99]*PI())/2) ))*2400 +100)" office:value-type="float" office:value="2425" calcext:value-type="float">
            <text:p>2425</text:p>
          </table:table-cell>
          <table:table-cell table:formula="of:=ROUND(SIN( (0.01*[.C99]*PI() )/2 ) * 35)" office:value-type="float" office:value="35" calcext:value-type="float">
            <text:p>35</text:p>
          </table:table-cell>
          <table:table-cell table:formula="of:=ROUND((1-(COS((0.01*[.C99]*PI())/2) ))*7)" office:value-type="float" office:value="7" calcext:value-type="float">
            <text:p>7</text:p>
          </table:table-cell>
          <table:table-cell table:formula="of:=ROUND((1-(COS((0.01*[.C99]*PI())/2) ))*11)" office:value-type="float" office:value="11" calcext:value-type="float">
            <text:p>11</text:p>
          </table:table-cell>
          <table:table-cell table:formula="of:=ROUND(SIN( (0.01*[.C99]*PI() )/2 ) * 35)" office:value-type="float" office:value="35" calcext:value-type="float">
            <text:p>35</text:p>
          </table:table-cell>
          <table:table-cell table:formula="of:=ROUND(( 0.01*[.C99]  ) *18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ROUND(((0.01*[.C100])*(0.01*[.C100])*(0.01*[.C100]))*4500000)" office:value-type="float" office:value="4366346" calcext:value-type="float">
            <text:p>4366346</text:p>
          </table:table-cell>
          <table:table-cell table:formula="of:=ROUND(SIN((0.01*[.C100]*PI())/2)*12000)" office:value-type="float" office:value="11999" calcext:value-type="float">
            <text:p>11999</text:p>
          </table:table-cell>
          <table:table-cell table:formula="of:=ROUND((1-(COS((0.01*[.C100]*PI())/2) ))*2400 +100)" office:value-type="float" office:value="2462" calcext:value-type="float">
            <text:p>2462</text:p>
          </table:table-cell>
          <table:table-cell table:formula="of:=ROUND(SIN( (0.01*[.C100]*PI() )/2 ) * 35)" office:value-type="float" office:value="35" calcext:value-type="float">
            <text:p>35</text:p>
          </table:table-cell>
          <table:table-cell table:formula="of:=ROUND((1-(COS((0.01*[.C100]*PI())/2) ))*7)" office:value-type="float" office:value="7" calcext:value-type="float">
            <text:p>7</text:p>
          </table:table-cell>
          <table:table-cell table:formula="of:=ROUND((1-(COS((0.01*[.C100]*PI())/2) ))*11)" office:value-type="float" office:value="11" calcext:value-type="float">
            <text:p>11</text:p>
          </table:table-cell>
          <table:table-cell table:formula="of:=ROUND(SIN( (0.01*[.C100]*PI() )/2 ) * 35)" office:value-type="float" office:value="35" calcext:value-type="float">
            <text:p>35</text:p>
          </table:table-cell>
          <table:table-cell table:formula="of:=ROUND(( 0.01*[.C100]  ) *18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ROUND(((0.01*[.C101])*(0.01*[.C101])*(0.01*[.C101]))*4500000)" office:value-type="float" office:value="4500000" calcext:value-type="float">
            <text:p>4500000</text:p>
          </table:table-cell>
          <table:table-cell table:formula="of:=ROUND(SIN((0.01*[.C101]*PI())/2)*12000)" office:value-type="float" office:value="12000" calcext:value-type="float">
            <text:p>12000</text:p>
          </table:table-cell>
          <table:table-cell table:formula="of:=ROUND((1-(COS((0.01*[.C101]*PI())/2) ))*2400 +100)" office:value-type="float" office:value="2500" calcext:value-type="float">
            <text:p>2500</text:p>
          </table:table-cell>
          <table:table-cell table:formula="of:=ROUND(SIN( (0.01*[.C101]*PI() )/2 ) * 35)" office:value-type="float" office:value="35" calcext:value-type="float">
            <text:p>35</text:p>
          </table:table-cell>
          <table:table-cell table:formula="of:=ROUND((1-(COS((0.01*[.C101]*PI())/2) ))*7)" office:value-type="float" office:value="7" calcext:value-type="float">
            <text:p>7</text:p>
          </table:table-cell>
          <table:table-cell table:formula="of:=ROUND((1-(COS((0.01*[.C101]*PI())/2) ))*11)" office:value-type="float" office:value="11" calcext:value-type="float">
            <text:p>11</text:p>
          </table:table-cell>
          <table:table-cell table:formula="of:=ROUND(SIN( (0.01*[.C101]*PI() )/2 ) * 35)" office:value-type="float" office:value="35" calcext:value-type="float">
            <text:p>35</text:p>
          </table:table-cell>
          <table:table-cell table:formula="of:=ROUND(( 0.01*[.C101]  ) *18)" office:value-type="float" office:value="18" calcext:value-type="float">
            <text:p>18</text:p>
          </table:table-cell>
          <table:table-cell table:number-columns-repeated="4"/>
        </table:table-row>
      </table:table>
      <table:table table:name="rogue" table:style-name="ta1">
        <table:table-column table:style-name="co1" table:number-columns-repeated="14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lass</text:p>
          </table:table-cell>
          <table:table-cell table:style-name="ce7" office:value-type="string" calcext:value-type="string">
            <text:p>level</text:p>
          </table:table-cell>
          <table:table-cell table:style-name="ce7" office:value-type="string" calcext:value-type="string">
            <text:p>experience</text:p>
          </table:table-cell>
          <table:table-cell table:style-name="ce7" office:value-type="string" calcext:value-type="string">
            <text:p>hp</text:p>
          </table:table-cell>
          <table:table-cell table:style-name="ce7" office:value-type="string" calcext:value-type="string">
            <text:p>mp</text:p>
          </table:table-cell>
          <table:table-cell table:style-name="ce7" office:value-type="string" calcext:value-type="string">
            <text:p>str</text:p>
          </table:table-cell>
          <table:table-cell table:style-name="ce7" office:value-type="string" calcext:value-type="string">
            <text:p>dex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vit</text:p>
          </table:table-cell>
          <table:table-cell table:style-name="ce8" office:value-type="string" calcext:value-type="string">
            <text:p>agi</text:p>
          </table:table-cell>
          <table:table-cell table:style-name="ce9" table:number-columns-repeated="3"/>
        </table:table-row>
        <table:table-row table:style-name="ro1">
          <table:table-cell office:value-type="string" calcext:value-type="string">
            <text:p>Cassandra</text:p>
          </table:table-cell>
          <table:table-cell office:value-type="string" calcext:value-type="string">
            <text:p>rogue</text:p>
          </table:table-cell>
          <table:table-cell office:value-type="float" office:value="1" calcext:value-type="float">
            <text:p>1</text:p>
          </table:table-cell>
          <table:table-cell table:formula="of:=ROUND(((0.01*[.C2])*(0.01*[.C2])*(0.01*[.C2]))*4500000)" office:value-type="float" office:value="5" calcext:value-type="float">
            <text:p>5</text:p>
          </table:table-cell>
          <table:table-cell table:formula="of:=ROUND((0.01*[.C2])*7800+50)" office:value-type="float" office:value="128" calcext:value-type="float">
            <text:p>128</text:p>
          </table:table-cell>
          <table:table-cell table:formula="of:=ROUND((1-(COS((0.01*[.C2]*PI())/2) ))*2400 +100)" office:value-type="float" office:value="100" calcext:value-type="float">
            <text:p>100</text:p>
          </table:table-cell>
          <table:table-cell table:formula="of:=ROUND(SIN( (0.01*[.C2]*PI() )/2 ) * 19)" office:value-type="float" office:value="0" calcext:value-type="float">
            <text:p>0</text:p>
          </table:table-cell>
          <table:table-cell table:formula="of:=ROUND((1-(COS((0.01*[.C2]*PI())/2) ))*10)" office:value-type="float" office:value="0" calcext:value-type="float">
            <text:p>0</text:p>
          </table:table-cell>
          <table:table-cell table:formula="of:=ROUND((1-(COS((0.01*[.C2]*PI())/2) ))*11)" office:value-type="float" office:value="0" calcext:value-type="float">
            <text:p>0</text:p>
          </table:table-cell>
          <table:table-cell table:formula="of:=ROUND((1-(COS((0.01*[.C2]*PI())/2) ))*6)" office:value-type="float" office:value="0" calcext:value-type="float">
            <text:p>0</text:p>
          </table:table-cell>
          <table:table-cell table:formula="of:=ROUND(SIN( (0.01*[.C2]*PI() )/2 ) * 38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ROUND(((0.01*[.C3])*(0.01*[.C3])*(0.01*[.C3]))*4500000)" office:value-type="float" office:value="36" calcext:value-type="float">
            <text:p>36</text:p>
          </table:table-cell>
          <table:table-cell table:formula="of:=ROUND((0.01*[.C3])*7800+50)" office:value-type="float" office:value="206" calcext:value-type="float">
            <text:p>206</text:p>
          </table:table-cell>
          <table:table-cell table:formula="of:=ROUND((1-(COS((0.01*[.C3]*PI())/2) ))*2400 +100)" office:value-type="float" office:value="101" calcext:value-type="float">
            <text:p>101</text:p>
          </table:table-cell>
          <table:table-cell table:formula="of:=ROUND(SIN( (0.01*[.C3]*PI() )/2 ) * 19)" office:value-type="float" office:value="1" calcext:value-type="float">
            <text:p>1</text:p>
          </table:table-cell>
          <table:table-cell table:formula="of:=ROUND((1-(COS((0.01*[.C3]*PI())/2) ))*10)" office:value-type="float" office:value="0" calcext:value-type="float">
            <text:p>0</text:p>
          </table:table-cell>
          <table:table-cell table:formula="of:=ROUND((1-(COS((0.01*[.C3]*PI())/2) ))*11)" office:value-type="float" office:value="0" calcext:value-type="float">
            <text:p>0</text:p>
          </table:table-cell>
          <table:table-cell table:formula="of:=ROUND((1-(COS((0.01*[.C3]*PI())/2) ))*6)" office:value-type="float" office:value="0" calcext:value-type="float">
            <text:p>0</text:p>
          </table:table-cell>
          <table:table-cell table:formula="of:=ROUND(SIN( (0.01*[.C3]*PI() )/2 ) * 38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ROUND(((0.01*[.C4])*(0.01*[.C4])*(0.01*[.C4]))*4500000)" office:value-type="float" office:value="122" calcext:value-type="float">
            <text:p>122</text:p>
          </table:table-cell>
          <table:table-cell table:formula="of:=ROUND((0.01*[.C4])*7800+50)" office:value-type="float" office:value="284" calcext:value-type="float">
            <text:p>284</text:p>
          </table:table-cell>
          <table:table-cell table:formula="of:=ROUND((1-(COS((0.01*[.C4]*PI())/2) ))*2400 +100)" office:value-type="float" office:value="103" calcext:value-type="float">
            <text:p>103</text:p>
          </table:table-cell>
          <table:table-cell table:formula="of:=ROUND(SIN( (0.01*[.C4]*PI() )/2 ) * 19)" office:value-type="float" office:value="1" calcext:value-type="float">
            <text:p>1</text:p>
          </table:table-cell>
          <table:table-cell table:formula="of:=ROUND((1-(COS((0.01*[.C4]*PI())/2) ))*10)" office:value-type="float" office:value="0" calcext:value-type="float">
            <text:p>0</text:p>
          </table:table-cell>
          <table:table-cell table:formula="of:=ROUND((1-(COS((0.01*[.C4]*PI())/2) ))*11)" office:value-type="float" office:value="0" calcext:value-type="float">
            <text:p>0</text:p>
          </table:table-cell>
          <table:table-cell table:formula="of:=ROUND((1-(COS((0.01*[.C4]*PI())/2) ))*6)" office:value-type="float" office:value="0" calcext:value-type="float">
            <text:p>0</text:p>
          </table:table-cell>
          <table:table-cell table:formula="of:=ROUND(SIN( (0.01*[.C4]*PI() )/2 ) * 38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ROUND(((0.01*[.C5])*(0.01*[.C5])*(0.01*[.C5]))*4500000)" office:value-type="float" office:value="288" calcext:value-type="float">
            <text:p>288</text:p>
          </table:table-cell>
          <table:table-cell table:formula="of:=ROUND((0.01*[.C5])*7800+50)" office:value-type="float" office:value="362" calcext:value-type="float">
            <text:p>362</text:p>
          </table:table-cell>
          <table:table-cell table:formula="of:=ROUND((1-(COS((0.01*[.C5]*PI())/2) ))*2400 +100)" office:value-type="float" office:value="105" calcext:value-type="float">
            <text:p>105</text:p>
          </table:table-cell>
          <table:table-cell table:formula="of:=ROUND(SIN( (0.01*[.C5]*PI() )/2 ) * 19)" office:value-type="float" office:value="1" calcext:value-type="float">
            <text:p>1</text:p>
          </table:table-cell>
          <table:table-cell table:formula="of:=ROUND((1-(COS((0.01*[.C5]*PI())/2) ))*10)" office:value-type="float" office:value="0" calcext:value-type="float">
            <text:p>0</text:p>
          </table:table-cell>
          <table:table-cell table:formula="of:=ROUND((1-(COS((0.01*[.C5]*PI())/2) ))*11)" office:value-type="float" office:value="0" calcext:value-type="float">
            <text:p>0</text:p>
          </table:table-cell>
          <table:table-cell table:formula="of:=ROUND((1-(COS((0.01*[.C5]*PI())/2) ))*6)" office:value-type="float" office:value="0" calcext:value-type="float">
            <text:p>0</text:p>
          </table:table-cell>
          <table:table-cell table:formula="of:=ROUND(SIN( (0.01*[.C5]*PI() )/2 ) * 38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ROUND(((0.01*[.C6])*(0.01*[.C6])*(0.01*[.C6]))*4500000)" office:value-type="float" office:value="563" calcext:value-type="float">
            <text:p>563</text:p>
          </table:table-cell>
          <table:table-cell table:formula="of:=ROUND((0.01*[.C6])*7800+50)" office:value-type="float" office:value="440" calcext:value-type="float">
            <text:p>440</text:p>
          </table:table-cell>
          <table:table-cell table:formula="of:=ROUND((1-(COS((0.01*[.C6]*PI())/2) ))*2400 +100)" office:value-type="float" office:value="107" calcext:value-type="float">
            <text:p>107</text:p>
          </table:table-cell>
          <table:table-cell table:formula="of:=ROUND(SIN( (0.01*[.C6]*PI() )/2 ) * 19)" office:value-type="float" office:value="1" calcext:value-type="float">
            <text:p>1</text:p>
          </table:table-cell>
          <table:table-cell table:formula="of:=ROUND((1-(COS((0.01*[.C6]*PI())/2) ))*10)" office:value-type="float" office:value="0" calcext:value-type="float">
            <text:p>0</text:p>
          </table:table-cell>
          <table:table-cell table:formula="of:=ROUND((1-(COS((0.01*[.C6]*PI())/2) ))*11)" office:value-type="float" office:value="0" calcext:value-type="float">
            <text:p>0</text:p>
          </table:table-cell>
          <table:table-cell table:formula="of:=ROUND((1-(COS((0.01*[.C6]*PI())/2) ))*6)" office:value-type="float" office:value="0" calcext:value-type="float">
            <text:p>0</text:p>
          </table:table-cell>
          <table:table-cell table:formula="of:=ROUND(SIN( (0.01*[.C6]*PI() )/2 ) * 38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ROUND(((0.01*[.C7])*(0.01*[.C7])*(0.01*[.C7]))*4500000)" office:value-type="float" office:value="972" calcext:value-type="float">
            <text:p>972</text:p>
          </table:table-cell>
          <table:table-cell table:formula="of:=ROUND((0.01*[.C7])*7800+50)" office:value-type="float" office:value="518" calcext:value-type="float">
            <text:p>518</text:p>
          </table:table-cell>
          <table:table-cell table:formula="of:=ROUND((1-(COS((0.01*[.C7]*PI())/2) ))*2400 +100)" office:value-type="float" office:value="111" calcext:value-type="float">
            <text:p>111</text:p>
          </table:table-cell>
          <table:table-cell table:formula="of:=ROUND(SIN( (0.01*[.C7]*PI() )/2 ) * 19)" office:value-type="float" office:value="2" calcext:value-type="float">
            <text:p>2</text:p>
          </table:table-cell>
          <table:table-cell table:formula="of:=ROUND((1-(COS((0.01*[.C7]*PI())/2) ))*10)" office:value-type="float" office:value="0" calcext:value-type="float">
            <text:p>0</text:p>
          </table:table-cell>
          <table:table-cell table:formula="of:=ROUND((1-(COS((0.01*[.C7]*PI())/2) ))*5)" office:value-type="float" office:value="0" calcext:value-type="float">
            <text:p>0</text:p>
          </table:table-cell>
          <table:table-cell table:formula="of:=ROUND((1-(COS((0.01*[.C7]*PI())/2) ))*6)" office:value-type="float" office:value="0" calcext:value-type="float">
            <text:p>0</text:p>
          </table:table-cell>
          <table:table-cell table:formula="of:=ROUND(SIN( (0.01*[.C7]*PI() )/2 ) * 38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ROUND(((0.01*[.C8])*(0.01*[.C8])*(0.01*[.C8]))*4500000)" office:value-type="float" office:value="1544" calcext:value-type="float">
            <text:p>1544</text:p>
          </table:table-cell>
          <table:table-cell table:formula="of:=ROUND((0.01*[.C8])*7800+50)" office:value-type="float" office:value="596" calcext:value-type="float">
            <text:p>596</text:p>
          </table:table-cell>
          <table:table-cell table:formula="of:=ROUND((1-(COS((0.01*[.C8]*PI())/2) ))*2400 +100)" office:value-type="float" office:value="114" calcext:value-type="float">
            <text:p>114</text:p>
          </table:table-cell>
          <table:table-cell table:formula="of:=ROUND(SIN( (0.01*[.C8]*PI() )/2 ) * 19)" office:value-type="float" office:value="2" calcext:value-type="float">
            <text:p>2</text:p>
          </table:table-cell>
          <table:table-cell table:formula="of:=ROUND((1-(COS((0.01*[.C8]*PI())/2) ))*10)" office:value-type="float" office:value="0" calcext:value-type="float">
            <text:p>0</text:p>
          </table:table-cell>
          <table:table-cell table:formula="of:=ROUND((1-(COS((0.01*[.C8]*PI())/2) ))*5)" office:value-type="float" office:value="0" calcext:value-type="float">
            <text:p>0</text:p>
          </table:table-cell>
          <table:table-cell table:formula="of:=ROUND((1-(COS((0.01*[.C8]*PI())/2) ))*6)" office:value-type="float" office:value="0" calcext:value-type="float">
            <text:p>0</text:p>
          </table:table-cell>
          <table:table-cell table:formula="of:=ROUND(SIN( (0.01*[.C8]*PI() )/2 ) * 38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ROUND(((0.01*[.C9])*(0.01*[.C9])*(0.01*[.C9]))*4500000)" office:value-type="float" office:value="2304" calcext:value-type="float">
            <text:p>2304</text:p>
          </table:table-cell>
          <table:table-cell table:formula="of:=ROUND((0.01*[.C9])*7800+50)" office:value-type="float" office:value="674" calcext:value-type="float">
            <text:p>674</text:p>
          </table:table-cell>
          <table:table-cell table:formula="of:=ROUND((1-(COS((0.01*[.C9]*PI())/2) ))*2400 +100)" office:value-type="float" office:value="119" calcext:value-type="float">
            <text:p>119</text:p>
          </table:table-cell>
          <table:table-cell table:formula="of:=ROUND(SIN( (0.01*[.C9]*PI() )/2 ) * 19)" office:value-type="float" office:value="2" calcext:value-type="float">
            <text:p>2</text:p>
          </table:table-cell>
          <table:table-cell table:formula="of:=ROUND((1-(COS((0.01*[.C9]*PI())/2) ))*10)" office:value-type="float" office:value="0" calcext:value-type="float">
            <text:p>0</text:p>
          </table:table-cell>
          <table:table-cell table:formula="of:=ROUND((1-(COS((0.01*[.C9]*PI())/2) ))*5)" office:value-type="float" office:value="0" calcext:value-type="float">
            <text:p>0</text:p>
          </table:table-cell>
          <table:table-cell table:formula="of:=ROUND((1-(COS((0.01*[.C9]*PI())/2) ))*6)" office:value-type="float" office:value="0" calcext:value-type="float">
            <text:p>0</text:p>
          </table:table-cell>
          <table:table-cell table:formula="of:=ROUND(SIN( (0.01*[.C9]*PI() )/2 ) * 38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ROUND(((0.01*[.C10])*(0.01*[.C10])*(0.01*[.C10]))*4500000)" office:value-type="float" office:value="3280" calcext:value-type="float">
            <text:p>3280</text:p>
          </table:table-cell>
          <table:table-cell table:formula="of:=ROUND((0.01*[.C10])*7800+50)" office:value-type="float" office:value="752" calcext:value-type="float">
            <text:p>752</text:p>
          </table:table-cell>
          <table:table-cell table:formula="of:=ROUND((1-(COS((0.01*[.C10]*PI())/2) ))*2400 +100)" office:value-type="float" office:value="124" calcext:value-type="float">
            <text:p>124</text:p>
          </table:table-cell>
          <table:table-cell table:formula="of:=ROUND(SIN( (0.01*[.C10]*PI() )/2 ) * 19)" office:value-type="float" office:value="3" calcext:value-type="float">
            <text:p>3</text:p>
          </table:table-cell>
          <table:table-cell table:formula="of:=ROUND((1-(COS((0.01*[.C10]*PI())/2) ))*10)" office:value-type="float" office:value="0" calcext:value-type="float">
            <text:p>0</text:p>
          </table:table-cell>
          <table:table-cell table:formula="of:=ROUND((1-(COS((0.01*[.C10]*PI())/2) ))*5)" office:value-type="float" office:value="0" calcext:value-type="float">
            <text:p>0</text:p>
          </table:table-cell>
          <table:table-cell table:formula="of:=ROUND((1-(COS((0.01*[.C10]*PI())/2) ))*6)" office:value-type="float" office:value="0" calcext:value-type="float">
            <text:p>0</text:p>
          </table:table-cell>
          <table:table-cell table:formula="of:=ROUND(SIN( (0.01*[.C10]*PI() )/2 ) * 38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ROUND(((0.01*[.C11])*(0.01*[.C11])*(0.01*[.C11]))*4500000)" office:value-type="float" office:value="4500" calcext:value-type="float">
            <text:p>4500</text:p>
          </table:table-cell>
          <table:table-cell table:formula="of:=ROUND((0.01*[.C11])*7800+50)" office:value-type="float" office:value="830" calcext:value-type="float">
            <text:p>830</text:p>
          </table:table-cell>
          <table:table-cell table:formula="of:=ROUND((1-(COS((0.01*[.C11]*PI())/2) ))*2400 +100)" office:value-type="float" office:value="130" calcext:value-type="float">
            <text:p>130</text:p>
          </table:table-cell>
          <table:table-cell table:formula="of:=ROUND(SIN( (0.01*[.C11]*PI() )/2 ) * 19)" office:value-type="float" office:value="3" calcext:value-type="float">
            <text:p>3</text:p>
          </table:table-cell>
          <table:table-cell table:formula="of:=ROUND((1-(COS((0.01*[.C11]*PI())/2) ))*10)" office:value-type="float" office:value="0" calcext:value-type="float">
            <text:p>0</text:p>
          </table:table-cell>
          <table:table-cell table:formula="of:=ROUND((1-(COS((0.01*[.C11]*PI())/2) ))*5)" office:value-type="float" office:value="0" calcext:value-type="float">
            <text:p>0</text:p>
          </table:table-cell>
          <table:table-cell table:formula="of:=ROUND((1-(COS((0.01*[.C11]*PI())/2) ))*6)" office:value-type="float" office:value="0" calcext:value-type="float">
            <text:p>0</text:p>
          </table:table-cell>
          <table:table-cell table:formula="of:=ROUND(SIN( (0.01*[.C11]*PI() )/2 ) * 38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ROUND(((0.01*[.C12])*(0.01*[.C12])*(0.01*[.C12]))*4500000)" office:value-type="float" office:value="5990" calcext:value-type="float">
            <text:p>5990</text:p>
          </table:table-cell>
          <table:table-cell table:formula="of:=ROUND((0.01*[.C12])*7800+50)" office:value-type="float" office:value="908" calcext:value-type="float">
            <text:p>908</text:p>
          </table:table-cell>
          <table:table-cell table:formula="of:=ROUND((1-(COS((0.01*[.C12]*PI())/2) ))*2400 +100)" office:value-type="float" office:value="136" calcext:value-type="float">
            <text:p>136</text:p>
          </table:table-cell>
          <table:table-cell table:formula="of:=ROUND(SIN( (0.01*[.C12]*PI() )/2 ) * 19)" office:value-type="float" office:value="3" calcext:value-type="float">
            <text:p>3</text:p>
          </table:table-cell>
          <table:table-cell table:formula="of:=ROUND((1-(COS((0.01*[.C12]*PI())/2) ))*10)" office:value-type="float" office:value="0" calcext:value-type="float">
            <text:p>0</text:p>
          </table:table-cell>
          <table:table-cell table:formula="of:=ROUND((1-(COS((0.01*[.C12]*PI())/2) ))*5)" office:value-type="float" office:value="0" calcext:value-type="float">
            <text:p>0</text:p>
          </table:table-cell>
          <table:table-cell table:formula="of:=ROUND((1-(COS((0.01*[.C12]*PI())/2) ))*6)" office:value-type="float" office:value="0" calcext:value-type="float">
            <text:p>0</text:p>
          </table:table-cell>
          <table:table-cell table:formula="of:=ROUND(SIN( (0.01*[.C12]*PI() )/2 ) * 38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ROUND(((0.01*[.C13])*(0.01*[.C13])*(0.01*[.C13]))*4500000)" office:value-type="float" office:value="7776" calcext:value-type="float">
            <text:p>7776</text:p>
          </table:table-cell>
          <table:table-cell table:formula="of:=ROUND((0.01*[.C13])*7800+50)" office:value-type="float" office:value="986" calcext:value-type="float">
            <text:p>986</text:p>
          </table:table-cell>
          <table:table-cell table:formula="of:=ROUND((1-(COS((0.01*[.C13]*PI())/2) ))*2400 +100)" office:value-type="float" office:value="143" calcext:value-type="float">
            <text:p>143</text:p>
          </table:table-cell>
          <table:table-cell table:formula="of:=ROUND(SIN( (0.01*[.C13]*PI() )/2 ) * 19)" office:value-type="float" office:value="4" calcext:value-type="float">
            <text:p>4</text:p>
          </table:table-cell>
          <table:table-cell table:formula="of:=ROUND((1-(COS((0.01*[.C13]*PI())/2) ))*10)" office:value-type="float" office:value="0" calcext:value-type="float">
            <text:p>0</text:p>
          </table:table-cell>
          <table:table-cell table:formula="of:=ROUND((1-(COS((0.01*[.C13]*PI())/2) ))*5)" office:value-type="float" office:value="0" calcext:value-type="float">
            <text:p>0</text:p>
          </table:table-cell>
          <table:table-cell table:formula="of:=ROUND((1-(COS((0.01*[.C13]*PI())/2) ))*6)" office:value-type="float" office:value="0" calcext:value-type="float">
            <text:p>0</text:p>
          </table:table-cell>
          <table:table-cell table:formula="of:=ROUND(SIN( (0.01*[.C13]*PI() )/2 ) * 38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ROUND(((0.01*[.C14])*(0.01*[.C14])*(0.01*[.C14]))*4500000)" office:value-type="float" office:value="9887" calcext:value-type="float">
            <text:p>9887</text:p>
          </table:table-cell>
          <table:table-cell table:formula="of:=ROUND((0.01*[.C14])*7800+50)" office:value-type="float" office:value="1064" calcext:value-type="float">
            <text:p>1064</text:p>
          </table:table-cell>
          <table:table-cell table:formula="of:=ROUND((1-(COS((0.01*[.C14]*PI())/2) ))*2400 +100)" office:value-type="float" office:value="150" calcext:value-type="float">
            <text:p>150</text:p>
          </table:table-cell>
          <table:table-cell table:formula="of:=ROUND(SIN( (0.01*[.C14]*PI() )/2 ) * 19)" office:value-type="float" office:value="4" calcext:value-type="float">
            <text:p>4</text:p>
          </table:table-cell>
          <table:table-cell table:formula="of:=ROUND((1-(COS((0.01*[.C14]*PI())/2) ))*10)" office:value-type="float" office:value="0" calcext:value-type="float">
            <text:p>0</text:p>
          </table:table-cell>
          <table:table-cell table:formula="of:=ROUND((1-(COS((0.01*[.C14]*PI())/2) ))*5)" office:value-type="float" office:value="0" calcext:value-type="float">
            <text:p>0</text:p>
          </table:table-cell>
          <table:table-cell table:formula="of:=ROUND((1-(COS((0.01*[.C14]*PI())/2) ))*6)" office:value-type="float" office:value="0" calcext:value-type="float">
            <text:p>0</text:p>
          </table:table-cell>
          <table:table-cell table:formula="of:=ROUND(SIN( (0.01*[.C14]*PI() )/2 ) * 38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ROUND(((0.01*[.C15])*(0.01*[.C15])*(0.01*[.C15]))*4500000)" office:value-type="float" office:value="12348" calcext:value-type="float">
            <text:p>12348</text:p>
          </table:table-cell>
          <table:table-cell table:formula="of:=ROUND((0.01*[.C15])*7800+50)" office:value-type="float" office:value="1142" calcext:value-type="float">
            <text:p>1142</text:p>
          </table:table-cell>
          <table:table-cell table:formula="of:=ROUND((1-(COS((0.01*[.C15]*PI())/2) ))*2400 +100)" office:value-type="float" office:value="158" calcext:value-type="float">
            <text:p>158</text:p>
          </table:table-cell>
          <table:table-cell table:formula="of:=ROUND(SIN( (0.01*[.C15]*PI() )/2 ) * 19)" office:value-type="float" office:value="4" calcext:value-type="float">
            <text:p>4</text:p>
          </table:table-cell>
          <table:table-cell table:formula="of:=ROUND((1-(COS((0.01*[.C15]*PI())/2) ))*10)" office:value-type="float" office:value="0" calcext:value-type="float">
            <text:p>0</text:p>
          </table:table-cell>
          <table:table-cell table:formula="of:=ROUND((1-(COS((0.01*[.C15]*PI())/2) ))*5)" office:value-type="float" office:value="0" calcext:value-type="float">
            <text:p>0</text:p>
          </table:table-cell>
          <table:table-cell table:formula="of:=ROUND((1-(COS((0.01*[.C15]*PI())/2) ))*6)" office:value-type="float" office:value="0" calcext:value-type="float">
            <text:p>0</text:p>
          </table:table-cell>
          <table:table-cell table:formula="of:=ROUND(SIN( (0.01*[.C15]*PI() )/2 ) * 38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ROUND(((0.01*[.C16])*(0.01*[.C16])*(0.01*[.C16]))*4500000)" office:value-type="float" office:value="15188" calcext:value-type="float">
            <text:p>15188</text:p>
          </table:table-cell>
          <table:table-cell table:formula="of:=ROUND((0.01*[.C16])*7800+50)" office:value-type="float" office:value="1220" calcext:value-type="float">
            <text:p>1220</text:p>
          </table:table-cell>
          <table:table-cell table:formula="of:=ROUND((1-(COS((0.01*[.C16]*PI())/2) ))*2400 +100)" office:value-type="float" office:value="166" calcext:value-type="float">
            <text:p>166</text:p>
          </table:table-cell>
          <table:table-cell table:formula="of:=ROUND(SIN( (0.01*[.C16]*PI() )/2 ) * 19)" office:value-type="float" office:value="4" calcext:value-type="float">
            <text:p>4</text:p>
          </table:table-cell>
          <table:table-cell table:formula="of:=ROUND((1-(COS((0.01*[.C16]*PI())/2) ))*10)" office:value-type="float" office:value="0" calcext:value-type="float">
            <text:p>0</text:p>
          </table:table-cell>
          <table:table-cell table:formula="of:=ROUND((1-(COS((0.01*[.C16]*PI())/2) ))*5)" office:value-type="float" office:value="0" calcext:value-type="float">
            <text:p>0</text:p>
          </table:table-cell>
          <table:table-cell table:formula="of:=ROUND((1-(COS((0.01*[.C16]*PI())/2) ))*6)" office:value-type="float" office:value="0" calcext:value-type="float">
            <text:p>0</text:p>
          </table:table-cell>
          <table:table-cell table:formula="of:=ROUND(SIN( (0.01*[.C16]*PI() )/2 ) * 38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ROUND(((0.01*[.C17])*(0.01*[.C17])*(0.01*[.C17]))*4500000)" office:value-type="float" office:value="18432" calcext:value-type="float">
            <text:p>18432</text:p>
          </table:table-cell>
          <table:table-cell table:formula="of:=ROUND((0.01*[.C17])*7800+50)" office:value-type="float" office:value="1298" calcext:value-type="float">
            <text:p>1298</text:p>
          </table:table-cell>
          <table:table-cell table:formula="of:=ROUND((1-(COS((0.01*[.C17]*PI())/2) ))*2400 +100)" office:value-type="float" office:value="175" calcext:value-type="float">
            <text:p>175</text:p>
          </table:table-cell>
          <table:table-cell table:formula="of:=ROUND(SIN( (0.01*[.C17]*PI() )/2 ) * 19)" office:value-type="float" office:value="5" calcext:value-type="float">
            <text:p>5</text:p>
          </table:table-cell>
          <table:table-cell table:formula="of:=ROUND((1-(COS((0.01*[.C17]*PI())/2) ))*10)" office:value-type="float" office:value="0" calcext:value-type="float">
            <text:p>0</text:p>
          </table:table-cell>
          <table:table-cell table:formula="of:=ROUND((1-(COS((0.01*[.C17]*PI())/2) ))*5)" office:value-type="float" office:value="0" calcext:value-type="float">
            <text:p>0</text:p>
          </table:table-cell>
          <table:table-cell table:formula="of:=ROUND((1-(COS((0.01*[.C17]*PI())/2) ))*6)" office:value-type="float" office:value="0" calcext:value-type="float">
            <text:p>0</text:p>
          </table:table-cell>
          <table:table-cell table:formula="of:=ROUND(SIN( (0.01*[.C17]*PI() )/2 ) * 38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ROUND(((0.01*[.C18])*(0.01*[.C18])*(0.01*[.C18]))*4500000)" office:value-type="float" office:value="22109" calcext:value-type="float">
            <text:p>22109</text:p>
          </table:table-cell>
          <table:table-cell table:formula="of:=ROUND((0.01*[.C18])*7800+50)" office:value-type="float" office:value="1376" calcext:value-type="float">
            <text:p>1376</text:p>
          </table:table-cell>
          <table:table-cell table:formula="of:=ROUND((1-(COS((0.01*[.C18]*PI())/2) ))*2400 +100)" office:value-type="float" office:value="185" calcext:value-type="float">
            <text:p>185</text:p>
          </table:table-cell>
          <table:table-cell table:formula="of:=ROUND(SIN( (0.01*[.C18]*PI() )/2 ) * 19)" office:value-type="float" office:value="5" calcext:value-type="float">
            <text:p>5</text:p>
          </table:table-cell>
          <table:table-cell table:formula="of:=ROUND((1-(COS((0.01*[.C18]*PI())/2) ))*10)" office:value-type="float" office:value="0" calcext:value-type="float">
            <text:p>0</text:p>
          </table:table-cell>
          <table:table-cell table:formula="of:=ROUND((1-(COS((0.01*[.C18]*PI())/2) ))*5)" office:value-type="float" office:value="0" calcext:value-type="float">
            <text:p>0</text:p>
          </table:table-cell>
          <table:table-cell table:formula="of:=ROUND((1-(COS((0.01*[.C18]*PI())/2) ))*6)" office:value-type="float" office:value="0" calcext:value-type="float">
            <text:p>0</text:p>
          </table:table-cell>
          <table:table-cell table:formula="of:=ROUND(SIN( (0.01*[.C18]*PI() )/2 ) * 38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ROUND(((0.01*[.C19])*(0.01*[.C19])*(0.01*[.C19]))*4500000)" office:value-type="float" office:value="26244" calcext:value-type="float">
            <text:p>26244</text:p>
          </table:table-cell>
          <table:table-cell table:formula="of:=ROUND((0.01*[.C19])*7800+50)" office:value-type="float" office:value="1454" calcext:value-type="float">
            <text:p>1454</text:p>
          </table:table-cell>
          <table:table-cell table:formula="of:=ROUND((1-(COS((0.01*[.C19]*PI())/2) ))*2400 +100)" office:value-type="float" office:value="195" calcext:value-type="float">
            <text:p>195</text:p>
          </table:table-cell>
          <table:table-cell table:formula="of:=ROUND(SIN( (0.01*[.C19]*PI() )/2 ) * 19)" office:value-type="float" office:value="5" calcext:value-type="float">
            <text:p>5</text:p>
          </table:table-cell>
          <table:table-cell table:formula="of:=ROUND((1-(COS((0.01*[.C19]*PI())/2) ))*10)" office:value-type="float" office:value="0" calcext:value-type="float">
            <text:p>0</text:p>
          </table:table-cell>
          <table:table-cell table:formula="of:=ROUND((1-(COS((0.01*[.C19]*PI())/2) ))*5)" office:value-type="float" office:value="0" calcext:value-type="float">
            <text:p>0</text:p>
          </table:table-cell>
          <table:table-cell table:formula="of:=ROUND((1-(COS((0.01*[.C19]*PI())/2) ))*6)" office:value-type="float" office:value="0" calcext:value-type="float">
            <text:p>0</text:p>
          </table:table-cell>
          <table:table-cell table:formula="of:=ROUND(SIN( (0.01*[.C19]*PI() )/2 ) * 38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ROUND(((0.01*[.C20])*(0.01*[.C20])*(0.01*[.C20]))*4500000)" office:value-type="float" office:value="30866" calcext:value-type="float">
            <text:p>30866</text:p>
          </table:table-cell>
          <table:table-cell table:formula="of:=ROUND((0.01*[.C20])*7800+50)" office:value-type="float" office:value="1532" calcext:value-type="float">
            <text:p>1532</text:p>
          </table:table-cell>
          <table:table-cell table:formula="of:=ROUND((1-(COS((0.01*[.C20]*PI())/2) ))*2400 +100)" office:value-type="float" office:value="206" calcext:value-type="float">
            <text:p>206</text:p>
          </table:table-cell>
          <table:table-cell table:formula="of:=ROUND(SIN( (0.01*[.C20]*PI() )/2 ) * 19)" office:value-type="float" office:value="6" calcext:value-type="float">
            <text:p>6</text:p>
          </table:table-cell>
          <table:table-cell table:formula="of:=ROUND((1-(COS((0.01*[.C20]*PI())/2) ))*10)" office:value-type="float" office:value="0" calcext:value-type="float">
            <text:p>0</text:p>
          </table:table-cell>
          <table:table-cell table:formula="of:=ROUND((1-(COS((0.01*[.C20]*PI())/2) ))*5)" office:value-type="float" office:value="0" calcext:value-type="float">
            <text:p>0</text:p>
          </table:table-cell>
          <table:table-cell table:formula="of:=ROUND((1-(COS((0.01*[.C20]*PI())/2) ))*6)" office:value-type="float" office:value="0" calcext:value-type="float">
            <text:p>0</text:p>
          </table:table-cell>
          <table:table-cell table:formula="of:=ROUND(SIN( (0.01*[.C20]*PI() )/2 ) * 38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ROUND(((0.01*[.C21])*(0.01*[.C21])*(0.01*[.C21]))*4500000)" office:value-type="float" office:value="36000" calcext:value-type="float">
            <text:p>36000</text:p>
          </table:table-cell>
          <table:table-cell table:formula="of:=ROUND((0.01*[.C21])*7800+50)" office:value-type="float" office:value="1610" calcext:value-type="float">
            <text:p>1610</text:p>
          </table:table-cell>
          <table:table-cell table:formula="of:=ROUND((1-(COS((0.01*[.C21]*PI())/2) ))*2400 +100)" office:value-type="float" office:value="217" calcext:value-type="float">
            <text:p>217</text:p>
          </table:table-cell>
          <table:table-cell table:formula="of:=ROUND(SIN( (0.01*[.C21]*PI() )/2 ) * 19)" office:value-type="float" office:value="6" calcext:value-type="float">
            <text:p>6</text:p>
          </table:table-cell>
          <table:table-cell table:formula="of:=ROUND((1-(COS((0.01*[.C21]*PI())/2) ))*10)" office:value-type="float" office:value="0" calcext:value-type="float">
            <text:p>0</text:p>
          </table:table-cell>
          <table:table-cell table:formula="of:=ROUND((1-(COS((0.01*[.C21]*PI())/2) ))*5)" office:value-type="float" office:value="0" calcext:value-type="float">
            <text:p>0</text:p>
          </table:table-cell>
          <table:table-cell table:formula="of:=ROUND((1-(COS((0.01*[.C21]*PI())/2) ))*6)" office:value-type="float" office:value="0" calcext:value-type="float">
            <text:p>0</text:p>
          </table:table-cell>
          <table:table-cell table:formula="of:=ROUND(SIN( (0.01*[.C21]*PI() )/2 ) * 38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ROUND(((0.01*[.C22])*(0.01*[.C22])*(0.01*[.C22]))*4500000)" office:value-type="float" office:value="41674" calcext:value-type="float">
            <text:p>41674</text:p>
          </table:table-cell>
          <table:table-cell table:formula="of:=ROUND((0.01*[.C22])*7800+50)" office:value-type="float" office:value="1688" calcext:value-type="float">
            <text:p>1688</text:p>
          </table:table-cell>
          <table:table-cell table:formula="of:=ROUND((1-(COS((0.01*[.C22]*PI())/2) ))*2400 +100)" office:value-type="float" office:value="229" calcext:value-type="float">
            <text:p>229</text:p>
          </table:table-cell>
          <table:table-cell table:formula="of:=ROUND(SIN( (0.01*[.C22]*PI() )/2 ) * 19)" office:value-type="float" office:value="6" calcext:value-type="float">
            <text:p>6</text:p>
          </table:table-cell>
          <table:table-cell table:formula="of:=ROUND((1-(COS((0.01*[.C22]*PI())/2) ))*10)" office:value-type="float" office:value="1" calcext:value-type="float">
            <text:p>1</text:p>
          </table:table-cell>
          <table:table-cell table:formula="of:=ROUND((1-(COS((0.01*[.C22]*PI())/2) ))*5)" office:value-type="float" office:value="0" calcext:value-type="float">
            <text:p>0</text:p>
          </table:table-cell>
          <table:table-cell table:formula="of:=ROUND((1-(COS((0.01*[.C22]*PI())/2) ))*6)" office:value-type="float" office:value="0" calcext:value-type="float">
            <text:p>0</text:p>
          </table:table-cell>
          <table:table-cell table:formula="of:=ROUND(SIN( (0.01*[.C22]*PI() )/2 ) * 38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ROUND(((0.01*[.C23])*(0.01*[.C23])*(0.01*[.C23]))*4500000)" office:value-type="float" office:value="47916" calcext:value-type="float">
            <text:p>47916</text:p>
          </table:table-cell>
          <table:table-cell table:formula="of:=ROUND((0.01*[.C23])*7800+50)" office:value-type="float" office:value="1766" calcext:value-type="float">
            <text:p>1766</text:p>
          </table:table-cell>
          <table:table-cell table:formula="of:=ROUND((1-(COS((0.01*[.C23]*PI())/2) ))*2400 +100)" office:value-type="float" office:value="242" calcext:value-type="float">
            <text:p>242</text:p>
          </table:table-cell>
          <table:table-cell table:formula="of:=ROUND(SIN( (0.01*[.C23]*PI() )/2 ) * 19)" office:value-type="float" office:value="6" calcext:value-type="float">
            <text:p>6</text:p>
          </table:table-cell>
          <table:table-cell table:formula="of:=ROUND((1-(COS((0.01*[.C23]*PI())/2) ))*10)" office:value-type="float" office:value="1" calcext:value-type="float">
            <text:p>1</text:p>
          </table:table-cell>
          <table:table-cell table:formula="of:=ROUND((1-(COS((0.01*[.C23]*PI())/2) ))*5)" office:value-type="float" office:value="0" calcext:value-type="float">
            <text:p>0</text:p>
          </table:table-cell>
          <table:table-cell table:formula="of:=ROUND((1-(COS((0.01*[.C23]*PI())/2) ))*6)" office:value-type="float" office:value="0" calcext:value-type="float">
            <text:p>0</text:p>
          </table:table-cell>
          <table:table-cell table:formula="of:=ROUND(SIN( (0.01*[.C23]*PI() )/2 ) * 38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ROUND(((0.01*[.C24])*(0.01*[.C24])*(0.01*[.C24]))*4500000)" office:value-type="float" office:value="54752" calcext:value-type="float">
            <text:p>54752</text:p>
          </table:table-cell>
          <table:table-cell table:formula="of:=ROUND((0.01*[.C24])*7800+50)" office:value-type="float" office:value="1844" calcext:value-type="float">
            <text:p>1844</text:p>
          </table:table-cell>
          <table:table-cell table:formula="of:=ROUND((1-(COS((0.01*[.C24]*PI())/2) ))*2400 +100)" office:value-type="float" office:value="255" calcext:value-type="float">
            <text:p>255</text:p>
          </table:table-cell>
          <table:table-cell table:formula="of:=ROUND(SIN( (0.01*[.C24]*PI() )/2 ) * 19)" office:value-type="float" office:value="7" calcext:value-type="float">
            <text:p>7</text:p>
          </table:table-cell>
          <table:table-cell table:formula="of:=ROUND((1-(COS((0.01*[.C24]*PI())/2) ))*10)" office:value-type="float" office:value="1" calcext:value-type="float">
            <text:p>1</text:p>
          </table:table-cell>
          <table:table-cell table:formula="of:=ROUND((1-(COS((0.01*[.C24]*PI())/2) ))*5)" office:value-type="float" office:value="0" calcext:value-type="float">
            <text:p>0</text:p>
          </table:table-cell>
          <table:table-cell table:formula="of:=ROUND((1-(COS((0.01*[.C24]*PI())/2) ))*6)" office:value-type="float" office:value="0" calcext:value-type="float">
            <text:p>0</text:p>
          </table:table-cell>
          <table:table-cell table:formula="of:=ROUND(SIN( (0.01*[.C24]*PI() )/2 ) * 38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ROUND(((0.01*[.C25])*(0.01*[.C25])*(0.01*[.C25]))*4500000)" office:value-type="float" office:value="62208" calcext:value-type="float">
            <text:p>62208</text:p>
          </table:table-cell>
          <table:table-cell table:formula="of:=ROUND((0.01*[.C25])*7800+50)" office:value-type="float" office:value="1922" calcext:value-type="float">
            <text:p>1922</text:p>
          </table:table-cell>
          <table:table-cell table:formula="of:=ROUND((1-(COS((0.01*[.C25]*PI())/2) ))*2400 +100)" office:value-type="float" office:value="269" calcext:value-type="float">
            <text:p>269</text:p>
          </table:table-cell>
          <table:table-cell table:formula="of:=ROUND(SIN( (0.01*[.C25]*PI() )/2 ) * 19)" office:value-type="float" office:value="7" calcext:value-type="float">
            <text:p>7</text:p>
          </table:table-cell>
          <table:table-cell table:formula="of:=ROUND((1-(COS((0.01*[.C25]*PI())/2) ))*10)" office:value-type="float" office:value="1" calcext:value-type="float">
            <text:p>1</text:p>
          </table:table-cell>
          <table:table-cell table:formula="of:=ROUND((1-(COS((0.01*[.C25]*PI())/2) ))*5)" office:value-type="float" office:value="0" calcext:value-type="float">
            <text:p>0</text:p>
          </table:table-cell>
          <table:table-cell table:formula="of:=ROUND((1-(COS((0.01*[.C25]*PI())/2) ))*6)" office:value-type="float" office:value="0" calcext:value-type="float">
            <text:p>0</text:p>
          </table:table-cell>
          <table:table-cell table:formula="of:=ROUND(SIN( (0.01*[.C25]*PI() )/2 ) * 38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ROUND(((0.01*[.C26])*(0.01*[.C26])*(0.01*[.C26]))*4500000)" office:value-type="float" office:value="70313" calcext:value-type="float">
            <text:p>70313</text:p>
          </table:table-cell>
          <table:table-cell table:formula="of:=ROUND((0.01*[.C26])*7800+50)" office:value-type="float" office:value="2000" calcext:value-type="float">
            <text:p>2000</text:p>
          </table:table-cell>
          <table:table-cell table:formula="of:=ROUND((1-(COS((0.01*[.C26]*PI())/2) ))*2400 +100)" office:value-type="float" office:value="283" calcext:value-type="float">
            <text:p>283</text:p>
          </table:table-cell>
          <table:table-cell table:formula="of:=ROUND(SIN( (0.01*[.C26]*PI() )/2 ) * 19)" office:value-type="float" office:value="7" calcext:value-type="float">
            <text:p>7</text:p>
          </table:table-cell>
          <table:table-cell table:formula="of:=ROUND((1-(COS((0.01*[.C26]*PI())/2) ))*10)" office:value-type="float" office:value="1" calcext:value-type="float">
            <text:p>1</text:p>
          </table:table-cell>
          <table:table-cell table:formula="of:=ROUND((1-(COS((0.01*[.C26]*PI())/2) ))*5)" office:value-type="float" office:value="0" calcext:value-type="float">
            <text:p>0</text:p>
          </table:table-cell>
          <table:table-cell table:formula="of:=ROUND((1-(COS((0.01*[.C26]*PI())/2) ))*6)" office:value-type="float" office:value="0" calcext:value-type="float">
            <text:p>0</text:p>
          </table:table-cell>
          <table:table-cell table:formula="of:=ROUND(SIN( (0.01*[.C26]*PI() )/2 ) * 38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ROUND(((0.01*[.C27])*(0.01*[.C27])*(0.01*[.C27]))*4500000)" office:value-type="float" office:value="79092" calcext:value-type="float">
            <text:p>79092</text:p>
          </table:table-cell>
          <table:table-cell table:formula="of:=ROUND((0.01*[.C27])*7800+50)" office:value-type="float" office:value="2078" calcext:value-type="float">
            <text:p>2078</text:p>
          </table:table-cell>
          <table:table-cell table:formula="of:=ROUND((1-(COS((0.01*[.C27]*PI())/2) ))*2400 +100)" office:value-type="float" office:value="297" calcext:value-type="float">
            <text:p>297</text:p>
          </table:table-cell>
          <table:table-cell table:formula="of:=ROUND(SIN( (0.01*[.C27]*PI() )/2 ) * 19)" office:value-type="float" office:value="8" calcext:value-type="float">
            <text:p>8</text:p>
          </table:table-cell>
          <table:table-cell table:formula="of:=ROUND((1-(COS((0.01*[.C27]*PI())/2) ))*10)" office:value-type="float" office:value="1" calcext:value-type="float">
            <text:p>1</text:p>
          </table:table-cell>
          <table:table-cell table:formula="of:=ROUND((1-(COS((0.01*[.C27]*PI())/2) ))*5)" office:value-type="float" office:value="0" calcext:value-type="float">
            <text:p>0</text:p>
          </table:table-cell>
          <table:table-cell table:formula="of:=ROUND((1-(COS((0.01*[.C27]*PI())/2) ))*6)" office:value-type="float" office:value="0" calcext:value-type="float">
            <text:p>0</text:p>
          </table:table-cell>
          <table:table-cell table:formula="of:=ROUND(SIN( (0.01*[.C27]*PI() )/2 ) * 38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ROUND(((0.01*[.C28])*(0.01*[.C28])*(0.01*[.C28]))*4500000)" office:value-type="float" office:value="88574" calcext:value-type="float">
            <text:p>88574</text:p>
          </table:table-cell>
          <table:table-cell table:formula="of:=ROUND((0.01*[.C28])*7800+50)" office:value-type="float" office:value="2156" calcext:value-type="float">
            <text:p>2156</text:p>
          </table:table-cell>
          <table:table-cell table:formula="of:=ROUND((1-(COS((0.01*[.C28]*PI())/2) ))*2400 +100)" office:value-type="float" office:value="313" calcext:value-type="float">
            <text:p>313</text:p>
          </table:table-cell>
          <table:table-cell table:formula="of:=ROUND(SIN( (0.01*[.C28]*PI() )/2 ) * 19)" office:value-type="float" office:value="8" calcext:value-type="float">
            <text:p>8</text:p>
          </table:table-cell>
          <table:table-cell table:formula="of:=ROUND((1-(COS((0.01*[.C28]*PI())/2) ))*10)" office:value-type="float" office:value="1" calcext:value-type="float">
            <text:p>1</text:p>
          </table:table-cell>
          <table:table-cell table:formula="of:=ROUND((1-(COS((0.01*[.C28]*PI())/2) ))*5)" office:value-type="float" office:value="0" calcext:value-type="float">
            <text:p>0</text:p>
          </table:table-cell>
          <table:table-cell table:formula="of:=ROUND((1-(COS((0.01*[.C28]*PI())/2) ))*6)" office:value-type="float" office:value="1" calcext:value-type="float">
            <text:p>1</text:p>
          </table:table-cell>
          <table:table-cell table:formula="of:=ROUND(SIN( (0.01*[.C28]*PI() )/2 ) * 38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ROUND(((0.01*[.C29])*(0.01*[.C29])*(0.01*[.C29]))*4500000)" office:value-type="float" office:value="98784" calcext:value-type="float">
            <text:p>98784</text:p>
          </table:table-cell>
          <table:table-cell table:formula="of:=ROUND((0.01*[.C29])*7800+50)" office:value-type="float" office:value="2234" calcext:value-type="float">
            <text:p>2234</text:p>
          </table:table-cell>
          <table:table-cell table:formula="of:=ROUND((1-(COS((0.01*[.C29]*PI())/2) ))*2400 +100)" office:value-type="float" office:value="328" calcext:value-type="float">
            <text:p>328</text:p>
          </table:table-cell>
          <table:table-cell table:formula="of:=ROUND(SIN( (0.01*[.C29]*PI() )/2 ) * 19)" office:value-type="float" office:value="8" calcext:value-type="float">
            <text:p>8</text:p>
          </table:table-cell>
          <table:table-cell table:formula="of:=ROUND((1-(COS((0.01*[.C29]*PI())/2) ))*10)" office:value-type="float" office:value="1" calcext:value-type="float">
            <text:p>1</text:p>
          </table:table-cell>
          <table:table-cell table:formula="of:=ROUND((1-(COS((0.01*[.C29]*PI())/2) ))*5)" office:value-type="float" office:value="0" calcext:value-type="float">
            <text:p>0</text:p>
          </table:table-cell>
          <table:table-cell table:formula="of:=ROUND((1-(COS((0.01*[.C29]*PI())/2) ))*6)" office:value-type="float" office:value="1" calcext:value-type="float">
            <text:p>1</text:p>
          </table:table-cell>
          <table:table-cell table:formula="of:=ROUND(SIN( (0.01*[.C29]*PI() )/2 ) * 38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ROUND(((0.01*[.C30])*(0.01*[.C30])*(0.01*[.C30]))*4500000)" office:value-type="float" office:value="109750" calcext:value-type="float">
            <text:p>109750</text:p>
          </table:table-cell>
          <table:table-cell table:formula="of:=ROUND((0.01*[.C30])*7800+50)" office:value-type="float" office:value="2312" calcext:value-type="float">
            <text:p>2312</text:p>
          </table:table-cell>
          <table:table-cell table:formula="of:=ROUND((1-(COS((0.01*[.C30]*PI())/2) ))*2400 +100)" office:value-type="float" office:value="345" calcext:value-type="float">
            <text:p>345</text:p>
          </table:table-cell>
          <table:table-cell table:formula="of:=ROUND(SIN( (0.01*[.C30]*PI() )/2 ) * 19)" office:value-type="float" office:value="8" calcext:value-type="float">
            <text:p>8</text:p>
          </table:table-cell>
          <table:table-cell table:formula="of:=ROUND((1-(COS((0.01*[.C30]*PI())/2) ))*10)" office:value-type="float" office:value="1" calcext:value-type="float">
            <text:p>1</text:p>
          </table:table-cell>
          <table:table-cell table:formula="of:=ROUND((1-(COS((0.01*[.C30]*PI())/2) ))*5)" office:value-type="float" office:value="1" calcext:value-type="float">
            <text:p>1</text:p>
          </table:table-cell>
          <table:table-cell table:formula="of:=ROUND((1-(COS((0.01*[.C30]*PI())/2) ))*6)" office:value-type="float" office:value="1" calcext:value-type="float">
            <text:p>1</text:p>
          </table:table-cell>
          <table:table-cell table:formula="of:=ROUND(SIN( (0.01*[.C30]*PI() )/2 ) * 38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ROUND(((0.01*[.C31])*(0.01*[.C31])*(0.01*[.C31]))*4500000)" office:value-type="float" office:value="121500" calcext:value-type="float">
            <text:p>121500</text:p>
          </table:table-cell>
          <table:table-cell table:formula="of:=ROUND((0.01*[.C31])*7800+50)" office:value-type="float" office:value="2390" calcext:value-type="float">
            <text:p>2390</text:p>
          </table:table-cell>
          <table:table-cell table:formula="of:=ROUND((1-(COS((0.01*[.C31]*PI())/2) ))*2400 +100)" office:value-type="float" office:value="362" calcext:value-type="float">
            <text:p>362</text:p>
          </table:table-cell>
          <table:table-cell table:formula="of:=ROUND(SIN( (0.01*[.C31]*PI() )/2 ) * 19)" office:value-type="float" office:value="9" calcext:value-type="float">
            <text:p>9</text:p>
          </table:table-cell>
          <table:table-cell table:formula="of:=ROUND((1-(COS((0.01*[.C31]*PI())/2) ))*10)" office:value-type="float" office:value="1" calcext:value-type="float">
            <text:p>1</text:p>
          </table:table-cell>
          <table:table-cell table:formula="of:=ROUND((1-(COS((0.01*[.C31]*PI())/2) ))*5)" office:value-type="float" office:value="1" calcext:value-type="float">
            <text:p>1</text:p>
          </table:table-cell>
          <table:table-cell table:formula="of:=ROUND((1-(COS((0.01*[.C31]*PI())/2) ))*6)" office:value-type="float" office:value="1" calcext:value-type="float">
            <text:p>1</text:p>
          </table:table-cell>
          <table:table-cell table:formula="of:=ROUND(SIN( (0.01*[.C31]*PI() )/2 ) * 38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ROUND(((0.01*[.C32])*(0.01*[.C32])*(0.01*[.C32]))*4500000)" office:value-type="float" office:value="134060" calcext:value-type="float">
            <text:p>134060</text:p>
          </table:table-cell>
          <table:table-cell table:formula="of:=ROUND((0.01*[.C32])*7800+50)" office:value-type="float" office:value="2468" calcext:value-type="float">
            <text:p>2468</text:p>
          </table:table-cell>
          <table:table-cell table:formula="of:=ROUND((1-(COS((0.01*[.C32]*PI())/2) ))*2400 +100)" office:value-type="float" office:value="379" calcext:value-type="float">
            <text:p>379</text:p>
          </table:table-cell>
          <table:table-cell table:formula="of:=ROUND(SIN( (0.01*[.C32]*PI() )/2 ) * 19)" office:value-type="float" office:value="9" calcext:value-type="float">
            <text:p>9</text:p>
          </table:table-cell>
          <table:table-cell table:formula="of:=ROUND((1-(COS((0.01*[.C32]*PI())/2) ))*10)" office:value-type="float" office:value="1" calcext:value-type="float">
            <text:p>1</text:p>
          </table:table-cell>
          <table:table-cell table:formula="of:=ROUND((1-(COS((0.01*[.C32]*PI())/2) ))*5)" office:value-type="float" office:value="1" calcext:value-type="float">
            <text:p>1</text:p>
          </table:table-cell>
          <table:table-cell table:formula="of:=ROUND((1-(COS((0.01*[.C32]*PI())/2) ))*6)" office:value-type="float" office:value="1" calcext:value-type="float">
            <text:p>1</text:p>
          </table:table-cell>
          <table:table-cell table:formula="of:=ROUND(SIN( (0.01*[.C32]*PI() )/2 ) * 38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ROUND(((0.01*[.C33])*(0.01*[.C33])*(0.01*[.C33]))*4500000)" office:value-type="float" office:value="147456" calcext:value-type="float">
            <text:p>147456</text:p>
          </table:table-cell>
          <table:table-cell table:formula="of:=ROUND((0.01*[.C33])*7800+50)" office:value-type="float" office:value="2546" calcext:value-type="float">
            <text:p>2546</text:p>
          </table:table-cell>
          <table:table-cell table:formula="of:=ROUND((1-(COS((0.01*[.C33]*PI())/2) ))*2400 +100)" office:value-type="float" office:value="397" calcext:value-type="float">
            <text:p>397</text:p>
          </table:table-cell>
          <table:table-cell table:formula="of:=ROUND(SIN( (0.01*[.C33]*PI() )/2 ) * 19)" office:value-type="float" office:value="9" calcext:value-type="float">
            <text:p>9</text:p>
          </table:table-cell>
          <table:table-cell table:formula="of:=ROUND((1-(COS((0.01*[.C33]*PI())/2) ))*10)" office:value-type="float" office:value="1" calcext:value-type="float">
            <text:p>1</text:p>
          </table:table-cell>
          <table:table-cell table:formula="of:=ROUND((1-(COS((0.01*[.C33]*PI())/2) ))*5)" office:value-type="float" office:value="1" calcext:value-type="float">
            <text:p>1</text:p>
          </table:table-cell>
          <table:table-cell table:formula="of:=ROUND((1-(COS((0.01*[.C33]*PI())/2) ))*6)" office:value-type="float" office:value="1" calcext:value-type="float">
            <text:p>1</text:p>
          </table:table-cell>
          <table:table-cell table:formula="of:=ROUND(SIN( (0.01*[.C33]*PI() )/2 ) * 38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ROUND(((0.01*[.C34])*(0.01*[.C34])*(0.01*[.C34]))*4500000)" office:value-type="float" office:value="161717" calcext:value-type="float">
            <text:p>161717</text:p>
          </table:table-cell>
          <table:table-cell table:formula="of:=ROUND((0.01*[.C34])*7800+50)" office:value-type="float" office:value="2624" calcext:value-type="float">
            <text:p>2624</text:p>
          </table:table-cell>
          <table:table-cell table:formula="of:=ROUND((1-(COS((0.01*[.C34]*PI())/2) ))*2400 +100)" office:value-type="float" office:value="415" calcext:value-type="float">
            <text:p>415</text:p>
          </table:table-cell>
          <table:table-cell table:formula="of:=ROUND(SIN( (0.01*[.C34]*PI() )/2 ) * 19)" office:value-type="float" office:value="9" calcext:value-type="float">
            <text:p>9</text:p>
          </table:table-cell>
          <table:table-cell table:formula="of:=ROUND((1-(COS((0.01*[.C34]*PI())/2) ))*10)" office:value-type="float" office:value="1" calcext:value-type="float">
            <text:p>1</text:p>
          </table:table-cell>
          <table:table-cell table:formula="of:=ROUND((1-(COS((0.01*[.C34]*PI())/2) ))*5)" office:value-type="float" office:value="1" calcext:value-type="float">
            <text:p>1</text:p>
          </table:table-cell>
          <table:table-cell table:formula="of:=ROUND((1-(COS((0.01*[.C34]*PI())/2) ))*6)" office:value-type="float" office:value="1" calcext:value-type="float">
            <text:p>1</text:p>
          </table:table-cell>
          <table:table-cell table:formula="of:=ROUND(SIN( (0.01*[.C34]*PI() )/2 ) * 38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ROUND(((0.01*[.C35])*(0.01*[.C35])*(0.01*[.C35]))*4500000)" office:value-type="float" office:value="176868" calcext:value-type="float">
            <text:p>176868</text:p>
          </table:table-cell>
          <table:table-cell table:formula="of:=ROUND((0.01*[.C35])*7800+50)" office:value-type="float" office:value="2702" calcext:value-type="float">
            <text:p>2702</text:p>
          </table:table-cell>
          <table:table-cell table:formula="of:=ROUND((1-(COS((0.01*[.C35]*PI())/2) ))*2400 +100)" office:value-type="float" office:value="434" calcext:value-type="float">
            <text:p>434</text:p>
          </table:table-cell>
          <table:table-cell table:formula="of:=ROUND(SIN( (0.01*[.C35]*PI() )/2 ) * 19)" office:value-type="float" office:value="10" calcext:value-type="float">
            <text:p>10</text:p>
          </table:table-cell>
          <table:table-cell table:formula="of:=ROUND((1-(COS((0.01*[.C35]*PI())/2) ))*10)" office:value-type="float" office:value="1" calcext:value-type="float">
            <text:p>1</text:p>
          </table:table-cell>
          <table:table-cell table:formula="of:=ROUND((1-(COS((0.01*[.C35]*PI())/2) ))*5)" office:value-type="float" office:value="1" calcext:value-type="float">
            <text:p>1</text:p>
          </table:table-cell>
          <table:table-cell table:formula="of:=ROUND((1-(COS((0.01*[.C35]*PI())/2) ))*6)" office:value-type="float" office:value="1" calcext:value-type="float">
            <text:p>1</text:p>
          </table:table-cell>
          <table:table-cell table:formula="of:=ROUND(SIN( (0.01*[.C35]*PI() )/2 ) * 38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ROUND(((0.01*[.C36])*(0.01*[.C36])*(0.01*[.C36]))*4500000)" office:value-type="float" office:value="192938" calcext:value-type="float">
            <text:p>192938</text:p>
          </table:table-cell>
          <table:table-cell table:formula="of:=ROUND((0.01*[.C36])*7800+50)" office:value-type="float" office:value="2780" calcext:value-type="float">
            <text:p>2780</text:p>
          </table:table-cell>
          <table:table-cell table:formula="of:=ROUND((1-(COS((0.01*[.C36]*PI())/2) ))*2400 +100)" office:value-type="float" office:value="454" calcext:value-type="float">
            <text:p>454</text:p>
          </table:table-cell>
          <table:table-cell table:formula="of:=ROUND(SIN( (0.01*[.C36]*PI() )/2 ) * 19)" office:value-type="float" office:value="10" calcext:value-type="float">
            <text:p>10</text:p>
          </table:table-cell>
          <table:table-cell table:formula="of:=ROUND((1-(COS((0.01*[.C36]*PI())/2) ))*10)" office:value-type="float" office:value="1" calcext:value-type="float">
            <text:p>1</text:p>
          </table:table-cell>
          <table:table-cell table:formula="of:=ROUND((1-(COS((0.01*[.C36]*PI())/2) ))*5)" office:value-type="float" office:value="1" calcext:value-type="float">
            <text:p>1</text:p>
          </table:table-cell>
          <table:table-cell table:formula="of:=ROUND((1-(COS((0.01*[.C36]*PI())/2) ))*6)" office:value-type="float" office:value="1" calcext:value-type="float">
            <text:p>1</text:p>
          </table:table-cell>
          <table:table-cell table:formula="of:=ROUND(SIN( (0.01*[.C36]*PI() )/2 ) * 38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ROUND(((0.01*[.C37])*(0.01*[.C37])*(0.01*[.C37]))*4500000)" office:value-type="float" office:value="209952" calcext:value-type="float">
            <text:p>209952</text:p>
          </table:table-cell>
          <table:table-cell table:formula="of:=ROUND((0.01*[.C37])*7800+50)" office:value-type="float" office:value="2858" calcext:value-type="float">
            <text:p>2858</text:p>
          </table:table-cell>
          <table:table-cell table:formula="of:=ROUND((1-(COS((0.01*[.C37]*PI())/2) ))*2400 +100)" office:value-type="float" office:value="474" calcext:value-type="float">
            <text:p>474</text:p>
          </table:table-cell>
          <table:table-cell table:formula="of:=ROUND(SIN( (0.01*[.C37]*PI() )/2 ) * 19)" office:value-type="float" office:value="10" calcext:value-type="float">
            <text:p>10</text:p>
          </table:table-cell>
          <table:table-cell table:formula="of:=ROUND((1-(COS((0.01*[.C37]*PI())/2) ))*10)" office:value-type="float" office:value="2" calcext:value-type="float">
            <text:p>2</text:p>
          </table:table-cell>
          <table:table-cell table:formula="of:=ROUND((1-(COS((0.01*[.C37]*PI())/2) ))*5)" office:value-type="float" office:value="1" calcext:value-type="float">
            <text:p>1</text:p>
          </table:table-cell>
          <table:table-cell table:formula="of:=ROUND((1-(COS((0.01*[.C37]*PI())/2) ))*6)" office:value-type="float" office:value="1" calcext:value-type="float">
            <text:p>1</text:p>
          </table:table-cell>
          <table:table-cell table:formula="of:=ROUND(SIN( (0.01*[.C37]*PI() )/2 ) * 38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ROUND(((0.01*[.C38])*(0.01*[.C38])*(0.01*[.C38]))*4500000)" office:value-type="float" office:value="227938" calcext:value-type="float">
            <text:p>227938</text:p>
          </table:table-cell>
          <table:table-cell table:formula="of:=ROUND((0.01*[.C38])*7800+50)" office:value-type="float" office:value="2936" calcext:value-type="float">
            <text:p>2936</text:p>
          </table:table-cell>
          <table:table-cell table:formula="of:=ROUND((1-(COS((0.01*[.C38]*PI())/2) ))*2400 +100)" office:value-type="float" office:value="494" calcext:value-type="float">
            <text:p>494</text:p>
          </table:table-cell>
          <table:table-cell table:formula="of:=ROUND(SIN( (0.01*[.C38]*PI() )/2 ) * 19)" office:value-type="float" office:value="10" calcext:value-type="float">
            <text:p>10</text:p>
          </table:table-cell>
          <table:table-cell table:formula="of:=ROUND((1-(COS((0.01*[.C38]*PI())/2) ))*10)" office:value-type="float" office:value="2" calcext:value-type="float">
            <text:p>2</text:p>
          </table:table-cell>
          <table:table-cell table:formula="of:=ROUND((1-(COS((0.01*[.C38]*PI())/2) ))*5)" office:value-type="float" office:value="1" calcext:value-type="float">
            <text:p>1</text:p>
          </table:table-cell>
          <table:table-cell table:formula="of:=ROUND((1-(COS((0.01*[.C38]*PI())/2) ))*6)" office:value-type="float" office:value="1" calcext:value-type="float">
            <text:p>1</text:p>
          </table:table-cell>
          <table:table-cell table:formula="of:=ROUND(SIN( (0.01*[.C38]*PI() )/2 ) * 38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ROUND(((0.01*[.C39])*(0.01*[.C39])*(0.01*[.C39]))*4500000)" office:value-type="float" office:value="246924" calcext:value-type="float">
            <text:p>246924</text:p>
          </table:table-cell>
          <table:table-cell table:formula="of:=ROUND((0.01*[.C39])*7800+50)" office:value-type="float" office:value="3014" calcext:value-type="float">
            <text:p>3014</text:p>
          </table:table-cell>
          <table:table-cell table:formula="of:=ROUND((1-(COS((0.01*[.C39]*PI())/2) ))*2400 +100)" office:value-type="float" office:value="515" calcext:value-type="float">
            <text:p>515</text:p>
          </table:table-cell>
          <table:table-cell table:formula="of:=ROUND(SIN( (0.01*[.C39]*PI() )/2 ) * 19)" office:value-type="float" office:value="11" calcext:value-type="float">
            <text:p>11</text:p>
          </table:table-cell>
          <table:table-cell table:formula="of:=ROUND((1-(COS((0.01*[.C39]*PI())/2) ))*10)" office:value-type="float" office:value="2" calcext:value-type="float">
            <text:p>2</text:p>
          </table:table-cell>
          <table:table-cell table:formula="of:=ROUND((1-(COS((0.01*[.C39]*PI())/2) ))*5)" office:value-type="float" office:value="1" calcext:value-type="float">
            <text:p>1</text:p>
          </table:table-cell>
          <table:table-cell table:formula="of:=ROUND((1-(COS((0.01*[.C39]*PI())/2) ))*6)" office:value-type="float" office:value="1" calcext:value-type="float">
            <text:p>1</text:p>
          </table:table-cell>
          <table:table-cell table:formula="of:=ROUND(SIN( (0.01*[.C39]*PI() )/2 ) * 38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ROUND(((0.01*[.C40])*(0.01*[.C40])*(0.01*[.C40]))*4500000)" office:value-type="float" office:value="266936" calcext:value-type="float">
            <text:p>266936</text:p>
          </table:table-cell>
          <table:table-cell table:formula="of:=ROUND((0.01*[.C40])*7800+50)" office:value-type="float" office:value="3092" calcext:value-type="float">
            <text:p>3092</text:p>
          </table:table-cell>
          <table:table-cell table:formula="of:=ROUND((1-(COS((0.01*[.C40]*PI())/2) ))*2400 +100)" office:value-type="float" office:value="536" calcext:value-type="float">
            <text:p>536</text:p>
          </table:table-cell>
          <table:table-cell table:formula="of:=ROUND(SIN( (0.01*[.C40]*PI() )/2 ) * 19)" office:value-type="float" office:value="11" calcext:value-type="float">
            <text:p>11</text:p>
          </table:table-cell>
          <table:table-cell table:formula="of:=ROUND((1-(COS((0.01*[.C40]*PI())/2) ))*10)" office:value-type="float" office:value="2" calcext:value-type="float">
            <text:p>2</text:p>
          </table:table-cell>
          <table:table-cell table:formula="of:=ROUND((1-(COS((0.01*[.C40]*PI())/2) ))*5)" office:value-type="float" office:value="1" calcext:value-type="float">
            <text:p>1</text:p>
          </table:table-cell>
          <table:table-cell table:formula="of:=ROUND((1-(COS((0.01*[.C40]*PI())/2) ))*6)" office:value-type="float" office:value="1" calcext:value-type="float">
            <text:p>1</text:p>
          </table:table-cell>
          <table:table-cell table:formula="of:=ROUND(SIN( (0.01*[.C40]*PI() )/2 ) * 38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ROUND(((0.01*[.C41])*(0.01*[.C41])*(0.01*[.C41]))*4500000)" office:value-type="float" office:value="288000" calcext:value-type="float">
            <text:p>288000</text:p>
          </table:table-cell>
          <table:table-cell table:formula="of:=ROUND((0.01*[.C41])*7800+50)" office:value-type="float" office:value="3170" calcext:value-type="float">
            <text:p>3170</text:p>
          </table:table-cell>
          <table:table-cell table:formula="of:=ROUND((1-(COS((0.01*[.C41]*PI())/2) ))*2400 +100)" office:value-type="float" office:value="558" calcext:value-type="float">
            <text:p>558</text:p>
          </table:table-cell>
          <table:table-cell table:formula="of:=ROUND(SIN( (0.01*[.C41]*PI() )/2 ) * 19)" office:value-type="float" office:value="11" calcext:value-type="float">
            <text:p>11</text:p>
          </table:table-cell>
          <table:table-cell table:formula="of:=ROUND((1-(COS((0.01*[.C41]*PI())/2) ))*10)" office:value-type="float" office:value="2" calcext:value-type="float">
            <text:p>2</text:p>
          </table:table-cell>
          <table:table-cell table:formula="of:=ROUND((1-(COS((0.01*[.C41]*PI())/2) ))*5)" office:value-type="float" office:value="1" calcext:value-type="float">
            <text:p>1</text:p>
          </table:table-cell>
          <table:table-cell table:formula="of:=ROUND((1-(COS((0.01*[.C41]*PI())/2) ))*6)" office:value-type="float" office:value="1" calcext:value-type="float">
            <text:p>1</text:p>
          </table:table-cell>
          <table:table-cell table:formula="of:=ROUND(SIN( (0.01*[.C41]*PI() )/2 ) * 38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ROUND(((0.01*[.C42])*(0.01*[.C42])*(0.01*[.C42]))*4500000)" office:value-type="float" office:value="310145" calcext:value-type="float">
            <text:p>310145</text:p>
          </table:table-cell>
          <table:table-cell table:formula="of:=ROUND((0.01*[.C42])*7800+50)" office:value-type="float" office:value="3248" calcext:value-type="float">
            <text:p>3248</text:p>
          </table:table-cell>
          <table:table-cell table:formula="of:=ROUND((1-(COS((0.01*[.C42]*PI())/2) ))*2400 +100)" office:value-type="float" office:value="581" calcext:value-type="float">
            <text:p>581</text:p>
          </table:table-cell>
          <table:table-cell table:formula="of:=ROUND(SIN( (0.01*[.C42]*PI() )/2 ) * 19)" office:value-type="float" office:value="11" calcext:value-type="float">
            <text:p>11</text:p>
          </table:table-cell>
          <table:table-cell table:formula="of:=ROUND((1-(COS((0.01*[.C42]*PI())/2) ))*10)" office:value-type="float" office:value="2" calcext:value-type="float">
            <text:p>2</text:p>
          </table:table-cell>
          <table:table-cell table:formula="of:=ROUND((1-(COS((0.01*[.C42]*PI())/2) ))*5)" office:value-type="float" office:value="1" calcext:value-type="float">
            <text:p>1</text:p>
          </table:table-cell>
          <table:table-cell table:formula="of:=ROUND((1-(COS((0.01*[.C42]*PI())/2) ))*6)" office:value-type="float" office:value="1" calcext:value-type="float">
            <text:p>1</text:p>
          </table:table-cell>
          <table:table-cell table:formula="of:=ROUND(SIN( (0.01*[.C42]*PI() )/2 ) * 38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ROUND(((0.01*[.C43])*(0.01*[.C43])*(0.01*[.C43]))*4500000)" office:value-type="float" office:value="333396" calcext:value-type="float">
            <text:p>333396</text:p>
          </table:table-cell>
          <table:table-cell table:formula="of:=ROUND((0.01*[.C43])*7800+50)" office:value-type="float" office:value="3326" calcext:value-type="float">
            <text:p>3326</text:p>
          </table:table-cell>
          <table:table-cell table:formula="of:=ROUND((1-(COS((0.01*[.C43]*PI())/2) ))*2400 +100)" office:value-type="float" office:value="604" calcext:value-type="float">
            <text:p>604</text:p>
          </table:table-cell>
          <table:table-cell table:formula="of:=ROUND(SIN( (0.01*[.C43]*PI() )/2 ) * 19)" office:value-type="float" office:value="12" calcext:value-type="float">
            <text:p>12</text:p>
          </table:table-cell>
          <table:table-cell table:formula="of:=ROUND((1-(COS((0.01*[.C43]*PI())/2) ))*10)" office:value-type="float" office:value="2" calcext:value-type="float">
            <text:p>2</text:p>
          </table:table-cell>
          <table:table-cell table:formula="of:=ROUND((1-(COS((0.01*[.C43]*PI())/2) ))*5)" office:value-type="float" office:value="1" calcext:value-type="float">
            <text:p>1</text:p>
          </table:table-cell>
          <table:table-cell table:formula="of:=ROUND((1-(COS((0.01*[.C43]*PI())/2) ))*6)" office:value-type="float" office:value="1" calcext:value-type="float">
            <text:p>1</text:p>
          </table:table-cell>
          <table:table-cell table:formula="of:=ROUND(SIN( (0.01*[.C43]*PI() )/2 ) * 38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ROUND(((0.01*[.C44])*(0.01*[.C44])*(0.01*[.C44]))*4500000)" office:value-type="float" office:value="357782" calcext:value-type="float">
            <text:p>357782</text:p>
          </table:table-cell>
          <table:table-cell table:formula="of:=ROUND((0.01*[.C44])*7800+50)" office:value-type="float" office:value="3404" calcext:value-type="float">
            <text:p>3404</text:p>
          </table:table-cell>
          <table:table-cell table:formula="of:=ROUND((1-(COS((0.01*[.C44]*PI())/2) ))*2400 +100)" office:value-type="float" office:value="627" calcext:value-type="float">
            <text:p>627</text:p>
          </table:table-cell>
          <table:table-cell table:formula="of:=ROUND(SIN( (0.01*[.C44]*PI() )/2 ) * 19)" office:value-type="float" office:value="12" calcext:value-type="float">
            <text:p>12</text:p>
          </table:table-cell>
          <table:table-cell table:formula="of:=ROUND((1-(COS((0.01*[.C44]*PI())/2) ))*10)" office:value-type="float" office:value="2" calcext:value-type="float">
            <text:p>2</text:p>
          </table:table-cell>
          <table:table-cell table:formula="of:=ROUND((1-(COS((0.01*[.C44]*PI())/2) ))*5)" office:value-type="float" office:value="1" calcext:value-type="float">
            <text:p>1</text:p>
          </table:table-cell>
          <table:table-cell table:formula="of:=ROUND((1-(COS((0.01*[.C44]*PI())/2) ))*6)" office:value-type="float" office:value="1" calcext:value-type="float">
            <text:p>1</text:p>
          </table:table-cell>
          <table:table-cell table:formula="of:=ROUND(SIN( (0.01*[.C44]*PI() )/2 ) * 38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ROUND(((0.01*[.C45])*(0.01*[.C45])*(0.01*[.C45]))*4500000)" office:value-type="float" office:value="383328" calcext:value-type="float">
            <text:p>383328</text:p>
          </table:table-cell>
          <table:table-cell table:formula="of:=ROUND((0.01*[.C45])*7800+50)" office:value-type="float" office:value="3482" calcext:value-type="float">
            <text:p>3482</text:p>
          </table:table-cell>
          <table:table-cell table:formula="of:=ROUND((1-(COS((0.01*[.C45]*PI())/2) ))*2400 +100)" office:value-type="float" office:value="651" calcext:value-type="float">
            <text:p>651</text:p>
          </table:table-cell>
          <table:table-cell table:formula="of:=ROUND(SIN( (0.01*[.C45]*PI() )/2 ) * 19)" office:value-type="float" office:value="12" calcext:value-type="float">
            <text:p>12</text:p>
          </table:table-cell>
          <table:table-cell table:formula="of:=ROUND((1-(COS((0.01*[.C45]*PI())/2) ))*10)" office:value-type="float" office:value="2" calcext:value-type="float">
            <text:p>2</text:p>
          </table:table-cell>
          <table:table-cell table:formula="of:=ROUND((1-(COS((0.01*[.C45]*PI())/2) ))*5)" office:value-type="float" office:value="1" calcext:value-type="float">
            <text:p>1</text:p>
          </table:table-cell>
          <table:table-cell table:formula="of:=ROUND((1-(COS((0.01*[.C45]*PI())/2) ))*6)" office:value-type="float" office:value="1" calcext:value-type="float">
            <text:p>1</text:p>
          </table:table-cell>
          <table:table-cell table:formula="of:=ROUND(SIN( (0.01*[.C45]*PI() )/2 ) * 38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ROUND(((0.01*[.C46])*(0.01*[.C46])*(0.01*[.C46]))*4500000)" office:value-type="float" office:value="410063" calcext:value-type="float">
            <text:p>410063</text:p>
          </table:table-cell>
          <table:table-cell table:formula="of:=ROUND((0.01*[.C46])*7800+50)" office:value-type="float" office:value="3560" calcext:value-type="float">
            <text:p>3560</text:p>
          </table:table-cell>
          <table:table-cell table:formula="of:=ROUND((1-(COS((0.01*[.C46]*PI())/2) ))*2400 +100)" office:value-type="float" office:value="675" calcext:value-type="float">
            <text:p>675</text:p>
          </table:table-cell>
          <table:table-cell table:formula="of:=ROUND(SIN( (0.01*[.C46]*PI() )/2 ) * 19)" office:value-type="float" office:value="12" calcext:value-type="float">
            <text:p>12</text:p>
          </table:table-cell>
          <table:table-cell table:formula="of:=ROUND((1-(COS((0.01*[.C46]*PI())/2) ))*10)" office:value-type="float" office:value="2" calcext:value-type="float">
            <text:p>2</text:p>
          </table:table-cell>
          <table:table-cell table:formula="of:=ROUND((1-(COS((0.01*[.C46]*PI())/2) ))*5)" office:value-type="float" office:value="1" calcext:value-type="float">
            <text:p>1</text:p>
          </table:table-cell>
          <table:table-cell table:formula="of:=ROUND((1-(COS((0.01*[.C46]*PI())/2) ))*6)" office:value-type="float" office:value="1" calcext:value-type="float">
            <text:p>1</text:p>
          </table:table-cell>
          <table:table-cell table:formula="of:=ROUND(SIN( (0.01*[.C46]*PI() )/2 ) * 38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ROUND(((0.01*[.C47])*(0.01*[.C47])*(0.01*[.C47]))*4500000)" office:value-type="float" office:value="438012" calcext:value-type="float">
            <text:p>438012</text:p>
          </table:table-cell>
          <table:table-cell table:formula="of:=ROUND((0.01*[.C47])*7800+50)" office:value-type="float" office:value="3638" calcext:value-type="float">
            <text:p>3638</text:p>
          </table:table-cell>
          <table:table-cell table:formula="of:=ROUND((1-(COS((0.01*[.C47]*PI())/2) ))*2400 +100)" office:value-type="float" office:value="700" calcext:value-type="float">
            <text:p>700</text:p>
          </table:table-cell>
          <table:table-cell table:formula="of:=ROUND(SIN( (0.01*[.C47]*PI() )/2 ) * 19)" office:value-type="float" office:value="13" calcext:value-type="float">
            <text:p>13</text:p>
          </table:table-cell>
          <table:table-cell table:formula="of:=ROUND((1-(COS((0.01*[.C47]*PI())/2) ))*10)" office:value-type="float" office:value="2" calcext:value-type="float">
            <text:p>2</text:p>
          </table:table-cell>
          <table:table-cell table:formula="of:=ROUND((1-(COS((0.01*[.C47]*PI())/2) ))*5)" office:value-type="float" office:value="1" calcext:value-type="float">
            <text:p>1</text:p>
          </table:table-cell>
          <table:table-cell table:formula="of:=ROUND((1-(COS((0.01*[.C47]*PI())/2) ))*6)" office:value-type="float" office:value="1" calcext:value-type="float">
            <text:p>1</text:p>
          </table:table-cell>
          <table:table-cell table:formula="of:=ROUND(SIN( (0.01*[.C47]*PI() )/2 ) * 38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ROUND(((0.01*[.C48])*(0.01*[.C48])*(0.01*[.C48]))*4500000)" office:value-type="float" office:value="467204" calcext:value-type="float">
            <text:p>467204</text:p>
          </table:table-cell>
          <table:table-cell table:formula="of:=ROUND((0.01*[.C48])*7800+50)" office:value-type="float" office:value="3716" calcext:value-type="float">
            <text:p>3716</text:p>
          </table:table-cell>
          <table:table-cell table:formula="of:=ROUND((1-(COS((0.01*[.C48]*PI())/2) ))*2400 +100)" office:value-type="float" office:value="725" calcext:value-type="float">
            <text:p>725</text:p>
          </table:table-cell>
          <table:table-cell table:formula="of:=ROUND(SIN( (0.01*[.C48]*PI() )/2 ) * 19)" office:value-type="float" office:value="13" calcext:value-type="float">
            <text:p>13</text:p>
          </table:table-cell>
          <table:table-cell table:formula="of:=ROUND((1-(COS((0.01*[.C48]*PI())/2) ))*10)" office:value-type="float" office:value="3" calcext:value-type="float">
            <text:p>3</text:p>
          </table:table-cell>
          <table:table-cell table:formula="of:=ROUND((1-(COS((0.01*[.C48]*PI())/2) ))*5)" office:value-type="float" office:value="1" calcext:value-type="float">
            <text:p>1</text:p>
          </table:table-cell>
          <table:table-cell table:formula="of:=ROUND((1-(COS((0.01*[.C48]*PI())/2) ))*6)" office:value-type="float" office:value="2" calcext:value-type="float">
            <text:p>2</text:p>
          </table:table-cell>
          <table:table-cell table:formula="of:=ROUND(SIN( (0.01*[.C48]*PI() )/2 ) * 38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ROUND(((0.01*[.C49])*(0.01*[.C49])*(0.01*[.C49]))*4500000)" office:value-type="float" office:value="497664" calcext:value-type="float">
            <text:p>497664</text:p>
          </table:table-cell>
          <table:table-cell table:formula="of:=ROUND((0.01*[.C49])*7800+50)" office:value-type="float" office:value="3794" calcext:value-type="float">
            <text:p>3794</text:p>
          </table:table-cell>
          <table:table-cell table:formula="of:=ROUND((1-(COS((0.01*[.C49]*PI())/2) ))*2400 +100)" office:value-type="float" office:value="750" calcext:value-type="float">
            <text:p>750</text:p>
          </table:table-cell>
          <table:table-cell table:formula="of:=ROUND(SIN( (0.01*[.C49]*PI() )/2 ) * 19)" office:value-type="float" office:value="13" calcext:value-type="float">
            <text:p>13</text:p>
          </table:table-cell>
          <table:table-cell table:formula="of:=ROUND((1-(COS((0.01*[.C49]*PI())/2) ))*10)" office:value-type="float" office:value="3" calcext:value-type="float">
            <text:p>3</text:p>
          </table:table-cell>
          <table:table-cell table:formula="of:=ROUND((1-(COS((0.01*[.C49]*PI())/2) ))*5)" office:value-type="float" office:value="1" calcext:value-type="float">
            <text:p>1</text:p>
          </table:table-cell>
          <table:table-cell table:formula="of:=ROUND((1-(COS((0.01*[.C49]*PI())/2) ))*6)" office:value-type="float" office:value="2" calcext:value-type="float">
            <text:p>2</text:p>
          </table:table-cell>
          <table:table-cell table:formula="of:=ROUND(SIN( (0.01*[.C49]*PI() )/2 ) * 38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ROUND(((0.01*[.C50])*(0.01*[.C50])*(0.01*[.C50]))*4500000)" office:value-type="float" office:value="529421" calcext:value-type="float">
            <text:p>529421</text:p>
          </table:table-cell>
          <table:table-cell table:formula="of:=ROUND((0.01*[.C50])*7800+50)" office:value-type="float" office:value="3872" calcext:value-type="float">
            <text:p>3872</text:p>
          </table:table-cell>
          <table:table-cell table:formula="of:=ROUND((1-(COS((0.01*[.C50]*PI())/2) ))*2400 +100)" office:value-type="float" office:value="776" calcext:value-type="float">
            <text:p>776</text:p>
          </table:table-cell>
          <table:table-cell table:formula="of:=ROUND(SIN( (0.01*[.C50]*PI() )/2 ) * 19)" office:value-type="float" office:value="13" calcext:value-type="float">
            <text:p>13</text:p>
          </table:table-cell>
          <table:table-cell table:formula="of:=ROUND((1-(COS((0.01*[.C50]*PI())/2) ))*10)" office:value-type="float" office:value="3" calcext:value-type="float">
            <text:p>3</text:p>
          </table:table-cell>
          <table:table-cell table:formula="of:=ROUND((1-(COS((0.01*[.C50]*PI())/2) ))*5)" office:value-type="float" office:value="1" calcext:value-type="float">
            <text:p>1</text:p>
          </table:table-cell>
          <table:table-cell table:formula="of:=ROUND((1-(COS((0.01*[.C50]*PI())/2) ))*6)" office:value-type="float" office:value="2" calcext:value-type="float">
            <text:p>2</text:p>
          </table:table-cell>
          <table:table-cell table:formula="of:=ROUND(SIN( (0.01*[.C50]*PI() )/2 ) * 38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ROUND(((0.01*[.C51])*(0.01*[.C51])*(0.01*[.C51]))*4500000)" office:value-type="float" office:value="562500" calcext:value-type="float">
            <text:p>562500</text:p>
          </table:table-cell>
          <table:table-cell table:formula="of:=ROUND((0.01*[.C51])*7800+50)" office:value-type="float" office:value="3950" calcext:value-type="float">
            <text:p>3950</text:p>
          </table:table-cell>
          <table:table-cell table:formula="of:=ROUND((1-(COS((0.01*[.C51]*PI())/2) ))*2400 +100)" office:value-type="float" office:value="803" calcext:value-type="float">
            <text:p>803</text:p>
          </table:table-cell>
          <table:table-cell table:formula="of:=ROUND(SIN( (0.01*[.C51]*PI() )/2 ) * 19)" office:value-type="float" office:value="13" calcext:value-type="float">
            <text:p>13</text:p>
          </table:table-cell>
          <table:table-cell table:formula="of:=ROUND((1-(COS((0.01*[.C51]*PI())/2) ))*10)" office:value-type="float" office:value="3" calcext:value-type="float">
            <text:p>3</text:p>
          </table:table-cell>
          <table:table-cell table:formula="of:=ROUND((1-(COS((0.01*[.C51]*PI())/2) ))*5)" office:value-type="float" office:value="1" calcext:value-type="float">
            <text:p>1</text:p>
          </table:table-cell>
          <table:table-cell table:formula="of:=ROUND((1-(COS((0.01*[.C51]*PI())/2) ))*6)" office:value-type="float" office:value="2" calcext:value-type="float">
            <text:p>2</text:p>
          </table:table-cell>
          <table:table-cell table:formula="of:=ROUND(SIN( (0.01*[.C51]*PI() )/2 ) * 38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ROUND(((0.01*[.C52])*(0.01*[.C52])*(0.01*[.C52]))*4500000)" office:value-type="float" office:value="596930" calcext:value-type="float">
            <text:p>596930</text:p>
          </table:table-cell>
          <table:table-cell table:formula="of:=ROUND((0.01*[.C52])*7800+50)" office:value-type="float" office:value="4028" calcext:value-type="float">
            <text:p>4028</text:p>
          </table:table-cell>
          <table:table-cell table:formula="of:=ROUND((1-(COS((0.01*[.C52]*PI())/2) ))*2400 +100)" office:value-type="float" office:value="830" calcext:value-type="float">
            <text:p>830</text:p>
          </table:table-cell>
          <table:table-cell table:formula="of:=ROUND(SIN( (0.01*[.C52]*PI() )/2 ) * 19)" office:value-type="float" office:value="14" calcext:value-type="float">
            <text:p>14</text:p>
          </table:table-cell>
          <table:table-cell table:formula="of:=ROUND((1-(COS((0.01*[.C52]*PI())/2) ))*10)" office:value-type="float" office:value="3" calcext:value-type="float">
            <text:p>3</text:p>
          </table:table-cell>
          <table:table-cell table:formula="of:=ROUND((1-(COS((0.01*[.C52]*PI())/2) ))*5)" office:value-type="float" office:value="2" calcext:value-type="float">
            <text:p>2</text:p>
          </table:table-cell>
          <table:table-cell table:formula="of:=ROUND((1-(COS((0.01*[.C52]*PI())/2) ))*6)" office:value-type="float" office:value="2" calcext:value-type="float">
            <text:p>2</text:p>
          </table:table-cell>
          <table:table-cell table:formula="of:=ROUND(SIN( (0.01*[.C52]*PI() )/2 ) * 38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ROUND(((0.01*[.C53])*(0.01*[.C53])*(0.01*[.C53]))*4500000)" office:value-type="float" office:value="632736" calcext:value-type="float">
            <text:p>632736</text:p>
          </table:table-cell>
          <table:table-cell table:formula="of:=ROUND((0.01*[.C53])*7800+50)" office:value-type="float" office:value="4106" calcext:value-type="float">
            <text:p>4106</text:p>
          </table:table-cell>
          <table:table-cell table:formula="of:=ROUND((1-(COS((0.01*[.C53]*PI())/2) ))*2400 +100)" office:value-type="float" office:value="857" calcext:value-type="float">
            <text:p>857</text:p>
          </table:table-cell>
          <table:table-cell table:formula="of:=ROUND(SIN( (0.01*[.C53]*PI() )/2 ) * 19)" office:value-type="float" office:value="14" calcext:value-type="float">
            <text:p>14</text:p>
          </table:table-cell>
          <table:table-cell table:formula="of:=ROUND((1-(COS((0.01*[.C53]*PI())/2) ))*10)" office:value-type="float" office:value="3" calcext:value-type="float">
            <text:p>3</text:p>
          </table:table-cell>
          <table:table-cell table:formula="of:=ROUND((1-(COS((0.01*[.C53]*PI())/2) ))*5)" office:value-type="float" office:value="2" calcext:value-type="float">
            <text:p>2</text:p>
          </table:table-cell>
          <table:table-cell table:formula="of:=ROUND((1-(COS((0.01*[.C53]*PI())/2) ))*6)" office:value-type="float" office:value="2" calcext:value-type="float">
            <text:p>2</text:p>
          </table:table-cell>
          <table:table-cell table:formula="of:=ROUND(SIN( (0.01*[.C53]*PI() )/2 ) * 38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ROUND(((0.01*[.C54])*(0.01*[.C54])*(0.01*[.C54]))*4500000)" office:value-type="float" office:value="669947" calcext:value-type="float">
            <text:p>669947</text:p>
          </table:table-cell>
          <table:table-cell table:formula="of:=ROUND((0.01*[.C54])*7800+50)" office:value-type="float" office:value="4184" calcext:value-type="float">
            <text:p>4184</text:p>
          </table:table-cell>
          <table:table-cell table:formula="of:=ROUND((1-(COS((0.01*[.C54]*PI())/2) ))*2400 +100)" office:value-type="float" office:value="885" calcext:value-type="float">
            <text:p>885</text:p>
          </table:table-cell>
          <table:table-cell table:formula="of:=ROUND(SIN( (0.01*[.C54]*PI() )/2 ) * 19)" office:value-type="float" office:value="14" calcext:value-type="float">
            <text:p>14</text:p>
          </table:table-cell>
          <table:table-cell table:formula="of:=ROUND((1-(COS((0.01*[.C54]*PI())/2) ))*10)" office:value-type="float" office:value="3" calcext:value-type="float">
            <text:p>3</text:p>
          </table:table-cell>
          <table:table-cell table:formula="of:=ROUND((1-(COS((0.01*[.C54]*PI())/2) ))*5)" office:value-type="float" office:value="2" calcext:value-type="float">
            <text:p>2</text:p>
          </table:table-cell>
          <table:table-cell table:formula="of:=ROUND((1-(COS((0.01*[.C54]*PI())/2) ))*6)" office:value-type="float" office:value="2" calcext:value-type="float">
            <text:p>2</text:p>
          </table:table-cell>
          <table:table-cell table:formula="of:=ROUND(SIN( (0.01*[.C54]*PI() )/2 ) * 38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ROUND(((0.01*[.C55])*(0.01*[.C55])*(0.01*[.C55]))*4500000)" office:value-type="float" office:value="708588" calcext:value-type="float">
            <text:p>708588</text:p>
          </table:table-cell>
          <table:table-cell table:formula="of:=ROUND((0.01*[.C55])*7800+50)" office:value-type="float" office:value="4262" calcext:value-type="float">
            <text:p>4262</text:p>
          </table:table-cell>
          <table:table-cell table:formula="of:=ROUND((1-(COS((0.01*[.C55]*PI())/2) ))*2400 +100)" office:value-type="float" office:value="913" calcext:value-type="float">
            <text:p>913</text:p>
          </table:table-cell>
          <table:table-cell table:formula="of:=ROUND(SIN( (0.01*[.C55]*PI() )/2 ) * 19)" office:value-type="float" office:value="14" calcext:value-type="float">
            <text:p>14</text:p>
          </table:table-cell>
          <table:table-cell table:formula="of:=ROUND((1-(COS((0.01*[.C55]*PI())/2) ))*10)" office:value-type="float" office:value="3" calcext:value-type="float">
            <text:p>3</text:p>
          </table:table-cell>
          <table:table-cell table:formula="of:=ROUND((1-(COS((0.01*[.C55]*PI())/2) ))*5)" office:value-type="float" office:value="2" calcext:value-type="float">
            <text:p>2</text:p>
          </table:table-cell>
          <table:table-cell table:formula="of:=ROUND((1-(COS((0.01*[.C55]*PI())/2) ))*6)" office:value-type="float" office:value="2" calcext:value-type="float">
            <text:p>2</text:p>
          </table:table-cell>
          <table:table-cell table:formula="of:=ROUND(SIN( (0.01*[.C55]*PI() )/2 ) * 38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ROUND(((0.01*[.C56])*(0.01*[.C56])*(0.01*[.C56]))*4500000)" office:value-type="float" office:value="748688" calcext:value-type="float">
            <text:p>748688</text:p>
          </table:table-cell>
          <table:table-cell table:formula="of:=ROUND((0.01*[.C56])*7800+50)" office:value-type="float" office:value="4340" calcext:value-type="float">
            <text:p>4340</text:p>
          </table:table-cell>
          <table:table-cell table:formula="of:=ROUND((1-(COS((0.01*[.C56]*PI())/2) ))*2400 +100)" office:value-type="float" office:value="941" calcext:value-type="float">
            <text:p>941</text:p>
          </table:table-cell>
          <table:table-cell table:formula="of:=ROUND(SIN( (0.01*[.C56]*PI() )/2 ) * 19)" office:value-type="float" office:value="14" calcext:value-type="float">
            <text:p>14</text:p>
          </table:table-cell>
          <table:table-cell table:formula="of:=ROUND((1-(COS((0.01*[.C56]*PI())/2) ))*10)" office:value-type="float" office:value="4" calcext:value-type="float">
            <text:p>4</text:p>
          </table:table-cell>
          <table:table-cell table:formula="of:=ROUND((1-(COS((0.01*[.C56]*PI())/2) ))*5)" office:value-type="float" office:value="2" calcext:value-type="float">
            <text:p>2</text:p>
          </table:table-cell>
          <table:table-cell table:formula="of:=ROUND((1-(COS((0.01*[.C56]*PI())/2) ))*6)" office:value-type="float" office:value="2" calcext:value-type="float">
            <text:p>2</text:p>
          </table:table-cell>
          <table:table-cell table:formula="of:=ROUND(SIN( (0.01*[.C56]*PI() )/2 ) * 38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ROUND(((0.01*[.C57])*(0.01*[.C57])*(0.01*[.C57]))*4500000)" office:value-type="float" office:value="790272" calcext:value-type="float">
            <text:p>790272</text:p>
          </table:table-cell>
          <table:table-cell table:formula="of:=ROUND((0.01*[.C57])*7800+50)" office:value-type="float" office:value="4418" calcext:value-type="float">
            <text:p>4418</text:p>
          </table:table-cell>
          <table:table-cell table:formula="of:=ROUND((1-(COS((0.01*[.C57]*PI())/2) ))*2400 +100)" office:value-type="float" office:value="970" calcext:value-type="float">
            <text:p>970</text:p>
          </table:table-cell>
          <table:table-cell table:formula="of:=ROUND(SIN( (0.01*[.C57]*PI() )/2 ) * 19)" office:value-type="float" office:value="15" calcext:value-type="float">
            <text:p>15</text:p>
          </table:table-cell>
          <table:table-cell table:formula="of:=ROUND((1-(COS((0.01*[.C57]*PI())/2) ))*10)" office:value-type="float" office:value="4" calcext:value-type="float">
            <text:p>4</text:p>
          </table:table-cell>
          <table:table-cell table:formula="of:=ROUND((1-(COS((0.01*[.C57]*PI())/2) ))*5)" office:value-type="float" office:value="2" calcext:value-type="float">
            <text:p>2</text:p>
          </table:table-cell>
          <table:table-cell table:formula="of:=ROUND((1-(COS((0.01*[.C57]*PI())/2) ))*6)" office:value-type="float" office:value="2" calcext:value-type="float">
            <text:p>2</text:p>
          </table:table-cell>
          <table:table-cell table:formula="of:=ROUND(SIN( (0.01*[.C57]*PI() )/2 ) * 38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ROUND(((0.01*[.C58])*(0.01*[.C58])*(0.01*[.C58]))*4500000)" office:value-type="float" office:value="833369" calcext:value-type="float">
            <text:p>833369</text:p>
          </table:table-cell>
          <table:table-cell table:formula="of:=ROUND((0.01*[.C58])*7800+50)" office:value-type="float" office:value="4496" calcext:value-type="float">
            <text:p>4496</text:p>
          </table:table-cell>
          <table:table-cell table:formula="of:=ROUND((1-(COS((0.01*[.C58]*PI())/2) ))*2400 +100)" office:value-type="float" office:value="999" calcext:value-type="float">
            <text:p>999</text:p>
          </table:table-cell>
          <table:table-cell table:formula="of:=ROUND(SIN( (0.01*[.C58]*PI() )/2 ) * 19)" office:value-type="float" office:value="15" calcext:value-type="float">
            <text:p>15</text:p>
          </table:table-cell>
          <table:table-cell table:formula="of:=ROUND((1-(COS((0.01*[.C58]*PI())/2) ))*10)" office:value-type="float" office:value="4" calcext:value-type="float">
            <text:p>4</text:p>
          </table:table-cell>
          <table:table-cell table:formula="of:=ROUND((1-(COS((0.01*[.C58]*PI())/2) ))*5)" office:value-type="float" office:value="2" calcext:value-type="float">
            <text:p>2</text:p>
          </table:table-cell>
          <table:table-cell table:formula="of:=ROUND((1-(COS((0.01*[.C58]*PI())/2) ))*6)" office:value-type="float" office:value="2" calcext:value-type="float">
            <text:p>2</text:p>
          </table:table-cell>
          <table:table-cell table:formula="of:=ROUND(SIN( (0.01*[.C58]*PI() )/2 ) * 38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ROUND(((0.01*[.C59])*(0.01*[.C59])*(0.01*[.C59]))*4500000)" office:value-type="float" office:value="878004" calcext:value-type="float">
            <text:p>878004</text:p>
          </table:table-cell>
          <table:table-cell table:formula="of:=ROUND((0.01*[.C59])*7800+50)" office:value-type="float" office:value="4574" calcext:value-type="float">
            <text:p>4574</text:p>
          </table:table-cell>
          <table:table-cell table:formula="of:=ROUND((1-(COS((0.01*[.C59]*PI())/2) ))*2400 +100)" office:value-type="float" office:value="1029" calcext:value-type="float">
            <text:p>1029</text:p>
          </table:table-cell>
          <table:table-cell table:formula="of:=ROUND(SIN( (0.01*[.C59]*PI() )/2 ) * 19)" office:value-type="float" office:value="15" calcext:value-type="float">
            <text:p>15</text:p>
          </table:table-cell>
          <table:table-cell table:formula="of:=ROUND((1-(COS((0.01*[.C59]*PI())/2) ))*10)" office:value-type="float" office:value="4" calcext:value-type="float">
            <text:p>4</text:p>
          </table:table-cell>
          <table:table-cell table:formula="of:=ROUND((1-(COS((0.01*[.C59]*PI())/2) ))*5)" office:value-type="float" office:value="2" calcext:value-type="float">
            <text:p>2</text:p>
          </table:table-cell>
          <table:table-cell table:formula="of:=ROUND((1-(COS((0.01*[.C59]*PI())/2) ))*6)" office:value-type="float" office:value="2" calcext:value-type="float">
            <text:p>2</text:p>
          </table:table-cell>
          <table:table-cell table:formula="of:=ROUND(SIN( (0.01*[.C59]*PI() )/2 ) * 38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ROUND(((0.01*[.C60])*(0.01*[.C60])*(0.01*[.C60]))*4500000)" office:value-type="float" office:value="924205" calcext:value-type="float">
            <text:p>924205</text:p>
          </table:table-cell>
          <table:table-cell table:formula="of:=ROUND((0.01*[.C60])*7800+50)" office:value-type="float" office:value="4652" calcext:value-type="float">
            <text:p>4652</text:p>
          </table:table-cell>
          <table:table-cell table:formula="of:=ROUND((1-(COS((0.01*[.C60]*PI())/2) ))*2400 +100)" office:value-type="float" office:value="1059" calcext:value-type="float">
            <text:p>1059</text:p>
          </table:table-cell>
          <table:table-cell table:formula="of:=ROUND(SIN( (0.01*[.C60]*PI() )/2 ) * 19)" office:value-type="float" office:value="15" calcext:value-type="float">
            <text:p>15</text:p>
          </table:table-cell>
          <table:table-cell table:formula="of:=ROUND((1-(COS((0.01*[.C60]*PI())/2) ))*10)" office:value-type="float" office:value="4" calcext:value-type="float">
            <text:p>4</text:p>
          </table:table-cell>
          <table:table-cell table:formula="of:=ROUND((1-(COS((0.01*[.C60]*PI())/2) ))*5)" office:value-type="float" office:value="2" calcext:value-type="float">
            <text:p>2</text:p>
          </table:table-cell>
          <table:table-cell table:formula="of:=ROUND((1-(COS((0.01*[.C60]*PI())/2) ))*6)" office:value-type="float" office:value="2" calcext:value-type="float">
            <text:p>2</text:p>
          </table:table-cell>
          <table:table-cell table:formula="of:=ROUND(SIN( (0.01*[.C60]*PI() )/2 ) * 38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ROUND(((0.01*[.C61])*(0.01*[.C61])*(0.01*[.C61]))*4500000)" office:value-type="float" office:value="972000" calcext:value-type="float">
            <text:p>972000</text:p>
          </table:table-cell>
          <table:table-cell table:formula="of:=ROUND((0.01*[.C61])*7800+50)" office:value-type="float" office:value="4730" calcext:value-type="float">
            <text:p>4730</text:p>
          </table:table-cell>
          <table:table-cell table:formula="of:=ROUND((1-(COS((0.01*[.C61]*PI())/2) ))*2400 +100)" office:value-type="float" office:value="1089" calcext:value-type="float">
            <text:p>1089</text:p>
          </table:table-cell>
          <table:table-cell table:formula="of:=ROUND(SIN( (0.01*[.C61]*PI() )/2 ) * 19)" office:value-type="float" office:value="15" calcext:value-type="float">
            <text:p>15</text:p>
          </table:table-cell>
          <table:table-cell table:formula="of:=ROUND((1-(COS((0.01*[.C61]*PI())/2) ))*10)" office:value-type="float" office:value="4" calcext:value-type="float">
            <text:p>4</text:p>
          </table:table-cell>
          <table:table-cell table:formula="of:=ROUND((1-(COS((0.01*[.C61]*PI())/2) ))*5)" office:value-type="float" office:value="2" calcext:value-type="float">
            <text:p>2</text:p>
          </table:table-cell>
          <table:table-cell table:formula="of:=ROUND((1-(COS((0.01*[.C61]*PI())/2) ))*6)" office:value-type="float" office:value="2" calcext:value-type="float">
            <text:p>2</text:p>
          </table:table-cell>
          <table:table-cell table:formula="of:=ROUND(SIN( (0.01*[.C61]*PI() )/2 ) * 38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ROUND(((0.01*[.C62])*(0.01*[.C62])*(0.01*[.C62]))*4500000)" office:value-type="float" office:value="1021415" calcext:value-type="float">
            <text:p>1021415</text:p>
          </table:table-cell>
          <table:table-cell table:formula="of:=ROUND((0.01*[.C62])*7800+50)" office:value-type="float" office:value="4808" calcext:value-type="float">
            <text:p>4808</text:p>
          </table:table-cell>
          <table:table-cell table:formula="of:=ROUND((1-(COS((0.01*[.C62]*PI())/2) ))*2400 +100)" office:value-type="float" office:value="1120" calcext:value-type="float">
            <text:p>1120</text:p>
          </table:table-cell>
          <table:table-cell table:formula="of:=ROUND(SIN( (0.01*[.C62]*PI() )/2 ) * 19)" office:value-type="float" office:value="16" calcext:value-type="float">
            <text:p>16</text:p>
          </table:table-cell>
          <table:table-cell table:formula="of:=ROUND((1-(COS((0.01*[.C62]*PI())/2) ))*10)" office:value-type="float" office:value="4" calcext:value-type="float">
            <text:p>4</text:p>
          </table:table-cell>
          <table:table-cell table:formula="of:=ROUND((1-(COS((0.01*[.C62]*PI())/2) ))*5)" office:value-type="float" office:value="2" calcext:value-type="float">
            <text:p>2</text:p>
          </table:table-cell>
          <table:table-cell table:formula="of:=ROUND((1-(COS((0.01*[.C62]*PI())/2) ))*6)" office:value-type="float" office:value="3" calcext:value-type="float">
            <text:p>3</text:p>
          </table:table-cell>
          <table:table-cell table:formula="of:=ROUND(SIN( (0.01*[.C62]*PI() )/2 ) * 38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ROUND(((0.01*[.C63])*(0.01*[.C63])*(0.01*[.C63]))*4500000)" office:value-type="float" office:value="1072476" calcext:value-type="float">
            <text:p>1072476</text:p>
          </table:table-cell>
          <table:table-cell table:formula="of:=ROUND((0.01*[.C63])*7800+50)" office:value-type="float" office:value="4886" calcext:value-type="float">
            <text:p>4886</text:p>
          </table:table-cell>
          <table:table-cell table:formula="of:=ROUND((1-(COS((0.01*[.C63]*PI())/2) ))*2400 +100)" office:value-type="float" office:value="1151" calcext:value-type="float">
            <text:p>1151</text:p>
          </table:table-cell>
          <table:table-cell table:formula="of:=ROUND(SIN( (0.01*[.C63]*PI() )/2 ) * 19)" office:value-type="float" office:value="16" calcext:value-type="float">
            <text:p>16</text:p>
          </table:table-cell>
          <table:table-cell table:formula="of:=ROUND((1-(COS((0.01*[.C63]*PI())/2) ))*10)" office:value-type="float" office:value="4" calcext:value-type="float">
            <text:p>4</text:p>
          </table:table-cell>
          <table:table-cell table:formula="of:=ROUND((1-(COS((0.01*[.C63]*PI())/2) ))*5)" office:value-type="float" office:value="2" calcext:value-type="float">
            <text:p>2</text:p>
          </table:table-cell>
          <table:table-cell table:formula="of:=ROUND((1-(COS((0.01*[.C63]*PI())/2) ))*6)" office:value-type="float" office:value="3" calcext:value-type="float">
            <text:p>3</text:p>
          </table:table-cell>
          <table:table-cell table:formula="of:=ROUND(SIN( (0.01*[.C63]*PI() )/2 ) * 38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ROUND(((0.01*[.C64])*(0.01*[.C64])*(0.01*[.C64]))*4500000)" office:value-type="float" office:value="1125212" calcext:value-type="float">
            <text:p>1125212</text:p>
          </table:table-cell>
          <table:table-cell table:formula="of:=ROUND((0.01*[.C64])*7800+50)" office:value-type="float" office:value="4964" calcext:value-type="float">
            <text:p>4964</text:p>
          </table:table-cell>
          <table:table-cell table:formula="of:=ROUND((1-(COS((0.01*[.C64]*PI())/2) ))*2400 +100)" office:value-type="float" office:value="1182" calcext:value-type="float">
            <text:p>1182</text:p>
          </table:table-cell>
          <table:table-cell table:formula="of:=ROUND(SIN( (0.01*[.C64]*PI() )/2 ) * 19)" office:value-type="float" office:value="16" calcext:value-type="float">
            <text:p>16</text:p>
          </table:table-cell>
          <table:table-cell table:formula="of:=ROUND((1-(COS((0.01*[.C64]*PI())/2) ))*10)" office:value-type="float" office:value="5" calcext:value-type="float">
            <text:p>5</text:p>
          </table:table-cell>
          <table:table-cell table:formula="of:=ROUND((1-(COS((0.01*[.C64]*PI())/2) ))*5)" office:value-type="float" office:value="2" calcext:value-type="float">
            <text:p>2</text:p>
          </table:table-cell>
          <table:table-cell table:formula="of:=ROUND((1-(COS((0.01*[.C64]*PI())/2) ))*6)" office:value-type="float" office:value="3" calcext:value-type="float">
            <text:p>3</text:p>
          </table:table-cell>
          <table:table-cell table:formula="of:=ROUND(SIN( (0.01*[.C64]*PI() )/2 ) * 38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ROUND(((0.01*[.C65])*(0.01*[.C65])*(0.01*[.C65]))*4500000)" office:value-type="float" office:value="1179648" calcext:value-type="float">
            <text:p>1179648</text:p>
          </table:table-cell>
          <table:table-cell table:formula="of:=ROUND((0.01*[.C65])*7800+50)" office:value-type="float" office:value="5042" calcext:value-type="float">
            <text:p>5042</text:p>
          </table:table-cell>
          <table:table-cell table:formula="of:=ROUND((1-(COS((0.01*[.C65]*PI())/2) ))*2400 +100)" office:value-type="float" office:value="1214" calcext:value-type="float">
            <text:p>1214</text:p>
          </table:table-cell>
          <table:table-cell table:formula="of:=ROUND(SIN( (0.01*[.C65]*PI() )/2 ) * 19)" office:value-type="float" office:value="16" calcext:value-type="float">
            <text:p>16</text:p>
          </table:table-cell>
          <table:table-cell table:formula="of:=ROUND((1-(COS((0.01*[.C65]*PI())/2) ))*10)" office:value-type="float" office:value="5" calcext:value-type="float">
            <text:p>5</text:p>
          </table:table-cell>
          <table:table-cell table:formula="of:=ROUND((1-(COS((0.01*[.C65]*PI())/2) ))*5)" office:value-type="float" office:value="2" calcext:value-type="float">
            <text:p>2</text:p>
          </table:table-cell>
          <table:table-cell table:formula="of:=ROUND((1-(COS((0.01*[.C65]*PI())/2) ))*6)" office:value-type="float" office:value="3" calcext:value-type="float">
            <text:p>3</text:p>
          </table:table-cell>
          <table:table-cell table:formula="of:=ROUND(SIN( (0.01*[.C65]*PI() )/2 ) * 38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ROUND(((0.01*[.C66])*(0.01*[.C66])*(0.01*[.C66]))*4500000)" office:value-type="float" office:value="1235813" calcext:value-type="float">
            <text:p>1235813</text:p>
          </table:table-cell>
          <table:table-cell table:formula="of:=ROUND((0.01*[.C66])*7800+50)" office:value-type="float" office:value="5120" calcext:value-type="float">
            <text:p>5120</text:p>
          </table:table-cell>
          <table:table-cell table:formula="of:=ROUND((1-(COS((0.01*[.C66]*PI())/2) ))*2400 +100)" office:value-type="float" office:value="1246" calcext:value-type="float">
            <text:p>1246</text:p>
          </table:table-cell>
          <table:table-cell table:formula="of:=ROUND(SIN( (0.01*[.C66]*PI() )/2 ) * 19)" office:value-type="float" office:value="16" calcext:value-type="float">
            <text:p>16</text:p>
          </table:table-cell>
          <table:table-cell table:formula="of:=ROUND((1-(COS((0.01*[.C66]*PI())/2) ))*10)" office:value-type="float" office:value="5" calcext:value-type="float">
            <text:p>5</text:p>
          </table:table-cell>
          <table:table-cell table:formula="of:=ROUND((1-(COS((0.01*[.C66]*PI())/2) ))*5)" office:value-type="float" office:value="2" calcext:value-type="float">
            <text:p>2</text:p>
          </table:table-cell>
          <table:table-cell table:formula="of:=ROUND((1-(COS((0.01*[.C66]*PI())/2) ))*6)" office:value-type="float" office:value="3" calcext:value-type="float">
            <text:p>3</text:p>
          </table:table-cell>
          <table:table-cell table:formula="of:=ROUND(SIN( (0.01*[.C66]*PI() )/2 ) * 38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ROUND(((0.01*[.C67])*(0.01*[.C67])*(0.01*[.C67]))*4500000)" office:value-type="float" office:value="1293732" calcext:value-type="float">
            <text:p>1293732</text:p>
          </table:table-cell>
          <table:table-cell table:formula="of:=ROUND((0.01*[.C67])*7800+50)" office:value-type="float" office:value="5198" calcext:value-type="float">
            <text:p>5198</text:p>
          </table:table-cell>
          <table:table-cell table:formula="of:=ROUND((1-(COS((0.01*[.C67]*PI())/2) ))*2400 +100)" office:value-type="float" office:value="1278" calcext:value-type="float">
            <text:p>1278</text:p>
          </table:table-cell>
          <table:table-cell table:formula="of:=ROUND(SIN( (0.01*[.C67]*PI() )/2 ) * 19)" office:value-type="float" office:value="16" calcext:value-type="float">
            <text:p>16</text:p>
          </table:table-cell>
          <table:table-cell table:formula="of:=ROUND((1-(COS((0.01*[.C67]*PI())/2) ))*10)" office:value-type="float" office:value="5" calcext:value-type="float">
            <text:p>5</text:p>
          </table:table-cell>
          <table:table-cell table:formula="of:=ROUND((1-(COS((0.01*[.C67]*PI())/2) ))*5)" office:value-type="float" office:value="2" calcext:value-type="float">
            <text:p>2</text:p>
          </table:table-cell>
          <table:table-cell table:formula="of:=ROUND((1-(COS((0.01*[.C67]*PI())/2) ))*6)" office:value-type="float" office:value="3" calcext:value-type="float">
            <text:p>3</text:p>
          </table:table-cell>
          <table:table-cell table:formula="of:=ROUND(SIN( (0.01*[.C67]*PI() )/2 ) * 38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ROUND(((0.01*[.C68])*(0.01*[.C68])*(0.01*[.C68]))*4500000)" office:value-type="float" office:value="1353434" calcext:value-type="float">
            <text:p>1353434</text:p>
          </table:table-cell>
          <table:table-cell table:formula="of:=ROUND((0.01*[.C68])*7800+50)" office:value-type="float" office:value="5276" calcext:value-type="float">
            <text:p>5276</text:p>
          </table:table-cell>
          <table:table-cell table:formula="of:=ROUND((1-(COS((0.01*[.C68]*PI())/2) ))*2400 +100)" office:value-type="float" office:value="1311" calcext:value-type="float">
            <text:p>1311</text:p>
          </table:table-cell>
          <table:table-cell table:formula="of:=ROUND(SIN( (0.01*[.C68]*PI() )/2 ) * 19)" office:value-type="float" office:value="17" calcext:value-type="float">
            <text:p>17</text:p>
          </table:table-cell>
          <table:table-cell table:formula="of:=ROUND((1-(COS((0.01*[.C68]*PI())/2) ))*10)" office:value-type="float" office:value="5" calcext:value-type="float">
            <text:p>5</text:p>
          </table:table-cell>
          <table:table-cell table:formula="of:=ROUND((1-(COS((0.01*[.C68]*PI())/2) ))*5)" office:value-type="float" office:value="3" calcext:value-type="float">
            <text:p>3</text:p>
          </table:table-cell>
          <table:table-cell table:formula="of:=ROUND((1-(COS((0.01*[.C68]*PI())/2) ))*6)" office:value-type="float" office:value="3" calcext:value-type="float">
            <text:p>3</text:p>
          </table:table-cell>
          <table:table-cell table:formula="of:=ROUND(SIN( (0.01*[.C68]*PI() )/2 ) * 38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ROUND(((0.01*[.C69])*(0.01*[.C69])*(0.01*[.C69]))*4500000)" office:value-type="float" office:value="1414944" calcext:value-type="float">
            <text:p>1414944</text:p>
          </table:table-cell>
          <table:table-cell table:formula="of:=ROUND((0.01*[.C69])*7800+50)" office:value-type="float" office:value="5354" calcext:value-type="float">
            <text:p>5354</text:p>
          </table:table-cell>
          <table:table-cell table:formula="of:=ROUND((1-(COS((0.01*[.C69]*PI())/2) ))*2400 +100)" office:value-type="float" office:value="1344" calcext:value-type="float">
            <text:p>1344</text:p>
          </table:table-cell>
          <table:table-cell table:formula="of:=ROUND(SIN( (0.01*[.C69]*PI() )/2 ) * 19)" office:value-type="float" office:value="17" calcext:value-type="float">
            <text:p>17</text:p>
          </table:table-cell>
          <table:table-cell table:formula="of:=ROUND((1-(COS((0.01*[.C69]*PI())/2) ))*10)" office:value-type="float" office:value="5" calcext:value-type="float">
            <text:p>5</text:p>
          </table:table-cell>
          <table:table-cell table:formula="of:=ROUND((1-(COS((0.01*[.C69]*PI())/2) ))*5)" office:value-type="float" office:value="3" calcext:value-type="float">
            <text:p>3</text:p>
          </table:table-cell>
          <table:table-cell table:formula="of:=ROUND((1-(COS((0.01*[.C69]*PI())/2) ))*6)" office:value-type="float" office:value="3" calcext:value-type="float">
            <text:p>3</text:p>
          </table:table-cell>
          <table:table-cell table:formula="of:=ROUND(SIN( (0.01*[.C69]*PI() )/2 ) * 38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ROUND(((0.01*[.C70])*(0.01*[.C70])*(0.01*[.C70]))*4500000)" office:value-type="float" office:value="1478291" calcext:value-type="float">
            <text:p>1478291</text:p>
          </table:table-cell>
          <table:table-cell table:formula="of:=ROUND((0.01*[.C70])*7800+50)" office:value-type="float" office:value="5432" calcext:value-type="float">
            <text:p>5432</text:p>
          </table:table-cell>
          <table:table-cell table:formula="of:=ROUND((1-(COS((0.01*[.C70]*PI())/2) ))*2400 +100)" office:value-type="float" office:value="1377" calcext:value-type="float">
            <text:p>1377</text:p>
          </table:table-cell>
          <table:table-cell table:formula="of:=ROUND(SIN( (0.01*[.C70]*PI() )/2 ) * 19)" office:value-type="float" office:value="17" calcext:value-type="float">
            <text:p>17</text:p>
          </table:table-cell>
          <table:table-cell table:formula="of:=ROUND((1-(COS((0.01*[.C70]*PI())/2) ))*10)" office:value-type="float" office:value="5" calcext:value-type="float">
            <text:p>5</text:p>
          </table:table-cell>
          <table:table-cell table:formula="of:=ROUND((1-(COS((0.01*[.C70]*PI())/2) ))*5)" office:value-type="float" office:value="3" calcext:value-type="float">
            <text:p>3</text:p>
          </table:table-cell>
          <table:table-cell table:formula="of:=ROUND((1-(COS((0.01*[.C70]*PI())/2) ))*6)" office:value-type="float" office:value="3" calcext:value-type="float">
            <text:p>3</text:p>
          </table:table-cell>
          <table:table-cell table:formula="of:=ROUND(SIN( (0.01*[.C70]*PI() )/2 ) * 38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ROUND(((0.01*[.C71])*(0.01*[.C71])*(0.01*[.C71]))*4500000)" office:value-type="float" office:value="1543500" calcext:value-type="float">
            <text:p>1543500</text:p>
          </table:table-cell>
          <table:table-cell table:formula="of:=ROUND((0.01*[.C71])*7800+50)" office:value-type="float" office:value="5510" calcext:value-type="float">
            <text:p>5510</text:p>
          </table:table-cell>
          <table:table-cell table:formula="of:=ROUND((1-(COS((0.01*[.C71]*PI())/2) ))*2400 +100)" office:value-type="float" office:value="1410" calcext:value-type="float">
            <text:p>1410</text:p>
          </table:table-cell>
          <table:table-cell table:formula="of:=ROUND(SIN( (0.01*[.C71]*PI() )/2 ) * 19)" office:value-type="float" office:value="17" calcext:value-type="float">
            <text:p>17</text:p>
          </table:table-cell>
          <table:table-cell table:formula="of:=ROUND((1-(COS((0.01*[.C71]*PI())/2) ))*10)" office:value-type="float" office:value="5" calcext:value-type="float">
            <text:p>5</text:p>
          </table:table-cell>
          <table:table-cell table:formula="of:=ROUND((1-(COS((0.01*[.C71]*PI())/2) ))*5)" office:value-type="float" office:value="3" calcext:value-type="float">
            <text:p>3</text:p>
          </table:table-cell>
          <table:table-cell table:formula="of:=ROUND((1-(COS((0.01*[.C71]*PI())/2) ))*6)" office:value-type="float" office:value="3" calcext:value-type="float">
            <text:p>3</text:p>
          </table:table-cell>
          <table:table-cell table:formula="of:=ROUND(SIN( (0.01*[.C71]*PI() )/2 ) * 38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ROUND(((0.01*[.C72])*(0.01*[.C72])*(0.01*[.C72]))*4500000)" office:value-type="float" office:value="1610600" calcext:value-type="float">
            <text:p>1610600</text:p>
          </table:table-cell>
          <table:table-cell table:formula="of:=ROUND((0.01*[.C72])*7800+50)" office:value-type="float" office:value="5588" calcext:value-type="float">
            <text:p>5588</text:p>
          </table:table-cell>
          <table:table-cell table:formula="of:=ROUND((1-(COS((0.01*[.C72]*PI())/2) ))*2400 +100)" office:value-type="float" office:value="1444" calcext:value-type="float">
            <text:p>1444</text:p>
          </table:table-cell>
          <table:table-cell table:formula="of:=ROUND(SIN( (0.01*[.C72]*PI() )/2 ) * 19)" office:value-type="float" office:value="17" calcext:value-type="float">
            <text:p>17</text:p>
          </table:table-cell>
          <table:table-cell table:formula="of:=ROUND((1-(COS((0.01*[.C72]*PI())/2) ))*10)" office:value-type="float" office:value="6" calcext:value-type="float">
            <text:p>6</text:p>
          </table:table-cell>
          <table:table-cell table:formula="of:=ROUND((1-(COS((0.01*[.C72]*PI())/2) ))*5)" office:value-type="float" office:value="3" calcext:value-type="float">
            <text:p>3</text:p>
          </table:table-cell>
          <table:table-cell table:formula="of:=ROUND((1-(COS((0.01*[.C72]*PI())/2) ))*6)" office:value-type="float" office:value="3" calcext:value-type="float">
            <text:p>3</text:p>
          </table:table-cell>
          <table:table-cell table:formula="of:=ROUND(SIN( (0.01*[.C72]*PI() )/2 ) * 38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ROUND(((0.01*[.C73])*(0.01*[.C73])*(0.01*[.C73]))*4500000)" office:value-type="float" office:value="1679616" calcext:value-type="float">
            <text:p>1679616</text:p>
          </table:table-cell>
          <table:table-cell table:formula="of:=ROUND((0.01*[.C73])*7800+50)" office:value-type="float" office:value="5666" calcext:value-type="float">
            <text:p>5666</text:p>
          </table:table-cell>
          <table:table-cell table:formula="of:=ROUND((1-(COS((0.01*[.C73]*PI())/2) ))*2400 +100)" office:value-type="float" office:value="1478" calcext:value-type="float">
            <text:p>1478</text:p>
          </table:table-cell>
          <table:table-cell table:formula="of:=ROUND(SIN( (0.01*[.C73]*PI() )/2 ) * 19)" office:value-type="float" office:value="17" calcext:value-type="float">
            <text:p>17</text:p>
          </table:table-cell>
          <table:table-cell table:formula="of:=ROUND((1-(COS((0.01*[.C73]*PI())/2) ))*10)" office:value-type="float" office:value="6" calcext:value-type="float">
            <text:p>6</text:p>
          </table:table-cell>
          <table:table-cell table:formula="of:=ROUND((1-(COS((0.01*[.C73]*PI())/2) ))*5)" office:value-type="float" office:value="3" calcext:value-type="float">
            <text:p>3</text:p>
          </table:table-cell>
          <table:table-cell table:formula="of:=ROUND((1-(COS((0.01*[.C73]*PI())/2) ))*6)" office:value-type="float" office:value="3" calcext:value-type="float">
            <text:p>3</text:p>
          </table:table-cell>
          <table:table-cell table:formula="of:=ROUND(SIN( (0.01*[.C73]*PI() )/2 ) * 38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ROUND(((0.01*[.C74])*(0.01*[.C74])*(0.01*[.C74]))*4500000)" office:value-type="float" office:value="1750576" calcext:value-type="float">
            <text:p>1750576</text:p>
          </table:table-cell>
          <table:table-cell table:formula="of:=ROUND((0.01*[.C74])*7800+50)" office:value-type="float" office:value="5744" calcext:value-type="float">
            <text:p>5744</text:p>
          </table:table-cell>
          <table:table-cell table:formula="of:=ROUND((1-(COS((0.01*[.C74]*PI())/2) ))*2400 +100)" office:value-type="float" office:value="1512" calcext:value-type="float">
            <text:p>1512</text:p>
          </table:table-cell>
          <table:table-cell table:formula="of:=ROUND(SIN( (0.01*[.C74]*PI() )/2 ) * 19)" office:value-type="float" office:value="17" calcext:value-type="float">
            <text:p>17</text:p>
          </table:table-cell>
          <table:table-cell table:formula="of:=ROUND((1-(COS((0.01*[.C74]*PI())/2) ))*10)" office:value-type="float" office:value="6" calcext:value-type="float">
            <text:p>6</text:p>
          </table:table-cell>
          <table:table-cell table:formula="of:=ROUND((1-(COS((0.01*[.C74]*PI())/2) ))*5)" office:value-type="float" office:value="3" calcext:value-type="float">
            <text:p>3</text:p>
          </table:table-cell>
          <table:table-cell table:formula="of:=ROUND((1-(COS((0.01*[.C74]*PI())/2) ))*6)" office:value-type="float" office:value="4" calcext:value-type="float">
            <text:p>4</text:p>
          </table:table-cell>
          <table:table-cell table:formula="of:=ROUND(SIN( (0.01*[.C74]*PI() )/2 ) * 38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ROUND(((0.01*[.C75])*(0.01*[.C75])*(0.01*[.C75]))*4500000)" office:value-type="float" office:value="1823508" calcext:value-type="float">
            <text:p>1823508</text:p>
          </table:table-cell>
          <table:table-cell table:formula="of:=ROUND((0.01*[.C75])*7800+50)" office:value-type="float" office:value="5822" calcext:value-type="float">
            <text:p>5822</text:p>
          </table:table-cell>
          <table:table-cell table:formula="of:=ROUND((1-(COS((0.01*[.C75]*PI())/2) ))*2400 +100)" office:value-type="float" office:value="1547" calcext:value-type="float">
            <text:p>1547</text:p>
          </table:table-cell>
          <table:table-cell table:formula="of:=ROUND(SIN( (0.01*[.C75]*PI() )/2 ) * 19)" office:value-type="float" office:value="17" calcext:value-type="float">
            <text:p>17</text:p>
          </table:table-cell>
          <table:table-cell table:formula="of:=ROUND((1-(COS((0.01*[.C75]*PI())/2) ))*10)" office:value-type="float" office:value="6" calcext:value-type="float">
            <text:p>6</text:p>
          </table:table-cell>
          <table:table-cell table:formula="of:=ROUND((1-(COS((0.01*[.C75]*PI())/2) ))*5)" office:value-type="float" office:value="3" calcext:value-type="float">
            <text:p>3</text:p>
          </table:table-cell>
          <table:table-cell table:formula="of:=ROUND((1-(COS((0.01*[.C75]*PI())/2) ))*6)" office:value-type="float" office:value="4" calcext:value-type="float">
            <text:p>4</text:p>
          </table:table-cell>
          <table:table-cell table:formula="of:=ROUND(SIN( (0.01*[.C75]*PI() )/2 ) * 38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ROUND(((0.01*[.C76])*(0.01*[.C76])*(0.01*[.C76]))*4500000)" office:value-type="float" office:value="1898438" calcext:value-type="float">
            <text:p>1898438</text:p>
          </table:table-cell>
          <table:table-cell table:formula="of:=ROUND((0.01*[.C76])*7800+50)" office:value-type="float" office:value="5900" calcext:value-type="float">
            <text:p>5900</text:p>
          </table:table-cell>
          <table:table-cell table:formula="of:=ROUND((1-(COS((0.01*[.C76]*PI())/2) ))*2400 +100)" office:value-type="float" office:value="1582" calcext:value-type="float">
            <text:p>1582</text:p>
          </table:table-cell>
          <table:table-cell table:formula="of:=ROUND(SIN( (0.01*[.C76]*PI() )/2 ) * 19)" office:value-type="float" office:value="18" calcext:value-type="float">
            <text:p>18</text:p>
          </table:table-cell>
          <table:table-cell table:formula="of:=ROUND((1-(COS((0.01*[.C76]*PI())/2) ))*10)" office:value-type="float" office:value="6" calcext:value-type="float">
            <text:p>6</text:p>
          </table:table-cell>
          <table:table-cell table:formula="of:=ROUND((1-(COS((0.01*[.C76]*PI())/2) ))*5)" office:value-type="float" office:value="3" calcext:value-type="float">
            <text:p>3</text:p>
          </table:table-cell>
          <table:table-cell table:formula="of:=ROUND((1-(COS((0.01*[.C76]*PI())/2) ))*6)" office:value-type="float" office:value="4" calcext:value-type="float">
            <text:p>4</text:p>
          </table:table-cell>
          <table:table-cell table:formula="of:=ROUND(SIN( (0.01*[.C76]*PI() )/2 ) * 38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ROUND(((0.01*[.C77])*(0.01*[.C77])*(0.01*[.C77]))*4500000)" office:value-type="float" office:value="1975392" calcext:value-type="float">
            <text:p>1975392</text:p>
          </table:table-cell>
          <table:table-cell table:formula="of:=ROUND((0.01*[.C77])*7800+50)" office:value-type="float" office:value="5978" calcext:value-type="float">
            <text:p>5978</text:p>
          </table:table-cell>
          <table:table-cell table:formula="of:=ROUND((1-(COS((0.01*[.C77]*PI())/2) ))*2400 +100)" office:value-type="float" office:value="1617" calcext:value-type="float">
            <text:p>1617</text:p>
          </table:table-cell>
          <table:table-cell table:formula="of:=ROUND(SIN( (0.01*[.C77]*PI() )/2 ) * 19)" office:value-type="float" office:value="18" calcext:value-type="float">
            <text:p>18</text:p>
          </table:table-cell>
          <table:table-cell table:formula="of:=ROUND((1-(COS((0.01*[.C77]*PI())/2) ))*10)" office:value-type="float" office:value="6" calcext:value-type="float">
            <text:p>6</text:p>
          </table:table-cell>
          <table:table-cell table:formula="of:=ROUND((1-(COS((0.01*[.C77]*PI())/2) ))*5)" office:value-type="float" office:value="3" calcext:value-type="float">
            <text:p>3</text:p>
          </table:table-cell>
          <table:table-cell table:formula="of:=ROUND((1-(COS((0.01*[.C77]*PI())/2) ))*6)" office:value-type="float" office:value="4" calcext:value-type="float">
            <text:p>4</text:p>
          </table:table-cell>
          <table:table-cell table:formula="of:=ROUND(SIN( (0.01*[.C77]*PI() )/2 ) * 38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ROUND(((0.01*[.C78])*(0.01*[.C78])*(0.01*[.C78]))*4500000)" office:value-type="float" office:value="2054399" calcext:value-type="float">
            <text:p>2054399</text:p>
          </table:table-cell>
          <table:table-cell table:formula="of:=ROUND((0.01*[.C78])*7800+50)" office:value-type="float" office:value="6056" calcext:value-type="float">
            <text:p>6056</text:p>
          </table:table-cell>
          <table:table-cell table:formula="of:=ROUND((1-(COS((0.01*[.C78]*PI())/2) ))*2400 +100)" office:value-type="float" office:value="1652" calcext:value-type="float">
            <text:p>1652</text:p>
          </table:table-cell>
          <table:table-cell table:formula="of:=ROUND(SIN( (0.01*[.C78]*PI() )/2 ) * 19)" office:value-type="float" office:value="18" calcext:value-type="float">
            <text:p>18</text:p>
          </table:table-cell>
          <table:table-cell table:formula="of:=ROUND((1-(COS((0.01*[.C78]*PI())/2) ))*10)" office:value-type="float" office:value="6" calcext:value-type="float">
            <text:p>6</text:p>
          </table:table-cell>
          <table:table-cell table:formula="of:=ROUND((1-(COS((0.01*[.C78]*PI())/2) ))*5)" office:value-type="float" office:value="3" calcext:value-type="float">
            <text:p>3</text:p>
          </table:table-cell>
          <table:table-cell table:formula="of:=ROUND((1-(COS((0.01*[.C78]*PI())/2) ))*6)" office:value-type="float" office:value="4" calcext:value-type="float">
            <text:p>4</text:p>
          </table:table-cell>
          <table:table-cell table:formula="of:=ROUND(SIN( (0.01*[.C78]*PI() )/2 ) * 38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ROUND(((0.01*[.C79])*(0.01*[.C79])*(0.01*[.C79]))*4500000)" office:value-type="float" office:value="2135484" calcext:value-type="float">
            <text:p>2135484</text:p>
          </table:table-cell>
          <table:table-cell table:formula="of:=ROUND((0.01*[.C79])*7800+50)" office:value-type="float" office:value="6134" calcext:value-type="float">
            <text:p>6134</text:p>
          </table:table-cell>
          <table:table-cell table:formula="of:=ROUND((1-(COS((0.01*[.C79]*PI())/2) ))*2400 +100)" office:value-type="float" office:value="1687" calcext:value-type="float">
            <text:p>1687</text:p>
          </table:table-cell>
          <table:table-cell table:formula="of:=ROUND(SIN( (0.01*[.C79]*PI() )/2 ) * 19)" office:value-type="float" office:value="18" calcext:value-type="float">
            <text:p>18</text:p>
          </table:table-cell>
          <table:table-cell table:formula="of:=ROUND((1-(COS((0.01*[.C79]*PI())/2) ))*10)" office:value-type="float" office:value="7" calcext:value-type="float">
            <text:p>7</text:p>
          </table:table-cell>
          <table:table-cell table:formula="of:=ROUND((1-(COS((0.01*[.C79]*PI())/2) ))*5)" office:value-type="float" office:value="3" calcext:value-type="float">
            <text:p>3</text:p>
          </table:table-cell>
          <table:table-cell table:formula="of:=ROUND((1-(COS((0.01*[.C79]*PI())/2) ))*6)" office:value-type="float" office:value="4" calcext:value-type="float">
            <text:p>4</text:p>
          </table:table-cell>
          <table:table-cell table:formula="of:=ROUND(SIN( (0.01*[.C79]*PI() )/2 ) * 38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ROUND(((0.01*[.C80])*(0.01*[.C80])*(0.01*[.C80]))*4500000)" office:value-type="float" office:value="2218676" calcext:value-type="float">
            <text:p>2218676</text:p>
          </table:table-cell>
          <table:table-cell table:formula="of:=ROUND((0.01*[.C80])*7800+50)" office:value-type="float" office:value="6212" calcext:value-type="float">
            <text:p>6212</text:p>
          </table:table-cell>
          <table:table-cell table:formula="of:=ROUND((1-(COS((0.01*[.C80]*PI())/2) ))*2400 +100)" office:value-type="float" office:value="1723" calcext:value-type="float">
            <text:p>1723</text:p>
          </table:table-cell>
          <table:table-cell table:formula="of:=ROUND(SIN( (0.01*[.C80]*PI() )/2 ) * 19)" office:value-type="float" office:value="18" calcext:value-type="float">
            <text:p>18</text:p>
          </table:table-cell>
          <table:table-cell table:formula="of:=ROUND((1-(COS((0.01*[.C80]*PI())/2) ))*10)" office:value-type="float" office:value="7" calcext:value-type="float">
            <text:p>7</text:p>
          </table:table-cell>
          <table:table-cell table:formula="of:=ROUND((1-(COS((0.01*[.C80]*PI())/2) ))*5)" office:value-type="float" office:value="3" calcext:value-type="float">
            <text:p>3</text:p>
          </table:table-cell>
          <table:table-cell table:formula="of:=ROUND((1-(COS((0.01*[.C80]*PI())/2) ))*6)" office:value-type="float" office:value="4" calcext:value-type="float">
            <text:p>4</text:p>
          </table:table-cell>
          <table:table-cell table:formula="of:=ROUND(SIN( (0.01*[.C80]*PI() )/2 ) * 38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ROUND(((0.01*[.C81])*(0.01*[.C81])*(0.01*[.C81]))*4500000)" office:value-type="float" office:value="2304000" calcext:value-type="float">
            <text:p>2304000</text:p>
          </table:table-cell>
          <table:table-cell table:formula="of:=ROUND((0.01*[.C81])*7800+50)" office:value-type="float" office:value="6290" calcext:value-type="float">
            <text:p>6290</text:p>
          </table:table-cell>
          <table:table-cell table:formula="of:=ROUND((1-(COS((0.01*[.C81]*PI())/2) ))*2400 +100)" office:value-type="float" office:value="1758" calcext:value-type="float">
            <text:p>1758</text:p>
          </table:table-cell>
          <table:table-cell table:formula="of:=ROUND(SIN( (0.01*[.C81]*PI() )/2 ) * 19)" office:value-type="float" office:value="18" calcext:value-type="float">
            <text:p>18</text:p>
          </table:table-cell>
          <table:table-cell table:formula="of:=ROUND((1-(COS((0.01*[.C81]*PI())/2) ))*10)" office:value-type="float" office:value="7" calcext:value-type="float">
            <text:p>7</text:p>
          </table:table-cell>
          <table:table-cell table:formula="of:=ROUND((1-(COS((0.01*[.C81]*PI())/2) ))*5)" office:value-type="float" office:value="3" calcext:value-type="float">
            <text:p>3</text:p>
          </table:table-cell>
          <table:table-cell table:formula="of:=ROUND((1-(COS((0.01*[.C81]*PI())/2) ))*6)" office:value-type="float" office:value="4" calcext:value-type="float">
            <text:p>4</text:p>
          </table:table-cell>
          <table:table-cell table:formula="of:=ROUND(SIN( (0.01*[.C81]*PI() )/2 ) * 38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ROUND(((0.01*[.C82])*(0.01*[.C82])*(0.01*[.C82]))*4500000)" office:value-type="float" office:value="2391485" calcext:value-type="float">
            <text:p>2391485</text:p>
          </table:table-cell>
          <table:table-cell table:formula="of:=ROUND((0.01*[.C82])*7800+50)" office:value-type="float" office:value="6368" calcext:value-type="float">
            <text:p>6368</text:p>
          </table:table-cell>
          <table:table-cell table:formula="of:=ROUND((1-(COS((0.01*[.C82]*PI())/2) ))*2400 +100)" office:value-type="float" office:value="1794" calcext:value-type="float">
            <text:p>1794</text:p>
          </table:table-cell>
          <table:table-cell table:formula="of:=ROUND(SIN( (0.01*[.C82]*PI() )/2 ) * 19)" office:value-type="float" office:value="18" calcext:value-type="float">
            <text:p>18</text:p>
          </table:table-cell>
          <table:table-cell table:formula="of:=ROUND((1-(COS((0.01*[.C82]*PI())/2) ))*10)" office:value-type="float" office:value="7" calcext:value-type="float">
            <text:p>7</text:p>
          </table:table-cell>
          <table:table-cell table:formula="of:=ROUND((1-(COS((0.01*[.C82]*PI())/2) ))*5)" office:value-type="float" office:value="4" calcext:value-type="float">
            <text:p>4</text:p>
          </table:table-cell>
          <table:table-cell table:formula="of:=ROUND((1-(COS((0.01*[.C82]*PI())/2) ))*6)" office:value-type="float" office:value="4" calcext:value-type="float">
            <text:p>4</text:p>
          </table:table-cell>
          <table:table-cell table:formula="of:=ROUND(SIN( (0.01*[.C82]*PI() )/2 ) * 38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ROUND(((0.01*[.C83])*(0.01*[.C83])*(0.01*[.C83]))*4500000)" office:value-type="float" office:value="2481156" calcext:value-type="float">
            <text:p>2481156</text:p>
          </table:table-cell>
          <table:table-cell table:formula="of:=ROUND((0.01*[.C83])*7800+50)" office:value-type="float" office:value="6446" calcext:value-type="float">
            <text:p>6446</text:p>
          </table:table-cell>
          <table:table-cell table:formula="of:=ROUND((1-(COS((0.01*[.C83]*PI())/2) ))*2400 +100)" office:value-type="float" office:value="1830" calcext:value-type="float">
            <text:p>1830</text:p>
          </table:table-cell>
          <table:table-cell table:formula="of:=ROUND(SIN( (0.01*[.C83]*PI() )/2 ) * 19)" office:value-type="float" office:value="18" calcext:value-type="float">
            <text:p>18</text:p>
          </table:table-cell>
          <table:table-cell table:formula="of:=ROUND((1-(COS((0.01*[.C83]*PI())/2) ))*10)" office:value-type="float" office:value="7" calcext:value-type="float">
            <text:p>7</text:p>
          </table:table-cell>
          <table:table-cell table:formula="of:=ROUND((1-(COS((0.01*[.C83]*PI())/2) ))*5)" office:value-type="float" office:value="4" calcext:value-type="float">
            <text:p>4</text:p>
          </table:table-cell>
          <table:table-cell table:formula="of:=ROUND((1-(COS((0.01*[.C83]*PI())/2) ))*6)" office:value-type="float" office:value="4" calcext:value-type="float">
            <text:p>4</text:p>
          </table:table-cell>
          <table:table-cell table:formula="of:=ROUND(SIN( (0.01*[.C83]*PI() )/2 ) * 38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ROUND(((0.01*[.C84])*(0.01*[.C84])*(0.01*[.C84]))*4500000)" office:value-type="float" office:value="2573042" calcext:value-type="float">
            <text:p>2573042</text:p>
          </table:table-cell>
          <table:table-cell table:formula="of:=ROUND((0.01*[.C84])*7800+50)" office:value-type="float" office:value="6524" calcext:value-type="float">
            <text:p>6524</text:p>
          </table:table-cell>
          <table:table-cell table:formula="of:=ROUND((1-(COS((0.01*[.C84]*PI())/2) ))*2400 +100)" office:value-type="float" office:value="1867" calcext:value-type="float">
            <text:p>1867</text:p>
          </table:table-cell>
          <table:table-cell table:formula="of:=ROUND(SIN( (0.01*[.C84]*PI() )/2 ) * 19)" office:value-type="float" office:value="18" calcext:value-type="float">
            <text:p>18</text:p>
          </table:table-cell>
          <table:table-cell table:formula="of:=ROUND((1-(COS((0.01*[.C84]*PI())/2) ))*10)" office:value-type="float" office:value="7" calcext:value-type="float">
            <text:p>7</text:p>
          </table:table-cell>
          <table:table-cell table:formula="of:=ROUND((1-(COS((0.01*[.C84]*PI())/2) ))*5)" office:value-type="float" office:value="4" calcext:value-type="float">
            <text:p>4</text:p>
          </table:table-cell>
          <table:table-cell table:formula="of:=ROUND((1-(COS((0.01*[.C84]*PI())/2) ))*6)" office:value-type="float" office:value="4" calcext:value-type="float">
            <text:p>4</text:p>
          </table:table-cell>
          <table:table-cell table:formula="of:=ROUND(SIN( (0.01*[.C84]*PI() )/2 ) * 38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ROUND(((0.01*[.C85])*(0.01*[.C85])*(0.01*[.C85]))*4500000)" office:value-type="float" office:value="2667168" calcext:value-type="float">
            <text:p>2667168</text:p>
          </table:table-cell>
          <table:table-cell table:formula="of:=ROUND((0.01*[.C85])*7800+50)" office:value-type="float" office:value="6602" calcext:value-type="float">
            <text:p>6602</text:p>
          </table:table-cell>
          <table:table-cell table:formula="of:=ROUND((1-(COS((0.01*[.C85]*PI())/2) ))*2400 +100)" office:value-type="float" office:value="1903" calcext:value-type="float">
            <text:p>1903</text:p>
          </table:table-cell>
          <table:table-cell table:formula="of:=ROUND(SIN( (0.01*[.C85]*PI() )/2 ) * 19)" office:value-type="float" office:value="18" calcext:value-type="float">
            <text:p>18</text:p>
          </table:table-cell>
          <table:table-cell table:formula="of:=ROUND((1-(COS((0.01*[.C85]*PI())/2) ))*10)" office:value-type="float" office:value="8" calcext:value-type="float">
            <text:p>8</text:p>
          </table:table-cell>
          <table:table-cell table:formula="of:=ROUND((1-(COS((0.01*[.C85]*PI())/2) ))*5)" office:value-type="float" office:value="4" calcext:value-type="float">
            <text:p>4</text:p>
          </table:table-cell>
          <table:table-cell table:formula="of:=ROUND((1-(COS((0.01*[.C85]*PI())/2) ))*6)" office:value-type="float" office:value="5" calcext:value-type="float">
            <text:p>5</text:p>
          </table:table-cell>
          <table:table-cell table:formula="of:=ROUND(SIN( (0.01*[.C85]*PI() )/2 ) * 38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ROUND(((0.01*[.C86])*(0.01*[.C86])*(0.01*[.C86]))*4500000)" office:value-type="float" office:value="2763562" calcext:value-type="float">
            <text:p>2763562</text:p>
          </table:table-cell>
          <table:table-cell table:formula="of:=ROUND((0.01*[.C86])*7800+50)" office:value-type="float" office:value="6680" calcext:value-type="float">
            <text:p>6680</text:p>
          </table:table-cell>
          <table:table-cell table:formula="of:=ROUND((1-(COS((0.01*[.C86]*PI())/2) ))*2400 +100)" office:value-type="float" office:value="1940" calcext:value-type="float">
            <text:p>1940</text:p>
          </table:table-cell>
          <table:table-cell table:formula="of:=ROUND(SIN( (0.01*[.C86]*PI() )/2 ) * 19)" office:value-type="float" office:value="18" calcext:value-type="float">
            <text:p>18</text:p>
          </table:table-cell>
          <table:table-cell table:formula="of:=ROUND((1-(COS((0.01*[.C86]*PI())/2) ))*10)" office:value-type="float" office:value="8" calcext:value-type="float">
            <text:p>8</text:p>
          </table:table-cell>
          <table:table-cell table:formula="of:=ROUND((1-(COS((0.01*[.C86]*PI())/2) ))*5)" office:value-type="float" office:value="4" calcext:value-type="float">
            <text:p>4</text:p>
          </table:table-cell>
          <table:table-cell table:formula="of:=ROUND((1-(COS((0.01*[.C86]*PI())/2) ))*6)" office:value-type="float" office:value="5" calcext:value-type="float">
            <text:p>5</text:p>
          </table:table-cell>
          <table:table-cell table:formula="of:=ROUND(SIN( (0.01*[.C86]*PI() )/2 ) * 38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ROUND(((0.01*[.C87])*(0.01*[.C87])*(0.01*[.C87]))*4500000)" office:value-type="float" office:value="2862252" calcext:value-type="float">
            <text:p>2862252</text:p>
          </table:table-cell>
          <table:table-cell table:formula="of:=ROUND((0.01*[.C87])*7800+50)" office:value-type="float" office:value="6758" calcext:value-type="float">
            <text:p>6758</text:p>
          </table:table-cell>
          <table:table-cell table:formula="of:=ROUND((1-(COS((0.01*[.C87]*PI())/2) ))*2400 +100)" office:value-type="float" office:value="1976" calcext:value-type="float">
            <text:p>1976</text:p>
          </table:table-cell>
          <table:table-cell table:formula="of:=ROUND(SIN( (0.01*[.C87]*PI() )/2 ) * 19)" office:value-type="float" office:value="19" calcext:value-type="float">
            <text:p>19</text:p>
          </table:table-cell>
          <table:table-cell table:formula="of:=ROUND((1-(COS((0.01*[.C87]*PI())/2) ))*10)" office:value-type="float" office:value="8" calcext:value-type="float">
            <text:p>8</text:p>
          </table:table-cell>
          <table:table-cell table:formula="of:=ROUND((1-(COS((0.01*[.C87]*PI())/2) ))*5)" office:value-type="float" office:value="4" calcext:value-type="float">
            <text:p>4</text:p>
          </table:table-cell>
          <table:table-cell table:formula="of:=ROUND((1-(COS((0.01*[.C87]*PI())/2) ))*6)" office:value-type="float" office:value="5" calcext:value-type="float">
            <text:p>5</text:p>
          </table:table-cell>
          <table:table-cell table:formula="of:=ROUND(SIN( (0.01*[.C87]*PI() )/2 ) * 38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ROUND(((0.01*[.C88])*(0.01*[.C88])*(0.01*[.C88]))*4500000)" office:value-type="float" office:value="2963264" calcext:value-type="float">
            <text:p>2963264</text:p>
          </table:table-cell>
          <table:table-cell table:formula="of:=ROUND((0.01*[.C88])*7800+50)" office:value-type="float" office:value="6836" calcext:value-type="float">
            <text:p>6836</text:p>
          </table:table-cell>
          <table:table-cell table:formula="of:=ROUND((1-(COS((0.01*[.C88]*PI())/2) ))*2400 +100)" office:value-type="float" office:value="2013" calcext:value-type="float">
            <text:p>2013</text:p>
          </table:table-cell>
          <table:table-cell table:formula="of:=ROUND(SIN( (0.01*[.C88]*PI() )/2 ) * 19)" office:value-type="float" office:value="19" calcext:value-type="float">
            <text:p>19</text:p>
          </table:table-cell>
          <table:table-cell table:formula="of:=ROUND((1-(COS((0.01*[.C88]*PI())/2) ))*10)" office:value-type="float" office:value="8" calcext:value-type="float">
            <text:p>8</text:p>
          </table:table-cell>
          <table:table-cell table:formula="of:=ROUND((1-(COS((0.01*[.C88]*PI())/2) ))*5)" office:value-type="float" office:value="4" calcext:value-type="float">
            <text:p>4</text:p>
          </table:table-cell>
          <table:table-cell table:formula="of:=ROUND((1-(COS((0.01*[.C88]*PI())/2) ))*6)" office:value-type="float" office:value="5" calcext:value-type="float">
            <text:p>5</text:p>
          </table:table-cell>
          <table:table-cell table:formula="of:=ROUND(SIN( (0.01*[.C88]*PI() )/2 ) * 38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ROUND(((0.01*[.C89])*(0.01*[.C89])*(0.01*[.C89]))*4500000)" office:value-type="float" office:value="3066624" calcext:value-type="float">
            <text:p>3066624</text:p>
          </table:table-cell>
          <table:table-cell table:formula="of:=ROUND((0.01*[.C89])*7800+50)" office:value-type="float" office:value="6914" calcext:value-type="float">
            <text:p>6914</text:p>
          </table:table-cell>
          <table:table-cell table:formula="of:=ROUND((1-(COS((0.01*[.C89]*PI())/2) ))*2400 +100)" office:value-type="float" office:value="2050" calcext:value-type="float">
            <text:p>2050</text:p>
          </table:table-cell>
          <table:table-cell table:formula="of:=ROUND(SIN( (0.01*[.C89]*PI() )/2 ) * 19)" office:value-type="float" office:value="19" calcext:value-type="float">
            <text:p>19</text:p>
          </table:table-cell>
          <table:table-cell table:formula="of:=ROUND((1-(COS((0.01*[.C89]*PI())/2) ))*10)" office:value-type="float" office:value="8" calcext:value-type="float">
            <text:p>8</text:p>
          </table:table-cell>
          <table:table-cell table:formula="of:=ROUND((1-(COS((0.01*[.C89]*PI())/2) ))*5)" office:value-type="float" office:value="4" calcext:value-type="float">
            <text:p>4</text:p>
          </table:table-cell>
          <table:table-cell table:formula="of:=ROUND((1-(COS((0.01*[.C89]*PI())/2) ))*6)" office:value-type="float" office:value="5" calcext:value-type="float">
            <text:p>5</text:p>
          </table:table-cell>
          <table:table-cell table:formula="of:=ROUND(SIN( (0.01*[.C89]*PI() )/2 ) * 38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ROUND(((0.01*[.C90])*(0.01*[.C90])*(0.01*[.C90]))*4500000)" office:value-type="float" office:value="3172361" calcext:value-type="float">
            <text:p>3172361</text:p>
          </table:table-cell>
          <table:table-cell table:formula="of:=ROUND((0.01*[.C90])*7800+50)" office:value-type="float" office:value="6992" calcext:value-type="float">
            <text:p>6992</text:p>
          </table:table-cell>
          <table:table-cell table:formula="of:=ROUND((1-(COS((0.01*[.C90]*PI())/2) ))*2400 +100)" office:value-type="float" office:value="2087" calcext:value-type="float">
            <text:p>2087</text:p>
          </table:table-cell>
          <table:table-cell table:formula="of:=ROUND(SIN( (0.01*[.C90]*PI() )/2 ) * 19)" office:value-type="float" office:value="19" calcext:value-type="float">
            <text:p>19</text:p>
          </table:table-cell>
          <table:table-cell table:formula="of:=ROUND((1-(COS((0.01*[.C90]*PI())/2) ))*10)" office:value-type="float" office:value="8" calcext:value-type="float">
            <text:p>8</text:p>
          </table:table-cell>
          <table:table-cell table:formula="of:=ROUND((1-(COS((0.01*[.C90]*PI())/2) ))*5)" office:value-type="float" office:value="4" calcext:value-type="float">
            <text:p>4</text:p>
          </table:table-cell>
          <table:table-cell table:formula="of:=ROUND((1-(COS((0.01*[.C90]*PI())/2) ))*6)" office:value-type="float" office:value="5" calcext:value-type="float">
            <text:p>5</text:p>
          </table:table-cell>
          <table:table-cell table:formula="of:=ROUND(SIN( (0.01*[.C90]*PI() )/2 ) * 38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ROUND(((0.01*[.C91])*(0.01*[.C91])*(0.01*[.C91]))*4500000)" office:value-type="float" office:value="3280500" calcext:value-type="float">
            <text:p>3280500</text:p>
          </table:table-cell>
          <table:table-cell table:formula="of:=ROUND((0.01*[.C91])*7800+50)" office:value-type="float" office:value="7070" calcext:value-type="float">
            <text:p>7070</text:p>
          </table:table-cell>
          <table:table-cell table:formula="of:=ROUND((1-(COS((0.01*[.C91]*PI())/2) ))*2400 +100)" office:value-type="float" office:value="2125" calcext:value-type="float">
            <text:p>2125</text:p>
          </table:table-cell>
          <table:table-cell table:formula="of:=ROUND(SIN( (0.01*[.C91]*PI() )/2 ) * 19)" office:value-type="float" office:value="19" calcext:value-type="float">
            <text:p>19</text:p>
          </table:table-cell>
          <table:table-cell table:formula="of:=ROUND((1-(COS((0.01*[.C91]*PI())/2) ))*10)" office:value-type="float" office:value="8" calcext:value-type="float">
            <text:p>8</text:p>
          </table:table-cell>
          <table:table-cell table:formula="of:=ROUND((1-(COS((0.01*[.C91]*PI())/2) ))*5)" office:value-type="float" office:value="4" calcext:value-type="float">
            <text:p>4</text:p>
          </table:table-cell>
          <table:table-cell table:formula="of:=ROUND((1-(COS((0.01*[.C91]*PI())/2) ))*6)" office:value-type="float" office:value="5" calcext:value-type="float">
            <text:p>5</text:p>
          </table:table-cell>
          <table:table-cell table:formula="of:=ROUND(SIN( (0.01*[.C91]*PI() )/2 ) * 38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ROUND(((0.01*[.C92])*(0.01*[.C92])*(0.01*[.C92]))*4500000)" office:value-type="float" office:value="3391070" calcext:value-type="float">
            <text:p>3391070</text:p>
          </table:table-cell>
          <table:table-cell table:formula="of:=ROUND((0.01*[.C92])*7800+50)" office:value-type="float" office:value="7148" calcext:value-type="float">
            <text:p>7148</text:p>
          </table:table-cell>
          <table:table-cell table:formula="of:=ROUND((1-(COS((0.01*[.C92]*PI())/2) ))*2400 +100)" office:value-type="float" office:value="2162" calcext:value-type="float">
            <text:p>2162</text:p>
          </table:table-cell>
          <table:table-cell table:formula="of:=ROUND(SIN( (0.01*[.C92]*PI() )/2 ) * 19)" office:value-type="float" office:value="19" calcext:value-type="float">
            <text:p>19</text:p>
          </table:table-cell>
          <table:table-cell table:formula="of:=ROUND((1-(COS((0.01*[.C92]*PI())/2) ))*10)" office:value-type="float" office:value="9" calcext:value-type="float">
            <text:p>9</text:p>
          </table:table-cell>
          <table:table-cell table:formula="of:=ROUND((1-(COS((0.01*[.C92]*PI())/2) ))*5)" office:value-type="float" office:value="4" calcext:value-type="float">
            <text:p>4</text:p>
          </table:table-cell>
          <table:table-cell table:formula="of:=ROUND((1-(COS((0.01*[.C92]*PI())/2) ))*6)" office:value-type="float" office:value="5" calcext:value-type="float">
            <text:p>5</text:p>
          </table:table-cell>
          <table:table-cell table:formula="of:=ROUND(SIN( (0.01*[.C92]*PI() )/2 ) * 38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ROUND(((0.01*[.C93])*(0.01*[.C93])*(0.01*[.C93]))*4500000)" office:value-type="float" office:value="3504096" calcext:value-type="float">
            <text:p>3504096</text:p>
          </table:table-cell>
          <table:table-cell table:formula="of:=ROUND((0.01*[.C93])*7800+50)" office:value-type="float" office:value="7226" calcext:value-type="float">
            <text:p>7226</text:p>
          </table:table-cell>
          <table:table-cell table:formula="of:=ROUND((1-(COS((0.01*[.C93]*PI())/2) ))*2400 +100)" office:value-type="float" office:value="2199" calcext:value-type="float">
            <text:p>2199</text:p>
          </table:table-cell>
          <table:table-cell table:formula="of:=ROUND(SIN( (0.01*[.C93]*PI() )/2 ) * 19)" office:value-type="float" office:value="19" calcext:value-type="float">
            <text:p>19</text:p>
          </table:table-cell>
          <table:table-cell table:formula="of:=ROUND((1-(COS((0.01*[.C93]*PI())/2) ))*10)" office:value-type="float" office:value="9" calcext:value-type="float">
            <text:p>9</text:p>
          </table:table-cell>
          <table:table-cell table:formula="of:=ROUND((1-(COS((0.01*[.C93]*PI())/2) ))*5)" office:value-type="float" office:value="4" calcext:value-type="float">
            <text:p>4</text:p>
          </table:table-cell>
          <table:table-cell table:formula="of:=ROUND((1-(COS((0.01*[.C93]*PI())/2) ))*6)" office:value-type="float" office:value="5" calcext:value-type="float">
            <text:p>5</text:p>
          </table:table-cell>
          <table:table-cell table:formula="of:=ROUND(SIN( (0.01*[.C93]*PI() )/2 ) * 38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ROUND(((0.01*[.C94])*(0.01*[.C94])*(0.01*[.C94]))*4500000)" office:value-type="float" office:value="3619607" calcext:value-type="float">
            <text:p>3619607</text:p>
          </table:table-cell>
          <table:table-cell table:formula="of:=ROUND((0.01*[.C94])*7800+50)" office:value-type="float" office:value="7304" calcext:value-type="float">
            <text:p>7304</text:p>
          </table:table-cell>
          <table:table-cell table:formula="of:=ROUND((1-(COS((0.01*[.C94]*PI())/2) ))*2400 +100)" office:value-type="float" office:value="2237" calcext:value-type="float">
            <text:p>2237</text:p>
          </table:table-cell>
          <table:table-cell table:formula="of:=ROUND(SIN( (0.01*[.C94]*PI() )/2 ) * 19)" office:value-type="float" office:value="19" calcext:value-type="float">
            <text:p>19</text:p>
          </table:table-cell>
          <table:table-cell table:formula="of:=ROUND((1-(COS((0.01*[.C94]*PI())/2) ))*10)" office:value-type="float" office:value="9" calcext:value-type="float">
            <text:p>9</text:p>
          </table:table-cell>
          <table:table-cell table:formula="of:=ROUND((1-(COS((0.01*[.C94]*PI())/2) ))*5)" office:value-type="float" office:value="4" calcext:value-type="float">
            <text:p>4</text:p>
          </table:table-cell>
          <table:table-cell table:formula="of:=ROUND((1-(COS((0.01*[.C94]*PI())/2) ))*6)" office:value-type="float" office:value="5" calcext:value-type="float">
            <text:p>5</text:p>
          </table:table-cell>
          <table:table-cell table:formula="of:=ROUND(SIN( (0.01*[.C94]*PI() )/2 ) * 38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ROUND(((0.01*[.C95])*(0.01*[.C95])*(0.01*[.C95]))*4500000)" office:value-type="float" office:value="3737628" calcext:value-type="float">
            <text:p>3737628</text:p>
          </table:table-cell>
          <table:table-cell table:formula="of:=ROUND((0.01*[.C95])*7800+50)" office:value-type="float" office:value="7382" calcext:value-type="float">
            <text:p>7382</text:p>
          </table:table-cell>
          <table:table-cell table:formula="of:=ROUND((1-(COS((0.01*[.C95]*PI())/2) ))*2400 +100)" office:value-type="float" office:value="2274" calcext:value-type="float">
            <text:p>2274</text:p>
          </table:table-cell>
          <table:table-cell table:formula="of:=ROUND(SIN( (0.01*[.C95]*PI() )/2 ) * 19)" office:value-type="float" office:value="19" calcext:value-type="float">
            <text:p>19</text:p>
          </table:table-cell>
          <table:table-cell table:formula="of:=ROUND((1-(COS((0.01*[.C95]*PI())/2) ))*10)" office:value-type="float" office:value="9" calcext:value-type="float">
            <text:p>9</text:p>
          </table:table-cell>
          <table:table-cell table:formula="of:=ROUND((1-(COS((0.01*[.C95]*PI())/2) ))*5)" office:value-type="float" office:value="5" calcext:value-type="float">
            <text:p>5</text:p>
          </table:table-cell>
          <table:table-cell table:formula="of:=ROUND((1-(COS((0.01*[.C95]*PI())/2) ))*6)" office:value-type="float" office:value="5" calcext:value-type="float">
            <text:p>5</text:p>
          </table:table-cell>
          <table:table-cell table:formula="of:=ROUND(SIN( (0.01*[.C95]*PI() )/2 ) * 38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ROUND(((0.01*[.C96])*(0.01*[.C96])*(0.01*[.C96]))*4500000)" office:value-type="float" office:value="3858188" calcext:value-type="float">
            <text:p>3858188</text:p>
          </table:table-cell>
          <table:table-cell table:formula="of:=ROUND((0.01*[.C96])*7800+50)" office:value-type="float" office:value="7460" calcext:value-type="float">
            <text:p>7460</text:p>
          </table:table-cell>
          <table:table-cell table:formula="of:=ROUND((1-(COS((0.01*[.C96]*PI())/2) ))*2400 +100)" office:value-type="float" office:value="2312" calcext:value-type="float">
            <text:p>2312</text:p>
          </table:table-cell>
          <table:table-cell table:formula="of:=ROUND(SIN( (0.01*[.C96]*PI() )/2 ) * 19)" office:value-type="float" office:value="19" calcext:value-type="float">
            <text:p>19</text:p>
          </table:table-cell>
          <table:table-cell table:formula="of:=ROUND((1-(COS((0.01*[.C96]*PI())/2) ))*10)" office:value-type="float" office:value="9" calcext:value-type="float">
            <text:p>9</text:p>
          </table:table-cell>
          <table:table-cell table:formula="of:=ROUND((1-(COS((0.01*[.C96]*PI())/2) ))*5)" office:value-type="float" office:value="5" calcext:value-type="float">
            <text:p>5</text:p>
          </table:table-cell>
          <table:table-cell table:formula="of:=ROUND((1-(COS((0.01*[.C96]*PI())/2) ))*6)" office:value-type="float" office:value="6" calcext:value-type="float">
            <text:p>6</text:p>
          </table:table-cell>
          <table:table-cell table:formula="of:=ROUND(SIN( (0.01*[.C96]*PI() )/2 ) * 38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ROUND(((0.01*[.C97])*(0.01*[.C97])*(0.01*[.C97]))*4500000)" office:value-type="float" office:value="3981312" calcext:value-type="float">
            <text:p>3981312</text:p>
          </table:table-cell>
          <table:table-cell table:formula="of:=ROUND((0.01*[.C97])*7800+50)" office:value-type="float" office:value="7538" calcext:value-type="float">
            <text:p>7538</text:p>
          </table:table-cell>
          <table:table-cell table:formula="of:=ROUND((1-(COS((0.01*[.C97]*PI())/2) ))*2400 +100)" office:value-type="float" office:value="2349" calcext:value-type="float">
            <text:p>2349</text:p>
          </table:table-cell>
          <table:table-cell table:formula="of:=ROUND(SIN( (0.01*[.C97]*PI() )/2 ) * 19)" office:value-type="float" office:value="19" calcext:value-type="float">
            <text:p>19</text:p>
          </table:table-cell>
          <table:table-cell table:formula="of:=ROUND((1-(COS((0.01*[.C97]*PI())/2) ))*10)" office:value-type="float" office:value="9" calcext:value-type="float">
            <text:p>9</text:p>
          </table:table-cell>
          <table:table-cell table:formula="of:=ROUND((1-(COS((0.01*[.C97]*PI())/2) ))*5)" office:value-type="float" office:value="5" calcext:value-type="float">
            <text:p>5</text:p>
          </table:table-cell>
          <table:table-cell table:formula="of:=ROUND((1-(COS((0.01*[.C97]*PI())/2) ))*6)" office:value-type="float" office:value="6" calcext:value-type="float">
            <text:p>6</text:p>
          </table:table-cell>
          <table:table-cell table:formula="of:=ROUND(SIN( (0.01*[.C97]*PI() )/2 ) * 38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ROUND(((0.01*[.C98])*(0.01*[.C98])*(0.01*[.C98]))*4500000)" office:value-type="float" office:value="4107029" calcext:value-type="float">
            <text:p>4107029</text:p>
          </table:table-cell>
          <table:table-cell table:formula="of:=ROUND((0.01*[.C98])*7800+50)" office:value-type="float" office:value="7616" calcext:value-type="float">
            <text:p>7616</text:p>
          </table:table-cell>
          <table:table-cell table:formula="of:=ROUND((1-(COS((0.01*[.C98]*PI())/2) ))*2400 +100)" office:value-type="float" office:value="2387" calcext:value-type="float">
            <text:p>2387</text:p>
          </table:table-cell>
          <table:table-cell table:formula="of:=ROUND(SIN( (0.01*[.C98]*PI() )/2 ) * 19)" office:value-type="float" office:value="19" calcext:value-type="float">
            <text:p>19</text:p>
          </table:table-cell>
          <table:table-cell table:formula="of:=ROUND((1-(COS((0.01*[.C98]*PI())/2) ))*10)" office:value-type="float" office:value="10" calcext:value-type="float">
            <text:p>10</text:p>
          </table:table-cell>
          <table:table-cell table:formula="of:=ROUND((1-(COS((0.01*[.C98]*PI())/2) ))*5)" office:value-type="float" office:value="5" calcext:value-type="float">
            <text:p>5</text:p>
          </table:table-cell>
          <table:table-cell table:formula="of:=ROUND((1-(COS((0.01*[.C98]*PI())/2) ))*6)" office:value-type="float" office:value="6" calcext:value-type="float">
            <text:p>6</text:p>
          </table:table-cell>
          <table:table-cell table:formula="of:=ROUND(SIN( (0.01*[.C98]*PI() )/2 ) * 38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ROUND(((0.01*[.C99])*(0.01*[.C99])*(0.01*[.C99]))*4500000)" office:value-type="float" office:value="4235364" calcext:value-type="float">
            <text:p>4235364</text:p>
          </table:table-cell>
          <table:table-cell table:formula="of:=ROUND((0.01*[.C99])*7800+50)" office:value-type="float" office:value="7694" calcext:value-type="float">
            <text:p>7694</text:p>
          </table:table-cell>
          <table:table-cell table:formula="of:=ROUND((1-(COS((0.01*[.C99]*PI())/2) ))*2400 +100)" office:value-type="float" office:value="2425" calcext:value-type="float">
            <text:p>2425</text:p>
          </table:table-cell>
          <table:table-cell table:formula="of:=ROUND(SIN( (0.01*[.C99]*PI() )/2 ) * 19)" office:value-type="float" office:value="19" calcext:value-type="float">
            <text:p>19</text:p>
          </table:table-cell>
          <table:table-cell table:formula="of:=ROUND((1-(COS((0.01*[.C99]*PI())/2) ))*10)" office:value-type="float" office:value="10" calcext:value-type="float">
            <text:p>10</text:p>
          </table:table-cell>
          <table:table-cell table:formula="of:=ROUND((1-(COS((0.01*[.C99]*PI())/2) ))*5)" office:value-type="float" office:value="5" calcext:value-type="float">
            <text:p>5</text:p>
          </table:table-cell>
          <table:table-cell table:formula="of:=ROUND((1-(COS((0.01*[.C99]*PI())/2) ))*6)" office:value-type="float" office:value="6" calcext:value-type="float">
            <text:p>6</text:p>
          </table:table-cell>
          <table:table-cell table:formula="of:=ROUND(SIN( (0.01*[.C99]*PI() )/2 ) * 38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ROUND(((0.01*[.C100])*(0.01*[.C100])*(0.01*[.C100]))*4500000)" office:value-type="float" office:value="4366346" calcext:value-type="float">
            <text:p>4366346</text:p>
          </table:table-cell>
          <table:table-cell table:formula="of:=ROUND((0.01*[.C100])*7800+50)" office:value-type="float" office:value="7772" calcext:value-type="float">
            <text:p>7772</text:p>
          </table:table-cell>
          <table:table-cell table:formula="of:=ROUND((1-(COS((0.01*[.C100]*PI())/2) ))*2400 +100)" office:value-type="float" office:value="2462" calcext:value-type="float">
            <text:p>2462</text:p>
          </table:table-cell>
          <table:table-cell table:formula="of:=ROUND(SIN( (0.01*[.C100]*PI() )/2 ) * 19)" office:value-type="float" office:value="19" calcext:value-type="float">
            <text:p>19</text:p>
          </table:table-cell>
          <table:table-cell table:formula="of:=ROUND((1-(COS((0.01*[.C100]*PI())/2) ))*10)" office:value-type="float" office:value="10" calcext:value-type="float">
            <text:p>10</text:p>
          </table:table-cell>
          <table:table-cell table:formula="of:=ROUND((1-(COS((0.01*[.C100]*PI())/2) ))*5)" office:value-type="float" office:value="5" calcext:value-type="float">
            <text:p>5</text:p>
          </table:table-cell>
          <table:table-cell table:formula="of:=ROUND((1-(COS((0.01*[.C100]*PI())/2) ))*6)" office:value-type="float" office:value="6" calcext:value-type="float">
            <text:p>6</text:p>
          </table:table-cell>
          <table:table-cell table:formula="of:=ROUND(SIN( (0.01*[.C100]*PI() )/2 ) * 38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ROUND(((0.01*[.C101])*(0.01*[.C101])*(0.01*[.C101]))*4500000)" office:value-type="float" office:value="4500000" calcext:value-type="float">
            <text:p>4500000</text:p>
          </table:table-cell>
          <table:table-cell table:formula="of:=ROUND((0.01*[.C101])*7800+50)" office:value-type="float" office:value="7850" calcext:value-type="float">
            <text:p>7850</text:p>
          </table:table-cell>
          <table:table-cell table:formula="of:=ROUND((1-(COS((0.01*[.C101]*PI())/2) ))*2400 +100)" office:value-type="float" office:value="2500" calcext:value-type="float">
            <text:p>2500</text:p>
          </table:table-cell>
          <table:table-cell table:formula="of:=ROUND(SIN( (0.01*[.C101]*PI() )/2 ) * 19)" office:value-type="float" office:value="19" calcext:value-type="float">
            <text:p>19</text:p>
          </table:table-cell>
          <table:table-cell table:formula="of:=ROUND((1-(COS((0.01*[.C101]*PI())/2) ))*10)" office:value-type="float" office:value="10" calcext:value-type="float">
            <text:p>10</text:p>
          </table:table-cell>
          <table:table-cell table:formula="of:=ROUND((1-(COS((0.01*[.C101]*PI())/2) ))*5)" office:value-type="float" office:value="5" calcext:value-type="float">
            <text:p>5</text:p>
          </table:table-cell>
          <table:table-cell table:formula="of:=ROUND((1-(COS((0.01*[.C101]*PI())/2) ))*6)" office:value-type="float" office:value="6" calcext:value-type="float">
            <text:p>6</text:p>
          </table:table-cell>
          <table:table-cell table:formula="of:=ROUND(SIN( (0.01*[.C101]*PI() )/2 ) * 38)" office:value-type="float" office:value="38" calcext:value-type="float">
            <text:p>38</text:p>
          </table:table-cell>
          <table:table-cell table:number-columns-repeated="3"/>
        </table:table-row>
      </table:table>
      <table:table table:name="archer" table:style-name="ta1">
        <table:table-column table:style-name="co1" table:number-columns-repeated="14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lass</text:p>
          </table:table-cell>
          <table:table-cell table:style-name="ce7" office:value-type="string" calcext:value-type="string">
            <text:p>level</text:p>
          </table:table-cell>
          <table:table-cell table:style-name="ce7" office:value-type="string" calcext:value-type="string">
            <text:p>experience</text:p>
          </table:table-cell>
          <table:table-cell table:style-name="ce7" office:value-type="string" calcext:value-type="string">
            <text:p>hp</text:p>
          </table:table-cell>
          <table:table-cell table:style-name="ce7" office:value-type="string" calcext:value-type="string">
            <text:p>mp</text:p>
          </table:table-cell>
          <table:table-cell table:style-name="ce7" office:value-type="string" calcext:value-type="string">
            <text:p>str</text:p>
          </table:table-cell>
          <table:table-cell table:style-name="ce7" office:value-type="string" calcext:value-type="string">
            <text:p>dex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vit</text:p>
          </table:table-cell>
          <table:table-cell table:style-name="ce8" office:value-type="string" calcext:value-type="string">
            <text:p>agi</text:p>
          </table:table-cell>
          <table:table-cell table:style-name="ce9" table:number-columns-repeated="3"/>
        </table:table-row>
        <table:table-row table:style-name="ro1">
          <table:table-cell office:value-type="string" calcext:value-type="string">
            <text:p>Ciel</text:p>
          </table:table-cell>
          <table:table-cell office:value-type="string" calcext:value-type="string">
            <text:p>archer</text:p>
          </table:table-cell>
          <table:table-cell office:value-type="float" office:value="1" calcext:value-type="float">
            <text:p>1</text:p>
          </table:table-cell>
          <table:table-cell table:formula="of:=ROUND(((0.01*[.C2])*(0.01*[.C2])*(0.01*[.C2]))*4500000)" office:value-type="float" office:value="5" calcext:value-type="float">
            <text:p>5</text:p>
          </table:table-cell>
          <table:table-cell table:formula="of:=ROUND((0.01*[.C2])*7800+50)" office:value-type="float" office:value="128" calcext:value-type="float">
            <text:p>128</text:p>
          </table:table-cell>
          <table:table-cell table:formula="of:=ROUND((1-(COS((0.01*[.C2]*PI())/2) ))*4500 +100)" office:value-type="float" office:value="101" calcext:value-type="float">
            <text:p>101</text:p>
          </table:table-cell>
          <table:table-cell table:formula="of:=ROUND(SIN((0.01*[.C2]*PI())/2)*23)" office:value-type="float" office:value="0" calcext:value-type="float">
            <text:p>0</text:p>
          </table:table-cell>
          <table:table-cell table:formula="of:=ROUND(SIN((0.01*[.C2]*PI())/2)*38)" office:value-type="float" office:value="1" calcext:value-type="float">
            <text:p>1</text:p>
          </table:table-cell>
          <table:table-cell table:formula="of:=ROUND(SIN((0.01*[.C2]*PI())/2)*23)" office:value-type="float" office:value="0" calcext:value-type="float">
            <text:p>0</text:p>
          </table:table-cell>
          <table:table-cell table:formula="of:=ROUND((1-(COS((0.01*[.C2]*PI())/2) ))*6)" office:value-type="float" office:value="0" calcext:value-type="float">
            <text:p>0</text:p>
          </table:table-cell>
          <table:table-cell table:formula="of:=ROUND(SIN((0.01*[.C2]*PI())/2)*2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ROUND(((0.01*[.C3])*(0.01*[.C3])*(0.01*[.C3]))*4500000)" office:value-type="float" office:value="36" calcext:value-type="float">
            <text:p>36</text:p>
          </table:table-cell>
          <table:table-cell table:formula="of:=ROUND((0.01*[.C3])*7800+50)" office:value-type="float" office:value="206" calcext:value-type="float">
            <text:p>206</text:p>
          </table:table-cell>
          <table:table-cell table:formula="of:=ROUND((1-(COS((0.01*[.C3]*PI())/2) ))*4500 +100)" office:value-type="float" office:value="102" calcext:value-type="float">
            <text:p>102</text:p>
          </table:table-cell>
          <table:table-cell table:formula="of:=ROUND(SIN((0.01*[.C3]*PI())/2)*23)" office:value-type="float" office:value="1" calcext:value-type="float">
            <text:p>1</text:p>
          </table:table-cell>
          <table:table-cell table:formula="of:=ROUND(SIN((0.01*[.C3]*PI())/2)*38)" office:value-type="float" office:value="1" calcext:value-type="float">
            <text:p>1</text:p>
          </table:table-cell>
          <table:table-cell table:formula="of:=ROUND(SIN((0.01*[.C3]*PI())/2)*23)" office:value-type="float" office:value="1" calcext:value-type="float">
            <text:p>1</text:p>
          </table:table-cell>
          <table:table-cell table:formula="of:=ROUND((1-(COS((0.01*[.C3]*PI())/2) ))*6)" office:value-type="float" office:value="0" calcext:value-type="float">
            <text:p>0</text:p>
          </table:table-cell>
          <table:table-cell table:formula="of:=ROUND(SIN((0.01*[.C3]*PI())/2)*2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ROUND(((0.01*[.C4])*(0.01*[.C4])*(0.01*[.C4]))*4500000)" office:value-type="float" office:value="122" calcext:value-type="float">
            <text:p>122</text:p>
          </table:table-cell>
          <table:table-cell table:formula="of:=ROUND((0.01*[.C4])*7800+50)" office:value-type="float" office:value="284" calcext:value-type="float">
            <text:p>284</text:p>
          </table:table-cell>
          <table:table-cell table:formula="of:=ROUND((1-(COS((0.01*[.C4]*PI())/2) ))*4500 +100)" office:value-type="float" office:value="105" calcext:value-type="float">
            <text:p>105</text:p>
          </table:table-cell>
          <table:table-cell table:formula="of:=ROUND(SIN((0.01*[.C4]*PI())/2)*23)" office:value-type="float" office:value="1" calcext:value-type="float">
            <text:p>1</text:p>
          </table:table-cell>
          <table:table-cell table:formula="of:=ROUND(SIN((0.01*[.C4]*PI())/2)*38)" office:value-type="float" office:value="2" calcext:value-type="float">
            <text:p>2</text:p>
          </table:table-cell>
          <table:table-cell table:formula="of:=ROUND(SIN((0.01*[.C4]*PI())/2)*23)" office:value-type="float" office:value="1" calcext:value-type="float">
            <text:p>1</text:p>
          </table:table-cell>
          <table:table-cell table:formula="of:=ROUND((1-(COS((0.01*[.C4]*PI())/2) ))*6)" office:value-type="float" office:value="0" calcext:value-type="float">
            <text:p>0</text:p>
          </table:table-cell>
          <table:table-cell table:formula="of:=ROUND(SIN((0.01*[.C4]*PI())/2)*2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ROUND(((0.01*[.C5])*(0.01*[.C5])*(0.01*[.C5]))*4500000)" office:value-type="float" office:value="288" calcext:value-type="float">
            <text:p>288</text:p>
          </table:table-cell>
          <table:table-cell table:formula="of:=ROUND((0.01*[.C5])*7800+50)" office:value-type="float" office:value="362" calcext:value-type="float">
            <text:p>362</text:p>
          </table:table-cell>
          <table:table-cell table:formula="of:=ROUND((1-(COS((0.01*[.C5]*PI())/2) ))*4500 +100)" office:value-type="float" office:value="109" calcext:value-type="float">
            <text:p>109</text:p>
          </table:table-cell>
          <table:table-cell table:formula="of:=ROUND(SIN((0.01*[.C5]*PI())/2)*23)" office:value-type="float" office:value="1" calcext:value-type="float">
            <text:p>1</text:p>
          </table:table-cell>
          <table:table-cell table:formula="of:=ROUND(SIN((0.01*[.C5]*PI())/2)*38)" office:value-type="float" office:value="2" calcext:value-type="float">
            <text:p>2</text:p>
          </table:table-cell>
          <table:table-cell table:formula="of:=ROUND(SIN((0.01*[.C5]*PI())/2)*23)" office:value-type="float" office:value="1" calcext:value-type="float">
            <text:p>1</text:p>
          </table:table-cell>
          <table:table-cell table:formula="of:=ROUND((1-(COS((0.01*[.C5]*PI())/2) ))*6)" office:value-type="float" office:value="0" calcext:value-type="float">
            <text:p>0</text:p>
          </table:table-cell>
          <table:table-cell table:formula="of:=ROUND(SIN((0.01*[.C5]*PI())/2)*2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ROUND(((0.01*[.C6])*(0.01*[.C6])*(0.01*[.C6]))*4500000)" office:value-type="float" office:value="563" calcext:value-type="float">
            <text:p>563</text:p>
          </table:table-cell>
          <table:table-cell table:formula="of:=ROUND((0.01*[.C6])*7800+50)" office:value-type="float" office:value="440" calcext:value-type="float">
            <text:p>440</text:p>
          </table:table-cell>
          <table:table-cell table:formula="of:=ROUND((1-(COS((0.01*[.C6]*PI())/2) ))*4500 +100)" office:value-type="float" office:value="114" calcext:value-type="float">
            <text:p>114</text:p>
          </table:table-cell>
          <table:table-cell table:formula="of:=ROUND(SIN((0.01*[.C6]*PI())/2)*23)" office:value-type="float" office:value="2" calcext:value-type="float">
            <text:p>2</text:p>
          </table:table-cell>
          <table:table-cell table:formula="of:=ROUND(SIN((0.01*[.C6]*PI())/2)*38)" office:value-type="float" office:value="3" calcext:value-type="float">
            <text:p>3</text:p>
          </table:table-cell>
          <table:table-cell table:formula="of:=ROUND(SIN((0.01*[.C6]*PI())/2)*23)" office:value-type="float" office:value="2" calcext:value-type="float">
            <text:p>2</text:p>
          </table:table-cell>
          <table:table-cell table:formula="of:=ROUND((1-(COS((0.01*[.C6]*PI())/2) ))*6)" office:value-type="float" office:value="0" calcext:value-type="float">
            <text:p>0</text:p>
          </table:table-cell>
          <table:table-cell table:formula="of:=ROUND(SIN((0.01*[.C6]*PI())/2)*2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ROUND(((0.01*[.C7])*(0.01*[.C7])*(0.01*[.C7]))*4500000)" office:value-type="float" office:value="972" calcext:value-type="float">
            <text:p>972</text:p>
          </table:table-cell>
          <table:table-cell table:formula="of:=ROUND((0.01*[.C7])*7800+50)" office:value-type="float" office:value="518" calcext:value-type="float">
            <text:p>518</text:p>
          </table:table-cell>
          <table:table-cell table:formula="of:=ROUND((1-(COS((0.01*[.C7]*PI())/2) ))*4500 +100)" office:value-type="float" office:value="120" calcext:value-type="float">
            <text:p>120</text:p>
          </table:table-cell>
          <table:table-cell table:formula="of:=ROUND(SIN((0.01*[.C7]*PI())/2)*23)" office:value-type="float" office:value="2" calcext:value-type="float">
            <text:p>2</text:p>
          </table:table-cell>
          <table:table-cell table:formula="of:=ROUND(SIN((0.01*[.C7]*PI())/2)*38)" office:value-type="float" office:value="4" calcext:value-type="float">
            <text:p>4</text:p>
          </table:table-cell>
          <table:table-cell table:formula="of:=ROUND(SIN((0.01*[.C7]*PI())/2)*23)" office:value-type="float" office:value="2" calcext:value-type="float">
            <text:p>2</text:p>
          </table:table-cell>
          <table:table-cell table:formula="of:=ROUND((1-(COS((0.01*[.C7]*PI())/2) ))*6)" office:value-type="float" office:value="0" calcext:value-type="float">
            <text:p>0</text:p>
          </table:table-cell>
          <table:table-cell table:formula="of:=ROUND(SIN((0.01*[.C7]*PI())/2)*2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ROUND(((0.01*[.C8])*(0.01*[.C8])*(0.01*[.C8]))*4500000)" office:value-type="float" office:value="1544" calcext:value-type="float">
            <text:p>1544</text:p>
          </table:table-cell>
          <table:table-cell table:formula="of:=ROUND((0.01*[.C8])*7800+50)" office:value-type="float" office:value="596" calcext:value-type="float">
            <text:p>596</text:p>
          </table:table-cell>
          <table:table-cell table:formula="of:=ROUND((1-(COS((0.01*[.C8]*PI())/2) ))*4500 +100)" office:value-type="float" office:value="127" calcext:value-type="float">
            <text:p>127</text:p>
          </table:table-cell>
          <table:table-cell table:formula="of:=ROUND(SIN((0.01*[.C8]*PI())/2)*23)" office:value-type="float" office:value="3" calcext:value-type="float">
            <text:p>3</text:p>
          </table:table-cell>
          <table:table-cell table:formula="of:=ROUND(SIN((0.01*[.C8]*PI())/2)*38)" office:value-type="float" office:value="4" calcext:value-type="float">
            <text:p>4</text:p>
          </table:table-cell>
          <table:table-cell table:formula="of:=ROUND(SIN((0.01*[.C8]*PI())/2)*23)" office:value-type="float" office:value="3" calcext:value-type="float">
            <text:p>3</text:p>
          </table:table-cell>
          <table:table-cell table:formula="of:=ROUND((1-(COS((0.01*[.C8]*PI())/2) ))*6)" office:value-type="float" office:value="0" calcext:value-type="float">
            <text:p>0</text:p>
          </table:table-cell>
          <table:table-cell table:formula="of:=ROUND(SIN((0.01*[.C8]*PI())/2)*2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ROUND(((0.01*[.C9])*(0.01*[.C9])*(0.01*[.C9]))*4500000)" office:value-type="float" office:value="2304" calcext:value-type="float">
            <text:p>2304</text:p>
          </table:table-cell>
          <table:table-cell table:formula="of:=ROUND((0.01*[.C9])*7800+50)" office:value-type="float" office:value="674" calcext:value-type="float">
            <text:p>674</text:p>
          </table:table-cell>
          <table:table-cell table:formula="of:=ROUND((1-(COS((0.01*[.C9]*PI())/2) ))*4500 +100)" office:value-type="float" office:value="135" calcext:value-type="float">
            <text:p>135</text:p>
          </table:table-cell>
          <table:table-cell table:formula="of:=ROUND(SIN((0.01*[.C9]*PI())/2)*23)" office:value-type="float" office:value="3" calcext:value-type="float">
            <text:p>3</text:p>
          </table:table-cell>
          <table:table-cell table:formula="of:=ROUND(SIN((0.01*[.C9]*PI())/2)*38)" office:value-type="float" office:value="5" calcext:value-type="float">
            <text:p>5</text:p>
          </table:table-cell>
          <table:table-cell table:formula="of:=ROUND(SIN((0.01*[.C9]*PI())/2)*23)" office:value-type="float" office:value="3" calcext:value-type="float">
            <text:p>3</text:p>
          </table:table-cell>
          <table:table-cell table:formula="of:=ROUND((1-(COS((0.01*[.C9]*PI())/2) ))*6)" office:value-type="float" office:value="0" calcext:value-type="float">
            <text:p>0</text:p>
          </table:table-cell>
          <table:table-cell table:formula="of:=ROUND(SIN((0.01*[.C9]*PI())/2)*2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ROUND(((0.01*[.C10])*(0.01*[.C10])*(0.01*[.C10]))*4500000)" office:value-type="float" office:value="3280" calcext:value-type="float">
            <text:p>3280</text:p>
          </table:table-cell>
          <table:table-cell table:formula="of:=ROUND((0.01*[.C10])*7800+50)" office:value-type="float" office:value="752" calcext:value-type="float">
            <text:p>752</text:p>
          </table:table-cell>
          <table:table-cell table:formula="of:=ROUND((1-(COS((0.01*[.C10]*PI())/2) ))*4500 +100)" office:value-type="float" office:value="145" calcext:value-type="float">
            <text:p>145</text:p>
          </table:table-cell>
          <table:table-cell table:formula="of:=ROUND(SIN((0.01*[.C10]*PI())/2)*23)" office:value-type="float" office:value="3" calcext:value-type="float">
            <text:p>3</text:p>
          </table:table-cell>
          <table:table-cell table:formula="of:=ROUND(SIN((0.01*[.C10]*PI())/2)*38)" office:value-type="float" office:value="5" calcext:value-type="float">
            <text:p>5</text:p>
          </table:table-cell>
          <table:table-cell table:formula="of:=ROUND(SIN((0.01*[.C10]*PI())/2)*23)" office:value-type="float" office:value="3" calcext:value-type="float">
            <text:p>3</text:p>
          </table:table-cell>
          <table:table-cell table:formula="of:=ROUND((1-(COS((0.01*[.C10]*PI())/2) ))*6)" office:value-type="float" office:value="0" calcext:value-type="float">
            <text:p>0</text:p>
          </table:table-cell>
          <table:table-cell table:formula="of:=ROUND(SIN((0.01*[.C10]*PI())/2)*2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ROUND(((0.01*[.C11])*(0.01*[.C11])*(0.01*[.C11]))*4500000)" office:value-type="float" office:value="4500" calcext:value-type="float">
            <text:p>4500</text:p>
          </table:table-cell>
          <table:table-cell table:formula="of:=ROUND((0.01*[.C11])*7800+50)" office:value-type="float" office:value="830" calcext:value-type="float">
            <text:p>830</text:p>
          </table:table-cell>
          <table:table-cell table:formula="of:=ROUND((1-(COS((0.01*[.C11]*PI())/2) ))*4500 +100)" office:value-type="float" office:value="155" calcext:value-type="float">
            <text:p>155</text:p>
          </table:table-cell>
          <table:table-cell table:formula="of:=ROUND(SIN((0.01*[.C11]*PI())/2)*23)" office:value-type="float" office:value="4" calcext:value-type="float">
            <text:p>4</text:p>
          </table:table-cell>
          <table:table-cell table:formula="of:=ROUND(SIN((0.01*[.C11]*PI())/2)*38)" office:value-type="float" office:value="6" calcext:value-type="float">
            <text:p>6</text:p>
          </table:table-cell>
          <table:table-cell table:formula="of:=ROUND(SIN((0.01*[.C11]*PI())/2)*23)" office:value-type="float" office:value="4" calcext:value-type="float">
            <text:p>4</text:p>
          </table:table-cell>
          <table:table-cell table:formula="of:=ROUND((1-(COS((0.01*[.C11]*PI())/2) ))*6)" office:value-type="float" office:value="0" calcext:value-type="float">
            <text:p>0</text:p>
          </table:table-cell>
          <table:table-cell table:formula="of:=ROUND(SIN((0.01*[.C11]*PI())/2)*2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ROUND(((0.01*[.C12])*(0.01*[.C12])*(0.01*[.C12]))*4500000)" office:value-type="float" office:value="5990" calcext:value-type="float">
            <text:p>5990</text:p>
          </table:table-cell>
          <table:table-cell table:formula="of:=ROUND((0.01*[.C12])*7800+50)" office:value-type="float" office:value="908" calcext:value-type="float">
            <text:p>908</text:p>
          </table:table-cell>
          <table:table-cell table:formula="of:=ROUND((1-(COS((0.01*[.C12]*PI())/2) ))*4500 +100)" office:value-type="float" office:value="167" calcext:value-type="float">
            <text:p>167</text:p>
          </table:table-cell>
          <table:table-cell table:formula="of:=ROUND(SIN((0.01*[.C12]*PI())/2)*23)" office:value-type="float" office:value="4" calcext:value-type="float">
            <text:p>4</text:p>
          </table:table-cell>
          <table:table-cell table:formula="of:=ROUND(SIN((0.01*[.C12]*PI())/2)*38)" office:value-type="float" office:value="7" calcext:value-type="float">
            <text:p>7</text:p>
          </table:table-cell>
          <table:table-cell table:formula="of:=ROUND(SIN((0.01*[.C12]*PI())/2)*23)" office:value-type="float" office:value="4" calcext:value-type="float">
            <text:p>4</text:p>
          </table:table-cell>
          <table:table-cell table:formula="of:=ROUND((1-(COS((0.01*[.C12]*PI())/2) ))*6)" office:value-type="float" office:value="0" calcext:value-type="float">
            <text:p>0</text:p>
          </table:table-cell>
          <table:table-cell table:formula="of:=ROUND(SIN((0.01*[.C12]*PI())/2)*2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ROUND(((0.01*[.C13])*(0.01*[.C13])*(0.01*[.C13]))*4500000)" office:value-type="float" office:value="7776" calcext:value-type="float">
            <text:p>7776</text:p>
          </table:table-cell>
          <table:table-cell table:formula="of:=ROUND((0.01*[.C13])*7800+50)" office:value-type="float" office:value="986" calcext:value-type="float">
            <text:p>986</text:p>
          </table:table-cell>
          <table:table-cell table:formula="of:=ROUND((1-(COS((0.01*[.C13]*PI())/2) ))*4500 +100)" office:value-type="float" office:value="180" calcext:value-type="float">
            <text:p>180</text:p>
          </table:table-cell>
          <table:table-cell table:formula="of:=ROUND(SIN((0.01*[.C13]*PI())/2)*23)" office:value-type="float" office:value="4" calcext:value-type="float">
            <text:p>4</text:p>
          </table:table-cell>
          <table:table-cell table:formula="of:=ROUND(SIN((0.01*[.C13]*PI())/2)*38)" office:value-type="float" office:value="7" calcext:value-type="float">
            <text:p>7</text:p>
          </table:table-cell>
          <table:table-cell table:formula="of:=ROUND(SIN((0.01*[.C13]*PI())/2)*23)" office:value-type="float" office:value="4" calcext:value-type="float">
            <text:p>4</text:p>
          </table:table-cell>
          <table:table-cell table:formula="of:=ROUND((1-(COS((0.01*[.C13]*PI())/2) ))*6)" office:value-type="float" office:value="0" calcext:value-type="float">
            <text:p>0</text:p>
          </table:table-cell>
          <table:table-cell table:formula="of:=ROUND(SIN((0.01*[.C13]*PI())/2)*25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ROUND(((0.01*[.C14])*(0.01*[.C14])*(0.01*[.C14]))*4500000)" office:value-type="float" office:value="9887" calcext:value-type="float">
            <text:p>9887</text:p>
          </table:table-cell>
          <table:table-cell table:formula="of:=ROUND((0.01*[.C14])*7800+50)" office:value-type="float" office:value="1064" calcext:value-type="float">
            <text:p>1064</text:p>
          </table:table-cell>
          <table:table-cell table:formula="of:=ROUND((1-(COS((0.01*[.C14]*PI())/2) ))*4500 +100)" office:value-type="float" office:value="193" calcext:value-type="float">
            <text:p>193</text:p>
          </table:table-cell>
          <table:table-cell table:formula="of:=ROUND(SIN((0.01*[.C14]*PI())/2)*23)" office:value-type="float" office:value="5" calcext:value-type="float">
            <text:p>5</text:p>
          </table:table-cell>
          <table:table-cell table:formula="of:=ROUND(SIN((0.01*[.C14]*PI())/2)*38)" office:value-type="float" office:value="8" calcext:value-type="float">
            <text:p>8</text:p>
          </table:table-cell>
          <table:table-cell table:formula="of:=ROUND(SIN((0.01*[.C14]*PI())/2)*23)" office:value-type="float" office:value="5" calcext:value-type="float">
            <text:p>5</text:p>
          </table:table-cell>
          <table:table-cell table:formula="of:=ROUND((1-(COS((0.01*[.C14]*PI())/2) ))*6)" office:value-type="float" office:value="0" calcext:value-type="float">
            <text:p>0</text:p>
          </table:table-cell>
          <table:table-cell table:formula="of:=ROUND(SIN((0.01*[.C14]*PI())/2)*25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ROUND(((0.01*[.C15])*(0.01*[.C15])*(0.01*[.C15]))*4500000)" office:value-type="float" office:value="12348" calcext:value-type="float">
            <text:p>12348</text:p>
          </table:table-cell>
          <table:table-cell table:formula="of:=ROUND((0.01*[.C15])*7800+50)" office:value-type="float" office:value="1142" calcext:value-type="float">
            <text:p>1142</text:p>
          </table:table-cell>
          <table:table-cell table:formula="of:=ROUND((1-(COS((0.01*[.C15]*PI())/2) ))*4500 +100)" office:value-type="float" office:value="208" calcext:value-type="float">
            <text:p>208</text:p>
          </table:table-cell>
          <table:table-cell table:formula="of:=ROUND(SIN((0.01*[.C15]*PI())/2)*23)" office:value-type="float" office:value="5" calcext:value-type="float">
            <text:p>5</text:p>
          </table:table-cell>
          <table:table-cell table:formula="of:=ROUND(SIN((0.01*[.C15]*PI())/2)*38)" office:value-type="float" office:value="8" calcext:value-type="float">
            <text:p>8</text:p>
          </table:table-cell>
          <table:table-cell table:formula="of:=ROUND(SIN((0.01*[.C15]*PI())/2)*23)" office:value-type="float" office:value="5" calcext:value-type="float">
            <text:p>5</text:p>
          </table:table-cell>
          <table:table-cell table:formula="of:=ROUND((1-(COS((0.01*[.C15]*PI())/2) ))*6)" office:value-type="float" office:value="0" calcext:value-type="float">
            <text:p>0</text:p>
          </table:table-cell>
          <table:table-cell table:formula="of:=ROUND(SIN((0.01*[.C15]*PI())/2)*25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ROUND(((0.01*[.C16])*(0.01*[.C16])*(0.01*[.C16]))*4500000)" office:value-type="float" office:value="15188" calcext:value-type="float">
            <text:p>15188</text:p>
          </table:table-cell>
          <table:table-cell table:formula="of:=ROUND((0.01*[.C16])*7800+50)" office:value-type="float" office:value="1220" calcext:value-type="float">
            <text:p>1220</text:p>
          </table:table-cell>
          <table:table-cell table:formula="of:=ROUND((1-(COS((0.01*[.C16]*PI())/2) ))*4500 +100)" office:value-type="float" office:value="224" calcext:value-type="float">
            <text:p>224</text:p>
          </table:table-cell>
          <table:table-cell table:formula="of:=ROUND(SIN((0.01*[.C16]*PI())/2)*23)" office:value-type="float" office:value="5" calcext:value-type="float">
            <text:p>5</text:p>
          </table:table-cell>
          <table:table-cell table:formula="of:=ROUND(SIN((0.01*[.C16]*PI())/2)*38)" office:value-type="float" office:value="9" calcext:value-type="float">
            <text:p>9</text:p>
          </table:table-cell>
          <table:table-cell table:formula="of:=ROUND(SIN((0.01*[.C16]*PI())/2)*23)" office:value-type="float" office:value="5" calcext:value-type="float">
            <text:p>5</text:p>
          </table:table-cell>
          <table:table-cell table:formula="of:=ROUND((1-(COS((0.01*[.C16]*PI())/2) ))*6)" office:value-type="float" office:value="0" calcext:value-type="float">
            <text:p>0</text:p>
          </table:table-cell>
          <table:table-cell table:formula="of:=ROUND(SIN((0.01*[.C16]*PI())/2)*25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ROUND(((0.01*[.C17])*(0.01*[.C17])*(0.01*[.C17]))*4500000)" office:value-type="float" office:value="18432" calcext:value-type="float">
            <text:p>18432</text:p>
          </table:table-cell>
          <table:table-cell table:formula="of:=ROUND((0.01*[.C17])*7800+50)" office:value-type="float" office:value="1298" calcext:value-type="float">
            <text:p>1298</text:p>
          </table:table-cell>
          <table:table-cell table:formula="of:=ROUND((1-(COS((0.01*[.C17]*PI())/2) ))*4500 +100)" office:value-type="float" office:value="241" calcext:value-type="float">
            <text:p>241</text:p>
          </table:table-cell>
          <table:table-cell table:formula="of:=ROUND(SIN((0.01*[.C17]*PI())/2)*23)" office:value-type="float" office:value="6" calcext:value-type="float">
            <text:p>6</text:p>
          </table:table-cell>
          <table:table-cell table:formula="of:=ROUND(SIN((0.01*[.C17]*PI())/2)*38)" office:value-type="float" office:value="9" calcext:value-type="float">
            <text:p>9</text:p>
          </table:table-cell>
          <table:table-cell table:formula="of:=ROUND(SIN((0.01*[.C17]*PI())/2)*23)" office:value-type="float" office:value="6" calcext:value-type="float">
            <text:p>6</text:p>
          </table:table-cell>
          <table:table-cell table:formula="of:=ROUND((1-(COS((0.01*[.C17]*PI())/2) ))*6)" office:value-type="float" office:value="0" calcext:value-type="float">
            <text:p>0</text:p>
          </table:table-cell>
          <table:table-cell table:formula="of:=ROUND(SIN((0.01*[.C17]*PI())/2)*25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ROUND(((0.01*[.C18])*(0.01*[.C18])*(0.01*[.C18]))*4500000)" office:value-type="float" office:value="22109" calcext:value-type="float">
            <text:p>22109</text:p>
          </table:table-cell>
          <table:table-cell table:formula="of:=ROUND((0.01*[.C18])*7800+50)" office:value-type="float" office:value="1376" calcext:value-type="float">
            <text:p>1376</text:p>
          </table:table-cell>
          <table:table-cell table:formula="of:=ROUND((1-(COS((0.01*[.C18]*PI())/2) ))*4500 +100)" office:value-type="float" office:value="259" calcext:value-type="float">
            <text:p>259</text:p>
          </table:table-cell>
          <table:table-cell table:formula="of:=ROUND(SIN((0.01*[.C18]*PI())/2)*23)" office:value-type="float" office:value="6" calcext:value-type="float">
            <text:p>6</text:p>
          </table:table-cell>
          <table:table-cell table:formula="of:=ROUND(SIN((0.01*[.C18]*PI())/2)*38)" office:value-type="float" office:value="10" calcext:value-type="float">
            <text:p>10</text:p>
          </table:table-cell>
          <table:table-cell table:formula="of:=ROUND(SIN((0.01*[.C18]*PI())/2)*23)" office:value-type="float" office:value="6" calcext:value-type="float">
            <text:p>6</text:p>
          </table:table-cell>
          <table:table-cell table:formula="of:=ROUND((1-(COS((0.01*[.C18]*PI())/2) ))*6)" office:value-type="float" office:value="0" calcext:value-type="float">
            <text:p>0</text:p>
          </table:table-cell>
          <table:table-cell table:formula="of:=ROUND(SIN((0.01*[.C18]*PI())/2)*25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ROUND(((0.01*[.C19])*(0.01*[.C19])*(0.01*[.C19]))*4500000)" office:value-type="float" office:value="26244" calcext:value-type="float">
            <text:p>26244</text:p>
          </table:table-cell>
          <table:table-cell table:formula="of:=ROUND((0.01*[.C19])*7800+50)" office:value-type="float" office:value="1454" calcext:value-type="float">
            <text:p>1454</text:p>
          </table:table-cell>
          <table:table-cell table:formula="of:=ROUND((1-(COS((0.01*[.C19]*PI())/2) ))*4500 +100)" office:value-type="float" office:value="279" calcext:value-type="float">
            <text:p>279</text:p>
          </table:table-cell>
          <table:table-cell table:formula="of:=ROUND(SIN((0.01*[.C19]*PI())/2)*23)" office:value-type="float" office:value="6" calcext:value-type="float">
            <text:p>6</text:p>
          </table:table-cell>
          <table:table-cell table:formula="of:=ROUND(SIN((0.01*[.C19]*PI())/2)*38)" office:value-type="float" office:value="11" calcext:value-type="float">
            <text:p>11</text:p>
          </table:table-cell>
          <table:table-cell table:formula="of:=ROUND(SIN((0.01*[.C19]*PI())/2)*23)" office:value-type="float" office:value="6" calcext:value-type="float">
            <text:p>6</text:p>
          </table:table-cell>
          <table:table-cell table:formula="of:=ROUND((1-(COS((0.01*[.C19]*PI())/2) ))*6)" office:value-type="float" office:value="0" calcext:value-type="float">
            <text:p>0</text:p>
          </table:table-cell>
          <table:table-cell table:formula="of:=ROUND(SIN((0.01*[.C19]*PI())/2)*25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ROUND(((0.01*[.C20])*(0.01*[.C20])*(0.01*[.C20]))*4500000)" office:value-type="float" office:value="30866" calcext:value-type="float">
            <text:p>30866</text:p>
          </table:table-cell>
          <table:table-cell table:formula="of:=ROUND((0.01*[.C20])*7800+50)" office:value-type="float" office:value="1532" calcext:value-type="float">
            <text:p>1532</text:p>
          </table:table-cell>
          <table:table-cell table:formula="of:=ROUND((1-(COS((0.01*[.C20]*PI())/2) ))*4500 +100)" office:value-type="float" office:value="299" calcext:value-type="float">
            <text:p>299</text:p>
          </table:table-cell>
          <table:table-cell table:formula="of:=ROUND(SIN((0.01*[.C20]*PI())/2)*23)" office:value-type="float" office:value="7" calcext:value-type="float">
            <text:p>7</text:p>
          </table:table-cell>
          <table:table-cell table:formula="of:=ROUND(SIN((0.01*[.C20]*PI())/2)*38)" office:value-type="float" office:value="11" calcext:value-type="float">
            <text:p>11</text:p>
          </table:table-cell>
          <table:table-cell table:formula="of:=ROUND(SIN((0.01*[.C20]*PI())/2)*23)" office:value-type="float" office:value="7" calcext:value-type="float">
            <text:p>7</text:p>
          </table:table-cell>
          <table:table-cell table:formula="of:=ROUND((1-(COS((0.01*[.C20]*PI())/2) ))*6)" office:value-type="float" office:value="0" calcext:value-type="float">
            <text:p>0</text:p>
          </table:table-cell>
          <table:table-cell table:formula="of:=ROUND(SIN((0.01*[.C20]*PI())/2)*25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ROUND(((0.01*[.C21])*(0.01*[.C21])*(0.01*[.C21]))*4500000)" office:value-type="float" office:value="36000" calcext:value-type="float">
            <text:p>36000</text:p>
          </table:table-cell>
          <table:table-cell table:formula="of:=ROUND((0.01*[.C21])*7800+50)" office:value-type="float" office:value="1610" calcext:value-type="float">
            <text:p>1610</text:p>
          </table:table-cell>
          <table:table-cell table:formula="of:=ROUND((1-(COS((0.01*[.C21]*PI())/2) ))*4500 +100)" office:value-type="float" office:value="320" calcext:value-type="float">
            <text:p>320</text:p>
          </table:table-cell>
          <table:table-cell table:formula="of:=ROUND(SIN((0.01*[.C21]*PI())/2)*23)" office:value-type="float" office:value="7" calcext:value-type="float">
            <text:p>7</text:p>
          </table:table-cell>
          <table:table-cell table:formula="of:=ROUND(SIN((0.01*[.C21]*PI())/2)*38)" office:value-type="float" office:value="12" calcext:value-type="float">
            <text:p>12</text:p>
          </table:table-cell>
          <table:table-cell table:formula="of:=ROUND(SIN((0.01*[.C21]*PI())/2)*23)" office:value-type="float" office:value="7" calcext:value-type="float">
            <text:p>7</text:p>
          </table:table-cell>
          <table:table-cell table:formula="of:=ROUND((1-(COS((0.01*[.C21]*PI())/2) ))*6)" office:value-type="float" office:value="0" calcext:value-type="float">
            <text:p>0</text:p>
          </table:table-cell>
          <table:table-cell table:formula="of:=ROUND(SIN((0.01*[.C21]*PI())/2)*25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ROUND(((0.01*[.C22])*(0.01*[.C22])*(0.01*[.C22]))*4500000)" office:value-type="float" office:value="41674" calcext:value-type="float">
            <text:p>41674</text:p>
          </table:table-cell>
          <table:table-cell table:formula="of:=ROUND((0.01*[.C22])*7800+50)" office:value-type="float" office:value="1688" calcext:value-type="float">
            <text:p>1688</text:p>
          </table:table-cell>
          <table:table-cell table:formula="of:=ROUND((1-(COS((0.01*[.C22]*PI())/2) ))*4500 +100)" office:value-type="float" office:value="343" calcext:value-type="float">
            <text:p>343</text:p>
          </table:table-cell>
          <table:table-cell table:formula="of:=ROUND(SIN((0.01*[.C22]*PI())/2)*23)" office:value-type="float" office:value="7" calcext:value-type="float">
            <text:p>7</text:p>
          </table:table-cell>
          <table:table-cell table:formula="of:=ROUND(SIN((0.01*[.C22]*PI())/2)*38)" office:value-type="float" office:value="12" calcext:value-type="float">
            <text:p>12</text:p>
          </table:table-cell>
          <table:table-cell table:formula="of:=ROUND(SIN((0.01*[.C22]*PI())/2)*23)" office:value-type="float" office:value="7" calcext:value-type="float">
            <text:p>7</text:p>
          </table:table-cell>
          <table:table-cell table:formula="of:=ROUND((1-(COS((0.01*[.C22]*PI())/2) ))*6)" office:value-type="float" office:value="0" calcext:value-type="float">
            <text:p>0</text:p>
          </table:table-cell>
          <table:table-cell table:formula="of:=ROUND(SIN((0.01*[.C22]*PI())/2)*25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ROUND(((0.01*[.C23])*(0.01*[.C23])*(0.01*[.C23]))*4500000)" office:value-type="float" office:value="47916" calcext:value-type="float">
            <text:p>47916</text:p>
          </table:table-cell>
          <table:table-cell table:formula="of:=ROUND((0.01*[.C23])*7800+50)" office:value-type="float" office:value="1766" calcext:value-type="float">
            <text:p>1766</text:p>
          </table:table-cell>
          <table:table-cell table:formula="of:=ROUND((1-(COS((0.01*[.C23]*PI())/2) ))*4500 +100)" office:value-type="float" office:value="366" calcext:value-type="float">
            <text:p>366</text:p>
          </table:table-cell>
          <table:table-cell table:formula="of:=ROUND(SIN((0.01*[.C23]*PI())/2)*23)" office:value-type="float" office:value="8" calcext:value-type="float">
            <text:p>8</text:p>
          </table:table-cell>
          <table:table-cell table:formula="of:=ROUND(SIN((0.01*[.C23]*PI())/2)*38)" office:value-type="float" office:value="13" calcext:value-type="float">
            <text:p>13</text:p>
          </table:table-cell>
          <table:table-cell table:formula="of:=ROUND(SIN((0.01*[.C23]*PI())/2)*23)" office:value-type="float" office:value="8" calcext:value-type="float">
            <text:p>8</text:p>
          </table:table-cell>
          <table:table-cell table:formula="of:=ROUND((1-(COS((0.01*[.C23]*PI())/2) ))*6)" office:value-type="float" office:value="0" calcext:value-type="float">
            <text:p>0</text:p>
          </table:table-cell>
          <table:table-cell table:formula="of:=ROUND(SIN((0.01*[.C23]*PI())/2)*25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ROUND(((0.01*[.C24])*(0.01*[.C24])*(0.01*[.C24]))*4500000)" office:value-type="float" office:value="54752" calcext:value-type="float">
            <text:p>54752</text:p>
          </table:table-cell>
          <table:table-cell table:formula="of:=ROUND((0.01*[.C24])*7800+50)" office:value-type="float" office:value="1844" calcext:value-type="float">
            <text:p>1844</text:p>
          </table:table-cell>
          <table:table-cell table:formula="of:=ROUND((1-(COS((0.01*[.C24]*PI())/2) ))*4500 +100)" office:value-type="float" office:value="391" calcext:value-type="float">
            <text:p>391</text:p>
          </table:table-cell>
          <table:table-cell table:formula="of:=ROUND(SIN((0.01*[.C24]*PI())/2)*23)" office:value-type="float" office:value="8" calcext:value-type="float">
            <text:p>8</text:p>
          </table:table-cell>
          <table:table-cell table:formula="of:=ROUND(SIN((0.01*[.C24]*PI())/2)*38)" office:value-type="float" office:value="13" calcext:value-type="float">
            <text:p>13</text:p>
          </table:table-cell>
          <table:table-cell table:formula="of:=ROUND(SIN((0.01*[.C24]*PI())/2)*23)" office:value-type="float" office:value="8" calcext:value-type="float">
            <text:p>8</text:p>
          </table:table-cell>
          <table:table-cell table:formula="of:=ROUND((1-(COS((0.01*[.C24]*PI())/2) ))*6)" office:value-type="float" office:value="0" calcext:value-type="float">
            <text:p>0</text:p>
          </table:table-cell>
          <table:table-cell table:formula="of:=ROUND(SIN((0.01*[.C24]*PI())/2)*25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ROUND(((0.01*[.C25])*(0.01*[.C25])*(0.01*[.C25]))*4500000)" office:value-type="float" office:value="62208" calcext:value-type="float">
            <text:p>62208</text:p>
          </table:table-cell>
          <table:table-cell table:formula="of:=ROUND((0.01*[.C25])*7800+50)" office:value-type="float" office:value="1922" calcext:value-type="float">
            <text:p>1922</text:p>
          </table:table-cell>
          <table:table-cell table:formula="of:=ROUND((1-(COS((0.01*[.C25]*PI())/2) ))*4500 +100)" office:value-type="float" office:value="416" calcext:value-type="float">
            <text:p>416</text:p>
          </table:table-cell>
          <table:table-cell table:formula="of:=ROUND(SIN((0.01*[.C25]*PI())/2)*23)" office:value-type="float" office:value="8" calcext:value-type="float">
            <text:p>8</text:p>
          </table:table-cell>
          <table:table-cell table:formula="of:=ROUND(SIN((0.01*[.C25]*PI())/2)*38)" office:value-type="float" office:value="14" calcext:value-type="float">
            <text:p>14</text:p>
          </table:table-cell>
          <table:table-cell table:formula="of:=ROUND(SIN((0.01*[.C25]*PI())/2)*23)" office:value-type="float" office:value="8" calcext:value-type="float">
            <text:p>8</text:p>
          </table:table-cell>
          <table:table-cell table:formula="of:=ROUND((1-(COS((0.01*[.C25]*PI())/2) ))*6)" office:value-type="float" office:value="0" calcext:value-type="float">
            <text:p>0</text:p>
          </table:table-cell>
          <table:table-cell table:formula="of:=ROUND(SIN((0.01*[.C25]*PI())/2)*25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ROUND(((0.01*[.C26])*(0.01*[.C26])*(0.01*[.C26]))*4500000)" office:value-type="float" office:value="70313" calcext:value-type="float">
            <text:p>70313</text:p>
          </table:table-cell>
          <table:table-cell table:formula="of:=ROUND((0.01*[.C26])*7800+50)" office:value-type="float" office:value="2000" calcext:value-type="float">
            <text:p>2000</text:p>
          </table:table-cell>
          <table:table-cell table:formula="of:=ROUND((1-(COS((0.01*[.C26]*PI())/2) ))*4500 +100)" office:value-type="float" office:value="443" calcext:value-type="float">
            <text:p>443</text:p>
          </table:table-cell>
          <table:table-cell table:formula="of:=ROUND(SIN((0.01*[.C26]*PI())/2)*23)" office:value-type="float" office:value="9" calcext:value-type="float">
            <text:p>9</text:p>
          </table:table-cell>
          <table:table-cell table:formula="of:=ROUND(SIN((0.01*[.C26]*PI())/2)*38)" office:value-type="float" office:value="15" calcext:value-type="float">
            <text:p>15</text:p>
          </table:table-cell>
          <table:table-cell table:formula="of:=ROUND(SIN((0.01*[.C26]*PI())/2)*23)" office:value-type="float" office:value="9" calcext:value-type="float">
            <text:p>9</text:p>
          </table:table-cell>
          <table:table-cell table:formula="of:=ROUND((1-(COS((0.01*[.C26]*PI())/2) ))*6)" office:value-type="float" office:value="0" calcext:value-type="float">
            <text:p>0</text:p>
          </table:table-cell>
          <table:table-cell table:formula="of:=ROUND(SIN((0.01*[.C26]*PI())/2)*25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ROUND(((0.01*[.C27])*(0.01*[.C27])*(0.01*[.C27]))*4500000)" office:value-type="float" office:value="79092" calcext:value-type="float">
            <text:p>79092</text:p>
          </table:table-cell>
          <table:table-cell table:formula="of:=ROUND((0.01*[.C27])*7800+50)" office:value-type="float" office:value="2078" calcext:value-type="float">
            <text:p>2078</text:p>
          </table:table-cell>
          <table:table-cell table:formula="of:=ROUND((1-(COS((0.01*[.C27]*PI())/2) ))*4500 +100)" office:value-type="float" office:value="470" calcext:value-type="float">
            <text:p>470</text:p>
          </table:table-cell>
          <table:table-cell table:formula="of:=ROUND(SIN((0.01*[.C27]*PI())/2)*23)" office:value-type="float" office:value="9" calcext:value-type="float">
            <text:p>9</text:p>
          </table:table-cell>
          <table:table-cell table:formula="of:=ROUND(SIN((0.01*[.C27]*PI())/2)*38)" office:value-type="float" office:value="15" calcext:value-type="float">
            <text:p>15</text:p>
          </table:table-cell>
          <table:table-cell table:formula="of:=ROUND(SIN((0.01*[.C27]*PI())/2)*23)" office:value-type="float" office:value="9" calcext:value-type="float">
            <text:p>9</text:p>
          </table:table-cell>
          <table:table-cell table:formula="of:=ROUND((1-(COS((0.01*[.C27]*PI())/2) ))*6)" office:value-type="float" office:value="0" calcext:value-type="float">
            <text:p>0</text:p>
          </table:table-cell>
          <table:table-cell table:formula="of:=ROUND(SIN((0.01*[.C27]*PI())/2)*25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ROUND(((0.01*[.C28])*(0.01*[.C28])*(0.01*[.C28]))*4500000)" office:value-type="float" office:value="88574" calcext:value-type="float">
            <text:p>88574</text:p>
          </table:table-cell>
          <table:table-cell table:formula="of:=ROUND((0.01*[.C28])*7800+50)" office:value-type="float" office:value="2156" calcext:value-type="float">
            <text:p>2156</text:p>
          </table:table-cell>
          <table:table-cell table:formula="of:=ROUND((1-(COS((0.01*[.C28]*PI())/2) ))*4500 +100)" office:value-type="float" office:value="499" calcext:value-type="float">
            <text:p>499</text:p>
          </table:table-cell>
          <table:table-cell table:formula="of:=ROUND(SIN((0.01*[.C28]*PI())/2)*23)" office:value-type="float" office:value="9" calcext:value-type="float">
            <text:p>9</text:p>
          </table:table-cell>
          <table:table-cell table:formula="of:=ROUND(SIN((0.01*[.C28]*PI())/2)*38)" office:value-type="float" office:value="16" calcext:value-type="float">
            <text:p>16</text:p>
          </table:table-cell>
          <table:table-cell table:formula="of:=ROUND(SIN((0.01*[.C28]*PI())/2)*23)" office:value-type="float" office:value="9" calcext:value-type="float">
            <text:p>9</text:p>
          </table:table-cell>
          <table:table-cell table:formula="of:=ROUND((1-(COS((0.01*[.C28]*PI())/2) ))*6)" office:value-type="float" office:value="1" calcext:value-type="float">
            <text:p>1</text:p>
          </table:table-cell>
          <table:table-cell table:formula="of:=ROUND(SIN((0.01*[.C28]*PI())/2)*25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ROUND(((0.01*[.C29])*(0.01*[.C29])*(0.01*[.C29]))*4500000)" office:value-type="float" office:value="98784" calcext:value-type="float">
            <text:p>98784</text:p>
          </table:table-cell>
          <table:table-cell table:formula="of:=ROUND((0.01*[.C29])*7800+50)" office:value-type="float" office:value="2234" calcext:value-type="float">
            <text:p>2234</text:p>
          </table:table-cell>
          <table:table-cell table:formula="of:=ROUND((1-(COS((0.01*[.C29]*PI())/2) ))*4500 +100)" office:value-type="float" office:value="528" calcext:value-type="float">
            <text:p>528</text:p>
          </table:table-cell>
          <table:table-cell table:formula="of:=ROUND(SIN((0.01*[.C29]*PI())/2)*23)" office:value-type="float" office:value="10" calcext:value-type="float">
            <text:p>10</text:p>
          </table:table-cell>
          <table:table-cell table:formula="of:=ROUND(SIN((0.01*[.C29]*PI())/2)*38)" office:value-type="float" office:value="16" calcext:value-type="float">
            <text:p>16</text:p>
          </table:table-cell>
          <table:table-cell table:formula="of:=ROUND(SIN((0.01*[.C29]*PI())/2)*23)" office:value-type="float" office:value="10" calcext:value-type="float">
            <text:p>10</text:p>
          </table:table-cell>
          <table:table-cell table:formula="of:=ROUND((1-(COS((0.01*[.C29]*PI())/2) ))*6)" office:value-type="float" office:value="1" calcext:value-type="float">
            <text:p>1</text:p>
          </table:table-cell>
          <table:table-cell table:formula="of:=ROUND(SIN((0.01*[.C29]*PI())/2)*25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ROUND(((0.01*[.C30])*(0.01*[.C30])*(0.01*[.C30]))*4500000)" office:value-type="float" office:value="109750" calcext:value-type="float">
            <text:p>109750</text:p>
          </table:table-cell>
          <table:table-cell table:formula="of:=ROUND((0.01*[.C30])*7800+50)" office:value-type="float" office:value="2312" calcext:value-type="float">
            <text:p>2312</text:p>
          </table:table-cell>
          <table:table-cell table:formula="of:=ROUND((1-(COS((0.01*[.C30]*PI())/2) ))*4500 +100)" office:value-type="float" office:value="559" calcext:value-type="float">
            <text:p>559</text:p>
          </table:table-cell>
          <table:table-cell table:formula="of:=ROUND(SIN((0.01*[.C30]*PI())/2)*23)" office:value-type="float" office:value="10" calcext:value-type="float">
            <text:p>10</text:p>
          </table:table-cell>
          <table:table-cell table:formula="of:=ROUND(SIN((0.01*[.C30]*PI())/2)*38)" office:value-type="float" office:value="17" calcext:value-type="float">
            <text:p>17</text:p>
          </table:table-cell>
          <table:table-cell table:formula="of:=ROUND(SIN((0.01*[.C30]*PI())/2)*23)" office:value-type="float" office:value="10" calcext:value-type="float">
            <text:p>10</text:p>
          </table:table-cell>
          <table:table-cell table:formula="of:=ROUND((1-(COS((0.01*[.C30]*PI())/2) ))*6)" office:value-type="float" office:value="1" calcext:value-type="float">
            <text:p>1</text:p>
          </table:table-cell>
          <table:table-cell table:formula="of:=ROUND(SIN((0.01*[.C30]*PI())/2)*25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ROUND(((0.01*[.C31])*(0.01*[.C31])*(0.01*[.C31]))*4500000)" office:value-type="float" office:value="121500" calcext:value-type="float">
            <text:p>121500</text:p>
          </table:table-cell>
          <table:table-cell table:formula="of:=ROUND((0.01*[.C31])*7800+50)" office:value-type="float" office:value="2390" calcext:value-type="float">
            <text:p>2390</text:p>
          </table:table-cell>
          <table:table-cell table:formula="of:=ROUND((1-(COS((0.01*[.C31]*PI())/2) ))*4500 +100)" office:value-type="float" office:value="590" calcext:value-type="float">
            <text:p>590</text:p>
          </table:table-cell>
          <table:table-cell table:formula="of:=ROUND(SIN((0.01*[.C31]*PI())/2)*23)" office:value-type="float" office:value="10" calcext:value-type="float">
            <text:p>10</text:p>
          </table:table-cell>
          <table:table-cell table:formula="of:=ROUND(SIN((0.01*[.C31]*PI())/2)*38)" office:value-type="float" office:value="17" calcext:value-type="float">
            <text:p>17</text:p>
          </table:table-cell>
          <table:table-cell table:formula="of:=ROUND(SIN((0.01*[.C31]*PI())/2)*23)" office:value-type="float" office:value="10" calcext:value-type="float">
            <text:p>10</text:p>
          </table:table-cell>
          <table:table-cell table:formula="of:=ROUND((1-(COS((0.01*[.C31]*PI())/2) ))*6)" office:value-type="float" office:value="1" calcext:value-type="float">
            <text:p>1</text:p>
          </table:table-cell>
          <table:table-cell table:formula="of:=ROUND(SIN((0.01*[.C31]*PI())/2)*25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ROUND(((0.01*[.C32])*(0.01*[.C32])*(0.01*[.C32]))*4500000)" office:value-type="float" office:value="134060" calcext:value-type="float">
            <text:p>134060</text:p>
          </table:table-cell>
          <table:table-cell table:formula="of:=ROUND((0.01*[.C32])*7800+50)" office:value-type="float" office:value="2468" calcext:value-type="float">
            <text:p>2468</text:p>
          </table:table-cell>
          <table:table-cell table:formula="of:=ROUND((1-(COS((0.01*[.C32]*PI())/2) ))*4500 +100)" office:value-type="float" office:value="623" calcext:value-type="float">
            <text:p>623</text:p>
          </table:table-cell>
          <table:table-cell table:formula="of:=ROUND(SIN((0.01*[.C32]*PI())/2)*23)" office:value-type="float" office:value="11" calcext:value-type="float">
            <text:p>11</text:p>
          </table:table-cell>
          <table:table-cell table:formula="of:=ROUND(SIN((0.01*[.C32]*PI())/2)*38)" office:value-type="float" office:value="18" calcext:value-type="float">
            <text:p>18</text:p>
          </table:table-cell>
          <table:table-cell table:formula="of:=ROUND(SIN((0.01*[.C32]*PI())/2)*23)" office:value-type="float" office:value="11" calcext:value-type="float">
            <text:p>11</text:p>
          </table:table-cell>
          <table:table-cell table:formula="of:=ROUND((1-(COS((0.01*[.C32]*PI())/2) ))*6)" office:value-type="float" office:value="1" calcext:value-type="float">
            <text:p>1</text:p>
          </table:table-cell>
          <table:table-cell table:formula="of:=ROUND(SIN((0.01*[.C32]*PI())/2)*25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ROUND(((0.01*[.C33])*(0.01*[.C33])*(0.01*[.C33]))*4500000)" office:value-type="float" office:value="147456" calcext:value-type="float">
            <text:p>147456</text:p>
          </table:table-cell>
          <table:table-cell table:formula="of:=ROUND((0.01*[.C33])*7800+50)" office:value-type="float" office:value="2546" calcext:value-type="float">
            <text:p>2546</text:p>
          </table:table-cell>
          <table:table-cell table:formula="of:=ROUND((1-(COS((0.01*[.C33]*PI())/2) ))*4500 +100)" office:value-type="float" office:value="657" calcext:value-type="float">
            <text:p>657</text:p>
          </table:table-cell>
          <table:table-cell table:formula="of:=ROUND(SIN((0.01*[.C33]*PI())/2)*23)" office:value-type="float" office:value="11" calcext:value-type="float">
            <text:p>11</text:p>
          </table:table-cell>
          <table:table-cell table:formula="of:=ROUND(SIN((0.01*[.C33]*PI())/2)*38)" office:value-type="float" office:value="18" calcext:value-type="float">
            <text:p>18</text:p>
          </table:table-cell>
          <table:table-cell table:formula="of:=ROUND(SIN((0.01*[.C33]*PI())/2)*23)" office:value-type="float" office:value="11" calcext:value-type="float">
            <text:p>11</text:p>
          </table:table-cell>
          <table:table-cell table:formula="of:=ROUND((1-(COS((0.01*[.C33]*PI())/2) ))*6)" office:value-type="float" office:value="1" calcext:value-type="float">
            <text:p>1</text:p>
          </table:table-cell>
          <table:table-cell table:formula="of:=ROUND(SIN((0.01*[.C33]*PI())/2)*25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ROUND(((0.01*[.C34])*(0.01*[.C34])*(0.01*[.C34]))*4500000)" office:value-type="float" office:value="161717" calcext:value-type="float">
            <text:p>161717</text:p>
          </table:table-cell>
          <table:table-cell table:formula="of:=ROUND((0.01*[.C34])*7800+50)" office:value-type="float" office:value="2624" calcext:value-type="float">
            <text:p>2624</text:p>
          </table:table-cell>
          <table:table-cell table:formula="of:=ROUND((1-(COS((0.01*[.C34]*PI())/2) ))*4500 +100)" office:value-type="float" office:value="691" calcext:value-type="float">
            <text:p>691</text:p>
          </table:table-cell>
          <table:table-cell table:formula="of:=ROUND(SIN((0.01*[.C34]*PI())/2)*23)" office:value-type="float" office:value="11" calcext:value-type="float">
            <text:p>11</text:p>
          </table:table-cell>
          <table:table-cell table:formula="of:=ROUND(SIN((0.01*[.C34]*PI())/2)*38)" office:value-type="float" office:value="19" calcext:value-type="float">
            <text:p>19</text:p>
          </table:table-cell>
          <table:table-cell table:formula="of:=ROUND(SIN((0.01*[.C34]*PI())/2)*23)" office:value-type="float" office:value="11" calcext:value-type="float">
            <text:p>11</text:p>
          </table:table-cell>
          <table:table-cell table:formula="of:=ROUND((1-(COS((0.01*[.C34]*PI())/2) ))*6)" office:value-type="float" office:value="1" calcext:value-type="float">
            <text:p>1</text:p>
          </table:table-cell>
          <table:table-cell table:formula="of:=ROUND(SIN((0.01*[.C34]*PI())/2)*25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ROUND(((0.01*[.C35])*(0.01*[.C35])*(0.01*[.C35]))*4500000)" office:value-type="float" office:value="176868" calcext:value-type="float">
            <text:p>176868</text:p>
          </table:table-cell>
          <table:table-cell table:formula="of:=ROUND((0.01*[.C35])*7800+50)" office:value-type="float" office:value="2702" calcext:value-type="float">
            <text:p>2702</text:p>
          </table:table-cell>
          <table:table-cell table:formula="of:=ROUND((1-(COS((0.01*[.C35]*PI())/2) ))*4500 +100)" office:value-type="float" office:value="727" calcext:value-type="float">
            <text:p>727</text:p>
          </table:table-cell>
          <table:table-cell table:formula="of:=ROUND(SIN((0.01*[.C35]*PI())/2)*23)" office:value-type="float" office:value="12" calcext:value-type="float">
            <text:p>12</text:p>
          </table:table-cell>
          <table:table-cell table:formula="of:=ROUND(SIN((0.01*[.C35]*PI())/2)*38)" office:value-type="float" office:value="19" calcext:value-type="float">
            <text:p>19</text:p>
          </table:table-cell>
          <table:table-cell table:formula="of:=ROUND(SIN((0.01*[.C35]*PI())/2)*23)" office:value-type="float" office:value="12" calcext:value-type="float">
            <text:p>12</text:p>
          </table:table-cell>
          <table:table-cell table:formula="of:=ROUND((1-(COS((0.01*[.C35]*PI())/2) ))*6)" office:value-type="float" office:value="1" calcext:value-type="float">
            <text:p>1</text:p>
          </table:table-cell>
          <table:table-cell table:formula="of:=ROUND(SIN((0.01*[.C35]*PI())/2)*25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ROUND(((0.01*[.C36])*(0.01*[.C36])*(0.01*[.C36]))*4500000)" office:value-type="float" office:value="192938" calcext:value-type="float">
            <text:p>192938</text:p>
          </table:table-cell>
          <table:table-cell table:formula="of:=ROUND((0.01*[.C36])*7800+50)" office:value-type="float" office:value="2780" calcext:value-type="float">
            <text:p>2780</text:p>
          </table:table-cell>
          <table:table-cell table:formula="of:=ROUND((1-(COS((0.01*[.C36]*PI())/2) ))*4500 +100)" office:value-type="float" office:value="763" calcext:value-type="float">
            <text:p>763</text:p>
          </table:table-cell>
          <table:table-cell table:formula="of:=ROUND(SIN((0.01*[.C36]*PI())/2)*23)" office:value-type="float" office:value="12" calcext:value-type="float">
            <text:p>12</text:p>
          </table:table-cell>
          <table:table-cell table:formula="of:=ROUND(SIN((0.01*[.C36]*PI())/2)*38)" office:value-type="float" office:value="20" calcext:value-type="float">
            <text:p>20</text:p>
          </table:table-cell>
          <table:table-cell table:formula="of:=ROUND(SIN((0.01*[.C36]*PI())/2)*23)" office:value-type="float" office:value="12" calcext:value-type="float">
            <text:p>12</text:p>
          </table:table-cell>
          <table:table-cell table:formula="of:=ROUND((1-(COS((0.01*[.C36]*PI())/2) ))*6)" office:value-type="float" office:value="1" calcext:value-type="float">
            <text:p>1</text:p>
          </table:table-cell>
          <table:table-cell table:formula="of:=ROUND(SIN((0.01*[.C36]*PI())/2)*25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ROUND(((0.01*[.C37])*(0.01*[.C37])*(0.01*[.C37]))*4500000)" office:value-type="float" office:value="209952" calcext:value-type="float">
            <text:p>209952</text:p>
          </table:table-cell>
          <table:table-cell table:formula="of:=ROUND((0.01*[.C37])*7800+50)" office:value-type="float" office:value="2858" calcext:value-type="float">
            <text:p>2858</text:p>
          </table:table-cell>
          <table:table-cell table:formula="of:=ROUND((1-(COS((0.01*[.C37]*PI())/2) ))*4500 +100)" office:value-type="float" office:value="801" calcext:value-type="float">
            <text:p>801</text:p>
          </table:table-cell>
          <table:table-cell table:formula="of:=ROUND(SIN((0.01*[.C37]*PI())/2)*23)" office:value-type="float" office:value="12" calcext:value-type="float">
            <text:p>12</text:p>
          </table:table-cell>
          <table:table-cell table:formula="of:=ROUND(SIN((0.01*[.C37]*PI())/2)*38)" office:value-type="float" office:value="20" calcext:value-type="float">
            <text:p>20</text:p>
          </table:table-cell>
          <table:table-cell table:formula="of:=ROUND(SIN((0.01*[.C37]*PI())/2)*23)" office:value-type="float" office:value="12" calcext:value-type="float">
            <text:p>12</text:p>
          </table:table-cell>
          <table:table-cell table:formula="of:=ROUND((1-(COS((0.01*[.C37]*PI())/2) ))*6)" office:value-type="float" office:value="1" calcext:value-type="float">
            <text:p>1</text:p>
          </table:table-cell>
          <table:table-cell table:formula="of:=ROUND(SIN((0.01*[.C37]*PI())/2)*25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ROUND(((0.01*[.C38])*(0.01*[.C38])*(0.01*[.C38]))*4500000)" office:value-type="float" office:value="227938" calcext:value-type="float">
            <text:p>227938</text:p>
          </table:table-cell>
          <table:table-cell table:formula="of:=ROUND((0.01*[.C38])*7800+50)" office:value-type="float" office:value="2936" calcext:value-type="float">
            <text:p>2936</text:p>
          </table:table-cell>
          <table:table-cell table:formula="of:=ROUND((1-(COS((0.01*[.C38]*PI())/2) ))*4500 +100)" office:value-type="float" office:value="839" calcext:value-type="float">
            <text:p>839</text:p>
          </table:table-cell>
          <table:table-cell table:formula="of:=ROUND(SIN((0.01*[.C38]*PI())/2)*23)" office:value-type="float" office:value="13" calcext:value-type="float">
            <text:p>13</text:p>
          </table:table-cell>
          <table:table-cell table:formula="of:=ROUND(SIN((0.01*[.C38]*PI())/2)*38)" office:value-type="float" office:value="21" calcext:value-type="float">
            <text:p>21</text:p>
          </table:table-cell>
          <table:table-cell table:formula="of:=ROUND(SIN((0.01*[.C38]*PI())/2)*23)" office:value-type="float" office:value="13" calcext:value-type="float">
            <text:p>13</text:p>
          </table:table-cell>
          <table:table-cell table:formula="of:=ROUND((1-(COS((0.01*[.C38]*PI())/2) ))*6)" office:value-type="float" office:value="1" calcext:value-type="float">
            <text:p>1</text:p>
          </table:table-cell>
          <table:table-cell table:formula="of:=ROUND(SIN((0.01*[.C38]*PI())/2)*25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ROUND(((0.01*[.C39])*(0.01*[.C39])*(0.01*[.C39]))*4500000)" office:value-type="float" office:value="246924" calcext:value-type="float">
            <text:p>246924</text:p>
          </table:table-cell>
          <table:table-cell table:formula="of:=ROUND((0.01*[.C39])*7800+50)" office:value-type="float" office:value="3014" calcext:value-type="float">
            <text:p>3014</text:p>
          </table:table-cell>
          <table:table-cell table:formula="of:=ROUND((1-(COS((0.01*[.C39]*PI())/2) ))*4500 +100)" office:value-type="float" office:value="878" calcext:value-type="float">
            <text:p>878</text:p>
          </table:table-cell>
          <table:table-cell table:formula="of:=ROUND(SIN((0.01*[.C39]*PI())/2)*23)" office:value-type="float" office:value="13" calcext:value-type="float">
            <text:p>13</text:p>
          </table:table-cell>
          <table:table-cell table:formula="of:=ROUND(SIN((0.01*[.C39]*PI())/2)*38)" office:value-type="float" office:value="21" calcext:value-type="float">
            <text:p>21</text:p>
          </table:table-cell>
          <table:table-cell table:formula="of:=ROUND(SIN((0.01*[.C39]*PI())/2)*23)" office:value-type="float" office:value="13" calcext:value-type="float">
            <text:p>13</text:p>
          </table:table-cell>
          <table:table-cell table:formula="of:=ROUND((1-(COS((0.01*[.C39]*PI())/2) ))*6)" office:value-type="float" office:value="1" calcext:value-type="float">
            <text:p>1</text:p>
          </table:table-cell>
          <table:table-cell table:formula="of:=ROUND(SIN((0.01*[.C39]*PI())/2)*25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ROUND(((0.01*[.C40])*(0.01*[.C40])*(0.01*[.C40]))*4500000)" office:value-type="float" office:value="266936" calcext:value-type="float">
            <text:p>266936</text:p>
          </table:table-cell>
          <table:table-cell table:formula="of:=ROUND((0.01*[.C40])*7800+50)" office:value-type="float" office:value="3092" calcext:value-type="float">
            <text:p>3092</text:p>
          </table:table-cell>
          <table:table-cell table:formula="of:=ROUND((1-(COS((0.01*[.C40]*PI())/2) ))*4500 +100)" office:value-type="float" office:value="918" calcext:value-type="float">
            <text:p>918</text:p>
          </table:table-cell>
          <table:table-cell table:formula="of:=ROUND(SIN((0.01*[.C40]*PI())/2)*23)" office:value-type="float" office:value="13" calcext:value-type="float">
            <text:p>13</text:p>
          </table:table-cell>
          <table:table-cell table:formula="of:=ROUND(SIN((0.01*[.C40]*PI())/2)*38)" office:value-type="float" office:value="22" calcext:value-type="float">
            <text:p>22</text:p>
          </table:table-cell>
          <table:table-cell table:formula="of:=ROUND(SIN((0.01*[.C40]*PI())/2)*23)" office:value-type="float" office:value="13" calcext:value-type="float">
            <text:p>13</text:p>
          </table:table-cell>
          <table:table-cell table:formula="of:=ROUND((1-(COS((0.01*[.C40]*PI())/2) ))*6)" office:value-type="float" office:value="1" calcext:value-type="float">
            <text:p>1</text:p>
          </table:table-cell>
          <table:table-cell table:formula="of:=ROUND(SIN((0.01*[.C40]*PI())/2)*25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ROUND(((0.01*[.C41])*(0.01*[.C41])*(0.01*[.C41]))*4500000)" office:value-type="float" office:value="288000" calcext:value-type="float">
            <text:p>288000</text:p>
          </table:table-cell>
          <table:table-cell table:formula="of:=ROUND((0.01*[.C41])*7800+50)" office:value-type="float" office:value="3170" calcext:value-type="float">
            <text:p>3170</text:p>
          </table:table-cell>
          <table:table-cell table:formula="of:=ROUND((1-(COS((0.01*[.C41]*PI())/2) ))*4500 +100)" office:value-type="float" office:value="959" calcext:value-type="float">
            <text:p>959</text:p>
          </table:table-cell>
          <table:table-cell table:formula="of:=ROUND(SIN((0.01*[.C41]*PI())/2)*23)" office:value-type="float" office:value="14" calcext:value-type="float">
            <text:p>14</text:p>
          </table:table-cell>
          <table:table-cell table:formula="of:=ROUND(SIN((0.01*[.C41]*PI())/2)*38)" office:value-type="float" office:value="22" calcext:value-type="float">
            <text:p>22</text:p>
          </table:table-cell>
          <table:table-cell table:formula="of:=ROUND(SIN((0.01*[.C41]*PI())/2)*23)" office:value-type="float" office:value="14" calcext:value-type="float">
            <text:p>14</text:p>
          </table:table-cell>
          <table:table-cell table:formula="of:=ROUND((1-(COS((0.01*[.C41]*PI())/2) ))*6)" office:value-type="float" office:value="1" calcext:value-type="float">
            <text:p>1</text:p>
          </table:table-cell>
          <table:table-cell table:formula="of:=ROUND(SIN((0.01*[.C41]*PI())/2)*25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ROUND(((0.01*[.C42])*(0.01*[.C42])*(0.01*[.C42]))*4500000)" office:value-type="float" office:value="310145" calcext:value-type="float">
            <text:p>310145</text:p>
          </table:table-cell>
          <table:table-cell table:formula="of:=ROUND((0.01*[.C42])*7800+50)" office:value-type="float" office:value="3248" calcext:value-type="float">
            <text:p>3248</text:p>
          </table:table-cell>
          <table:table-cell table:formula="of:=ROUND((1-(COS((0.01*[.C42]*PI())/2) ))*4500 +100)" office:value-type="float" office:value="1001" calcext:value-type="float">
            <text:p>1001</text:p>
          </table:table-cell>
          <table:table-cell table:formula="of:=ROUND(SIN((0.01*[.C42]*PI())/2)*23)" office:value-type="float" office:value="14" calcext:value-type="float">
            <text:p>14</text:p>
          </table:table-cell>
          <table:table-cell table:formula="of:=ROUND(SIN((0.01*[.C42]*PI())/2)*38)" office:value-type="float" office:value="23" calcext:value-type="float">
            <text:p>23</text:p>
          </table:table-cell>
          <table:table-cell table:formula="of:=ROUND(SIN((0.01*[.C42]*PI())/2)*23)" office:value-type="float" office:value="14" calcext:value-type="float">
            <text:p>14</text:p>
          </table:table-cell>
          <table:table-cell table:formula="of:=ROUND((1-(COS((0.01*[.C42]*PI())/2) ))*6)" office:value-type="float" office:value="1" calcext:value-type="float">
            <text:p>1</text:p>
          </table:table-cell>
          <table:table-cell table:formula="of:=ROUND(SIN((0.01*[.C42]*PI())/2)*25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ROUND(((0.01*[.C43])*(0.01*[.C43])*(0.01*[.C43]))*4500000)" office:value-type="float" office:value="333396" calcext:value-type="float">
            <text:p>333396</text:p>
          </table:table-cell>
          <table:table-cell table:formula="of:=ROUND((0.01*[.C43])*7800+50)" office:value-type="float" office:value="3326" calcext:value-type="float">
            <text:p>3326</text:p>
          </table:table-cell>
          <table:table-cell table:formula="of:=ROUND((1-(COS((0.01*[.C43]*PI())/2) ))*4500 +100)" office:value-type="float" office:value="1044" calcext:value-type="float">
            <text:p>1044</text:p>
          </table:table-cell>
          <table:table-cell table:formula="of:=ROUND(SIN((0.01*[.C43]*PI())/2)*23)" office:value-type="float" office:value="14" calcext:value-type="float">
            <text:p>14</text:p>
          </table:table-cell>
          <table:table-cell table:formula="of:=ROUND(SIN((0.01*[.C43]*PI())/2)*38)" office:value-type="float" office:value="23" calcext:value-type="float">
            <text:p>23</text:p>
          </table:table-cell>
          <table:table-cell table:formula="of:=ROUND(SIN((0.01*[.C43]*PI())/2)*23)" office:value-type="float" office:value="14" calcext:value-type="float">
            <text:p>14</text:p>
          </table:table-cell>
          <table:table-cell table:formula="of:=ROUND((1-(COS((0.01*[.C43]*PI())/2) ))*6)" office:value-type="float" office:value="1" calcext:value-type="float">
            <text:p>1</text:p>
          </table:table-cell>
          <table:table-cell table:formula="of:=ROUND(SIN((0.01*[.C43]*PI())/2)*25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ROUND(((0.01*[.C44])*(0.01*[.C44])*(0.01*[.C44]))*4500000)" office:value-type="float" office:value="357782" calcext:value-type="float">
            <text:p>357782</text:p>
          </table:table-cell>
          <table:table-cell table:formula="of:=ROUND((0.01*[.C44])*7800+50)" office:value-type="float" office:value="3404" calcext:value-type="float">
            <text:p>3404</text:p>
          </table:table-cell>
          <table:table-cell table:formula="of:=ROUND((1-(COS((0.01*[.C44]*PI())/2) ))*4500 +100)" office:value-type="float" office:value="1088" calcext:value-type="float">
            <text:p>1088</text:p>
          </table:table-cell>
          <table:table-cell table:formula="of:=ROUND(SIN((0.01*[.C44]*PI())/2)*23)" office:value-type="float" office:value="14" calcext:value-type="float">
            <text:p>14</text:p>
          </table:table-cell>
          <table:table-cell table:formula="of:=ROUND(SIN((0.01*[.C44]*PI())/2)*38)" office:value-type="float" office:value="24" calcext:value-type="float">
            <text:p>24</text:p>
          </table:table-cell>
          <table:table-cell table:formula="of:=ROUND(SIN((0.01*[.C44]*PI())/2)*23)" office:value-type="float" office:value="14" calcext:value-type="float">
            <text:p>14</text:p>
          </table:table-cell>
          <table:table-cell table:formula="of:=ROUND((1-(COS((0.01*[.C44]*PI())/2) ))*6)" office:value-type="float" office:value="1" calcext:value-type="float">
            <text:p>1</text:p>
          </table:table-cell>
          <table:table-cell table:formula="of:=ROUND(SIN((0.01*[.C44]*PI())/2)*25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ROUND(((0.01*[.C45])*(0.01*[.C45])*(0.01*[.C45]))*4500000)" office:value-type="float" office:value="383328" calcext:value-type="float">
            <text:p>383328</text:p>
          </table:table-cell>
          <table:table-cell table:formula="of:=ROUND((0.01*[.C45])*7800+50)" office:value-type="float" office:value="3482" calcext:value-type="float">
            <text:p>3482</text:p>
          </table:table-cell>
          <table:table-cell table:formula="of:=ROUND((1-(COS((0.01*[.C45]*PI())/2) ))*4500 +100)" office:value-type="float" office:value="1133" calcext:value-type="float">
            <text:p>1133</text:p>
          </table:table-cell>
          <table:table-cell table:formula="of:=ROUND(SIN((0.01*[.C45]*PI())/2)*23)" office:value-type="float" office:value="15" calcext:value-type="float">
            <text:p>15</text:p>
          </table:table-cell>
          <table:table-cell table:formula="of:=ROUND(SIN((0.01*[.C45]*PI())/2)*38)" office:value-type="float" office:value="24" calcext:value-type="float">
            <text:p>24</text:p>
          </table:table-cell>
          <table:table-cell table:formula="of:=ROUND(SIN((0.01*[.C45]*PI())/2)*23)" office:value-type="float" office:value="15" calcext:value-type="float">
            <text:p>15</text:p>
          </table:table-cell>
          <table:table-cell table:formula="of:=ROUND((1-(COS((0.01*[.C45]*PI())/2) ))*6)" office:value-type="float" office:value="1" calcext:value-type="float">
            <text:p>1</text:p>
          </table:table-cell>
          <table:table-cell table:formula="of:=ROUND(SIN((0.01*[.C45]*PI())/2)*25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ROUND(((0.01*[.C46])*(0.01*[.C46])*(0.01*[.C46]))*4500000)" office:value-type="float" office:value="410063" calcext:value-type="float">
            <text:p>410063</text:p>
          </table:table-cell>
          <table:table-cell table:formula="of:=ROUND((0.01*[.C46])*7800+50)" office:value-type="float" office:value="3560" calcext:value-type="float">
            <text:p>3560</text:p>
          </table:table-cell>
          <table:table-cell table:formula="of:=ROUND((1-(COS((0.01*[.C46]*PI())/2) ))*4500 +100)" office:value-type="float" office:value="1178" calcext:value-type="float">
            <text:p>1178</text:p>
          </table:table-cell>
          <table:table-cell table:formula="of:=ROUND(SIN((0.01*[.C46]*PI())/2)*23)" office:value-type="float" office:value="15" calcext:value-type="float">
            <text:p>15</text:p>
          </table:table-cell>
          <table:table-cell table:formula="of:=ROUND(SIN((0.01*[.C46]*PI())/2)*38)" office:value-type="float" office:value="25" calcext:value-type="float">
            <text:p>25</text:p>
          </table:table-cell>
          <table:table-cell table:formula="of:=ROUND(SIN((0.01*[.C46]*PI())/2)*23)" office:value-type="float" office:value="15" calcext:value-type="float">
            <text:p>15</text:p>
          </table:table-cell>
          <table:table-cell table:formula="of:=ROUND((1-(COS((0.01*[.C46]*PI())/2) ))*6)" office:value-type="float" office:value="1" calcext:value-type="float">
            <text:p>1</text:p>
          </table:table-cell>
          <table:table-cell table:formula="of:=ROUND(SIN((0.01*[.C46]*PI())/2)*25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ROUND(((0.01*[.C47])*(0.01*[.C47])*(0.01*[.C47]))*4500000)" office:value-type="float" office:value="438012" calcext:value-type="float">
            <text:p>438012</text:p>
          </table:table-cell>
          <table:table-cell table:formula="of:=ROUND((0.01*[.C47])*7800+50)" office:value-type="float" office:value="3638" calcext:value-type="float">
            <text:p>3638</text:p>
          </table:table-cell>
          <table:table-cell table:formula="of:=ROUND((1-(COS((0.01*[.C47]*PI())/2) ))*4500 +100)" office:value-type="float" office:value="1225" calcext:value-type="float">
            <text:p>1225</text:p>
          </table:table-cell>
          <table:table-cell table:formula="of:=ROUND(SIN((0.01*[.C47]*PI())/2)*23)" office:value-type="float" office:value="15" calcext:value-type="float">
            <text:p>15</text:p>
          </table:table-cell>
          <table:table-cell table:formula="of:=ROUND(SIN((0.01*[.C47]*PI())/2)*38)" office:value-type="float" office:value="25" calcext:value-type="float">
            <text:p>25</text:p>
          </table:table-cell>
          <table:table-cell table:formula="of:=ROUND(SIN((0.01*[.C47]*PI())/2)*23)" office:value-type="float" office:value="15" calcext:value-type="float">
            <text:p>15</text:p>
          </table:table-cell>
          <table:table-cell table:formula="of:=ROUND((1-(COS((0.01*[.C47]*PI())/2) ))*6)" office:value-type="float" office:value="1" calcext:value-type="float">
            <text:p>1</text:p>
          </table:table-cell>
          <table:table-cell table:formula="of:=ROUND(SIN((0.01*[.C47]*PI())/2)*25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ROUND(((0.01*[.C48])*(0.01*[.C48])*(0.01*[.C48]))*4500000)" office:value-type="float" office:value="467204" calcext:value-type="float">
            <text:p>467204</text:p>
          </table:table-cell>
          <table:table-cell table:formula="of:=ROUND((0.01*[.C48])*7800+50)" office:value-type="float" office:value="3716" calcext:value-type="float">
            <text:p>3716</text:p>
          </table:table-cell>
          <table:table-cell table:formula="of:=ROUND((1-(COS((0.01*[.C48]*PI())/2) ))*4500 +100)" office:value-type="float" office:value="1272" calcext:value-type="float">
            <text:p>1272</text:p>
          </table:table-cell>
          <table:table-cell table:formula="of:=ROUND(SIN((0.01*[.C48]*PI())/2)*23)" office:value-type="float" office:value="15" calcext:value-type="float">
            <text:p>15</text:p>
          </table:table-cell>
          <table:table-cell table:formula="of:=ROUND(SIN((0.01*[.C48]*PI())/2)*38)" office:value-type="float" office:value="26" calcext:value-type="float">
            <text:p>26</text:p>
          </table:table-cell>
          <table:table-cell table:formula="of:=ROUND(SIN((0.01*[.C48]*PI())/2)*23)" office:value-type="float" office:value="15" calcext:value-type="float">
            <text:p>15</text:p>
          </table:table-cell>
          <table:table-cell table:formula="of:=ROUND((1-(COS((0.01*[.C48]*PI())/2) ))*6)" office:value-type="float" office:value="2" calcext:value-type="float">
            <text:p>2</text:p>
          </table:table-cell>
          <table:table-cell table:formula="of:=ROUND(SIN((0.01*[.C48]*PI())/2)*25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ROUND(((0.01*[.C49])*(0.01*[.C49])*(0.01*[.C49]))*4500000)" office:value-type="float" office:value="497664" calcext:value-type="float">
            <text:p>497664</text:p>
          </table:table-cell>
          <table:table-cell table:formula="of:=ROUND((0.01*[.C49])*7800+50)" office:value-type="float" office:value="3794" calcext:value-type="float">
            <text:p>3794</text:p>
          </table:table-cell>
          <table:table-cell table:formula="of:=ROUND((1-(COS((0.01*[.C49]*PI())/2) ))*4500 +100)" office:value-type="float" office:value="1320" calcext:value-type="float">
            <text:p>1320</text:p>
          </table:table-cell>
          <table:table-cell table:formula="of:=ROUND(SIN((0.01*[.C49]*PI())/2)*23)" office:value-type="float" office:value="16" calcext:value-type="float">
            <text:p>16</text:p>
          </table:table-cell>
          <table:table-cell table:formula="of:=ROUND(SIN((0.01*[.C49]*PI())/2)*38)" office:value-type="float" office:value="26" calcext:value-type="float">
            <text:p>26</text:p>
          </table:table-cell>
          <table:table-cell table:formula="of:=ROUND(SIN((0.01*[.C49]*PI())/2)*23)" office:value-type="float" office:value="16" calcext:value-type="float">
            <text:p>16</text:p>
          </table:table-cell>
          <table:table-cell table:formula="of:=ROUND((1-(COS((0.01*[.C49]*PI())/2) ))*6)" office:value-type="float" office:value="2" calcext:value-type="float">
            <text:p>2</text:p>
          </table:table-cell>
          <table:table-cell table:formula="of:=ROUND(SIN((0.01*[.C49]*PI())/2)*25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ROUND(((0.01*[.C50])*(0.01*[.C50])*(0.01*[.C50]))*4500000)" office:value-type="float" office:value="529421" calcext:value-type="float">
            <text:p>529421</text:p>
          </table:table-cell>
          <table:table-cell table:formula="of:=ROUND((0.01*[.C50])*7800+50)" office:value-type="float" office:value="3872" calcext:value-type="float">
            <text:p>3872</text:p>
          </table:table-cell>
          <table:table-cell table:formula="of:=ROUND((1-(COS((0.01*[.C50]*PI())/2) ))*4500 +100)" office:value-type="float" office:value="1368" calcext:value-type="float">
            <text:p>1368</text:p>
          </table:table-cell>
          <table:table-cell table:formula="of:=ROUND(SIN((0.01*[.C50]*PI())/2)*23)" office:value-type="float" office:value="16" calcext:value-type="float">
            <text:p>16</text:p>
          </table:table-cell>
          <table:table-cell table:formula="of:=ROUND(SIN((0.01*[.C50]*PI())/2)*38)" office:value-type="float" office:value="26" calcext:value-type="float">
            <text:p>26</text:p>
          </table:table-cell>
          <table:table-cell table:formula="of:=ROUND(SIN((0.01*[.C50]*PI())/2)*23)" office:value-type="float" office:value="16" calcext:value-type="float">
            <text:p>16</text:p>
          </table:table-cell>
          <table:table-cell table:formula="of:=ROUND((1-(COS((0.01*[.C50]*PI())/2) ))*6)" office:value-type="float" office:value="2" calcext:value-type="float">
            <text:p>2</text:p>
          </table:table-cell>
          <table:table-cell table:formula="of:=ROUND(SIN((0.01*[.C50]*PI())/2)*25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ROUND(((0.01*[.C51])*(0.01*[.C51])*(0.01*[.C51]))*4500000)" office:value-type="float" office:value="562500" calcext:value-type="float">
            <text:p>562500</text:p>
          </table:table-cell>
          <table:table-cell table:formula="of:=ROUND((0.01*[.C51])*7800+50)" office:value-type="float" office:value="3950" calcext:value-type="float">
            <text:p>3950</text:p>
          </table:table-cell>
          <table:table-cell table:formula="of:=ROUND((1-(COS((0.01*[.C51]*PI())/2) ))*4500 +100)" office:value-type="float" office:value="1418" calcext:value-type="float">
            <text:p>1418</text:p>
          </table:table-cell>
          <table:table-cell table:formula="of:=ROUND(SIN((0.01*[.C51]*PI())/2)*23)" office:value-type="float" office:value="16" calcext:value-type="float">
            <text:p>16</text:p>
          </table:table-cell>
          <table:table-cell table:formula="of:=ROUND(SIN((0.01*[.C51]*PI())/2)*38)" office:value-type="float" office:value="27" calcext:value-type="float">
            <text:p>27</text:p>
          </table:table-cell>
          <table:table-cell table:formula="of:=ROUND(SIN((0.01*[.C51]*PI())/2)*23)" office:value-type="float" office:value="16" calcext:value-type="float">
            <text:p>16</text:p>
          </table:table-cell>
          <table:table-cell table:formula="of:=ROUND((1-(COS((0.01*[.C51]*PI())/2) ))*6)" office:value-type="float" office:value="2" calcext:value-type="float">
            <text:p>2</text:p>
          </table:table-cell>
          <table:table-cell table:formula="of:=ROUND(SIN((0.01*[.C51]*PI())/2)*25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ROUND(((0.01*[.C52])*(0.01*[.C52])*(0.01*[.C52]))*4500000)" office:value-type="float" office:value="596930" calcext:value-type="float">
            <text:p>596930</text:p>
          </table:table-cell>
          <table:table-cell table:formula="of:=ROUND((0.01*[.C52])*7800+50)" office:value-type="float" office:value="4028" calcext:value-type="float">
            <text:p>4028</text:p>
          </table:table-cell>
          <table:table-cell table:formula="of:=ROUND((1-(COS((0.01*[.C52]*PI())/2) ))*4500 +100)" office:value-type="float" office:value="1468" calcext:value-type="float">
            <text:p>1468</text:p>
          </table:table-cell>
          <table:table-cell table:formula="of:=ROUND(SIN((0.01*[.C52]*PI())/2)*23)" office:value-type="float" office:value="17" calcext:value-type="float">
            <text:p>17</text:p>
          </table:table-cell>
          <table:table-cell table:formula="of:=ROUND(SIN((0.01*[.C52]*PI())/2)*38)" office:value-type="float" office:value="27" calcext:value-type="float">
            <text:p>27</text:p>
          </table:table-cell>
          <table:table-cell table:formula="of:=ROUND(SIN((0.01*[.C52]*PI())/2)*23)" office:value-type="float" office:value="17" calcext:value-type="float">
            <text:p>17</text:p>
          </table:table-cell>
          <table:table-cell table:formula="of:=ROUND((1-(COS((0.01*[.C52]*PI())/2) ))*6)" office:value-type="float" office:value="2" calcext:value-type="float">
            <text:p>2</text:p>
          </table:table-cell>
          <table:table-cell table:formula="of:=ROUND(SIN((0.01*[.C52]*PI())/2)*25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ROUND(((0.01*[.C53])*(0.01*[.C53])*(0.01*[.C53]))*4500000)" office:value-type="float" office:value="632736" calcext:value-type="float">
            <text:p>632736</text:p>
          </table:table-cell>
          <table:table-cell table:formula="of:=ROUND((0.01*[.C53])*7800+50)" office:value-type="float" office:value="4106" calcext:value-type="float">
            <text:p>4106</text:p>
          </table:table-cell>
          <table:table-cell table:formula="of:=ROUND((1-(COS((0.01*[.C53]*PI())/2) ))*4500 +100)" office:value-type="float" office:value="1520" calcext:value-type="float">
            <text:p>1520</text:p>
          </table:table-cell>
          <table:table-cell table:formula="of:=ROUND(SIN((0.01*[.C53]*PI())/2)*23)" office:value-type="float" office:value="17" calcext:value-type="float">
            <text:p>17</text:p>
          </table:table-cell>
          <table:table-cell table:formula="of:=ROUND(SIN((0.01*[.C53]*PI())/2)*38)" office:value-type="float" office:value="28" calcext:value-type="float">
            <text:p>28</text:p>
          </table:table-cell>
          <table:table-cell table:formula="of:=ROUND(SIN((0.01*[.C53]*PI())/2)*23)" office:value-type="float" office:value="17" calcext:value-type="float">
            <text:p>17</text:p>
          </table:table-cell>
          <table:table-cell table:formula="of:=ROUND((1-(COS((0.01*[.C53]*PI())/2) ))*6)" office:value-type="float" office:value="2" calcext:value-type="float">
            <text:p>2</text:p>
          </table:table-cell>
          <table:table-cell table:formula="of:=ROUND(SIN((0.01*[.C53]*PI())/2)*25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ROUND(((0.01*[.C54])*(0.01*[.C54])*(0.01*[.C54]))*4500000)" office:value-type="float" office:value="669947" calcext:value-type="float">
            <text:p>669947</text:p>
          </table:table-cell>
          <table:table-cell table:formula="of:=ROUND((0.01*[.C54])*7800+50)" office:value-type="float" office:value="4184" calcext:value-type="float">
            <text:p>4184</text:p>
          </table:table-cell>
          <table:table-cell table:formula="of:=ROUND((1-(COS((0.01*[.C54]*PI())/2) ))*4500 +100)" office:value-type="float" office:value="1571" calcext:value-type="float">
            <text:p>1571</text:p>
          </table:table-cell>
          <table:table-cell table:formula="of:=ROUND(SIN((0.01*[.C54]*PI())/2)*23)" office:value-type="float" office:value="17" calcext:value-type="float">
            <text:p>17</text:p>
          </table:table-cell>
          <table:table-cell table:formula="of:=ROUND(SIN((0.01*[.C54]*PI())/2)*38)" office:value-type="float" office:value="28" calcext:value-type="float">
            <text:p>28</text:p>
          </table:table-cell>
          <table:table-cell table:formula="of:=ROUND(SIN((0.01*[.C54]*PI())/2)*23)" office:value-type="float" office:value="17" calcext:value-type="float">
            <text:p>17</text:p>
          </table:table-cell>
          <table:table-cell table:formula="of:=ROUND((1-(COS((0.01*[.C54]*PI())/2) ))*6)" office:value-type="float" office:value="2" calcext:value-type="float">
            <text:p>2</text:p>
          </table:table-cell>
          <table:table-cell table:formula="of:=ROUND(SIN((0.01*[.C54]*PI())/2)*25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ROUND(((0.01*[.C55])*(0.01*[.C55])*(0.01*[.C55]))*4500000)" office:value-type="float" office:value="708588" calcext:value-type="float">
            <text:p>708588</text:p>
          </table:table-cell>
          <table:table-cell table:formula="of:=ROUND((0.01*[.C55])*7800+50)" office:value-type="float" office:value="4262" calcext:value-type="float">
            <text:p>4262</text:p>
          </table:table-cell>
          <table:table-cell table:formula="of:=ROUND((1-(COS((0.01*[.C55]*PI())/2) ))*4500 +100)" office:value-type="float" office:value="1624" calcext:value-type="float">
            <text:p>1624</text:p>
          </table:table-cell>
          <table:table-cell table:formula="of:=ROUND(SIN((0.01*[.C55]*PI())/2)*23)" office:value-type="float" office:value="17" calcext:value-type="float">
            <text:p>17</text:p>
          </table:table-cell>
          <table:table-cell table:formula="of:=ROUND(SIN((0.01*[.C55]*PI())/2)*38)" office:value-type="float" office:value="29" calcext:value-type="float">
            <text:p>29</text:p>
          </table:table-cell>
          <table:table-cell table:formula="of:=ROUND(SIN((0.01*[.C55]*PI())/2)*23)" office:value-type="float" office:value="17" calcext:value-type="float">
            <text:p>17</text:p>
          </table:table-cell>
          <table:table-cell table:formula="of:=ROUND((1-(COS((0.01*[.C55]*PI())/2) ))*6)" office:value-type="float" office:value="2" calcext:value-type="float">
            <text:p>2</text:p>
          </table:table-cell>
          <table:table-cell table:formula="of:=ROUND(SIN((0.01*[.C55]*PI())/2)*25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ROUND(((0.01*[.C56])*(0.01*[.C56])*(0.01*[.C56]))*4500000)" office:value-type="float" office:value="748688" calcext:value-type="float">
            <text:p>748688</text:p>
          </table:table-cell>
          <table:table-cell table:formula="of:=ROUND((0.01*[.C56])*7800+50)" office:value-type="float" office:value="4340" calcext:value-type="float">
            <text:p>4340</text:p>
          </table:table-cell>
          <table:table-cell table:formula="of:=ROUND((1-(COS((0.01*[.C56]*PI())/2) ))*4500 +100)" office:value-type="float" office:value="1677" calcext:value-type="float">
            <text:p>1677</text:p>
          </table:table-cell>
          <table:table-cell table:formula="of:=ROUND(SIN((0.01*[.C56]*PI())/2)*23)" office:value-type="float" office:value="17" calcext:value-type="float">
            <text:p>17</text:p>
          </table:table-cell>
          <table:table-cell table:formula="of:=ROUND(SIN((0.01*[.C56]*PI())/2)*38)" office:value-type="float" office:value="29" calcext:value-type="float">
            <text:p>29</text:p>
          </table:table-cell>
          <table:table-cell table:formula="of:=ROUND(SIN((0.01*[.C56]*PI())/2)*23)" office:value-type="float" office:value="17" calcext:value-type="float">
            <text:p>17</text:p>
          </table:table-cell>
          <table:table-cell table:formula="of:=ROUND((1-(COS((0.01*[.C56]*PI())/2) ))*6)" office:value-type="float" office:value="2" calcext:value-type="float">
            <text:p>2</text:p>
          </table:table-cell>
          <table:table-cell table:formula="of:=ROUND(SIN((0.01*[.C56]*PI())/2)*25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ROUND(((0.01*[.C57])*(0.01*[.C57])*(0.01*[.C57]))*4500000)" office:value-type="float" office:value="790272" calcext:value-type="float">
            <text:p>790272</text:p>
          </table:table-cell>
          <table:table-cell table:formula="of:=ROUND((0.01*[.C57])*7800+50)" office:value-type="float" office:value="4418" calcext:value-type="float">
            <text:p>4418</text:p>
          </table:table-cell>
          <table:table-cell table:formula="of:=ROUND((1-(COS((0.01*[.C57]*PI())/2) ))*4500 +100)" office:value-type="float" office:value="1732" calcext:value-type="float">
            <text:p>1732</text:p>
          </table:table-cell>
          <table:table-cell table:formula="of:=ROUND(SIN((0.01*[.C57]*PI())/2)*23)" office:value-type="float" office:value="18" calcext:value-type="float">
            <text:p>18</text:p>
          </table:table-cell>
          <table:table-cell table:formula="of:=ROUND(SIN((0.01*[.C57]*PI())/2)*38)" office:value-type="float" office:value="29" calcext:value-type="float">
            <text:p>29</text:p>
          </table:table-cell>
          <table:table-cell table:formula="of:=ROUND(SIN((0.01*[.C57]*PI())/2)*23)" office:value-type="float" office:value="18" calcext:value-type="float">
            <text:p>18</text:p>
          </table:table-cell>
          <table:table-cell table:formula="of:=ROUND((1-(COS((0.01*[.C57]*PI())/2) ))*6)" office:value-type="float" office:value="2" calcext:value-type="float">
            <text:p>2</text:p>
          </table:table-cell>
          <table:table-cell table:formula="of:=ROUND(SIN((0.01*[.C57]*PI())/2)*25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ROUND(((0.01*[.C58])*(0.01*[.C58])*(0.01*[.C58]))*4500000)" office:value-type="float" office:value="833369" calcext:value-type="float">
            <text:p>833369</text:p>
          </table:table-cell>
          <table:table-cell table:formula="of:=ROUND((0.01*[.C58])*7800+50)" office:value-type="float" office:value="4496" calcext:value-type="float">
            <text:p>4496</text:p>
          </table:table-cell>
          <table:table-cell table:formula="of:=ROUND((1-(COS((0.01*[.C58]*PI())/2) ))*4500 +100)" office:value-type="float" office:value="1786" calcext:value-type="float">
            <text:p>1786</text:p>
          </table:table-cell>
          <table:table-cell table:formula="of:=ROUND(SIN((0.01*[.C58]*PI())/2)*23)" office:value-type="float" office:value="18" calcext:value-type="float">
            <text:p>18</text:p>
          </table:table-cell>
          <table:table-cell table:formula="of:=ROUND(SIN((0.01*[.C58]*PI())/2)*38)" office:value-type="float" office:value="30" calcext:value-type="float">
            <text:p>30</text:p>
          </table:table-cell>
          <table:table-cell table:formula="of:=ROUND(SIN((0.01*[.C58]*PI())/2)*23)" office:value-type="float" office:value="18" calcext:value-type="float">
            <text:p>18</text:p>
          </table:table-cell>
          <table:table-cell table:formula="of:=ROUND((1-(COS((0.01*[.C58]*PI())/2) ))*6)" office:value-type="float" office:value="2" calcext:value-type="float">
            <text:p>2</text:p>
          </table:table-cell>
          <table:table-cell table:formula="of:=ROUND(SIN((0.01*[.C58]*PI())/2)*25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ROUND(((0.01*[.C59])*(0.01*[.C59])*(0.01*[.C59]))*4500000)" office:value-type="float" office:value="878004" calcext:value-type="float">
            <text:p>878004</text:p>
          </table:table-cell>
          <table:table-cell table:formula="of:=ROUND((0.01*[.C59])*7800+50)" office:value-type="float" office:value="4574" calcext:value-type="float">
            <text:p>4574</text:p>
          </table:table-cell>
          <table:table-cell table:formula="of:=ROUND((1-(COS((0.01*[.C59]*PI())/2) ))*4500 +100)" office:value-type="float" office:value="1842" calcext:value-type="float">
            <text:p>1842</text:p>
          </table:table-cell>
          <table:table-cell table:formula="of:=ROUND(SIN((0.01*[.C59]*PI())/2)*23)" office:value-type="float" office:value="18" calcext:value-type="float">
            <text:p>18</text:p>
          </table:table-cell>
          <table:table-cell table:formula="of:=ROUND(SIN((0.01*[.C59]*PI())/2)*38)" office:value-type="float" office:value="30" calcext:value-type="float">
            <text:p>30</text:p>
          </table:table-cell>
          <table:table-cell table:formula="of:=ROUND(SIN((0.01*[.C59]*PI())/2)*23)" office:value-type="float" office:value="18" calcext:value-type="float">
            <text:p>18</text:p>
          </table:table-cell>
          <table:table-cell table:formula="of:=ROUND((1-(COS((0.01*[.C59]*PI())/2) ))*6)" office:value-type="float" office:value="2" calcext:value-type="float">
            <text:p>2</text:p>
          </table:table-cell>
          <table:table-cell table:formula="of:=ROUND(SIN((0.01*[.C59]*PI())/2)*25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ROUND(((0.01*[.C60])*(0.01*[.C60])*(0.01*[.C60]))*4500000)" office:value-type="float" office:value="924205" calcext:value-type="float">
            <text:p>924205</text:p>
          </table:table-cell>
          <table:table-cell table:formula="of:=ROUND((0.01*[.C60])*7800+50)" office:value-type="float" office:value="4652" calcext:value-type="float">
            <text:p>4652</text:p>
          </table:table-cell>
          <table:table-cell table:formula="of:=ROUND((1-(COS((0.01*[.C60]*PI())/2) ))*4500 +100)" office:value-type="float" office:value="1898" calcext:value-type="float">
            <text:p>1898</text:p>
          </table:table-cell>
          <table:table-cell table:formula="of:=ROUND(SIN((0.01*[.C60]*PI())/2)*23)" office:value-type="float" office:value="18" calcext:value-type="float">
            <text:p>18</text:p>
          </table:table-cell>
          <table:table-cell table:formula="of:=ROUND(SIN((0.01*[.C60]*PI())/2)*38)" office:value-type="float" office:value="30" calcext:value-type="float">
            <text:p>30</text:p>
          </table:table-cell>
          <table:table-cell table:formula="of:=ROUND(SIN((0.01*[.C60]*PI())/2)*23)" office:value-type="float" office:value="18" calcext:value-type="float">
            <text:p>18</text:p>
          </table:table-cell>
          <table:table-cell table:formula="of:=ROUND((1-(COS((0.01*[.C60]*PI())/2) ))*6)" office:value-type="float" office:value="2" calcext:value-type="float">
            <text:p>2</text:p>
          </table:table-cell>
          <table:table-cell table:formula="of:=ROUND(SIN((0.01*[.C60]*PI())/2)*25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ROUND(((0.01*[.C61])*(0.01*[.C61])*(0.01*[.C61]))*4500000)" office:value-type="float" office:value="972000" calcext:value-type="float">
            <text:p>972000</text:p>
          </table:table-cell>
          <table:table-cell table:formula="of:=ROUND((0.01*[.C61])*7800+50)" office:value-type="float" office:value="4730" calcext:value-type="float">
            <text:p>4730</text:p>
          </table:table-cell>
          <table:table-cell table:formula="of:=ROUND((1-(COS((0.01*[.C61]*PI())/2) ))*4500 +100)" office:value-type="float" office:value="1955" calcext:value-type="float">
            <text:p>1955</text:p>
          </table:table-cell>
          <table:table-cell table:formula="of:=ROUND(SIN((0.01*[.C61]*PI())/2)*23)" office:value-type="float" office:value="19" calcext:value-type="float">
            <text:p>19</text:p>
          </table:table-cell>
          <table:table-cell table:formula="of:=ROUND(SIN((0.01*[.C61]*PI())/2)*38)" office:value-type="float" office:value="31" calcext:value-type="float">
            <text:p>31</text:p>
          </table:table-cell>
          <table:table-cell table:formula="of:=ROUND(SIN((0.01*[.C61]*PI())/2)*23)" office:value-type="float" office:value="19" calcext:value-type="float">
            <text:p>19</text:p>
          </table:table-cell>
          <table:table-cell table:formula="of:=ROUND((1-(COS((0.01*[.C61]*PI())/2) ))*6)" office:value-type="float" office:value="2" calcext:value-type="float">
            <text:p>2</text:p>
          </table:table-cell>
          <table:table-cell table:formula="of:=ROUND(SIN((0.01*[.C61]*PI())/2)*25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ROUND(((0.01*[.C62])*(0.01*[.C62])*(0.01*[.C62]))*4500000)" office:value-type="float" office:value="1021415" calcext:value-type="float">
            <text:p>1021415</text:p>
          </table:table-cell>
          <table:table-cell table:formula="of:=ROUND((0.01*[.C62])*7800+50)" office:value-type="float" office:value="4808" calcext:value-type="float">
            <text:p>4808</text:p>
          </table:table-cell>
          <table:table-cell table:formula="of:=ROUND((1-(COS((0.01*[.C62]*PI())/2) ))*4500 +100)" office:value-type="float" office:value="2012" calcext:value-type="float">
            <text:p>2012</text:p>
          </table:table-cell>
          <table:table-cell table:formula="of:=ROUND(SIN((0.01*[.C62]*PI())/2)*23)" office:value-type="float" office:value="19" calcext:value-type="float">
            <text:p>19</text:p>
          </table:table-cell>
          <table:table-cell table:formula="of:=ROUND(SIN((0.01*[.C62]*PI())/2)*38)" office:value-type="float" office:value="31" calcext:value-type="float">
            <text:p>31</text:p>
          </table:table-cell>
          <table:table-cell table:formula="of:=ROUND(SIN((0.01*[.C62]*PI())/2)*23)" office:value-type="float" office:value="19" calcext:value-type="float">
            <text:p>19</text:p>
          </table:table-cell>
          <table:table-cell table:formula="of:=ROUND((1-(COS((0.01*[.C62]*PI())/2) ))*6)" office:value-type="float" office:value="3" calcext:value-type="float">
            <text:p>3</text:p>
          </table:table-cell>
          <table:table-cell table:formula="of:=ROUND(SIN((0.01*[.C62]*PI())/2)*25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ROUND(((0.01*[.C63])*(0.01*[.C63])*(0.01*[.C63]))*4500000)" office:value-type="float" office:value="1072476" calcext:value-type="float">
            <text:p>1072476</text:p>
          </table:table-cell>
          <table:table-cell table:formula="of:=ROUND((0.01*[.C63])*7800+50)" office:value-type="float" office:value="4886" calcext:value-type="float">
            <text:p>4886</text:p>
          </table:table-cell>
          <table:table-cell table:formula="of:=ROUND((1-(COS((0.01*[.C63]*PI())/2) ))*4500 +100)" office:value-type="float" office:value="2071" calcext:value-type="float">
            <text:p>2071</text:p>
          </table:table-cell>
          <table:table-cell table:formula="of:=ROUND(SIN((0.01*[.C63]*PI())/2)*23)" office:value-type="float" office:value="19" calcext:value-type="float">
            <text:p>19</text:p>
          </table:table-cell>
          <table:table-cell table:formula="of:=ROUND(SIN((0.01*[.C63]*PI())/2)*38)" office:value-type="float" office:value="31" calcext:value-type="float">
            <text:p>31</text:p>
          </table:table-cell>
          <table:table-cell table:formula="of:=ROUND(SIN((0.01*[.C63]*PI())/2)*23)" office:value-type="float" office:value="19" calcext:value-type="float">
            <text:p>19</text:p>
          </table:table-cell>
          <table:table-cell table:formula="of:=ROUND((1-(COS((0.01*[.C63]*PI())/2) ))*6)" office:value-type="float" office:value="3" calcext:value-type="float">
            <text:p>3</text:p>
          </table:table-cell>
          <table:table-cell table:formula="of:=ROUND(SIN((0.01*[.C63]*PI())/2)*25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ROUND(((0.01*[.C64])*(0.01*[.C64])*(0.01*[.C64]))*4500000)" office:value-type="float" office:value="1125212" calcext:value-type="float">
            <text:p>1125212</text:p>
          </table:table-cell>
          <table:table-cell table:formula="of:=ROUND((0.01*[.C64])*7800+50)" office:value-type="float" office:value="4964" calcext:value-type="float">
            <text:p>4964</text:p>
          </table:table-cell>
          <table:table-cell table:formula="of:=ROUND((1-(COS((0.01*[.C64]*PI())/2) ))*4500 +100)" office:value-type="float" office:value="2129" calcext:value-type="float">
            <text:p>2129</text:p>
          </table:table-cell>
          <table:table-cell table:formula="of:=ROUND(SIN((0.01*[.C64]*PI())/2)*23)" office:value-type="float" office:value="19" calcext:value-type="float">
            <text:p>19</text:p>
          </table:table-cell>
          <table:table-cell table:formula="of:=ROUND(SIN((0.01*[.C64]*PI())/2)*38)" office:value-type="float" office:value="32" calcext:value-type="float">
            <text:p>32</text:p>
          </table:table-cell>
          <table:table-cell table:formula="of:=ROUND(SIN((0.01*[.C64]*PI())/2)*23)" office:value-type="float" office:value="19" calcext:value-type="float">
            <text:p>19</text:p>
          </table:table-cell>
          <table:table-cell table:formula="of:=ROUND((1-(COS((0.01*[.C64]*PI())/2) ))*6)" office:value-type="float" office:value="3" calcext:value-type="float">
            <text:p>3</text:p>
          </table:table-cell>
          <table:table-cell table:formula="of:=ROUND(SIN((0.01*[.C64]*PI())/2)*25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ROUND(((0.01*[.C65])*(0.01*[.C65])*(0.01*[.C65]))*4500000)" office:value-type="float" office:value="1179648" calcext:value-type="float">
            <text:p>1179648</text:p>
          </table:table-cell>
          <table:table-cell table:formula="of:=ROUND((0.01*[.C65])*7800+50)" office:value-type="float" office:value="5042" calcext:value-type="float">
            <text:p>5042</text:p>
          </table:table-cell>
          <table:table-cell table:formula="of:=ROUND((1-(COS((0.01*[.C65]*PI())/2) ))*4500 +100)" office:value-type="float" office:value="2189" calcext:value-type="float">
            <text:p>2189</text:p>
          </table:table-cell>
          <table:table-cell table:formula="of:=ROUND(SIN((0.01*[.C65]*PI())/2)*23)" office:value-type="float" office:value="19" calcext:value-type="float">
            <text:p>19</text:p>
          </table:table-cell>
          <table:table-cell table:formula="of:=ROUND(SIN((0.01*[.C65]*PI())/2)*38)" office:value-type="float" office:value="32" calcext:value-type="float">
            <text:p>32</text:p>
          </table:table-cell>
          <table:table-cell table:formula="of:=ROUND(SIN((0.01*[.C65]*PI())/2)*23)" office:value-type="float" office:value="19" calcext:value-type="float">
            <text:p>19</text:p>
          </table:table-cell>
          <table:table-cell table:formula="of:=ROUND((1-(COS((0.01*[.C65]*PI())/2) ))*6)" office:value-type="float" office:value="3" calcext:value-type="float">
            <text:p>3</text:p>
          </table:table-cell>
          <table:table-cell table:formula="of:=ROUND(SIN((0.01*[.C65]*PI())/2)*25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ROUND(((0.01*[.C66])*(0.01*[.C66])*(0.01*[.C66]))*4500000)" office:value-type="float" office:value="1235813" calcext:value-type="float">
            <text:p>1235813</text:p>
          </table:table-cell>
          <table:table-cell table:formula="of:=ROUND((0.01*[.C66])*7800+50)" office:value-type="float" office:value="5120" calcext:value-type="float">
            <text:p>5120</text:p>
          </table:table-cell>
          <table:table-cell table:formula="of:=ROUND((1-(COS((0.01*[.C66]*PI())/2) ))*4500 +100)" office:value-type="float" office:value="2249" calcext:value-type="float">
            <text:p>2249</text:p>
          </table:table-cell>
          <table:table-cell table:formula="of:=ROUND(SIN((0.01*[.C66]*PI())/2)*23)" office:value-type="float" office:value="20" calcext:value-type="float">
            <text:p>20</text:p>
          </table:table-cell>
          <table:table-cell table:formula="of:=ROUND(SIN((0.01*[.C66]*PI())/2)*38)" office:value-type="float" office:value="32" calcext:value-type="float">
            <text:p>32</text:p>
          </table:table-cell>
          <table:table-cell table:formula="of:=ROUND(SIN((0.01*[.C66]*PI())/2)*23)" office:value-type="float" office:value="20" calcext:value-type="float">
            <text:p>20</text:p>
          </table:table-cell>
          <table:table-cell table:formula="of:=ROUND((1-(COS((0.01*[.C66]*PI())/2) ))*6)" office:value-type="float" office:value="3" calcext:value-type="float">
            <text:p>3</text:p>
          </table:table-cell>
          <table:table-cell table:formula="of:=ROUND(SIN((0.01*[.C66]*PI())/2)*25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ROUND(((0.01*[.C67])*(0.01*[.C67])*(0.01*[.C67]))*4500000)" office:value-type="float" office:value="1293732" calcext:value-type="float">
            <text:p>1293732</text:p>
          </table:table-cell>
          <table:table-cell table:formula="of:=ROUND((0.01*[.C67])*7800+50)" office:value-type="float" office:value="5198" calcext:value-type="float">
            <text:p>5198</text:p>
          </table:table-cell>
          <table:table-cell table:formula="of:=ROUND((1-(COS((0.01*[.C67]*PI())/2) ))*4500 +100)" office:value-type="float" office:value="2309" calcext:value-type="float">
            <text:p>2309</text:p>
          </table:table-cell>
          <table:table-cell table:formula="of:=ROUND(SIN((0.01*[.C67]*PI())/2)*23)" office:value-type="float" office:value="20" calcext:value-type="float">
            <text:p>20</text:p>
          </table:table-cell>
          <table:table-cell table:formula="of:=ROUND(SIN((0.01*[.C67]*PI())/2)*38)" office:value-type="float" office:value="33" calcext:value-type="float">
            <text:p>33</text:p>
          </table:table-cell>
          <table:table-cell table:formula="of:=ROUND(SIN((0.01*[.C67]*PI())/2)*23)" office:value-type="float" office:value="20" calcext:value-type="float">
            <text:p>20</text:p>
          </table:table-cell>
          <table:table-cell table:formula="of:=ROUND((1-(COS((0.01*[.C67]*PI())/2) ))*6)" office:value-type="float" office:value="3" calcext:value-type="float">
            <text:p>3</text:p>
          </table:table-cell>
          <table:table-cell table:formula="of:=ROUND(SIN((0.01*[.C67]*PI())/2)*25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ROUND(((0.01*[.C68])*(0.01*[.C68])*(0.01*[.C68]))*4500000)" office:value-type="float" office:value="1353434" calcext:value-type="float">
            <text:p>1353434</text:p>
          </table:table-cell>
          <table:table-cell table:formula="of:=ROUND((0.01*[.C68])*7800+50)" office:value-type="float" office:value="5276" calcext:value-type="float">
            <text:p>5276</text:p>
          </table:table-cell>
          <table:table-cell table:formula="of:=ROUND((1-(COS((0.01*[.C68]*PI())/2) ))*4500 +100)" office:value-type="float" office:value="2370" calcext:value-type="float">
            <text:p>2370</text:p>
          </table:table-cell>
          <table:table-cell table:formula="of:=ROUND(SIN((0.01*[.C68]*PI())/2)*23)" office:value-type="float" office:value="20" calcext:value-type="float">
            <text:p>20</text:p>
          </table:table-cell>
          <table:table-cell table:formula="of:=ROUND(SIN((0.01*[.C68]*PI())/2)*38)" office:value-type="float" office:value="33" calcext:value-type="float">
            <text:p>33</text:p>
          </table:table-cell>
          <table:table-cell table:formula="of:=ROUND(SIN((0.01*[.C68]*PI())/2)*23)" office:value-type="float" office:value="20" calcext:value-type="float">
            <text:p>20</text:p>
          </table:table-cell>
          <table:table-cell table:formula="of:=ROUND((1-(COS((0.01*[.C68]*PI())/2) ))*6)" office:value-type="float" office:value="3" calcext:value-type="float">
            <text:p>3</text:p>
          </table:table-cell>
          <table:table-cell table:formula="of:=ROUND(SIN((0.01*[.C68]*PI())/2)*25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ROUND(((0.01*[.C69])*(0.01*[.C69])*(0.01*[.C69]))*4500000)" office:value-type="float" office:value="1414944" calcext:value-type="float">
            <text:p>1414944</text:p>
          </table:table-cell>
          <table:table-cell table:formula="of:=ROUND((0.01*[.C69])*7800+50)" office:value-type="float" office:value="5354" calcext:value-type="float">
            <text:p>5354</text:p>
          </table:table-cell>
          <table:table-cell table:formula="of:=ROUND((1-(COS((0.01*[.C69]*PI())/2) ))*4500 +100)" office:value-type="float" office:value="2432" calcext:value-type="float">
            <text:p>2432</text:p>
          </table:table-cell>
          <table:table-cell table:formula="of:=ROUND(SIN((0.01*[.C69]*PI())/2)*23)" office:value-type="float" office:value="20" calcext:value-type="float">
            <text:p>20</text:p>
          </table:table-cell>
          <table:table-cell table:formula="of:=ROUND(SIN((0.01*[.C69]*PI())/2)*38)" office:value-type="float" office:value="33" calcext:value-type="float">
            <text:p>33</text:p>
          </table:table-cell>
          <table:table-cell table:formula="of:=ROUND(SIN((0.01*[.C69]*PI())/2)*23)" office:value-type="float" office:value="20" calcext:value-type="float">
            <text:p>20</text:p>
          </table:table-cell>
          <table:table-cell table:formula="of:=ROUND((1-(COS((0.01*[.C69]*PI())/2) ))*6)" office:value-type="float" office:value="3" calcext:value-type="float">
            <text:p>3</text:p>
          </table:table-cell>
          <table:table-cell table:formula="of:=ROUND(SIN((0.01*[.C69]*PI())/2)*25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ROUND(((0.01*[.C70])*(0.01*[.C70])*(0.01*[.C70]))*4500000)" office:value-type="float" office:value="1478291" calcext:value-type="float">
            <text:p>1478291</text:p>
          </table:table-cell>
          <table:table-cell table:formula="of:=ROUND((0.01*[.C70])*7800+50)" office:value-type="float" office:value="5432" calcext:value-type="float">
            <text:p>5432</text:p>
          </table:table-cell>
          <table:table-cell table:formula="of:=ROUND((1-(COS((0.01*[.C70]*PI())/2) ))*4500 +100)" office:value-type="float" office:value="2494" calcext:value-type="float">
            <text:p>2494</text:p>
          </table:table-cell>
          <table:table-cell table:formula="of:=ROUND(SIN((0.01*[.C70]*PI())/2)*23)" office:value-type="float" office:value="20" calcext:value-type="float">
            <text:p>20</text:p>
          </table:table-cell>
          <table:table-cell table:formula="of:=ROUND(SIN((0.01*[.C70]*PI())/2)*38)" office:value-type="float" office:value="34" calcext:value-type="float">
            <text:p>34</text:p>
          </table:table-cell>
          <table:table-cell table:formula="of:=ROUND(SIN((0.01*[.C70]*PI())/2)*23)" office:value-type="float" office:value="20" calcext:value-type="float">
            <text:p>20</text:p>
          </table:table-cell>
          <table:table-cell table:formula="of:=ROUND((1-(COS((0.01*[.C70]*PI())/2) ))*6)" office:value-type="float" office:value="3" calcext:value-type="float">
            <text:p>3</text:p>
          </table:table-cell>
          <table:table-cell table:formula="of:=ROUND(SIN((0.01*[.C70]*PI())/2)*25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ROUND(((0.01*[.C71])*(0.01*[.C71])*(0.01*[.C71]))*4500000)" office:value-type="float" office:value="1543500" calcext:value-type="float">
            <text:p>1543500</text:p>
          </table:table-cell>
          <table:table-cell table:formula="of:=ROUND((0.01*[.C71])*7800+50)" office:value-type="float" office:value="5510" calcext:value-type="float">
            <text:p>5510</text:p>
          </table:table-cell>
          <table:table-cell table:formula="of:=ROUND((1-(COS((0.01*[.C71]*PI())/2) ))*4500 +100)" office:value-type="float" office:value="2557" calcext:value-type="float">
            <text:p>2557</text:p>
          </table:table-cell>
          <table:table-cell table:formula="of:=ROUND(SIN((0.01*[.C71]*PI())/2)*23)" office:value-type="float" office:value="20" calcext:value-type="float">
            <text:p>20</text:p>
          </table:table-cell>
          <table:table-cell table:formula="of:=ROUND(SIN((0.01*[.C71]*PI())/2)*38)" office:value-type="float" office:value="34" calcext:value-type="float">
            <text:p>34</text:p>
          </table:table-cell>
          <table:table-cell table:formula="of:=ROUND(SIN((0.01*[.C71]*PI())/2)*23)" office:value-type="float" office:value="20" calcext:value-type="float">
            <text:p>20</text:p>
          </table:table-cell>
          <table:table-cell table:formula="of:=ROUND((1-(COS((0.01*[.C71]*PI())/2) ))*6)" office:value-type="float" office:value="3" calcext:value-type="float">
            <text:p>3</text:p>
          </table:table-cell>
          <table:table-cell table:formula="of:=ROUND(SIN((0.01*[.C71]*PI())/2)*25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ROUND(((0.01*[.C72])*(0.01*[.C72])*(0.01*[.C72]))*4500000)" office:value-type="float" office:value="1610600" calcext:value-type="float">
            <text:p>1610600</text:p>
          </table:table-cell>
          <table:table-cell table:formula="of:=ROUND((0.01*[.C72])*7800+50)" office:value-type="float" office:value="5588" calcext:value-type="float">
            <text:p>5588</text:p>
          </table:table-cell>
          <table:table-cell table:formula="of:=ROUND((1-(COS((0.01*[.C72]*PI())/2) ))*4500 +100)" office:value-type="float" office:value="2620" calcext:value-type="float">
            <text:p>2620</text:p>
          </table:table-cell>
          <table:table-cell table:formula="of:=ROUND(SIN((0.01*[.C72]*PI())/2)*23)" office:value-type="float" office:value="21" calcext:value-type="float">
            <text:p>21</text:p>
          </table:table-cell>
          <table:table-cell table:formula="of:=ROUND(SIN((0.01*[.C72]*PI())/2)*38)" office:value-type="float" office:value="34" calcext:value-type="float">
            <text:p>34</text:p>
          </table:table-cell>
          <table:table-cell table:formula="of:=ROUND(SIN((0.01*[.C72]*PI())/2)*23)" office:value-type="float" office:value="21" calcext:value-type="float">
            <text:p>21</text:p>
          </table:table-cell>
          <table:table-cell table:formula="of:=ROUND((1-(COS((0.01*[.C72]*PI())/2) ))*6)" office:value-type="float" office:value="3" calcext:value-type="float">
            <text:p>3</text:p>
          </table:table-cell>
          <table:table-cell table:formula="of:=ROUND(SIN((0.01*[.C72]*PI())/2)*25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ROUND(((0.01*[.C73])*(0.01*[.C73])*(0.01*[.C73]))*4500000)" office:value-type="float" office:value="1679616" calcext:value-type="float">
            <text:p>1679616</text:p>
          </table:table-cell>
          <table:table-cell table:formula="of:=ROUND((0.01*[.C73])*7800+50)" office:value-type="float" office:value="5666" calcext:value-type="float">
            <text:p>5666</text:p>
          </table:table-cell>
          <table:table-cell table:formula="of:=ROUND((1-(COS((0.01*[.C73]*PI())/2) ))*4500 +100)" office:value-type="float" office:value="2684" calcext:value-type="float">
            <text:p>2684</text:p>
          </table:table-cell>
          <table:table-cell table:formula="of:=ROUND(SIN((0.01*[.C73]*PI())/2)*23)" office:value-type="float" office:value="21" calcext:value-type="float">
            <text:p>21</text:p>
          </table:table-cell>
          <table:table-cell table:formula="of:=ROUND(SIN((0.01*[.C73]*PI())/2)*38)" office:value-type="float" office:value="34" calcext:value-type="float">
            <text:p>34</text:p>
          </table:table-cell>
          <table:table-cell table:formula="of:=ROUND(SIN((0.01*[.C73]*PI())/2)*23)" office:value-type="float" office:value="21" calcext:value-type="float">
            <text:p>21</text:p>
          </table:table-cell>
          <table:table-cell table:formula="of:=ROUND((1-(COS((0.01*[.C73]*PI())/2) ))*6)" office:value-type="float" office:value="3" calcext:value-type="float">
            <text:p>3</text:p>
          </table:table-cell>
          <table:table-cell table:formula="of:=ROUND(SIN((0.01*[.C73]*PI())/2)*25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ROUND(((0.01*[.C74])*(0.01*[.C74])*(0.01*[.C74]))*4500000)" office:value-type="float" office:value="1750576" calcext:value-type="float">
            <text:p>1750576</text:p>
          </table:table-cell>
          <table:table-cell table:formula="of:=ROUND((0.01*[.C74])*7800+50)" office:value-type="float" office:value="5744" calcext:value-type="float">
            <text:p>5744</text:p>
          </table:table-cell>
          <table:table-cell table:formula="of:=ROUND((1-(COS((0.01*[.C74]*PI())/2) ))*4500 +100)" office:value-type="float" office:value="2748" calcext:value-type="float">
            <text:p>2748</text:p>
          </table:table-cell>
          <table:table-cell table:formula="of:=ROUND(SIN((0.01*[.C74]*PI())/2)*23)" office:value-type="float" office:value="21" calcext:value-type="float">
            <text:p>21</text:p>
          </table:table-cell>
          <table:table-cell table:formula="of:=ROUND(SIN((0.01*[.C74]*PI())/2)*38)" office:value-type="float" office:value="35" calcext:value-type="float">
            <text:p>35</text:p>
          </table:table-cell>
          <table:table-cell table:formula="of:=ROUND(SIN((0.01*[.C74]*PI())/2)*23)" office:value-type="float" office:value="21" calcext:value-type="float">
            <text:p>21</text:p>
          </table:table-cell>
          <table:table-cell table:formula="of:=ROUND((1-(COS((0.01*[.C74]*PI())/2) ))*6)" office:value-type="float" office:value="4" calcext:value-type="float">
            <text:p>4</text:p>
          </table:table-cell>
          <table:table-cell table:formula="of:=ROUND(SIN((0.01*[.C74]*PI())/2)*25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ROUND(((0.01*[.C75])*(0.01*[.C75])*(0.01*[.C75]))*4500000)" office:value-type="float" office:value="1823508" calcext:value-type="float">
            <text:p>1823508</text:p>
          </table:table-cell>
          <table:table-cell table:formula="of:=ROUND((0.01*[.C75])*7800+50)" office:value-type="float" office:value="5822" calcext:value-type="float">
            <text:p>5822</text:p>
          </table:table-cell>
          <table:table-cell table:formula="of:=ROUND((1-(COS((0.01*[.C75]*PI())/2) ))*4500 +100)" office:value-type="float" office:value="2813" calcext:value-type="float">
            <text:p>2813</text:p>
          </table:table-cell>
          <table:table-cell table:formula="of:=ROUND(SIN((0.01*[.C75]*PI())/2)*23)" office:value-type="float" office:value="21" calcext:value-type="float">
            <text:p>21</text:p>
          </table:table-cell>
          <table:table-cell table:formula="of:=ROUND(SIN((0.01*[.C75]*PI())/2)*38)" office:value-type="float" office:value="35" calcext:value-type="float">
            <text:p>35</text:p>
          </table:table-cell>
          <table:table-cell table:formula="of:=ROUND(SIN((0.01*[.C75]*PI())/2)*23)" office:value-type="float" office:value="21" calcext:value-type="float">
            <text:p>21</text:p>
          </table:table-cell>
          <table:table-cell table:formula="of:=ROUND((1-(COS((0.01*[.C75]*PI())/2) ))*6)" office:value-type="float" office:value="4" calcext:value-type="float">
            <text:p>4</text:p>
          </table:table-cell>
          <table:table-cell table:formula="of:=ROUND(SIN((0.01*[.C75]*PI())/2)*25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ROUND(((0.01*[.C76])*(0.01*[.C76])*(0.01*[.C76]))*4500000)" office:value-type="float" office:value="1898438" calcext:value-type="float">
            <text:p>1898438</text:p>
          </table:table-cell>
          <table:table-cell table:formula="of:=ROUND((0.01*[.C76])*7800+50)" office:value-type="float" office:value="5900" calcext:value-type="float">
            <text:p>5900</text:p>
          </table:table-cell>
          <table:table-cell table:formula="of:=ROUND((1-(COS((0.01*[.C76]*PI())/2) ))*4500 +100)" office:value-type="float" office:value="2878" calcext:value-type="float">
            <text:p>2878</text:p>
          </table:table-cell>
          <table:table-cell table:formula="of:=ROUND(SIN((0.01*[.C76]*PI())/2)*23)" office:value-type="float" office:value="21" calcext:value-type="float">
            <text:p>21</text:p>
          </table:table-cell>
          <table:table-cell table:formula="of:=ROUND(SIN((0.01*[.C76]*PI())/2)*38)" office:value-type="float" office:value="35" calcext:value-type="float">
            <text:p>35</text:p>
          </table:table-cell>
          <table:table-cell table:formula="of:=ROUND(SIN((0.01*[.C76]*PI())/2)*23)" office:value-type="float" office:value="21" calcext:value-type="float">
            <text:p>21</text:p>
          </table:table-cell>
          <table:table-cell table:formula="of:=ROUND((1-(COS((0.01*[.C76]*PI())/2) ))*6)" office:value-type="float" office:value="4" calcext:value-type="float">
            <text:p>4</text:p>
          </table:table-cell>
          <table:table-cell table:formula="of:=ROUND(SIN((0.01*[.C76]*PI())/2)*25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ROUND(((0.01*[.C77])*(0.01*[.C77])*(0.01*[.C77]))*4500000)" office:value-type="float" office:value="1975392" calcext:value-type="float">
            <text:p>1975392</text:p>
          </table:table-cell>
          <table:table-cell table:formula="of:=ROUND((0.01*[.C77])*7800+50)" office:value-type="float" office:value="5978" calcext:value-type="float">
            <text:p>5978</text:p>
          </table:table-cell>
          <table:table-cell table:formula="of:=ROUND((1-(COS((0.01*[.C77]*PI())/2) ))*4500 +100)" office:value-type="float" office:value="2943" calcext:value-type="float">
            <text:p>2943</text:p>
          </table:table-cell>
          <table:table-cell table:formula="of:=ROUND(SIN((0.01*[.C77]*PI())/2)*23)" office:value-type="float" office:value="21" calcext:value-type="float">
            <text:p>21</text:p>
          </table:table-cell>
          <table:table-cell table:formula="of:=ROUND(SIN((0.01*[.C77]*PI())/2)*38)" office:value-type="float" office:value="35" calcext:value-type="float">
            <text:p>35</text:p>
          </table:table-cell>
          <table:table-cell table:formula="of:=ROUND(SIN((0.01*[.C77]*PI())/2)*23)" office:value-type="float" office:value="21" calcext:value-type="float">
            <text:p>21</text:p>
          </table:table-cell>
          <table:table-cell table:formula="of:=ROUND((1-(COS((0.01*[.C77]*PI())/2) ))*6)" office:value-type="float" office:value="4" calcext:value-type="float">
            <text:p>4</text:p>
          </table:table-cell>
          <table:table-cell table:formula="of:=ROUND(SIN((0.01*[.C77]*PI())/2)*25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ROUND(((0.01*[.C78])*(0.01*[.C78])*(0.01*[.C78]))*4500000)" office:value-type="float" office:value="2054399" calcext:value-type="float">
            <text:p>2054399</text:p>
          </table:table-cell>
          <table:table-cell table:formula="of:=ROUND((0.01*[.C78])*7800+50)" office:value-type="float" office:value="6056" calcext:value-type="float">
            <text:p>6056</text:p>
          </table:table-cell>
          <table:table-cell table:formula="of:=ROUND((1-(COS((0.01*[.C78]*PI())/2) ))*4500 +100)" office:value-type="float" office:value="3009" calcext:value-type="float">
            <text:p>3009</text:p>
          </table:table-cell>
          <table:table-cell table:formula="of:=ROUND(SIN((0.01*[.C78]*PI())/2)*23)" office:value-type="float" office:value="22" calcext:value-type="float">
            <text:p>22</text:p>
          </table:table-cell>
          <table:table-cell table:formula="of:=ROUND(SIN((0.01*[.C78]*PI())/2)*38)" office:value-type="float" office:value="36" calcext:value-type="float">
            <text:p>36</text:p>
          </table:table-cell>
          <table:table-cell table:formula="of:=ROUND(SIN((0.01*[.C78]*PI())/2)*23)" office:value-type="float" office:value="22" calcext:value-type="float">
            <text:p>22</text:p>
          </table:table-cell>
          <table:table-cell table:formula="of:=ROUND((1-(COS((0.01*[.C78]*PI())/2) ))*6)" office:value-type="float" office:value="4" calcext:value-type="float">
            <text:p>4</text:p>
          </table:table-cell>
          <table:table-cell table:formula="of:=ROUND(SIN((0.01*[.C78]*PI())/2)*25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ROUND(((0.01*[.C79])*(0.01*[.C79])*(0.01*[.C79]))*4500000)" office:value-type="float" office:value="2135484" calcext:value-type="float">
            <text:p>2135484</text:p>
          </table:table-cell>
          <table:table-cell table:formula="of:=ROUND((0.01*[.C79])*7800+50)" office:value-type="float" office:value="6134" calcext:value-type="float">
            <text:p>6134</text:p>
          </table:table-cell>
          <table:table-cell table:formula="of:=ROUND((1-(COS((0.01*[.C79]*PI())/2) ))*4500 +100)" office:value-type="float" office:value="3076" calcext:value-type="float">
            <text:p>3076</text:p>
          </table:table-cell>
          <table:table-cell table:formula="of:=ROUND(SIN((0.01*[.C79]*PI())/2)*23)" office:value-type="float" office:value="22" calcext:value-type="float">
            <text:p>22</text:p>
          </table:table-cell>
          <table:table-cell table:formula="of:=ROUND(SIN((0.01*[.C79]*PI())/2)*38)" office:value-type="float" office:value="36" calcext:value-type="float">
            <text:p>36</text:p>
          </table:table-cell>
          <table:table-cell table:formula="of:=ROUND(SIN((0.01*[.C79]*PI())/2)*23)" office:value-type="float" office:value="22" calcext:value-type="float">
            <text:p>22</text:p>
          </table:table-cell>
          <table:table-cell table:formula="of:=ROUND((1-(COS((0.01*[.C79]*PI())/2) ))*6)" office:value-type="float" office:value="4" calcext:value-type="float">
            <text:p>4</text:p>
          </table:table-cell>
          <table:table-cell table:formula="of:=ROUND(SIN((0.01*[.C79]*PI())/2)*25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ROUND(((0.01*[.C80])*(0.01*[.C80])*(0.01*[.C80]))*4500000)" office:value-type="float" office:value="2218676" calcext:value-type="float">
            <text:p>2218676</text:p>
          </table:table-cell>
          <table:table-cell table:formula="of:=ROUND((0.01*[.C80])*7800+50)" office:value-type="float" office:value="6212" calcext:value-type="float">
            <text:p>6212</text:p>
          </table:table-cell>
          <table:table-cell table:formula="of:=ROUND((1-(COS((0.01*[.C80]*PI())/2) ))*4500 +100)" office:value-type="float" office:value="3142" calcext:value-type="float">
            <text:p>3142</text:p>
          </table:table-cell>
          <table:table-cell table:formula="of:=ROUND(SIN((0.01*[.C80]*PI())/2)*23)" office:value-type="float" office:value="22" calcext:value-type="float">
            <text:p>22</text:p>
          </table:table-cell>
          <table:table-cell table:formula="of:=ROUND(SIN((0.01*[.C80]*PI())/2)*38)" office:value-type="float" office:value="36" calcext:value-type="float">
            <text:p>36</text:p>
          </table:table-cell>
          <table:table-cell table:formula="of:=ROUND(SIN((0.01*[.C80]*PI())/2)*23)" office:value-type="float" office:value="22" calcext:value-type="float">
            <text:p>22</text:p>
          </table:table-cell>
          <table:table-cell table:formula="of:=ROUND((1-(COS((0.01*[.C80]*PI())/2) ))*6)" office:value-type="float" office:value="4" calcext:value-type="float">
            <text:p>4</text:p>
          </table:table-cell>
          <table:table-cell table:formula="of:=ROUND(SIN((0.01*[.C80]*PI())/2)*25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ROUND(((0.01*[.C81])*(0.01*[.C81])*(0.01*[.C81]))*4500000)" office:value-type="float" office:value="2304000" calcext:value-type="float">
            <text:p>2304000</text:p>
          </table:table-cell>
          <table:table-cell table:formula="of:=ROUND((0.01*[.C81])*7800+50)" office:value-type="float" office:value="6290" calcext:value-type="float">
            <text:p>6290</text:p>
          </table:table-cell>
          <table:table-cell table:formula="of:=ROUND((1-(COS((0.01*[.C81]*PI())/2) ))*4500 +100)" office:value-type="float" office:value="3209" calcext:value-type="float">
            <text:p>3209</text:p>
          </table:table-cell>
          <table:table-cell table:formula="of:=ROUND(SIN((0.01*[.C81]*PI())/2)*23)" office:value-type="float" office:value="22" calcext:value-type="float">
            <text:p>22</text:p>
          </table:table-cell>
          <table:table-cell table:formula="of:=ROUND(SIN((0.01*[.C81]*PI())/2)*38)" office:value-type="float" office:value="36" calcext:value-type="float">
            <text:p>36</text:p>
          </table:table-cell>
          <table:table-cell table:formula="of:=ROUND(SIN((0.01*[.C81]*PI())/2)*23)" office:value-type="float" office:value="22" calcext:value-type="float">
            <text:p>22</text:p>
          </table:table-cell>
          <table:table-cell table:formula="of:=ROUND((1-(COS((0.01*[.C81]*PI())/2) ))*6)" office:value-type="float" office:value="4" calcext:value-type="float">
            <text:p>4</text:p>
          </table:table-cell>
          <table:table-cell table:formula="of:=ROUND(SIN((0.01*[.C81]*PI())/2)*25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ROUND(((0.01*[.C82])*(0.01*[.C82])*(0.01*[.C82]))*4500000)" office:value-type="float" office:value="2391485" calcext:value-type="float">
            <text:p>2391485</text:p>
          </table:table-cell>
          <table:table-cell table:formula="of:=ROUND((0.01*[.C82])*7800+50)" office:value-type="float" office:value="6368" calcext:value-type="float">
            <text:p>6368</text:p>
          </table:table-cell>
          <table:table-cell table:formula="of:=ROUND((1-(COS((0.01*[.C82]*PI())/2) ))*4500 +100)" office:value-type="float" office:value="3277" calcext:value-type="float">
            <text:p>3277</text:p>
          </table:table-cell>
          <table:table-cell table:formula="of:=ROUND(SIN((0.01*[.C82]*PI())/2)*23)" office:value-type="float" office:value="22" calcext:value-type="float">
            <text:p>22</text:p>
          </table:table-cell>
          <table:table-cell table:formula="of:=ROUND(SIN((0.01*[.C82]*PI())/2)*38)" office:value-type="float" office:value="36" calcext:value-type="float">
            <text:p>36</text:p>
          </table:table-cell>
          <table:table-cell table:formula="of:=ROUND(SIN((0.01*[.C82]*PI())/2)*23)" office:value-type="float" office:value="22" calcext:value-type="float">
            <text:p>22</text:p>
          </table:table-cell>
          <table:table-cell table:formula="of:=ROUND((1-(COS((0.01*[.C82]*PI())/2) ))*6)" office:value-type="float" office:value="4" calcext:value-type="float">
            <text:p>4</text:p>
          </table:table-cell>
          <table:table-cell table:formula="of:=ROUND(SIN((0.01*[.C82]*PI())/2)*25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ROUND(((0.01*[.C83])*(0.01*[.C83])*(0.01*[.C83]))*4500000)" office:value-type="float" office:value="2481156" calcext:value-type="float">
            <text:p>2481156</text:p>
          </table:table-cell>
          <table:table-cell table:formula="of:=ROUND((0.01*[.C83])*7800+50)" office:value-type="float" office:value="6446" calcext:value-type="float">
            <text:p>6446</text:p>
          </table:table-cell>
          <table:table-cell table:formula="of:=ROUND((1-(COS((0.01*[.C83]*PI())/2) ))*4500 +100)" office:value-type="float" office:value="3345" calcext:value-type="float">
            <text:p>3345</text:p>
          </table:table-cell>
          <table:table-cell table:formula="of:=ROUND(SIN((0.01*[.C83]*PI())/2)*23)" office:value-type="float" office:value="22" calcext:value-type="float">
            <text:p>22</text:p>
          </table:table-cell>
          <table:table-cell table:formula="of:=ROUND(SIN((0.01*[.C83]*PI())/2)*38)" office:value-type="float" office:value="36" calcext:value-type="float">
            <text:p>36</text:p>
          </table:table-cell>
          <table:table-cell table:formula="of:=ROUND(SIN((0.01*[.C83]*PI())/2)*23)" office:value-type="float" office:value="22" calcext:value-type="float">
            <text:p>22</text:p>
          </table:table-cell>
          <table:table-cell table:formula="of:=ROUND((1-(COS((0.01*[.C83]*PI())/2) ))*6)" office:value-type="float" office:value="4" calcext:value-type="float">
            <text:p>4</text:p>
          </table:table-cell>
          <table:table-cell table:formula="of:=ROUND(SIN((0.01*[.C83]*PI())/2)*25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ROUND(((0.01*[.C84])*(0.01*[.C84])*(0.01*[.C84]))*4500000)" office:value-type="float" office:value="2573042" calcext:value-type="float">
            <text:p>2573042</text:p>
          </table:table-cell>
          <table:table-cell table:formula="of:=ROUND((0.01*[.C84])*7800+50)" office:value-type="float" office:value="6524" calcext:value-type="float">
            <text:p>6524</text:p>
          </table:table-cell>
          <table:table-cell table:formula="of:=ROUND((1-(COS((0.01*[.C84]*PI())/2) ))*4500 +100)" office:value-type="float" office:value="3413" calcext:value-type="float">
            <text:p>3413</text:p>
          </table:table-cell>
          <table:table-cell table:formula="of:=ROUND(SIN((0.01*[.C84]*PI())/2)*23)" office:value-type="float" office:value="22" calcext:value-type="float">
            <text:p>22</text:p>
          </table:table-cell>
          <table:table-cell table:formula="of:=ROUND(SIN((0.01*[.C84]*PI())/2)*38)" office:value-type="float" office:value="37" calcext:value-type="float">
            <text:p>37</text:p>
          </table:table-cell>
          <table:table-cell table:formula="of:=ROUND(SIN((0.01*[.C84]*PI())/2)*23)" office:value-type="float" office:value="22" calcext:value-type="float">
            <text:p>22</text:p>
          </table:table-cell>
          <table:table-cell table:formula="of:=ROUND((1-(COS((0.01*[.C84]*PI())/2) ))*6)" office:value-type="float" office:value="4" calcext:value-type="float">
            <text:p>4</text:p>
          </table:table-cell>
          <table:table-cell table:formula="of:=ROUND(SIN((0.01*[.C84]*PI())/2)*25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ROUND(((0.01*[.C85])*(0.01*[.C85])*(0.01*[.C85]))*4500000)" office:value-type="float" office:value="2667168" calcext:value-type="float">
            <text:p>2667168</text:p>
          </table:table-cell>
          <table:table-cell table:formula="of:=ROUND((0.01*[.C85])*7800+50)" office:value-type="float" office:value="6602" calcext:value-type="float">
            <text:p>6602</text:p>
          </table:table-cell>
          <table:table-cell table:formula="of:=ROUND((1-(COS((0.01*[.C85]*PI())/2) ))*4500 +100)" office:value-type="float" office:value="3481" calcext:value-type="float">
            <text:p>3481</text:p>
          </table:table-cell>
          <table:table-cell table:formula="of:=ROUND(SIN((0.01*[.C85]*PI())/2)*23)" office:value-type="float" office:value="22" calcext:value-type="float">
            <text:p>22</text:p>
          </table:table-cell>
          <table:table-cell table:formula="of:=ROUND(SIN((0.01*[.C85]*PI())/2)*38)" office:value-type="float" office:value="37" calcext:value-type="float">
            <text:p>37</text:p>
          </table:table-cell>
          <table:table-cell table:formula="of:=ROUND(SIN((0.01*[.C85]*PI())/2)*23)" office:value-type="float" office:value="22" calcext:value-type="float">
            <text:p>22</text:p>
          </table:table-cell>
          <table:table-cell table:formula="of:=ROUND((1-(COS((0.01*[.C85]*PI())/2) ))*6)" office:value-type="float" office:value="5" calcext:value-type="float">
            <text:p>5</text:p>
          </table:table-cell>
          <table:table-cell table:formula="of:=ROUND(SIN((0.01*[.C85]*PI())/2)*25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ROUND(((0.01*[.C86])*(0.01*[.C86])*(0.01*[.C86]))*4500000)" office:value-type="float" office:value="2763562" calcext:value-type="float">
            <text:p>2763562</text:p>
          </table:table-cell>
          <table:table-cell table:formula="of:=ROUND((0.01*[.C86])*7800+50)" office:value-type="float" office:value="6680" calcext:value-type="float">
            <text:p>6680</text:p>
          </table:table-cell>
          <table:table-cell table:formula="of:=ROUND((1-(COS((0.01*[.C86]*PI())/2) ))*4500 +100)" office:value-type="float" office:value="3549" calcext:value-type="float">
            <text:p>3549</text:p>
          </table:table-cell>
          <table:table-cell table:formula="of:=ROUND(SIN((0.01*[.C86]*PI())/2)*23)" office:value-type="float" office:value="22" calcext:value-type="float">
            <text:p>22</text:p>
          </table:table-cell>
          <table:table-cell table:formula="of:=ROUND(SIN((0.01*[.C86]*PI())/2)*38)" office:value-type="float" office:value="37" calcext:value-type="float">
            <text:p>37</text:p>
          </table:table-cell>
          <table:table-cell table:formula="of:=ROUND(SIN((0.01*[.C86]*PI())/2)*23)" office:value-type="float" office:value="22" calcext:value-type="float">
            <text:p>22</text:p>
          </table:table-cell>
          <table:table-cell table:formula="of:=ROUND((1-(COS((0.01*[.C86]*PI())/2) ))*6)" office:value-type="float" office:value="5" calcext:value-type="float">
            <text:p>5</text:p>
          </table:table-cell>
          <table:table-cell table:formula="of:=ROUND(SIN((0.01*[.C86]*PI())/2)*25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ROUND(((0.01*[.C87])*(0.01*[.C87])*(0.01*[.C87]))*4500000)" office:value-type="float" office:value="2862252" calcext:value-type="float">
            <text:p>2862252</text:p>
          </table:table-cell>
          <table:table-cell table:formula="of:=ROUND((0.01*[.C87])*7800+50)" office:value-type="float" office:value="6758" calcext:value-type="float">
            <text:p>6758</text:p>
          </table:table-cell>
          <table:table-cell table:formula="of:=ROUND((1-(COS((0.01*[.C87]*PI())/2) ))*4500 +100)" office:value-type="float" office:value="3618" calcext:value-type="float">
            <text:p>3618</text:p>
          </table:table-cell>
          <table:table-cell table:formula="of:=ROUND(SIN((0.01*[.C87]*PI())/2)*23)" office:value-type="float" office:value="22" calcext:value-type="float">
            <text:p>22</text:p>
          </table:table-cell>
          <table:table-cell table:formula="of:=ROUND(SIN((0.01*[.C87]*PI())/2)*38)" office:value-type="float" office:value="37" calcext:value-type="float">
            <text:p>37</text:p>
          </table:table-cell>
          <table:table-cell table:formula="of:=ROUND(SIN((0.01*[.C87]*PI())/2)*23)" office:value-type="float" office:value="22" calcext:value-type="float">
            <text:p>22</text:p>
          </table:table-cell>
          <table:table-cell table:formula="of:=ROUND((1-(COS((0.01*[.C87]*PI())/2) ))*6)" office:value-type="float" office:value="5" calcext:value-type="float">
            <text:p>5</text:p>
          </table:table-cell>
          <table:table-cell table:formula="of:=ROUND(SIN((0.01*[.C87]*PI())/2)*25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ROUND(((0.01*[.C88])*(0.01*[.C88])*(0.01*[.C88]))*4500000)" office:value-type="float" office:value="2963264" calcext:value-type="float">
            <text:p>2963264</text:p>
          </table:table-cell>
          <table:table-cell table:formula="of:=ROUND((0.01*[.C88])*7800+50)" office:value-type="float" office:value="6836" calcext:value-type="float">
            <text:p>6836</text:p>
          </table:table-cell>
          <table:table-cell table:formula="of:=ROUND((1-(COS((0.01*[.C88]*PI())/2) ))*4500 +100)" office:value-type="float" office:value="3687" calcext:value-type="float">
            <text:p>3687</text:p>
          </table:table-cell>
          <table:table-cell table:formula="of:=ROUND(SIN((0.01*[.C88]*PI())/2)*23)" office:value-type="float" office:value="23" calcext:value-type="float">
            <text:p>23</text:p>
          </table:table-cell>
          <table:table-cell table:formula="of:=ROUND(SIN((0.01*[.C88]*PI())/2)*38)" office:value-type="float" office:value="37" calcext:value-type="float">
            <text:p>37</text:p>
          </table:table-cell>
          <table:table-cell table:formula="of:=ROUND(SIN((0.01*[.C88]*PI())/2)*23)" office:value-type="float" office:value="23" calcext:value-type="float">
            <text:p>23</text:p>
          </table:table-cell>
          <table:table-cell table:formula="of:=ROUND((1-(COS((0.01*[.C88]*PI())/2) ))*6)" office:value-type="float" office:value="5" calcext:value-type="float">
            <text:p>5</text:p>
          </table:table-cell>
          <table:table-cell table:formula="of:=ROUND(SIN((0.01*[.C88]*PI())/2)*25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ROUND(((0.01*[.C89])*(0.01*[.C89])*(0.01*[.C89]))*4500000)" office:value-type="float" office:value="3066624" calcext:value-type="float">
            <text:p>3066624</text:p>
          </table:table-cell>
          <table:table-cell table:formula="of:=ROUND((0.01*[.C89])*7800+50)" office:value-type="float" office:value="6914" calcext:value-type="float">
            <text:p>6914</text:p>
          </table:table-cell>
          <table:table-cell table:formula="of:=ROUND((1-(COS((0.01*[.C89]*PI())/2) ))*4500 +100)" office:value-type="float" office:value="3757" calcext:value-type="float">
            <text:p>3757</text:p>
          </table:table-cell>
          <table:table-cell table:formula="of:=ROUND(SIN((0.01*[.C89]*PI())/2)*23)" office:value-type="float" office:value="23" calcext:value-type="float">
            <text:p>23</text:p>
          </table:table-cell>
          <table:table-cell table:formula="of:=ROUND(SIN((0.01*[.C89]*PI())/2)*38)" office:value-type="float" office:value="37" calcext:value-type="float">
            <text:p>37</text:p>
          </table:table-cell>
          <table:table-cell table:formula="of:=ROUND(SIN((0.01*[.C89]*PI())/2)*23)" office:value-type="float" office:value="23" calcext:value-type="float">
            <text:p>23</text:p>
          </table:table-cell>
          <table:table-cell table:formula="of:=ROUND((1-(COS((0.01*[.C89]*PI())/2) ))*6)" office:value-type="float" office:value="5" calcext:value-type="float">
            <text:p>5</text:p>
          </table:table-cell>
          <table:table-cell table:formula="of:=ROUND(SIN((0.01*[.C89]*PI())/2)*25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ROUND(((0.01*[.C90])*(0.01*[.C90])*(0.01*[.C90]))*4500000)" office:value-type="float" office:value="3172361" calcext:value-type="float">
            <text:p>3172361</text:p>
          </table:table-cell>
          <table:table-cell table:formula="of:=ROUND((0.01*[.C90])*7800+50)" office:value-type="float" office:value="6992" calcext:value-type="float">
            <text:p>6992</text:p>
          </table:table-cell>
          <table:table-cell table:formula="of:=ROUND((1-(COS((0.01*[.C90]*PI())/2) ))*4500 +100)" office:value-type="float" office:value="3826" calcext:value-type="float">
            <text:p>3826</text:p>
          </table:table-cell>
          <table:table-cell table:formula="of:=ROUND(SIN((0.01*[.C90]*PI())/2)*23)" office:value-type="float" office:value="23" calcext:value-type="float">
            <text:p>23</text:p>
          </table:table-cell>
          <table:table-cell table:formula="of:=ROUND(SIN((0.01*[.C90]*PI())/2)*38)" office:value-type="float" office:value="37" calcext:value-type="float">
            <text:p>37</text:p>
          </table:table-cell>
          <table:table-cell table:formula="of:=ROUND(SIN((0.01*[.C90]*PI())/2)*23)" office:value-type="float" office:value="23" calcext:value-type="float">
            <text:p>23</text:p>
          </table:table-cell>
          <table:table-cell table:formula="of:=ROUND((1-(COS((0.01*[.C90]*PI())/2) ))*6)" office:value-type="float" office:value="5" calcext:value-type="float">
            <text:p>5</text:p>
          </table:table-cell>
          <table:table-cell table:formula="of:=ROUND(SIN((0.01*[.C90]*PI())/2)*25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ROUND(((0.01*[.C91])*(0.01*[.C91])*(0.01*[.C91]))*4500000)" office:value-type="float" office:value="3280500" calcext:value-type="float">
            <text:p>3280500</text:p>
          </table:table-cell>
          <table:table-cell table:formula="of:=ROUND((0.01*[.C91])*7800+50)" office:value-type="float" office:value="7070" calcext:value-type="float">
            <text:p>7070</text:p>
          </table:table-cell>
          <table:table-cell table:formula="of:=ROUND((1-(COS((0.01*[.C91]*PI())/2) ))*4500 +100)" office:value-type="float" office:value="3896" calcext:value-type="float">
            <text:p>3896</text:p>
          </table:table-cell>
          <table:table-cell table:formula="of:=ROUND(SIN((0.01*[.C91]*PI())/2)*23)" office:value-type="float" office:value="23" calcext:value-type="float">
            <text:p>23</text:p>
          </table:table-cell>
          <table:table-cell table:formula="of:=ROUND(SIN((0.01*[.C91]*PI())/2)*38)" office:value-type="float" office:value="38" calcext:value-type="float">
            <text:p>38</text:p>
          </table:table-cell>
          <table:table-cell table:formula="of:=ROUND(SIN((0.01*[.C91]*PI())/2)*23)" office:value-type="float" office:value="23" calcext:value-type="float">
            <text:p>23</text:p>
          </table:table-cell>
          <table:table-cell table:formula="of:=ROUND((1-(COS((0.01*[.C91]*PI())/2) ))*6)" office:value-type="float" office:value="5" calcext:value-type="float">
            <text:p>5</text:p>
          </table:table-cell>
          <table:table-cell table:formula="of:=ROUND(SIN((0.01*[.C91]*PI())/2)*25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ROUND(((0.01*[.C92])*(0.01*[.C92])*(0.01*[.C92]))*4500000)" office:value-type="float" office:value="3391070" calcext:value-type="float">
            <text:p>3391070</text:p>
          </table:table-cell>
          <table:table-cell table:formula="of:=ROUND((0.01*[.C92])*7800+50)" office:value-type="float" office:value="7148" calcext:value-type="float">
            <text:p>7148</text:p>
          </table:table-cell>
          <table:table-cell table:formula="of:=ROUND((1-(COS((0.01*[.C92]*PI())/2) ))*4500 +100)" office:value-type="float" office:value="3966" calcext:value-type="float">
            <text:p>3966</text:p>
          </table:table-cell>
          <table:table-cell table:formula="of:=ROUND(SIN((0.01*[.C92]*PI())/2)*23)" office:value-type="float" office:value="23" calcext:value-type="float">
            <text:p>23</text:p>
          </table:table-cell>
          <table:table-cell table:formula="of:=ROUND(SIN((0.01*[.C92]*PI())/2)*38)" office:value-type="float" office:value="38" calcext:value-type="float">
            <text:p>38</text:p>
          </table:table-cell>
          <table:table-cell table:formula="of:=ROUND(SIN((0.01*[.C92]*PI())/2)*23)" office:value-type="float" office:value="23" calcext:value-type="float">
            <text:p>23</text:p>
          </table:table-cell>
          <table:table-cell table:formula="of:=ROUND((1-(COS((0.01*[.C92]*PI())/2) ))*6)" office:value-type="float" office:value="5" calcext:value-type="float">
            <text:p>5</text:p>
          </table:table-cell>
          <table:table-cell table:formula="of:=ROUND(SIN((0.01*[.C92]*PI())/2)*25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ROUND(((0.01*[.C93])*(0.01*[.C93])*(0.01*[.C93]))*4500000)" office:value-type="float" office:value="3504096" calcext:value-type="float">
            <text:p>3504096</text:p>
          </table:table-cell>
          <table:table-cell table:formula="of:=ROUND((0.01*[.C93])*7800+50)" office:value-type="float" office:value="7226" calcext:value-type="float">
            <text:p>7226</text:p>
          </table:table-cell>
          <table:table-cell table:formula="of:=ROUND((1-(COS((0.01*[.C93]*PI())/2) ))*4500 +100)" office:value-type="float" office:value="4036" calcext:value-type="float">
            <text:p>4036</text:p>
          </table:table-cell>
          <table:table-cell table:formula="of:=ROUND(SIN((0.01*[.C93]*PI())/2)*23)" office:value-type="float" office:value="23" calcext:value-type="float">
            <text:p>23</text:p>
          </table:table-cell>
          <table:table-cell table:formula="of:=ROUND(SIN((0.01*[.C93]*PI())/2)*38)" office:value-type="float" office:value="38" calcext:value-type="float">
            <text:p>38</text:p>
          </table:table-cell>
          <table:table-cell table:formula="of:=ROUND(SIN((0.01*[.C93]*PI())/2)*23)" office:value-type="float" office:value="23" calcext:value-type="float">
            <text:p>23</text:p>
          </table:table-cell>
          <table:table-cell table:formula="of:=ROUND((1-(COS((0.01*[.C93]*PI())/2) ))*6)" office:value-type="float" office:value="5" calcext:value-type="float">
            <text:p>5</text:p>
          </table:table-cell>
          <table:table-cell table:formula="of:=ROUND(SIN((0.01*[.C93]*PI())/2)*25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ROUND(((0.01*[.C94])*(0.01*[.C94])*(0.01*[.C94]))*4500000)" office:value-type="float" office:value="3619607" calcext:value-type="float">
            <text:p>3619607</text:p>
          </table:table-cell>
          <table:table-cell table:formula="of:=ROUND((0.01*[.C94])*7800+50)" office:value-type="float" office:value="7304" calcext:value-type="float">
            <text:p>7304</text:p>
          </table:table-cell>
          <table:table-cell table:formula="of:=ROUND((1-(COS((0.01*[.C94]*PI())/2) ))*4500 +100)" office:value-type="float" office:value="4106" calcext:value-type="float">
            <text:p>4106</text:p>
          </table:table-cell>
          <table:table-cell table:formula="of:=ROUND(SIN((0.01*[.C94]*PI())/2)*23)" office:value-type="float" office:value="23" calcext:value-type="float">
            <text:p>23</text:p>
          </table:table-cell>
          <table:table-cell table:formula="of:=ROUND(SIN((0.01*[.C94]*PI())/2)*38)" office:value-type="float" office:value="38" calcext:value-type="float">
            <text:p>38</text:p>
          </table:table-cell>
          <table:table-cell table:formula="of:=ROUND(SIN((0.01*[.C94]*PI())/2)*23)" office:value-type="float" office:value="23" calcext:value-type="float">
            <text:p>23</text:p>
          </table:table-cell>
          <table:table-cell table:formula="of:=ROUND((1-(COS((0.01*[.C94]*PI())/2) ))*6)" office:value-type="float" office:value="5" calcext:value-type="float">
            <text:p>5</text:p>
          </table:table-cell>
          <table:table-cell table:formula="of:=ROUND(SIN((0.01*[.C94]*PI())/2)*25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ROUND(((0.01*[.C95])*(0.01*[.C95])*(0.01*[.C95]))*4500000)" office:value-type="float" office:value="3737628" calcext:value-type="float">
            <text:p>3737628</text:p>
          </table:table-cell>
          <table:table-cell table:formula="of:=ROUND((0.01*[.C95])*7800+50)" office:value-type="float" office:value="7382" calcext:value-type="float">
            <text:p>7382</text:p>
          </table:table-cell>
          <table:table-cell table:formula="of:=ROUND((1-(COS((0.01*[.C95]*PI())/2) ))*4500 +100)" office:value-type="float" office:value="4177" calcext:value-type="float">
            <text:p>4177</text:p>
          </table:table-cell>
          <table:table-cell table:formula="of:=ROUND(SIN((0.01*[.C95]*PI())/2)*23)" office:value-type="float" office:value="23" calcext:value-type="float">
            <text:p>23</text:p>
          </table:table-cell>
          <table:table-cell table:formula="of:=ROUND(SIN((0.01*[.C95]*PI())/2)*38)" office:value-type="float" office:value="38" calcext:value-type="float">
            <text:p>38</text:p>
          </table:table-cell>
          <table:table-cell table:formula="of:=ROUND(SIN((0.01*[.C95]*PI())/2)*23)" office:value-type="float" office:value="23" calcext:value-type="float">
            <text:p>23</text:p>
          </table:table-cell>
          <table:table-cell table:formula="of:=ROUND((1-(COS((0.01*[.C95]*PI())/2) ))*6)" office:value-type="float" office:value="5" calcext:value-type="float">
            <text:p>5</text:p>
          </table:table-cell>
          <table:table-cell table:formula="of:=ROUND(SIN((0.01*[.C95]*PI())/2)*25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ROUND(((0.01*[.C96])*(0.01*[.C96])*(0.01*[.C96]))*4500000)" office:value-type="float" office:value="3858188" calcext:value-type="float">
            <text:p>3858188</text:p>
          </table:table-cell>
          <table:table-cell table:formula="of:=ROUND((0.01*[.C96])*7800+50)" office:value-type="float" office:value="7460" calcext:value-type="float">
            <text:p>7460</text:p>
          </table:table-cell>
          <table:table-cell table:formula="of:=ROUND((1-(COS((0.01*[.C96]*PI())/2) ))*4500 +100)" office:value-type="float" office:value="4247" calcext:value-type="float">
            <text:p>4247</text:p>
          </table:table-cell>
          <table:table-cell table:formula="of:=ROUND(SIN((0.01*[.C96]*PI())/2)*23)" office:value-type="float" office:value="23" calcext:value-type="float">
            <text:p>23</text:p>
          </table:table-cell>
          <table:table-cell table:formula="of:=ROUND(SIN((0.01*[.C96]*PI())/2)*38)" office:value-type="float" office:value="38" calcext:value-type="float">
            <text:p>38</text:p>
          </table:table-cell>
          <table:table-cell table:formula="of:=ROUND(SIN((0.01*[.C96]*PI())/2)*23)" office:value-type="float" office:value="23" calcext:value-type="float">
            <text:p>23</text:p>
          </table:table-cell>
          <table:table-cell table:formula="of:=ROUND((1-(COS((0.01*[.C96]*PI())/2) ))*6)" office:value-type="float" office:value="6" calcext:value-type="float">
            <text:p>6</text:p>
          </table:table-cell>
          <table:table-cell table:formula="of:=ROUND(SIN((0.01*[.C96]*PI())/2)*25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ROUND(((0.01*[.C97])*(0.01*[.C97])*(0.01*[.C97]))*4500000)" office:value-type="float" office:value="3981312" calcext:value-type="float">
            <text:p>3981312</text:p>
          </table:table-cell>
          <table:table-cell table:formula="of:=ROUND((0.01*[.C97])*7800+50)" office:value-type="float" office:value="7538" calcext:value-type="float">
            <text:p>7538</text:p>
          </table:table-cell>
          <table:table-cell table:formula="of:=ROUND((1-(COS((0.01*[.C97]*PI())/2) ))*4500 +100)" office:value-type="float" office:value="4317" calcext:value-type="float">
            <text:p>4317</text:p>
          </table:table-cell>
          <table:table-cell table:formula="of:=ROUND(SIN((0.01*[.C97]*PI())/2)*23)" office:value-type="float" office:value="23" calcext:value-type="float">
            <text:p>23</text:p>
          </table:table-cell>
          <table:table-cell table:formula="of:=ROUND(SIN((0.01*[.C97]*PI())/2)*38)" office:value-type="float" office:value="38" calcext:value-type="float">
            <text:p>38</text:p>
          </table:table-cell>
          <table:table-cell table:formula="of:=ROUND(SIN((0.01*[.C97]*PI())/2)*23)" office:value-type="float" office:value="23" calcext:value-type="float">
            <text:p>23</text:p>
          </table:table-cell>
          <table:table-cell table:formula="of:=ROUND((1-(COS((0.01*[.C97]*PI())/2) ))*6)" office:value-type="float" office:value="6" calcext:value-type="float">
            <text:p>6</text:p>
          </table:table-cell>
          <table:table-cell table:formula="of:=ROUND(SIN((0.01*[.C97]*PI())/2)*25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ROUND(((0.01*[.C98])*(0.01*[.C98])*(0.01*[.C98]))*4500000)" office:value-type="float" office:value="4107029" calcext:value-type="float">
            <text:p>4107029</text:p>
          </table:table-cell>
          <table:table-cell table:formula="of:=ROUND((0.01*[.C98])*7800+50)" office:value-type="float" office:value="7616" calcext:value-type="float">
            <text:p>7616</text:p>
          </table:table-cell>
          <table:table-cell table:formula="of:=ROUND((1-(COS((0.01*[.C98]*PI())/2) ))*4500 +100)" office:value-type="float" office:value="4388" calcext:value-type="float">
            <text:p>4388</text:p>
          </table:table-cell>
          <table:table-cell table:formula="of:=ROUND(SIN((0.01*[.C98]*PI())/2)*23)" office:value-type="float" office:value="23" calcext:value-type="float">
            <text:p>23</text:p>
          </table:table-cell>
          <table:table-cell table:formula="of:=ROUND(SIN((0.01*[.C98]*PI())/2)*38)" office:value-type="float" office:value="38" calcext:value-type="float">
            <text:p>38</text:p>
          </table:table-cell>
          <table:table-cell table:formula="of:=ROUND(SIN((0.01*[.C98]*PI())/2)*23)" office:value-type="float" office:value="23" calcext:value-type="float">
            <text:p>23</text:p>
          </table:table-cell>
          <table:table-cell table:formula="of:=ROUND((1-(COS((0.01*[.C98]*PI())/2) ))*6)" office:value-type="float" office:value="6" calcext:value-type="float">
            <text:p>6</text:p>
          </table:table-cell>
          <table:table-cell table:formula="of:=ROUND(SIN((0.01*[.C98]*PI())/2)*25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ROUND(((0.01*[.C99])*(0.01*[.C99])*(0.01*[.C99]))*4500000)" office:value-type="float" office:value="4235364" calcext:value-type="float">
            <text:p>4235364</text:p>
          </table:table-cell>
          <table:table-cell table:formula="of:=ROUND((0.01*[.C99])*7800+50)" office:value-type="float" office:value="7694" calcext:value-type="float">
            <text:p>7694</text:p>
          </table:table-cell>
          <table:table-cell table:formula="of:=ROUND((1-(COS((0.01*[.C99]*PI())/2) ))*4500 +100)" office:value-type="float" office:value="4459" calcext:value-type="float">
            <text:p>4459</text:p>
          </table:table-cell>
          <table:table-cell table:formula="of:=ROUND(SIN((0.01*[.C99]*PI())/2)*23)" office:value-type="float" office:value="23" calcext:value-type="float">
            <text:p>23</text:p>
          </table:table-cell>
          <table:table-cell table:formula="of:=ROUND(SIN((0.01*[.C99]*PI())/2)*38)" office:value-type="float" office:value="38" calcext:value-type="float">
            <text:p>38</text:p>
          </table:table-cell>
          <table:table-cell table:formula="of:=ROUND(SIN((0.01*[.C99]*PI())/2)*23)" office:value-type="float" office:value="23" calcext:value-type="float">
            <text:p>23</text:p>
          </table:table-cell>
          <table:table-cell table:formula="of:=ROUND((1-(COS((0.01*[.C99]*PI())/2) ))*6)" office:value-type="float" office:value="6" calcext:value-type="float">
            <text:p>6</text:p>
          </table:table-cell>
          <table:table-cell table:formula="of:=ROUND(SIN((0.01*[.C99]*PI())/2)*25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ROUND(((0.01*[.C100])*(0.01*[.C100])*(0.01*[.C100]))*4500000)" office:value-type="float" office:value="4366346" calcext:value-type="float">
            <text:p>4366346</text:p>
          </table:table-cell>
          <table:table-cell table:formula="of:=ROUND((0.01*[.C100])*7800+50)" office:value-type="float" office:value="7772" calcext:value-type="float">
            <text:p>7772</text:p>
          </table:table-cell>
          <table:table-cell table:formula="of:=ROUND((1-(COS((0.01*[.C100]*PI())/2) ))*4500 +100)" office:value-type="float" office:value="4529" calcext:value-type="float">
            <text:p>4529</text:p>
          </table:table-cell>
          <table:table-cell table:formula="of:=ROUND(SIN((0.01*[.C100]*PI())/2)*23)" office:value-type="float" office:value="23" calcext:value-type="float">
            <text:p>23</text:p>
          </table:table-cell>
          <table:table-cell table:formula="of:=ROUND(SIN((0.01*[.C100]*PI())/2)*38)" office:value-type="float" office:value="38" calcext:value-type="float">
            <text:p>38</text:p>
          </table:table-cell>
          <table:table-cell table:formula="of:=ROUND(SIN((0.01*[.C100]*PI())/2)*23)" office:value-type="float" office:value="23" calcext:value-type="float">
            <text:p>23</text:p>
          </table:table-cell>
          <table:table-cell table:formula="of:=ROUND((1-(COS((0.01*[.C100]*PI())/2) ))*6)" office:value-type="float" office:value="6" calcext:value-type="float">
            <text:p>6</text:p>
          </table:table-cell>
          <table:table-cell table:formula="of:=ROUND(SIN((0.01*[.C100]*PI())/2)*25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ROUND(((0.01*[.C101])*(0.01*[.C101])*(0.01*[.C101]))*4500000)" office:value-type="float" office:value="4500000" calcext:value-type="float">
            <text:p>4500000</text:p>
          </table:table-cell>
          <table:table-cell table:formula="of:=ROUND((0.01*[.C101])*7800+50)" office:value-type="float" office:value="7850" calcext:value-type="float">
            <text:p>7850</text:p>
          </table:table-cell>
          <table:table-cell table:formula="of:=ROUND((1-(COS((0.01*[.C101]*PI())/2) ))*4500 +100)" office:value-type="float" office:value="4600" calcext:value-type="float">
            <text:p>4600</text:p>
          </table:table-cell>
          <table:table-cell table:formula="of:=ROUND(SIN((0.01*[.C101]*PI())/2)*23)" office:value-type="float" office:value="23" calcext:value-type="float">
            <text:p>23</text:p>
          </table:table-cell>
          <table:table-cell table:formula="of:=ROUND(SIN((0.01*[.C101]*PI())/2)*38)" office:value-type="float" office:value="38" calcext:value-type="float">
            <text:p>38</text:p>
          </table:table-cell>
          <table:table-cell table:formula="of:=ROUND(SIN((0.01*[.C101]*PI())/2)*23)" office:value-type="float" office:value="23" calcext:value-type="float">
            <text:p>23</text:p>
          </table:table-cell>
          <table:table-cell table:formula="of:=ROUND((1-(COS((0.01*[.C101]*PI())/2) ))*6)" office:value-type="float" office:value="6" calcext:value-type="float">
            <text:p>6</text:p>
          </table:table-cell>
          <table:table-cell table:formula="of:=ROUND(SIN((0.01*[.C101]*PI())/2)*25)" office:value-type="float" office:value="25" calcext:value-type="float">
            <text:p>25</text:p>
          </table:table-cell>
          <table:table-cell table:number-columns-repeated="3"/>
        </table:table-row>
      </table:table>
      <table:table table:name="mage" table:style-name="ta1">
        <table:table-column table:style-name="co1" table:number-columns-repeated="14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lass</text:p>
          </table:table-cell>
          <table:table-cell table:style-name="ce7" office:value-type="string" calcext:value-type="string">
            <text:p>level</text:p>
          </table:table-cell>
          <table:table-cell table:style-name="ce7" office:value-type="string" calcext:value-type="string">
            <text:p>experience</text:p>
          </table:table-cell>
          <table:table-cell table:style-name="ce7" office:value-type="string" calcext:value-type="string">
            <text:p>hp</text:p>
          </table:table-cell>
          <table:table-cell table:style-name="ce7" office:value-type="string" calcext:value-type="string">
            <text:p>mp</text:p>
          </table:table-cell>
          <table:table-cell table:style-name="ce7" office:value-type="string" calcext:value-type="string">
            <text:p>str</text:p>
          </table:table-cell>
          <table:table-cell table:style-name="ce7" office:value-type="string" calcext:value-type="string">
            <text:p>dex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vit</text:p>
          </table:table-cell>
          <table:table-cell table:style-name="ce8" office:value-type="string" calcext:value-type="string">
            <text:p>agi</text:p>
          </table:table-cell>
          <table:table-cell table:style-name="ce9" table:number-columns-repeated="3"/>
        </table:table-row>
        <table:table-row table:style-name="ro1">
          <table:table-cell office:value-type="string" calcext:value-type="string">
            <text:p>Faust</text:p>
          </table:table-cell>
          <table:table-cell office:value-type="string" calcext:value-type="string">
            <text:p>mage</text:p>
          </table:table-cell>
          <table:table-cell office:value-type="float" office:value="1" calcext:value-type="float">
            <text:p>1</text:p>
          </table:table-cell>
          <table:table-cell table:formula="of:=ROUND(((0.01*[.C2])*(0.01*[.C2])*(0.01*[.C2]))*4500000)" office:value-type="float" office:value="5" calcext:value-type="float">
            <text:p>5</text:p>
          </table:table-cell>
          <table:table-cell table:formula="of:=ROUND((1-(COS((0.01*[.C2]*PI())/2) ))*6800 +100)" office:value-type="float" office:value="101" calcext:value-type="float">
            <text:p>101</text:p>
          </table:table-cell>
          <table:table-cell table:formula="of:=ROUND(SIN((0.01*[.C2]*PI())/2)*7400)" office:value-type="float" office:value="116" calcext:value-type="float">
            <text:p>116</text:p>
          </table:table-cell>
          <table:table-cell table:formula="of:=ROUND((1-(COS((0.01*[.C2]*PI())/2) ))*7)" office:value-type="float" office:value="0" calcext:value-type="float">
            <text:p>0</text:p>
          </table:table-cell>
          <table:table-cell table:formula="of:=ROUND(SIN( (0.01*[.C2]*PI() )/2 ) * 30)" office:value-type="float" office:value="0" calcext:value-type="float">
            <text:p>0</text:p>
          </table:table-cell>
          <table:table-cell table:formula="of:=ROUND(SIN((0.01*[.C2]*PI())/2)*43)" office:value-type="float" office:value="1" calcext:value-type="float">
            <text:p>1</text:p>
          </table:table-cell>
          <table:table-cell table:formula="of:=ROUND((1-(COS((0.01*[.C2]*PI())/2) ))*5)" office:value-type="float" office:value="0" calcext:value-type="float">
            <text:p>0</text:p>
          </table:table-cell>
          <table:table-cell table:formula="of:=ROUND((1-(COS((0.01*[.C2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ROUND(((0.01*[.C3])*(0.01*[.C3])*(0.01*[.C3]))*4500000)" office:value-type="float" office:value="36" calcext:value-type="float">
            <text:p>36</text:p>
          </table:table-cell>
          <table:table-cell table:formula="of:=ROUND((1-(COS((0.01*[.C3]*PI())/2) ))*6800 +100)" office:value-type="float" office:value="103" calcext:value-type="float">
            <text:p>103</text:p>
          </table:table-cell>
          <table:table-cell table:formula="of:=ROUND(SIN((0.01*[.C3]*PI())/2)*7400)" office:value-type="float" office:value="232" calcext:value-type="float">
            <text:p>232</text:p>
          </table:table-cell>
          <table:table-cell table:formula="of:=ROUND((1-(COS((0.01*[.C3]*PI())/2) ))*7)" office:value-type="float" office:value="0" calcext:value-type="float">
            <text:p>0</text:p>
          </table:table-cell>
          <table:table-cell table:formula="of:=ROUND(SIN( (0.01*[.C3]*PI() )/2 ) * 30)" office:value-type="float" office:value="1" calcext:value-type="float">
            <text:p>1</text:p>
          </table:table-cell>
          <table:table-cell table:formula="of:=ROUND(SIN((0.01*[.C3]*PI())/2)*43)" office:value-type="float" office:value="1" calcext:value-type="float">
            <text:p>1</text:p>
          </table:table-cell>
          <table:table-cell table:formula="of:=ROUND((1-(COS((0.01*[.C3]*PI())/2) ))*5)" office:value-type="float" office:value="0" calcext:value-type="float">
            <text:p>0</text:p>
          </table:table-cell>
          <table:table-cell table:formula="of:=ROUND((1-(COS((0.01*[.C3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ROUND(((0.01*[.C4])*(0.01*[.C4])*(0.01*[.C4]))*4500000)" office:value-type="float" office:value="122" calcext:value-type="float">
            <text:p>122</text:p>
          </table:table-cell>
          <table:table-cell table:formula="of:=ROUND((1-(COS((0.01*[.C4]*PI())/2) ))*6800 +100)" office:value-type="float" office:value="108" calcext:value-type="float">
            <text:p>108</text:p>
          </table:table-cell>
          <table:table-cell table:formula="of:=ROUND(SIN((0.01*[.C4]*PI())/2)*7400)" office:value-type="float" office:value="349" calcext:value-type="float">
            <text:p>349</text:p>
          </table:table-cell>
          <table:table-cell table:formula="of:=ROUND((1-(COS((0.01*[.C4]*PI())/2) ))*7)" office:value-type="float" office:value="0" calcext:value-type="float">
            <text:p>0</text:p>
          </table:table-cell>
          <table:table-cell table:formula="of:=ROUND(SIN( (0.01*[.C4]*PI() )/2 ) * 30)" office:value-type="float" office:value="1" calcext:value-type="float">
            <text:p>1</text:p>
          </table:table-cell>
          <table:table-cell table:formula="of:=ROUND(SIN((0.01*[.C4]*PI())/2)*43)" office:value-type="float" office:value="2" calcext:value-type="float">
            <text:p>2</text:p>
          </table:table-cell>
          <table:table-cell table:formula="of:=ROUND((1-(COS((0.01*[.C4]*PI())/2) ))*5)" office:value-type="float" office:value="0" calcext:value-type="float">
            <text:p>0</text:p>
          </table:table-cell>
          <table:table-cell table:formula="of:=ROUND((1-(COS((0.01*[.C4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ROUND(((0.01*[.C5])*(0.01*[.C5])*(0.01*[.C5]))*4500000)" office:value-type="float" office:value="288" calcext:value-type="float">
            <text:p>288</text:p>
          </table:table-cell>
          <table:table-cell table:formula="of:=ROUND((1-(COS((0.01*[.C5]*PI())/2) ))*6800 +100)" office:value-type="float" office:value="113" calcext:value-type="float">
            <text:p>113</text:p>
          </table:table-cell>
          <table:table-cell table:formula="of:=ROUND(SIN((0.01*[.C5]*PI())/2)*7400)" office:value-type="float" office:value="465" calcext:value-type="float">
            <text:p>465</text:p>
          </table:table-cell>
          <table:table-cell table:formula="of:=ROUND((1-(COS((0.01*[.C5]*PI())/2) ))*7)" office:value-type="float" office:value="0" calcext:value-type="float">
            <text:p>0</text:p>
          </table:table-cell>
          <table:table-cell table:formula="of:=ROUND(SIN( (0.01*[.C5]*PI() )/2 ) * 30)" office:value-type="float" office:value="2" calcext:value-type="float">
            <text:p>2</text:p>
          </table:table-cell>
          <table:table-cell table:formula="of:=ROUND(SIN((0.01*[.C5]*PI())/2)*43)" office:value-type="float" office:value="3" calcext:value-type="float">
            <text:p>3</text:p>
          </table:table-cell>
          <table:table-cell table:formula="of:=ROUND((1-(COS((0.01*[.C5]*PI())/2) ))*5)" office:value-type="float" office:value="0" calcext:value-type="float">
            <text:p>0</text:p>
          </table:table-cell>
          <table:table-cell table:formula="of:=ROUND((1-(COS((0.01*[.C5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ROUND(((0.01*[.C6])*(0.01*[.C6])*(0.01*[.C6]))*4500000)" office:value-type="float" office:value="563" calcext:value-type="float">
            <text:p>563</text:p>
          </table:table-cell>
          <table:table-cell table:formula="of:=ROUND((1-(COS((0.01*[.C6]*PI())/2) ))*6800 +100)" office:value-type="float" office:value="121" calcext:value-type="float">
            <text:p>121</text:p>
          </table:table-cell>
          <table:table-cell table:formula="of:=ROUND(SIN((0.01*[.C6]*PI())/2)*7400)" office:value-type="float" office:value="581" calcext:value-type="float">
            <text:p>581</text:p>
          </table:table-cell>
          <table:table-cell table:formula="of:=ROUND((1-(COS((0.01*[.C6]*PI())/2) ))*7)" office:value-type="float" office:value="0" calcext:value-type="float">
            <text:p>0</text:p>
          </table:table-cell>
          <table:table-cell table:formula="of:=ROUND(SIN( (0.01*[.C6]*PI() )/2 ) * 30)" office:value-type="float" office:value="2" calcext:value-type="float">
            <text:p>2</text:p>
          </table:table-cell>
          <table:table-cell table:formula="of:=ROUND(SIN((0.01*[.C6]*PI())/2)*43)" office:value-type="float" office:value="3" calcext:value-type="float">
            <text:p>3</text:p>
          </table:table-cell>
          <table:table-cell table:formula="of:=ROUND((1-(COS((0.01*[.C6]*PI())/2) ))*5)" office:value-type="float" office:value="0" calcext:value-type="float">
            <text:p>0</text:p>
          </table:table-cell>
          <table:table-cell table:formula="of:=ROUND((1-(COS((0.01*[.C6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ROUND(((0.01*[.C7])*(0.01*[.C7])*(0.01*[.C7]))*4500000)" office:value-type="float" office:value="972" calcext:value-type="float">
            <text:p>972</text:p>
          </table:table-cell>
          <table:table-cell table:formula="of:=ROUND((1-(COS((0.01*[.C7]*PI())/2) ))*6800 +100)" office:value-type="float" office:value="130" calcext:value-type="float">
            <text:p>130</text:p>
          </table:table-cell>
          <table:table-cell table:formula="of:=ROUND(SIN((0.01*[.C7]*PI())/2)*7400)" office:value-type="float" office:value="696" calcext:value-type="float">
            <text:p>696</text:p>
          </table:table-cell>
          <table:table-cell table:formula="of:=ROUND((1-(COS((0.01*[.C7]*PI())/2) ))*7)" office:value-type="float" office:value="0" calcext:value-type="float">
            <text:p>0</text:p>
          </table:table-cell>
          <table:table-cell table:formula="of:=ROUND(SIN( (0.01*[.C7]*PI() )/2 ) * 30)" office:value-type="float" office:value="3" calcext:value-type="float">
            <text:p>3</text:p>
          </table:table-cell>
          <table:table-cell table:formula="of:=ROUND(SIN((0.01*[.C7]*PI())/2)*43)" office:value-type="float" office:value="4" calcext:value-type="float">
            <text:p>4</text:p>
          </table:table-cell>
          <table:table-cell table:formula="of:=ROUND((1-(COS((0.01*[.C7]*PI())/2) ))*5)" office:value-type="float" office:value="0" calcext:value-type="float">
            <text:p>0</text:p>
          </table:table-cell>
          <table:table-cell table:formula="of:=ROUND((1-(COS((0.01*[.C7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ROUND(((0.01*[.C8])*(0.01*[.C8])*(0.01*[.C8]))*4500000)" office:value-type="float" office:value="1544" calcext:value-type="float">
            <text:p>1544</text:p>
          </table:table-cell>
          <table:table-cell table:formula="of:=ROUND((1-(COS((0.01*[.C8]*PI())/2) ))*6800 +100)" office:value-type="float" office:value="141" calcext:value-type="float">
            <text:p>141</text:p>
          </table:table-cell>
          <table:table-cell table:formula="of:=ROUND(SIN((0.01*[.C8]*PI())/2)*7400)" office:value-type="float" office:value="812" calcext:value-type="float">
            <text:p>812</text:p>
          </table:table-cell>
          <table:table-cell table:formula="of:=ROUND((1-(COS((0.01*[.C8]*PI())/2) ))*7)" office:value-type="float" office:value="0" calcext:value-type="float">
            <text:p>0</text:p>
          </table:table-cell>
          <table:table-cell table:formula="of:=ROUND(SIN( (0.01*[.C8]*PI() )/2 ) * 30)" office:value-type="float" office:value="3" calcext:value-type="float">
            <text:p>3</text:p>
          </table:table-cell>
          <table:table-cell table:formula="of:=ROUND(SIN((0.01*[.C8]*PI())/2)*43)" office:value-type="float" office:value="5" calcext:value-type="float">
            <text:p>5</text:p>
          </table:table-cell>
          <table:table-cell table:formula="of:=ROUND((1-(COS((0.01*[.C8]*PI())/2) ))*5)" office:value-type="float" office:value="0" calcext:value-type="float">
            <text:p>0</text:p>
          </table:table-cell>
          <table:table-cell table:formula="of:=ROUND((1-(COS((0.01*[.C8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ROUND(((0.01*[.C9])*(0.01*[.C9])*(0.01*[.C9]))*4500000)" office:value-type="float" office:value="2304" calcext:value-type="float">
            <text:p>2304</text:p>
          </table:table-cell>
          <table:table-cell table:formula="of:=ROUND((1-(COS((0.01*[.C9]*PI())/2) ))*6800 +100)" office:value-type="float" office:value="154" calcext:value-type="float">
            <text:p>154</text:p>
          </table:table-cell>
          <table:table-cell table:formula="of:=ROUND(SIN((0.01*[.C9]*PI())/2)*7400)" office:value-type="float" office:value="927" calcext:value-type="float">
            <text:p>927</text:p>
          </table:table-cell>
          <table:table-cell table:formula="of:=ROUND((1-(COS((0.01*[.C9]*PI())/2) ))*7)" office:value-type="float" office:value="0" calcext:value-type="float">
            <text:p>0</text:p>
          </table:table-cell>
          <table:table-cell table:formula="of:=ROUND(SIN( (0.01*[.C9]*PI() )/2 ) * 30)" office:value-type="float" office:value="4" calcext:value-type="float">
            <text:p>4</text:p>
          </table:table-cell>
          <table:table-cell table:formula="of:=ROUND(SIN((0.01*[.C9]*PI())/2)*43)" office:value-type="float" office:value="5" calcext:value-type="float">
            <text:p>5</text:p>
          </table:table-cell>
          <table:table-cell table:formula="of:=ROUND((1-(COS((0.01*[.C9]*PI())/2) ))*5)" office:value-type="float" office:value="0" calcext:value-type="float">
            <text:p>0</text:p>
          </table:table-cell>
          <table:table-cell table:formula="of:=ROUND((1-(COS((0.01*[.C9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ROUND(((0.01*[.C10])*(0.01*[.C10])*(0.01*[.C10]))*4500000)" office:value-type="float" office:value="3280" calcext:value-type="float">
            <text:p>3280</text:p>
          </table:table-cell>
          <table:table-cell table:formula="of:=ROUND((1-(COS((0.01*[.C10]*PI())/2) ))*6800 +100)" office:value-type="float" office:value="168" calcext:value-type="float">
            <text:p>168</text:p>
          </table:table-cell>
          <table:table-cell table:formula="of:=ROUND(SIN((0.01*[.C10]*PI())/2)*7400)" office:value-type="float" office:value="1043" calcext:value-type="float">
            <text:p>1043</text:p>
          </table:table-cell>
          <table:table-cell table:formula="of:=ROUND((1-(COS((0.01*[.C10]*PI())/2) ))*7)" office:value-type="float" office:value="0" calcext:value-type="float">
            <text:p>0</text:p>
          </table:table-cell>
          <table:table-cell table:formula="of:=ROUND(SIN( (0.01*[.C10]*PI() )/2 ) * 30)" office:value-type="float" office:value="4" calcext:value-type="float">
            <text:p>4</text:p>
          </table:table-cell>
          <table:table-cell table:formula="of:=ROUND(SIN((0.01*[.C10]*PI())/2)*43)" office:value-type="float" office:value="6" calcext:value-type="float">
            <text:p>6</text:p>
          </table:table-cell>
          <table:table-cell table:formula="of:=ROUND((1-(COS((0.01*[.C10]*PI())/2) ))*5)" office:value-type="float" office:value="0" calcext:value-type="float">
            <text:p>0</text:p>
          </table:table-cell>
          <table:table-cell table:formula="of:=ROUND((1-(COS((0.01*[.C10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ROUND(((0.01*[.C11])*(0.01*[.C11])*(0.01*[.C11]))*4500000)" office:value-type="float" office:value="4500" calcext:value-type="float">
            <text:p>4500</text:p>
          </table:table-cell>
          <table:table-cell table:formula="of:=ROUND((1-(COS((0.01*[.C11]*PI())/2) ))*6800 +100)" office:value-type="float" office:value="184" calcext:value-type="float">
            <text:p>184</text:p>
          </table:table-cell>
          <table:table-cell table:formula="of:=ROUND(SIN((0.01*[.C11]*PI())/2)*7400)" office:value-type="float" office:value="1158" calcext:value-type="float">
            <text:p>1158</text:p>
          </table:table-cell>
          <table:table-cell table:formula="of:=ROUND((1-(COS((0.01*[.C11]*PI())/2) ))*7)" office:value-type="float" office:value="0" calcext:value-type="float">
            <text:p>0</text:p>
          </table:table-cell>
          <table:table-cell table:formula="of:=ROUND(SIN( (0.01*[.C11]*PI() )/2 ) * 30)" office:value-type="float" office:value="5" calcext:value-type="float">
            <text:p>5</text:p>
          </table:table-cell>
          <table:table-cell table:formula="of:=ROUND(SIN((0.01*[.C11]*PI())/2)*43)" office:value-type="float" office:value="7" calcext:value-type="float">
            <text:p>7</text:p>
          </table:table-cell>
          <table:table-cell table:formula="of:=ROUND((1-(COS((0.01*[.C11]*PI())/2) ))*5)" office:value-type="float" office:value="0" calcext:value-type="float">
            <text:p>0</text:p>
          </table:table-cell>
          <table:table-cell table:formula="of:=ROUND((1-(COS((0.01*[.C11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ROUND(((0.01*[.C12])*(0.01*[.C12])*(0.01*[.C12]))*4500000)" office:value-type="float" office:value="5990" calcext:value-type="float">
            <text:p>5990</text:p>
          </table:table-cell>
          <table:table-cell table:formula="of:=ROUND((1-(COS((0.01*[.C12]*PI())/2) ))*6800 +100)" office:value-type="float" office:value="201" calcext:value-type="float">
            <text:p>201</text:p>
          </table:table-cell>
          <table:table-cell table:formula="of:=ROUND(SIN((0.01*[.C12]*PI())/2)*7400)" office:value-type="float" office:value="1272" calcext:value-type="float">
            <text:p>1272</text:p>
          </table:table-cell>
          <table:table-cell table:formula="of:=ROUND((1-(COS((0.01*[.C12]*PI())/2) ))*7)" office:value-type="float" office:value="0" calcext:value-type="float">
            <text:p>0</text:p>
          </table:table-cell>
          <table:table-cell table:formula="of:=ROUND(SIN( (0.01*[.C12]*PI() )/2 ) * 30)" office:value-type="float" office:value="5" calcext:value-type="float">
            <text:p>5</text:p>
          </table:table-cell>
          <table:table-cell table:formula="of:=ROUND(SIN((0.01*[.C12]*PI())/2)*43)" office:value-type="float" office:value="7" calcext:value-type="float">
            <text:p>7</text:p>
          </table:table-cell>
          <table:table-cell table:formula="of:=ROUND((1-(COS((0.01*[.C12]*PI())/2) ))*5)" office:value-type="float" office:value="0" calcext:value-type="float">
            <text:p>0</text:p>
          </table:table-cell>
          <table:table-cell table:formula="of:=ROUND((1-(COS((0.01*[.C12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ROUND(((0.01*[.C13])*(0.01*[.C13])*(0.01*[.C13]))*4500000)" office:value-type="float" office:value="7776" calcext:value-type="float">
            <text:p>7776</text:p>
          </table:table-cell>
          <table:table-cell table:formula="of:=ROUND((1-(COS((0.01*[.C13]*PI())/2) ))*6800 +100)" office:value-type="float" office:value="220" calcext:value-type="float">
            <text:p>220</text:p>
          </table:table-cell>
          <table:table-cell table:formula="of:=ROUND(SIN((0.01*[.C13]*PI())/2)*7400)" office:value-type="float" office:value="1387" calcext:value-type="float">
            <text:p>1387</text:p>
          </table:table-cell>
          <table:table-cell table:formula="of:=ROUND((1-(COS((0.01*[.C13]*PI())/2) ))*7)" office:value-type="float" office:value="0" calcext:value-type="float">
            <text:p>0</text:p>
          </table:table-cell>
          <table:table-cell table:formula="of:=ROUND(SIN( (0.01*[.C13]*PI() )/2 ) * 30)" office:value-type="float" office:value="6" calcext:value-type="float">
            <text:p>6</text:p>
          </table:table-cell>
          <table:table-cell table:formula="of:=ROUND(SIN((0.01*[.C13]*PI())/2)*43)" office:value-type="float" office:value="8" calcext:value-type="float">
            <text:p>8</text:p>
          </table:table-cell>
          <table:table-cell table:formula="of:=ROUND((1-(COS((0.01*[.C13]*PI())/2) ))*5)" office:value-type="float" office:value="0" calcext:value-type="float">
            <text:p>0</text:p>
          </table:table-cell>
          <table:table-cell table:formula="of:=ROUND((1-(COS((0.01*[.C13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ROUND(((0.01*[.C14])*(0.01*[.C14])*(0.01*[.C14]))*4500000)" office:value-type="float" office:value="9887" calcext:value-type="float">
            <text:p>9887</text:p>
          </table:table-cell>
          <table:table-cell table:formula="of:=ROUND((1-(COS((0.01*[.C14]*PI())/2) ))*6800 +100)" office:value-type="float" office:value="241" calcext:value-type="float">
            <text:p>241</text:p>
          </table:table-cell>
          <table:table-cell table:formula="of:=ROUND(SIN((0.01*[.C14]*PI())/2)*7400)" office:value-type="float" office:value="1501" calcext:value-type="float">
            <text:p>1501</text:p>
          </table:table-cell>
          <table:table-cell table:formula="of:=ROUND((1-(COS((0.01*[.C14]*PI())/2) ))*7)" office:value-type="float" office:value="0" calcext:value-type="float">
            <text:p>0</text:p>
          </table:table-cell>
          <table:table-cell table:formula="of:=ROUND(SIN( (0.01*[.C14]*PI() )/2 ) * 30)" office:value-type="float" office:value="6" calcext:value-type="float">
            <text:p>6</text:p>
          </table:table-cell>
          <table:table-cell table:formula="of:=ROUND(SIN((0.01*[.C14]*PI())/2)*43)" office:value-type="float" office:value="9" calcext:value-type="float">
            <text:p>9</text:p>
          </table:table-cell>
          <table:table-cell table:formula="of:=ROUND((1-(COS((0.01*[.C14]*PI())/2) ))*5)" office:value-type="float" office:value="0" calcext:value-type="float">
            <text:p>0</text:p>
          </table:table-cell>
          <table:table-cell table:formula="of:=ROUND((1-(COS((0.01*[.C14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ROUND(((0.01*[.C15])*(0.01*[.C15])*(0.01*[.C15]))*4500000)" office:value-type="float" office:value="12348" calcext:value-type="float">
            <text:p>12348</text:p>
          </table:table-cell>
          <table:table-cell table:formula="of:=ROUND((1-(COS((0.01*[.C15]*PI())/2) ))*6800 +100)" office:value-type="float" office:value="264" calcext:value-type="float">
            <text:p>264</text:p>
          </table:table-cell>
          <table:table-cell table:formula="of:=ROUND(SIN((0.01*[.C15]*PI())/2)*7400)" office:value-type="float" office:value="1614" calcext:value-type="float">
            <text:p>1614</text:p>
          </table:table-cell>
          <table:table-cell table:formula="of:=ROUND((1-(COS((0.01*[.C15]*PI())/2) ))*7)" office:value-type="float" office:value="0" calcext:value-type="float">
            <text:p>0</text:p>
          </table:table-cell>
          <table:table-cell table:formula="of:=ROUND(SIN( (0.01*[.C15]*PI() )/2 ) * 30)" office:value-type="float" office:value="7" calcext:value-type="float">
            <text:p>7</text:p>
          </table:table-cell>
          <table:table-cell table:formula="of:=ROUND(SIN((0.01*[.C15]*PI())/2)*43)" office:value-type="float" office:value="9" calcext:value-type="float">
            <text:p>9</text:p>
          </table:table-cell>
          <table:table-cell table:formula="of:=ROUND((1-(COS((0.01*[.C15]*PI())/2) ))*5)" office:value-type="float" office:value="0" calcext:value-type="float">
            <text:p>0</text:p>
          </table:table-cell>
          <table:table-cell table:formula="of:=ROUND((1-(COS((0.01*[.C15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ROUND(((0.01*[.C16])*(0.01*[.C16])*(0.01*[.C16]))*4500000)" office:value-type="float" office:value="15188" calcext:value-type="float">
            <text:p>15188</text:p>
          </table:table-cell>
          <table:table-cell table:formula="of:=ROUND((1-(COS((0.01*[.C16]*PI())/2) ))*6800 +100)" office:value-type="float" office:value="288" calcext:value-type="float">
            <text:p>288</text:p>
          </table:table-cell>
          <table:table-cell table:formula="of:=ROUND(SIN((0.01*[.C16]*PI())/2)*7400)" office:value-type="float" office:value="1727" calcext:value-type="float">
            <text:p>1727</text:p>
          </table:table-cell>
          <table:table-cell table:formula="of:=ROUND((1-(COS((0.01*[.C16]*PI())/2) ))*7)" office:value-type="float" office:value="0" calcext:value-type="float">
            <text:p>0</text:p>
          </table:table-cell>
          <table:table-cell table:formula="of:=ROUND(SIN( (0.01*[.C16]*PI() )/2 ) * 30)" office:value-type="float" office:value="7" calcext:value-type="float">
            <text:p>7</text:p>
          </table:table-cell>
          <table:table-cell table:formula="of:=ROUND(SIN((0.01*[.C16]*PI())/2)*43)" office:value-type="float" office:value="10" calcext:value-type="float">
            <text:p>10</text:p>
          </table:table-cell>
          <table:table-cell table:formula="of:=ROUND((1-(COS((0.01*[.C16]*PI())/2) ))*5)" office:value-type="float" office:value="0" calcext:value-type="float">
            <text:p>0</text:p>
          </table:table-cell>
          <table:table-cell table:formula="of:=ROUND((1-(COS((0.01*[.C16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ROUND(((0.01*[.C17])*(0.01*[.C17])*(0.01*[.C17]))*4500000)" office:value-type="float" office:value="18432" calcext:value-type="float">
            <text:p>18432</text:p>
          </table:table-cell>
          <table:table-cell table:formula="of:=ROUND((1-(COS((0.01*[.C17]*PI())/2) ))*6800 +100)" office:value-type="float" office:value="314" calcext:value-type="float">
            <text:p>314</text:p>
          </table:table-cell>
          <table:table-cell table:formula="of:=ROUND(SIN((0.01*[.C17]*PI())/2)*7400)" office:value-type="float" office:value="1840" calcext:value-type="float">
            <text:p>1840</text:p>
          </table:table-cell>
          <table:table-cell table:formula="of:=ROUND((1-(COS((0.01*[.C17]*PI())/2) ))*7)" office:value-type="float" office:value="0" calcext:value-type="float">
            <text:p>0</text:p>
          </table:table-cell>
          <table:table-cell table:formula="of:=ROUND(SIN( (0.01*[.C17]*PI() )/2 ) * 30)" office:value-type="float" office:value="7" calcext:value-type="float">
            <text:p>7</text:p>
          </table:table-cell>
          <table:table-cell table:formula="of:=ROUND(SIN((0.01*[.C17]*PI())/2)*43)" office:value-type="float" office:value="11" calcext:value-type="float">
            <text:p>11</text:p>
          </table:table-cell>
          <table:table-cell table:formula="of:=ROUND((1-(COS((0.01*[.C17]*PI())/2) ))*5)" office:value-type="float" office:value="0" calcext:value-type="float">
            <text:p>0</text:p>
          </table:table-cell>
          <table:table-cell table:formula="of:=ROUND((1-(COS((0.01*[.C17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ROUND(((0.01*[.C18])*(0.01*[.C18])*(0.01*[.C18]))*4500000)" office:value-type="float" office:value="22109" calcext:value-type="float">
            <text:p>22109</text:p>
          </table:table-cell>
          <table:table-cell table:formula="of:=ROUND((1-(COS((0.01*[.C18]*PI())/2) ))*6800 +100)" office:value-type="float" office:value="341" calcext:value-type="float">
            <text:p>341</text:p>
          </table:table-cell>
          <table:table-cell table:formula="of:=ROUND(SIN((0.01*[.C18]*PI())/2)*7400)" office:value-type="float" office:value="1953" calcext:value-type="float">
            <text:p>1953</text:p>
          </table:table-cell>
          <table:table-cell table:formula="of:=ROUND((1-(COS((0.01*[.C18]*PI())/2) ))*7)" office:value-type="float" office:value="0" calcext:value-type="float">
            <text:p>0</text:p>
          </table:table-cell>
          <table:table-cell table:formula="of:=ROUND(SIN( (0.01*[.C18]*PI() )/2 ) * 30)" office:value-type="float" office:value="8" calcext:value-type="float">
            <text:p>8</text:p>
          </table:table-cell>
          <table:table-cell table:formula="of:=ROUND(SIN((0.01*[.C18]*PI())/2)*43)" office:value-type="float" office:value="11" calcext:value-type="float">
            <text:p>11</text:p>
          </table:table-cell>
          <table:table-cell table:formula="of:=ROUND((1-(COS((0.01*[.C18]*PI())/2) ))*5)" office:value-type="float" office:value="0" calcext:value-type="float">
            <text:p>0</text:p>
          </table:table-cell>
          <table:table-cell table:formula="of:=ROUND((1-(COS((0.01*[.C18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ROUND(((0.01*[.C19])*(0.01*[.C19])*(0.01*[.C19]))*4500000)" office:value-type="float" office:value="26244" calcext:value-type="float">
            <text:p>26244</text:p>
          </table:table-cell>
          <table:table-cell table:formula="of:=ROUND((1-(COS((0.01*[.C19]*PI())/2) ))*6800 +100)" office:value-type="float" office:value="370" calcext:value-type="float">
            <text:p>370</text:p>
          </table:table-cell>
          <table:table-cell table:formula="of:=ROUND(SIN((0.01*[.C19]*PI())/2)*7400)" office:value-type="float" office:value="2065" calcext:value-type="float">
            <text:p>2065</text:p>
          </table:table-cell>
          <table:table-cell table:formula="of:=ROUND((1-(COS((0.01*[.C19]*PI())/2) ))*7)" office:value-type="float" office:value="0" calcext:value-type="float">
            <text:p>0</text:p>
          </table:table-cell>
          <table:table-cell table:formula="of:=ROUND(SIN( (0.01*[.C19]*PI() )/2 ) * 30)" office:value-type="float" office:value="8" calcext:value-type="float">
            <text:p>8</text:p>
          </table:table-cell>
          <table:table-cell table:formula="of:=ROUND(SIN((0.01*[.C19]*PI())/2)*43)" office:value-type="float" office:value="12" calcext:value-type="float">
            <text:p>12</text:p>
          </table:table-cell>
          <table:table-cell table:formula="of:=ROUND((1-(COS((0.01*[.C19]*PI())/2) ))*5)" office:value-type="float" office:value="0" calcext:value-type="float">
            <text:p>0</text:p>
          </table:table-cell>
          <table:table-cell table:formula="of:=ROUND((1-(COS((0.01*[.C19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ROUND(((0.01*[.C20])*(0.01*[.C20])*(0.01*[.C20]))*4500000)" office:value-type="float" office:value="30866" calcext:value-type="float">
            <text:p>30866</text:p>
          </table:table-cell>
          <table:table-cell table:formula="of:=ROUND((1-(COS((0.01*[.C20]*PI())/2) ))*6800 +100)" office:value-type="float" office:value="401" calcext:value-type="float">
            <text:p>401</text:p>
          </table:table-cell>
          <table:table-cell table:formula="of:=ROUND(SIN((0.01*[.C20]*PI())/2)*7400)" office:value-type="float" office:value="2176" calcext:value-type="float">
            <text:p>2176</text:p>
          </table:table-cell>
          <table:table-cell table:formula="of:=ROUND((1-(COS((0.01*[.C20]*PI())/2) ))*7)" office:value-type="float" office:value="0" calcext:value-type="float">
            <text:p>0</text:p>
          </table:table-cell>
          <table:table-cell table:formula="of:=ROUND(SIN( (0.01*[.C20]*PI() )/2 ) * 30)" office:value-type="float" office:value="9" calcext:value-type="float">
            <text:p>9</text:p>
          </table:table-cell>
          <table:table-cell table:formula="of:=ROUND(SIN((0.01*[.C20]*PI())/2)*43)" office:value-type="float" office:value="13" calcext:value-type="float">
            <text:p>13</text:p>
          </table:table-cell>
          <table:table-cell table:formula="of:=ROUND((1-(COS((0.01*[.C20]*PI())/2) ))*5)" office:value-type="float" office:value="0" calcext:value-type="float">
            <text:p>0</text:p>
          </table:table-cell>
          <table:table-cell table:formula="of:=ROUND((1-(COS((0.01*[.C20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ROUND(((0.01*[.C21])*(0.01*[.C21])*(0.01*[.C21]))*4500000)" office:value-type="float" office:value="36000" calcext:value-type="float">
            <text:p>36000</text:p>
          </table:table-cell>
          <table:table-cell table:formula="of:=ROUND((1-(COS((0.01*[.C21]*PI())/2) ))*6800 +100)" office:value-type="float" office:value="433" calcext:value-type="float">
            <text:p>433</text:p>
          </table:table-cell>
          <table:table-cell table:formula="of:=ROUND(SIN((0.01*[.C21]*PI())/2)*7400)" office:value-type="float" office:value="2287" calcext:value-type="float">
            <text:p>2287</text:p>
          </table:table-cell>
          <table:table-cell table:formula="of:=ROUND((1-(COS((0.01*[.C21]*PI())/2) ))*7)" office:value-type="float" office:value="0" calcext:value-type="float">
            <text:p>0</text:p>
          </table:table-cell>
          <table:table-cell table:formula="of:=ROUND(SIN( (0.01*[.C21]*PI() )/2 ) * 30)" office:value-type="float" office:value="9" calcext:value-type="float">
            <text:p>9</text:p>
          </table:table-cell>
          <table:table-cell table:formula="of:=ROUND(SIN((0.01*[.C21]*PI())/2)*43)" office:value-type="float" office:value="13" calcext:value-type="float">
            <text:p>13</text:p>
          </table:table-cell>
          <table:table-cell table:formula="of:=ROUND((1-(COS((0.01*[.C21]*PI())/2) ))*5)" office:value-type="float" office:value="0" calcext:value-type="float">
            <text:p>0</text:p>
          </table:table-cell>
          <table:table-cell table:formula="of:=ROUND((1-(COS((0.01*[.C21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ROUND(((0.01*[.C22])*(0.01*[.C22])*(0.01*[.C22]))*4500000)" office:value-type="float" office:value="41674" calcext:value-type="float">
            <text:p>41674</text:p>
          </table:table-cell>
          <table:table-cell table:formula="of:=ROUND((1-(COS((0.01*[.C22]*PI())/2) ))*6800 +100)" office:value-type="float" office:value="467" calcext:value-type="float">
            <text:p>467</text:p>
          </table:table-cell>
          <table:table-cell table:formula="of:=ROUND(SIN((0.01*[.C22]*PI())/2)*7400)" office:value-type="float" office:value="2397" calcext:value-type="float">
            <text:p>2397</text:p>
          </table:table-cell>
          <table:table-cell table:formula="of:=ROUND((1-(COS((0.01*[.C22]*PI())/2) ))*7)" office:value-type="float" office:value="0" calcext:value-type="float">
            <text:p>0</text:p>
          </table:table-cell>
          <table:table-cell table:formula="of:=ROUND(SIN( (0.01*[.C22]*PI() )/2 ) * 30)" office:value-type="float" office:value="10" calcext:value-type="float">
            <text:p>10</text:p>
          </table:table-cell>
          <table:table-cell table:formula="of:=ROUND(SIN((0.01*[.C22]*PI())/2)*43)" office:value-type="float" office:value="14" calcext:value-type="float">
            <text:p>14</text:p>
          </table:table-cell>
          <table:table-cell table:formula="of:=ROUND((1-(COS((0.01*[.C22]*PI())/2) ))*5)" office:value-type="float" office:value="0" calcext:value-type="float">
            <text:p>0</text:p>
          </table:table-cell>
          <table:table-cell table:formula="of:=ROUND((1-(COS((0.01*[.C22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ROUND(((0.01*[.C23])*(0.01*[.C23])*(0.01*[.C23]))*4500000)" office:value-type="float" office:value="47916" calcext:value-type="float">
            <text:p>47916</text:p>
          </table:table-cell>
          <table:table-cell table:formula="of:=ROUND((1-(COS((0.01*[.C23]*PI())/2) ))*6800 +100)" office:value-type="float" office:value="502" calcext:value-type="float">
            <text:p>502</text:p>
          </table:table-cell>
          <table:table-cell table:formula="of:=ROUND(SIN((0.01*[.C23]*PI())/2)*7400)" office:value-type="float" office:value="2507" calcext:value-type="float">
            <text:p>2507</text:p>
          </table:table-cell>
          <table:table-cell table:formula="of:=ROUND((1-(COS((0.01*[.C23]*PI())/2) ))*7)" office:value-type="float" office:value="0" calcext:value-type="float">
            <text:p>0</text:p>
          </table:table-cell>
          <table:table-cell table:formula="of:=ROUND(SIN( (0.01*[.C23]*PI() )/2 ) * 30)" office:value-type="float" office:value="10" calcext:value-type="float">
            <text:p>10</text:p>
          </table:table-cell>
          <table:table-cell table:formula="of:=ROUND(SIN((0.01*[.C23]*PI())/2)*43)" office:value-type="float" office:value="15" calcext:value-type="float">
            <text:p>15</text:p>
          </table:table-cell>
          <table:table-cell table:formula="of:=ROUND((1-(COS((0.01*[.C23]*PI())/2) ))*5)" office:value-type="float" office:value="0" calcext:value-type="float">
            <text:p>0</text:p>
          </table:table-cell>
          <table:table-cell table:formula="of:=ROUND((1-(COS((0.01*[.C23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ROUND(((0.01*[.C24])*(0.01*[.C24])*(0.01*[.C24]))*4500000)" office:value-type="float" office:value="54752" calcext:value-type="float">
            <text:p>54752</text:p>
          </table:table-cell>
          <table:table-cell table:formula="of:=ROUND((1-(COS((0.01*[.C24]*PI())/2) ))*6800 +100)" office:value-type="float" office:value="539" calcext:value-type="float">
            <text:p>539</text:p>
          </table:table-cell>
          <table:table-cell table:formula="of:=ROUND(SIN((0.01*[.C24]*PI())/2)*7400)" office:value-type="float" office:value="2616" calcext:value-type="float">
            <text:p>2616</text:p>
          </table:table-cell>
          <table:table-cell table:formula="of:=ROUND((1-(COS((0.01*[.C24]*PI())/2) ))*7)" office:value-type="float" office:value="0" calcext:value-type="float">
            <text:p>0</text:p>
          </table:table-cell>
          <table:table-cell table:formula="of:=ROUND(SIN( (0.01*[.C24]*PI() )/2 ) * 30)" office:value-type="float" office:value="11" calcext:value-type="float">
            <text:p>11</text:p>
          </table:table-cell>
          <table:table-cell table:formula="of:=ROUND(SIN((0.01*[.C24]*PI())/2)*43)" office:value-type="float" office:value="15" calcext:value-type="float">
            <text:p>15</text:p>
          </table:table-cell>
          <table:table-cell table:formula="of:=ROUND((1-(COS((0.01*[.C24]*PI())/2) ))*5)" office:value-type="float" office:value="0" calcext:value-type="float">
            <text:p>0</text:p>
          </table:table-cell>
          <table:table-cell table:formula="of:=ROUND((1-(COS((0.01*[.C24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ROUND(((0.01*[.C25])*(0.01*[.C25])*(0.01*[.C25]))*4500000)" office:value-type="float" office:value="62208" calcext:value-type="float">
            <text:p>62208</text:p>
          </table:table-cell>
          <table:table-cell table:formula="of:=ROUND((1-(COS((0.01*[.C25]*PI())/2) ))*6800 +100)" office:value-type="float" office:value="578" calcext:value-type="float">
            <text:p>578</text:p>
          </table:table-cell>
          <table:table-cell table:formula="of:=ROUND(SIN((0.01*[.C25]*PI())/2)*7400)" office:value-type="float" office:value="2724" calcext:value-type="float">
            <text:p>2724</text:p>
          </table:table-cell>
          <table:table-cell table:formula="of:=ROUND((1-(COS((0.01*[.C25]*PI())/2) ))*7)" office:value-type="float" office:value="0" calcext:value-type="float">
            <text:p>0</text:p>
          </table:table-cell>
          <table:table-cell table:formula="of:=ROUND(SIN( (0.01*[.C25]*PI() )/2 ) * 30)" office:value-type="float" office:value="11" calcext:value-type="float">
            <text:p>11</text:p>
          </table:table-cell>
          <table:table-cell table:formula="of:=ROUND(SIN((0.01*[.C25]*PI())/2)*43)" office:value-type="float" office:value="16" calcext:value-type="float">
            <text:p>16</text:p>
          </table:table-cell>
          <table:table-cell table:formula="of:=ROUND((1-(COS((0.01*[.C25]*PI())/2) ))*5)" office:value-type="float" office:value="0" calcext:value-type="float">
            <text:p>0</text:p>
          </table:table-cell>
          <table:table-cell table:formula="of:=ROUND((1-(COS((0.01*[.C25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ROUND(((0.01*[.C26])*(0.01*[.C26])*(0.01*[.C26]))*4500000)" office:value-type="float" office:value="70313" calcext:value-type="float">
            <text:p>70313</text:p>
          </table:table-cell>
          <table:table-cell table:formula="of:=ROUND((1-(COS((0.01*[.C26]*PI())/2) ))*6800 +100)" office:value-type="float" office:value="618" calcext:value-type="float">
            <text:p>618</text:p>
          </table:table-cell>
          <table:table-cell table:formula="of:=ROUND(SIN((0.01*[.C26]*PI())/2)*7400)" office:value-type="float" office:value="2832" calcext:value-type="float">
            <text:p>2832</text:p>
          </table:table-cell>
          <table:table-cell table:formula="of:=ROUND((1-(COS((0.01*[.C26]*PI())/2) ))*7)" office:value-type="float" office:value="1" calcext:value-type="float">
            <text:p>1</text:p>
          </table:table-cell>
          <table:table-cell table:formula="of:=ROUND(SIN( (0.01*[.C26]*PI() )/2 ) * 30)" office:value-type="float" office:value="11" calcext:value-type="float">
            <text:p>11</text:p>
          </table:table-cell>
          <table:table-cell table:formula="of:=ROUND(SIN((0.01*[.C26]*PI())/2)*43)" office:value-type="float" office:value="16" calcext:value-type="float">
            <text:p>16</text:p>
          </table:table-cell>
          <table:table-cell table:formula="of:=ROUND((1-(COS((0.01*[.C26]*PI())/2) ))*5)" office:value-type="float" office:value="0" calcext:value-type="float">
            <text:p>0</text:p>
          </table:table-cell>
          <table:table-cell table:formula="of:=ROUND((1-(COS((0.01*[.C26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ROUND(((0.01*[.C27])*(0.01*[.C27])*(0.01*[.C27]))*4500000)" office:value-type="float" office:value="79092" calcext:value-type="float">
            <text:p>79092</text:p>
          </table:table-cell>
          <table:table-cell table:formula="of:=ROUND((1-(COS((0.01*[.C27]*PI())/2) ))*6800 +100)" office:value-type="float" office:value="659" calcext:value-type="float">
            <text:p>659</text:p>
          </table:table-cell>
          <table:table-cell table:formula="of:=ROUND(SIN((0.01*[.C27]*PI())/2)*7400)" office:value-type="float" office:value="2939" calcext:value-type="float">
            <text:p>2939</text:p>
          </table:table-cell>
          <table:table-cell table:formula="of:=ROUND((1-(COS((0.01*[.C27]*PI())/2) ))*7)" office:value-type="float" office:value="1" calcext:value-type="float">
            <text:p>1</text:p>
          </table:table-cell>
          <table:table-cell table:formula="of:=ROUND(SIN( (0.01*[.C27]*PI() )/2 ) * 30)" office:value-type="float" office:value="12" calcext:value-type="float">
            <text:p>12</text:p>
          </table:table-cell>
          <table:table-cell table:formula="of:=ROUND(SIN((0.01*[.C27]*PI())/2)*43)" office:value-type="float" office:value="17" calcext:value-type="float">
            <text:p>17</text:p>
          </table:table-cell>
          <table:table-cell table:formula="of:=ROUND((1-(COS((0.01*[.C27]*PI())/2) ))*5)" office:value-type="float" office:value="0" calcext:value-type="float">
            <text:p>0</text:p>
          </table:table-cell>
          <table:table-cell table:formula="of:=ROUND((1-(COS((0.01*[.C27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ROUND(((0.01*[.C28])*(0.01*[.C28])*(0.01*[.C28]))*4500000)" office:value-type="float" office:value="88574" calcext:value-type="float">
            <text:p>88574</text:p>
          </table:table-cell>
          <table:table-cell table:formula="of:=ROUND((1-(COS((0.01*[.C28]*PI())/2) ))*6800 +100)" office:value-type="float" office:value="702" calcext:value-type="float">
            <text:p>702</text:p>
          </table:table-cell>
          <table:table-cell table:formula="of:=ROUND(SIN((0.01*[.C28]*PI())/2)*7400)" office:value-type="float" office:value="3045" calcext:value-type="float">
            <text:p>3045</text:p>
          </table:table-cell>
          <table:table-cell table:formula="of:=ROUND((1-(COS((0.01*[.C28]*PI())/2) ))*7)" office:value-type="float" office:value="1" calcext:value-type="float">
            <text:p>1</text:p>
          </table:table-cell>
          <table:table-cell table:formula="of:=ROUND(SIN( (0.01*[.C28]*PI() )/2 ) * 30)" office:value-type="float" office:value="12" calcext:value-type="float">
            <text:p>12</text:p>
          </table:table-cell>
          <table:table-cell table:formula="of:=ROUND(SIN((0.01*[.C28]*PI())/2)*43)" office:value-type="float" office:value="18" calcext:value-type="float">
            <text:p>18</text:p>
          </table:table-cell>
          <table:table-cell table:formula="of:=ROUND((1-(COS((0.01*[.C28]*PI())/2) ))*5)" office:value-type="float" office:value="0" calcext:value-type="float">
            <text:p>0</text:p>
          </table:table-cell>
          <table:table-cell table:formula="of:=ROUND((1-(COS((0.01*[.C28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ROUND(((0.01*[.C29])*(0.01*[.C29])*(0.01*[.C29]))*4500000)" office:value-type="float" office:value="98784" calcext:value-type="float">
            <text:p>98784</text:p>
          </table:table-cell>
          <table:table-cell table:formula="of:=ROUND((1-(COS((0.01*[.C29]*PI())/2) ))*6800 +100)" office:value-type="float" office:value="747" calcext:value-type="float">
            <text:p>747</text:p>
          </table:table-cell>
          <table:table-cell table:formula="of:=ROUND(SIN((0.01*[.C29]*PI())/2)*7400)" office:value-type="float" office:value="3151" calcext:value-type="float">
            <text:p>3151</text:p>
          </table:table-cell>
          <table:table-cell table:formula="of:=ROUND((1-(COS((0.01*[.C29]*PI())/2) ))*7)" office:value-type="float" office:value="1" calcext:value-type="float">
            <text:p>1</text:p>
          </table:table-cell>
          <table:table-cell table:formula="of:=ROUND(SIN( (0.01*[.C29]*PI() )/2 ) * 30)" office:value-type="float" office:value="13" calcext:value-type="float">
            <text:p>13</text:p>
          </table:table-cell>
          <table:table-cell table:formula="of:=ROUND(SIN((0.01*[.C29]*PI())/2)*43)" office:value-type="float" office:value="18" calcext:value-type="float">
            <text:p>18</text:p>
          </table:table-cell>
          <table:table-cell table:formula="of:=ROUND((1-(COS((0.01*[.C29]*PI())/2) ))*5)" office:value-type="float" office:value="0" calcext:value-type="float">
            <text:p>0</text:p>
          </table:table-cell>
          <table:table-cell table:formula="of:=ROUND((1-(COS((0.01*[.C29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ROUND(((0.01*[.C30])*(0.01*[.C30])*(0.01*[.C30]))*4500000)" office:value-type="float" office:value="109750" calcext:value-type="float">
            <text:p>109750</text:p>
          </table:table-cell>
          <table:table-cell table:formula="of:=ROUND((1-(COS((0.01*[.C30]*PI())/2) ))*6800 +100)" office:value-type="float" office:value="793" calcext:value-type="float">
            <text:p>793</text:p>
          </table:table-cell>
          <table:table-cell table:formula="of:=ROUND(SIN((0.01*[.C30]*PI())/2)*7400)" office:value-type="float" office:value="3256" calcext:value-type="float">
            <text:p>3256</text:p>
          </table:table-cell>
          <table:table-cell table:formula="of:=ROUND((1-(COS((0.01*[.C30]*PI())/2) ))*7)" office:value-type="float" office:value="1" calcext:value-type="float">
            <text:p>1</text:p>
          </table:table-cell>
          <table:table-cell table:formula="of:=ROUND(SIN( (0.01*[.C30]*PI() )/2 ) * 30)" office:value-type="float" office:value="13" calcext:value-type="float">
            <text:p>13</text:p>
          </table:table-cell>
          <table:table-cell table:formula="of:=ROUND(SIN((0.01*[.C30]*PI())/2)*43)" office:value-type="float" office:value="19" calcext:value-type="float">
            <text:p>19</text:p>
          </table:table-cell>
          <table:table-cell table:formula="of:=ROUND((1-(COS((0.01*[.C30]*PI())/2) ))*5)" office:value-type="float" office:value="1" calcext:value-type="float">
            <text:p>1</text:p>
          </table:table-cell>
          <table:table-cell table:formula="of:=ROUND((1-(COS((0.01*[.C30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ROUND(((0.01*[.C31])*(0.01*[.C31])*(0.01*[.C31]))*4500000)" office:value-type="float" office:value="121500" calcext:value-type="float">
            <text:p>121500</text:p>
          </table:table-cell>
          <table:table-cell table:formula="of:=ROUND((1-(COS((0.01*[.C31]*PI())/2) ))*6800 +100)" office:value-type="float" office:value="841" calcext:value-type="float">
            <text:p>841</text:p>
          </table:table-cell>
          <table:table-cell table:formula="of:=ROUND(SIN((0.01*[.C31]*PI())/2)*7400)" office:value-type="float" office:value="3360" calcext:value-type="float">
            <text:p>3360</text:p>
          </table:table-cell>
          <table:table-cell table:formula="of:=ROUND((1-(COS((0.01*[.C31]*PI())/2) ))*7)" office:value-type="float" office:value="1" calcext:value-type="float">
            <text:p>1</text:p>
          </table:table-cell>
          <table:table-cell table:formula="of:=ROUND(SIN( (0.01*[.C31]*PI() )/2 ) * 30)" office:value-type="float" office:value="14" calcext:value-type="float">
            <text:p>14</text:p>
          </table:table-cell>
          <table:table-cell table:formula="of:=ROUND(SIN((0.01*[.C31]*PI())/2)*43)" office:value-type="float" office:value="20" calcext:value-type="float">
            <text:p>20</text:p>
          </table:table-cell>
          <table:table-cell table:formula="of:=ROUND((1-(COS((0.01*[.C31]*PI())/2) ))*5)" office:value-type="float" office:value="1" calcext:value-type="float">
            <text:p>1</text:p>
          </table:table-cell>
          <table:table-cell table:formula="of:=ROUND((1-(COS((0.01*[.C31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ROUND(((0.01*[.C32])*(0.01*[.C32])*(0.01*[.C32]))*4500000)" office:value-type="float" office:value="134060" calcext:value-type="float">
            <text:p>134060</text:p>
          </table:table-cell>
          <table:table-cell table:formula="of:=ROUND((1-(COS((0.01*[.C32]*PI())/2) ))*6800 +100)" office:value-type="float" office:value="890" calcext:value-type="float">
            <text:p>890</text:p>
          </table:table-cell>
          <table:table-cell table:formula="of:=ROUND(SIN((0.01*[.C32]*PI())/2)*7400)" office:value-type="float" office:value="3463" calcext:value-type="float">
            <text:p>3463</text:p>
          </table:table-cell>
          <table:table-cell table:formula="of:=ROUND((1-(COS((0.01*[.C32]*PI())/2) ))*7)" office:value-type="float" office:value="1" calcext:value-type="float">
            <text:p>1</text:p>
          </table:table-cell>
          <table:table-cell table:formula="of:=ROUND(SIN( (0.01*[.C32]*PI() )/2 ) * 30)" office:value-type="float" office:value="14" calcext:value-type="float">
            <text:p>14</text:p>
          </table:table-cell>
          <table:table-cell table:formula="of:=ROUND(SIN((0.01*[.C32]*PI())/2)*43)" office:value-type="float" office:value="20" calcext:value-type="float">
            <text:p>20</text:p>
          </table:table-cell>
          <table:table-cell table:formula="of:=ROUND((1-(COS((0.01*[.C32]*PI())/2) ))*5)" office:value-type="float" office:value="1" calcext:value-type="float">
            <text:p>1</text:p>
          </table:table-cell>
          <table:table-cell table:formula="of:=ROUND((1-(COS((0.01*[.C32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ROUND(((0.01*[.C33])*(0.01*[.C33])*(0.01*[.C33]))*4500000)" office:value-type="float" office:value="147456" calcext:value-type="float">
            <text:p>147456</text:p>
          </table:table-cell>
          <table:table-cell table:formula="of:=ROUND((1-(COS((0.01*[.C33]*PI())/2) ))*6800 +100)" office:value-type="float" office:value="941" calcext:value-type="float">
            <text:p>941</text:p>
          </table:table-cell>
          <table:table-cell table:formula="of:=ROUND(SIN((0.01*[.C33]*PI())/2)*7400)" office:value-type="float" office:value="3565" calcext:value-type="float">
            <text:p>3565</text:p>
          </table:table-cell>
          <table:table-cell table:formula="of:=ROUND((1-(COS((0.01*[.C33]*PI())/2) ))*7)" office:value-type="float" office:value="1" calcext:value-type="float">
            <text:p>1</text:p>
          </table:table-cell>
          <table:table-cell table:formula="of:=ROUND(SIN( (0.01*[.C33]*PI() )/2 ) * 30)" office:value-type="float" office:value="14" calcext:value-type="float">
            <text:p>14</text:p>
          </table:table-cell>
          <table:table-cell table:formula="of:=ROUND(SIN((0.01*[.C33]*PI())/2)*43)" office:value-type="float" office:value="21" calcext:value-type="float">
            <text:p>21</text:p>
          </table:table-cell>
          <table:table-cell table:formula="of:=ROUND((1-(COS((0.01*[.C33]*PI())/2) ))*5)" office:value-type="float" office:value="1" calcext:value-type="float">
            <text:p>1</text:p>
          </table:table-cell>
          <table:table-cell table:formula="of:=ROUND((1-(COS((0.01*[.C33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ROUND(((0.01*[.C34])*(0.01*[.C34])*(0.01*[.C34]))*4500000)" office:value-type="float" office:value="161717" calcext:value-type="float">
            <text:p>161717</text:p>
          </table:table-cell>
          <table:table-cell table:formula="of:=ROUND((1-(COS((0.01*[.C34]*PI())/2) ))*6800 +100)" office:value-type="float" office:value="993" calcext:value-type="float">
            <text:p>993</text:p>
          </table:table-cell>
          <table:table-cell table:formula="of:=ROUND(SIN((0.01*[.C34]*PI())/2)*7400)" office:value-type="float" office:value="3666" calcext:value-type="float">
            <text:p>3666</text:p>
          </table:table-cell>
          <table:table-cell table:formula="of:=ROUND((1-(COS((0.01*[.C34]*PI())/2) ))*7)" office:value-type="float" office:value="1" calcext:value-type="float">
            <text:p>1</text:p>
          </table:table-cell>
          <table:table-cell table:formula="of:=ROUND(SIN( (0.01*[.C34]*PI() )/2 ) * 30)" office:value-type="float" office:value="15" calcext:value-type="float">
            <text:p>15</text:p>
          </table:table-cell>
          <table:table-cell table:formula="of:=ROUND(SIN((0.01*[.C34]*PI())/2)*43)" office:value-type="float" office:value="21" calcext:value-type="float">
            <text:p>21</text:p>
          </table:table-cell>
          <table:table-cell table:formula="of:=ROUND((1-(COS((0.01*[.C34]*PI())/2) ))*5)" office:value-type="float" office:value="1" calcext:value-type="float">
            <text:p>1</text:p>
          </table:table-cell>
          <table:table-cell table:formula="of:=ROUND((1-(COS((0.01*[.C34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ROUND(((0.01*[.C35])*(0.01*[.C35])*(0.01*[.C35]))*4500000)" office:value-type="float" office:value="176868" calcext:value-type="float">
            <text:p>176868</text:p>
          </table:table-cell>
          <table:table-cell table:formula="of:=ROUND((1-(COS((0.01*[.C35]*PI())/2) ))*6800 +100)" office:value-type="float" office:value="1047" calcext:value-type="float">
            <text:p>1047</text:p>
          </table:table-cell>
          <table:table-cell table:formula="of:=ROUND(SIN((0.01*[.C35]*PI())/2)*7400)" office:value-type="float" office:value="3767" calcext:value-type="float">
            <text:p>3767</text:p>
          </table:table-cell>
          <table:table-cell table:formula="of:=ROUND((1-(COS((0.01*[.C35]*PI())/2) ))*7)" office:value-type="float" office:value="1" calcext:value-type="float">
            <text:p>1</text:p>
          </table:table-cell>
          <table:table-cell table:formula="of:=ROUND(SIN( (0.01*[.C35]*PI() )/2 ) * 30)" office:value-type="float" office:value="15" calcext:value-type="float">
            <text:p>15</text:p>
          </table:table-cell>
          <table:table-cell table:formula="of:=ROUND(SIN((0.01*[.C35]*PI())/2)*43)" office:value-type="float" office:value="22" calcext:value-type="float">
            <text:p>22</text:p>
          </table:table-cell>
          <table:table-cell table:formula="of:=ROUND((1-(COS((0.01*[.C35]*PI())/2) ))*5)" office:value-type="float" office:value="1" calcext:value-type="float">
            <text:p>1</text:p>
          </table:table-cell>
          <table:table-cell table:formula="of:=ROUND((1-(COS((0.01*[.C35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ROUND(((0.01*[.C36])*(0.01*[.C36])*(0.01*[.C36]))*4500000)" office:value-type="float" office:value="192938" calcext:value-type="float">
            <text:p>192938</text:p>
          </table:table-cell>
          <table:table-cell table:formula="of:=ROUND((1-(COS((0.01*[.C36]*PI())/2) ))*6800 +100)" office:value-type="float" office:value="1102" calcext:value-type="float">
            <text:p>1102</text:p>
          </table:table-cell>
          <table:table-cell table:formula="of:=ROUND(SIN((0.01*[.C36]*PI())/2)*7400)" office:value-type="float" office:value="3866" calcext:value-type="float">
            <text:p>3866</text:p>
          </table:table-cell>
          <table:table-cell table:formula="of:=ROUND((1-(COS((0.01*[.C36]*PI())/2) ))*7)" office:value-type="float" office:value="1" calcext:value-type="float">
            <text:p>1</text:p>
          </table:table-cell>
          <table:table-cell table:formula="of:=ROUND(SIN( (0.01*[.C36]*PI() )/2 ) * 30)" office:value-type="float" office:value="16" calcext:value-type="float">
            <text:p>16</text:p>
          </table:table-cell>
          <table:table-cell table:formula="of:=ROUND(SIN((0.01*[.C36]*PI())/2)*43)" office:value-type="float" office:value="22" calcext:value-type="float">
            <text:p>22</text:p>
          </table:table-cell>
          <table:table-cell table:formula="of:=ROUND((1-(COS((0.01*[.C36]*PI())/2) ))*5)" office:value-type="float" office:value="1" calcext:value-type="float">
            <text:p>1</text:p>
          </table:table-cell>
          <table:table-cell table:formula="of:=ROUND((1-(COS((0.01*[.C36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ROUND(((0.01*[.C37])*(0.01*[.C37])*(0.01*[.C37]))*4500000)" office:value-type="float" office:value="209952" calcext:value-type="float">
            <text:p>209952</text:p>
          </table:table-cell>
          <table:table-cell table:formula="of:=ROUND((1-(COS((0.01*[.C37]*PI())/2) ))*6800 +100)" office:value-type="float" office:value="1159" calcext:value-type="float">
            <text:p>1159</text:p>
          </table:table-cell>
          <table:table-cell table:formula="of:=ROUND(SIN((0.01*[.C37]*PI())/2)*7400)" office:value-type="float" office:value="3965" calcext:value-type="float">
            <text:p>3965</text:p>
          </table:table-cell>
          <table:table-cell table:formula="of:=ROUND((1-(COS((0.01*[.C37]*PI())/2) ))*7)" office:value-type="float" office:value="1" calcext:value-type="float">
            <text:p>1</text:p>
          </table:table-cell>
          <table:table-cell table:formula="of:=ROUND(SIN( (0.01*[.C37]*PI() )/2 ) * 30)" office:value-type="float" office:value="16" calcext:value-type="float">
            <text:p>16</text:p>
          </table:table-cell>
          <table:table-cell table:formula="of:=ROUND(SIN((0.01*[.C37]*PI())/2)*43)" office:value-type="float" office:value="23" calcext:value-type="float">
            <text:p>23</text:p>
          </table:table-cell>
          <table:table-cell table:formula="of:=ROUND((1-(COS((0.01*[.C37]*PI())/2) ))*5)" office:value-type="float" office:value="1" calcext:value-type="float">
            <text:p>1</text:p>
          </table:table-cell>
          <table:table-cell table:formula="of:=ROUND((1-(COS((0.01*[.C37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ROUND(((0.01*[.C38])*(0.01*[.C38])*(0.01*[.C38]))*4500000)" office:value-type="float" office:value="227938" calcext:value-type="float">
            <text:p>227938</text:p>
          </table:table-cell>
          <table:table-cell table:formula="of:=ROUND((1-(COS((0.01*[.C38]*PI())/2) ))*6800 +100)" office:value-type="float" office:value="1217" calcext:value-type="float">
            <text:p>1217</text:p>
          </table:table-cell>
          <table:table-cell table:formula="of:=ROUND(SIN((0.01*[.C38]*PI())/2)*7400)" office:value-type="float" office:value="4063" calcext:value-type="float">
            <text:p>4063</text:p>
          </table:table-cell>
          <table:table-cell table:formula="of:=ROUND((1-(COS((0.01*[.C38]*PI())/2) ))*7)" office:value-type="float" office:value="1" calcext:value-type="float">
            <text:p>1</text:p>
          </table:table-cell>
          <table:table-cell table:formula="of:=ROUND(SIN( (0.01*[.C38]*PI() )/2 ) * 30)" office:value-type="float" office:value="16" calcext:value-type="float">
            <text:p>16</text:p>
          </table:table-cell>
          <table:table-cell table:formula="of:=ROUND(SIN((0.01*[.C38]*PI())/2)*43)" office:value-type="float" office:value="24" calcext:value-type="float">
            <text:p>24</text:p>
          </table:table-cell>
          <table:table-cell table:formula="of:=ROUND((1-(COS((0.01*[.C38]*PI())/2) ))*5)" office:value-type="float" office:value="1" calcext:value-type="float">
            <text:p>1</text:p>
          </table:table-cell>
          <table:table-cell table:formula="of:=ROUND((1-(COS((0.01*[.C38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ROUND(((0.01*[.C39])*(0.01*[.C39])*(0.01*[.C39]))*4500000)" office:value-type="float" office:value="246924" calcext:value-type="float">
            <text:p>246924</text:p>
          </table:table-cell>
          <table:table-cell table:formula="of:=ROUND((1-(COS((0.01*[.C39]*PI())/2) ))*6800 +100)" office:value-type="float" office:value="1276" calcext:value-type="float">
            <text:p>1276</text:p>
          </table:table-cell>
          <table:table-cell table:formula="of:=ROUND(SIN((0.01*[.C39]*PI())/2)*7400)" office:value-type="float" office:value="4159" calcext:value-type="float">
            <text:p>4159</text:p>
          </table:table-cell>
          <table:table-cell table:formula="of:=ROUND((1-(COS((0.01*[.C39]*PI())/2) ))*7)" office:value-type="float" office:value="1" calcext:value-type="float">
            <text:p>1</text:p>
          </table:table-cell>
          <table:table-cell table:formula="of:=ROUND(SIN( (0.01*[.C39]*PI() )/2 ) * 30)" office:value-type="float" office:value="17" calcext:value-type="float">
            <text:p>17</text:p>
          </table:table-cell>
          <table:table-cell table:formula="of:=ROUND(SIN((0.01*[.C39]*PI())/2)*43)" office:value-type="float" office:value="24" calcext:value-type="float">
            <text:p>24</text:p>
          </table:table-cell>
          <table:table-cell table:formula="of:=ROUND((1-(COS((0.01*[.C39]*PI())/2) ))*5)" office:value-type="float" office:value="1" calcext:value-type="float">
            <text:p>1</text:p>
          </table:table-cell>
          <table:table-cell table:formula="of:=ROUND((1-(COS((0.01*[.C39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ROUND(((0.01*[.C40])*(0.01*[.C40])*(0.01*[.C40]))*4500000)" office:value-type="float" office:value="266936" calcext:value-type="float">
            <text:p>266936</text:p>
          </table:table-cell>
          <table:table-cell table:formula="of:=ROUND((1-(COS((0.01*[.C40]*PI())/2) ))*6800 +100)" office:value-type="float" office:value="1337" calcext:value-type="float">
            <text:p>1337</text:p>
          </table:table-cell>
          <table:table-cell table:formula="of:=ROUND(SIN((0.01*[.C40]*PI())/2)*7400)" office:value-type="float" office:value="4255" calcext:value-type="float">
            <text:p>4255</text:p>
          </table:table-cell>
          <table:table-cell table:formula="of:=ROUND((1-(COS((0.01*[.C40]*PI())/2) ))*7)" office:value-type="float" office:value="1" calcext:value-type="float">
            <text:p>1</text:p>
          </table:table-cell>
          <table:table-cell table:formula="of:=ROUND(SIN( (0.01*[.C40]*PI() )/2 ) * 30)" office:value-type="float" office:value="17" calcext:value-type="float">
            <text:p>17</text:p>
          </table:table-cell>
          <table:table-cell table:formula="of:=ROUND(SIN((0.01*[.C40]*PI())/2)*43)" office:value-type="float" office:value="25" calcext:value-type="float">
            <text:p>25</text:p>
          </table:table-cell>
          <table:table-cell table:formula="of:=ROUND((1-(COS((0.01*[.C40]*PI())/2) ))*5)" office:value-type="float" office:value="1" calcext:value-type="float">
            <text:p>1</text:p>
          </table:table-cell>
          <table:table-cell table:formula="of:=ROUND((1-(COS((0.01*[.C40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ROUND(((0.01*[.C41])*(0.01*[.C41])*(0.01*[.C41]))*4500000)" office:value-type="float" office:value="288000" calcext:value-type="float">
            <text:p>288000</text:p>
          </table:table-cell>
          <table:table-cell table:formula="of:=ROUND((1-(COS((0.01*[.C41]*PI())/2) ))*6800 +100)" office:value-type="float" office:value="1399" calcext:value-type="float">
            <text:p>1399</text:p>
          </table:table-cell>
          <table:table-cell table:formula="of:=ROUND(SIN((0.01*[.C41]*PI())/2)*7400)" office:value-type="float" office:value="4350" calcext:value-type="float">
            <text:p>4350</text:p>
          </table:table-cell>
          <table:table-cell table:formula="of:=ROUND((1-(COS((0.01*[.C41]*PI())/2) ))*7)" office:value-type="float" office:value="1" calcext:value-type="float">
            <text:p>1</text:p>
          </table:table-cell>
          <table:table-cell table:formula="of:=ROUND(SIN( (0.01*[.C41]*PI() )/2 ) * 30)" office:value-type="float" office:value="18" calcext:value-type="float">
            <text:p>18</text:p>
          </table:table-cell>
          <table:table-cell table:formula="of:=ROUND(SIN((0.01*[.C41]*PI())/2)*43)" office:value-type="float" office:value="25" calcext:value-type="float">
            <text:p>25</text:p>
          </table:table-cell>
          <table:table-cell table:formula="of:=ROUND((1-(COS((0.01*[.C41]*PI())/2) ))*5)" office:value-type="float" office:value="1" calcext:value-type="float">
            <text:p>1</text:p>
          </table:table-cell>
          <table:table-cell table:formula="of:=ROUND((1-(COS((0.01*[.C41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ROUND(((0.01*[.C42])*(0.01*[.C42])*(0.01*[.C42]))*4500000)" office:value-type="float" office:value="310145" calcext:value-type="float">
            <text:p>310145</text:p>
          </table:table-cell>
          <table:table-cell table:formula="of:=ROUND((1-(COS((0.01*[.C42]*PI())/2) ))*6800 +100)" office:value-type="float" office:value="1462" calcext:value-type="float">
            <text:p>1462</text:p>
          </table:table-cell>
          <table:table-cell table:formula="of:=ROUND(SIN((0.01*[.C42]*PI())/2)*7400)" office:value-type="float" office:value="4443" calcext:value-type="float">
            <text:p>4443</text:p>
          </table:table-cell>
          <table:table-cell table:formula="of:=ROUND((1-(COS((0.01*[.C42]*PI())/2) ))*7)" office:value-type="float" office:value="1" calcext:value-type="float">
            <text:p>1</text:p>
          </table:table-cell>
          <table:table-cell table:formula="of:=ROUND(SIN( (0.01*[.C42]*PI() )/2 ) * 30)" office:value-type="float" office:value="18" calcext:value-type="float">
            <text:p>18</text:p>
          </table:table-cell>
          <table:table-cell table:formula="of:=ROUND(SIN((0.01*[.C42]*PI())/2)*43)" office:value-type="float" office:value="26" calcext:value-type="float">
            <text:p>26</text:p>
          </table:table-cell>
          <table:table-cell table:formula="of:=ROUND((1-(COS((0.01*[.C42]*PI())/2) ))*5)" office:value-type="float" office:value="1" calcext:value-type="float">
            <text:p>1</text:p>
          </table:table-cell>
          <table:table-cell table:formula="of:=ROUND((1-(COS((0.01*[.C42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ROUND(((0.01*[.C43])*(0.01*[.C43])*(0.01*[.C43]))*4500000)" office:value-type="float" office:value="333396" calcext:value-type="float">
            <text:p>333396</text:p>
          </table:table-cell>
          <table:table-cell table:formula="of:=ROUND((1-(COS((0.01*[.C43]*PI())/2) ))*6800 +100)" office:value-type="float" office:value="1527" calcext:value-type="float">
            <text:p>1527</text:p>
          </table:table-cell>
          <table:table-cell table:formula="of:=ROUND(SIN((0.01*[.C43]*PI())/2)*7400)" office:value-type="float" office:value="4536" calcext:value-type="float">
            <text:p>4536</text:p>
          </table:table-cell>
          <table:table-cell table:formula="of:=ROUND((1-(COS((0.01*[.C43]*PI())/2) ))*7)" office:value-type="float" office:value="1" calcext:value-type="float">
            <text:p>1</text:p>
          </table:table-cell>
          <table:table-cell table:formula="of:=ROUND(SIN( (0.01*[.C43]*PI() )/2 ) * 30)" office:value-type="float" office:value="18" calcext:value-type="float">
            <text:p>18</text:p>
          </table:table-cell>
          <table:table-cell table:formula="of:=ROUND(SIN((0.01*[.C43]*PI())/2)*43)" office:value-type="float" office:value="26" calcext:value-type="float">
            <text:p>26</text:p>
          </table:table-cell>
          <table:table-cell table:formula="of:=ROUND((1-(COS((0.01*[.C43]*PI())/2) ))*5)" office:value-type="float" office:value="1" calcext:value-type="float">
            <text:p>1</text:p>
          </table:table-cell>
          <table:table-cell table:formula="of:=ROUND((1-(COS((0.01*[.C43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ROUND(((0.01*[.C44])*(0.01*[.C44])*(0.01*[.C44]))*4500000)" office:value-type="float" office:value="357782" calcext:value-type="float">
            <text:p>357782</text:p>
          </table:table-cell>
          <table:table-cell table:formula="of:=ROUND((1-(COS((0.01*[.C44]*PI())/2) ))*6800 +100)" office:value-type="float" office:value="1593" calcext:value-type="float">
            <text:p>1593</text:p>
          </table:table-cell>
          <table:table-cell table:formula="of:=ROUND(SIN((0.01*[.C44]*PI())/2)*7400)" office:value-type="float" office:value="4627" calcext:value-type="float">
            <text:p>4627</text:p>
          </table:table-cell>
          <table:table-cell table:formula="of:=ROUND((1-(COS((0.01*[.C44]*PI())/2) ))*7)" office:value-type="float" office:value="2" calcext:value-type="float">
            <text:p>2</text:p>
          </table:table-cell>
          <table:table-cell table:formula="of:=ROUND(SIN( (0.01*[.C44]*PI() )/2 ) * 30)" office:value-type="float" office:value="19" calcext:value-type="float">
            <text:p>19</text:p>
          </table:table-cell>
          <table:table-cell table:formula="of:=ROUND(SIN((0.01*[.C44]*PI())/2)*43)" office:value-type="float" office:value="27" calcext:value-type="float">
            <text:p>27</text:p>
          </table:table-cell>
          <table:table-cell table:formula="of:=ROUND((1-(COS((0.01*[.C44]*PI())/2) ))*5)" office:value-type="float" office:value="1" calcext:value-type="float">
            <text:p>1</text:p>
          </table:table-cell>
          <table:table-cell table:formula="of:=ROUND((1-(COS((0.01*[.C44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ROUND(((0.01*[.C45])*(0.01*[.C45])*(0.01*[.C45]))*4500000)" office:value-type="float" office:value="383328" calcext:value-type="float">
            <text:p>383328</text:p>
          </table:table-cell>
          <table:table-cell table:formula="of:=ROUND((1-(COS((0.01*[.C45]*PI())/2) ))*6800 +100)" office:value-type="float" office:value="1661" calcext:value-type="float">
            <text:p>1661</text:p>
          </table:table-cell>
          <table:table-cell table:formula="of:=ROUND(SIN((0.01*[.C45]*PI())/2)*7400)" office:value-type="float" office:value="4717" calcext:value-type="float">
            <text:p>4717</text:p>
          </table:table-cell>
          <table:table-cell table:formula="of:=ROUND((1-(COS((0.01*[.C45]*PI())/2) ))*7)" office:value-type="float" office:value="2" calcext:value-type="float">
            <text:p>2</text:p>
          </table:table-cell>
          <table:table-cell table:formula="of:=ROUND(SIN( (0.01*[.C45]*PI() )/2 ) * 30)" office:value-type="float" office:value="19" calcext:value-type="float">
            <text:p>19</text:p>
          </table:table-cell>
          <table:table-cell table:formula="of:=ROUND(SIN((0.01*[.C45]*PI())/2)*43)" office:value-type="float" office:value="27" calcext:value-type="float">
            <text:p>27</text:p>
          </table:table-cell>
          <table:table-cell table:formula="of:=ROUND((1-(COS((0.01*[.C45]*PI())/2) ))*5)" office:value-type="float" office:value="1" calcext:value-type="float">
            <text:p>1</text:p>
          </table:table-cell>
          <table:table-cell table:formula="of:=ROUND((1-(COS((0.01*[.C45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ROUND(((0.01*[.C46])*(0.01*[.C46])*(0.01*[.C46]))*4500000)" office:value-type="float" office:value="410063" calcext:value-type="float">
            <text:p>410063</text:p>
          </table:table-cell>
          <table:table-cell table:formula="of:=ROUND((1-(COS((0.01*[.C46]*PI())/2) ))*6800 +100)" office:value-type="float" office:value="1729" calcext:value-type="float">
            <text:p>1729</text:p>
          </table:table-cell>
          <table:table-cell table:formula="of:=ROUND(SIN((0.01*[.C46]*PI())/2)*7400)" office:value-type="float" office:value="4806" calcext:value-type="float">
            <text:p>4806</text:p>
          </table:table-cell>
          <table:table-cell table:formula="of:=ROUND((1-(COS((0.01*[.C46]*PI())/2) ))*7)" office:value-type="float" office:value="2" calcext:value-type="float">
            <text:p>2</text:p>
          </table:table-cell>
          <table:table-cell table:formula="of:=ROUND(SIN( (0.01*[.C46]*PI() )/2 ) * 30)" office:value-type="float" office:value="19" calcext:value-type="float">
            <text:p>19</text:p>
          </table:table-cell>
          <table:table-cell table:formula="of:=ROUND(SIN((0.01*[.C46]*PI())/2)*43)" office:value-type="float" office:value="28" calcext:value-type="float">
            <text:p>28</text:p>
          </table:table-cell>
          <table:table-cell table:formula="of:=ROUND((1-(COS((0.01*[.C46]*PI())/2) ))*5)" office:value-type="float" office:value="1" calcext:value-type="float">
            <text:p>1</text:p>
          </table:table-cell>
          <table:table-cell table:formula="of:=ROUND((1-(COS((0.01*[.C46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ROUND(((0.01*[.C47])*(0.01*[.C47])*(0.01*[.C47]))*4500000)" office:value-type="float" office:value="438012" calcext:value-type="float">
            <text:p>438012</text:p>
          </table:table-cell>
          <table:table-cell table:formula="of:=ROUND((1-(COS((0.01*[.C47]*PI())/2) ))*6800 +100)" office:value-type="float" office:value="1799" calcext:value-type="float">
            <text:p>1799</text:p>
          </table:table-cell>
          <table:table-cell table:formula="of:=ROUND(SIN((0.01*[.C47]*PI())/2)*7400)" office:value-type="float" office:value="4894" calcext:value-type="float">
            <text:p>4894</text:p>
          </table:table-cell>
          <table:table-cell table:formula="of:=ROUND((1-(COS((0.01*[.C47]*PI())/2) ))*7)" office:value-type="float" office:value="2" calcext:value-type="float">
            <text:p>2</text:p>
          </table:table-cell>
          <table:table-cell table:formula="of:=ROUND(SIN( (0.01*[.C47]*PI() )/2 ) * 30)" office:value-type="float" office:value="20" calcext:value-type="float">
            <text:p>20</text:p>
          </table:table-cell>
          <table:table-cell table:formula="of:=ROUND(SIN((0.01*[.C47]*PI())/2)*43)" office:value-type="float" office:value="28" calcext:value-type="float">
            <text:p>28</text:p>
          </table:table-cell>
          <table:table-cell table:formula="of:=ROUND((1-(COS((0.01*[.C47]*PI())/2) ))*5)" office:value-type="float" office:value="1" calcext:value-type="float">
            <text:p>1</text:p>
          </table:table-cell>
          <table:table-cell table:formula="of:=ROUND((1-(COS((0.01*[.C47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ROUND(((0.01*[.C48])*(0.01*[.C48])*(0.01*[.C48]))*4500000)" office:value-type="float" office:value="467204" calcext:value-type="float">
            <text:p>467204</text:p>
          </table:table-cell>
          <table:table-cell table:formula="of:=ROUND((1-(COS((0.01*[.C48]*PI())/2) ))*6800 +100)" office:value-type="float" office:value="1871" calcext:value-type="float">
            <text:p>1871</text:p>
          </table:table-cell>
          <table:table-cell table:formula="of:=ROUND(SIN((0.01*[.C48]*PI())/2)*7400)" office:value-type="float" office:value="4980" calcext:value-type="float">
            <text:p>4980</text:p>
          </table:table-cell>
          <table:table-cell table:formula="of:=ROUND((1-(COS((0.01*[.C48]*PI())/2) ))*7)" office:value-type="float" office:value="2" calcext:value-type="float">
            <text:p>2</text:p>
          </table:table-cell>
          <table:table-cell table:formula="of:=ROUND(SIN( (0.01*[.C48]*PI() )/2 ) * 30)" office:value-type="float" office:value="20" calcext:value-type="float">
            <text:p>20</text:p>
          </table:table-cell>
          <table:table-cell table:formula="of:=ROUND(SIN((0.01*[.C48]*PI())/2)*43)" office:value-type="float" office:value="29" calcext:value-type="float">
            <text:p>29</text:p>
          </table:table-cell>
          <table:table-cell table:formula="of:=ROUND((1-(COS((0.01*[.C48]*PI())/2) ))*5)" office:value-type="float" office:value="1" calcext:value-type="float">
            <text:p>1</text:p>
          </table:table-cell>
          <table:table-cell table:formula="of:=ROUND((1-(COS((0.01*[.C48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ROUND(((0.01*[.C49])*(0.01*[.C49])*(0.01*[.C49]))*4500000)" office:value-type="float" office:value="497664" calcext:value-type="float">
            <text:p>497664</text:p>
          </table:table-cell>
          <table:table-cell table:formula="of:=ROUND((1-(COS((0.01*[.C49]*PI())/2) ))*6800 +100)" office:value-type="float" office:value="1943" calcext:value-type="float">
            <text:p>1943</text:p>
          </table:table-cell>
          <table:table-cell table:formula="of:=ROUND(SIN((0.01*[.C49]*PI())/2)*7400)" office:value-type="float" office:value="5066" calcext:value-type="float">
            <text:p>5066</text:p>
          </table:table-cell>
          <table:table-cell table:formula="of:=ROUND((1-(COS((0.01*[.C49]*PI())/2) ))*7)" office:value-type="float" office:value="2" calcext:value-type="float">
            <text:p>2</text:p>
          </table:table-cell>
          <table:table-cell table:formula="of:=ROUND(SIN( (0.01*[.C49]*PI() )/2 ) * 30)" office:value-type="float" office:value="21" calcext:value-type="float">
            <text:p>21</text:p>
          </table:table-cell>
          <table:table-cell table:formula="of:=ROUND(SIN((0.01*[.C49]*PI())/2)*43)" office:value-type="float" office:value="29" calcext:value-type="float">
            <text:p>29</text:p>
          </table:table-cell>
          <table:table-cell table:formula="of:=ROUND((1-(COS((0.01*[.C49]*PI())/2) ))*5)" office:value-type="float" office:value="1" calcext:value-type="float">
            <text:p>1</text:p>
          </table:table-cell>
          <table:table-cell table:formula="of:=ROUND((1-(COS((0.01*[.C49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ROUND(((0.01*[.C50])*(0.01*[.C50])*(0.01*[.C50]))*4500000)" office:value-type="float" office:value="529421" calcext:value-type="float">
            <text:p>529421</text:p>
          </table:table-cell>
          <table:table-cell table:formula="of:=ROUND((1-(COS((0.01*[.C50]*PI())/2) ))*6800 +100)" office:value-type="float" office:value="2017" calcext:value-type="float">
            <text:p>2017</text:p>
          </table:table-cell>
          <table:table-cell table:formula="of:=ROUND(SIN((0.01*[.C50]*PI())/2)*7400)" office:value-type="float" office:value="5150" calcext:value-type="float">
            <text:p>5150</text:p>
          </table:table-cell>
          <table:table-cell table:formula="of:=ROUND((1-(COS((0.01*[.C50]*PI())/2) ))*7)" office:value-type="float" office:value="2" calcext:value-type="float">
            <text:p>2</text:p>
          </table:table-cell>
          <table:table-cell table:formula="of:=ROUND(SIN( (0.01*[.C50]*PI() )/2 ) * 30)" office:value-type="float" office:value="21" calcext:value-type="float">
            <text:p>21</text:p>
          </table:table-cell>
          <table:table-cell table:formula="of:=ROUND(SIN((0.01*[.C50]*PI())/2)*43)" office:value-type="float" office:value="30" calcext:value-type="float">
            <text:p>30</text:p>
          </table:table-cell>
          <table:table-cell table:formula="of:=ROUND((1-(COS((0.01*[.C50]*PI())/2) ))*5)" office:value-type="float" office:value="1" calcext:value-type="float">
            <text:p>1</text:p>
          </table:table-cell>
          <table:table-cell table:formula="of:=ROUND((1-(COS((0.01*[.C50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ROUND(((0.01*[.C51])*(0.01*[.C51])*(0.01*[.C51]))*4500000)" office:value-type="float" office:value="562500" calcext:value-type="float">
            <text:p>562500</text:p>
          </table:table-cell>
          <table:table-cell table:formula="of:=ROUND((1-(COS((0.01*[.C51]*PI())/2) ))*6800 +100)" office:value-type="float" office:value="2092" calcext:value-type="float">
            <text:p>2092</text:p>
          </table:table-cell>
          <table:table-cell table:formula="of:=ROUND(SIN((0.01*[.C51]*PI())/2)*7400)" office:value-type="float" office:value="5233" calcext:value-type="float">
            <text:p>5233</text:p>
          </table:table-cell>
          <table:table-cell table:formula="of:=ROUND((1-(COS((0.01*[.C51]*PI())/2) ))*7)" office:value-type="float" office:value="2" calcext:value-type="float">
            <text:p>2</text:p>
          </table:table-cell>
          <table:table-cell table:formula="of:=ROUND(SIN( (0.01*[.C51]*PI() )/2 ) * 30)" office:value-type="float" office:value="21" calcext:value-type="float">
            <text:p>21</text:p>
          </table:table-cell>
          <table:table-cell table:formula="of:=ROUND(SIN((0.01*[.C51]*PI())/2)*43)" office:value-type="float" office:value="30" calcext:value-type="float">
            <text:p>30</text:p>
          </table:table-cell>
          <table:table-cell table:formula="of:=ROUND((1-(COS((0.01*[.C51]*PI())/2) ))*5)" office:value-type="float" office:value="1" calcext:value-type="float">
            <text:p>1</text:p>
          </table:table-cell>
          <table:table-cell table:formula="of:=ROUND((1-(COS((0.01*[.C51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ROUND(((0.01*[.C52])*(0.01*[.C52])*(0.01*[.C52]))*4500000)" office:value-type="float" office:value="596930" calcext:value-type="float">
            <text:p>596930</text:p>
          </table:table-cell>
          <table:table-cell table:formula="of:=ROUND((1-(COS((0.01*[.C52]*PI())/2) ))*6800 +100)" office:value-type="float" office:value="2168" calcext:value-type="float">
            <text:p>2168</text:p>
          </table:table-cell>
          <table:table-cell table:formula="of:=ROUND(SIN((0.01*[.C52]*PI())/2)*7400)" office:value-type="float" office:value="5314" calcext:value-type="float">
            <text:p>5314</text:p>
          </table:table-cell>
          <table:table-cell table:formula="of:=ROUND((1-(COS((0.01*[.C52]*PI())/2) ))*7)" office:value-type="float" office:value="2" calcext:value-type="float">
            <text:p>2</text:p>
          </table:table-cell>
          <table:table-cell table:formula="of:=ROUND(SIN( (0.01*[.C52]*PI() )/2 ) * 30)" office:value-type="float" office:value="22" calcext:value-type="float">
            <text:p>22</text:p>
          </table:table-cell>
          <table:table-cell table:formula="of:=ROUND(SIN((0.01*[.C52]*PI())/2)*43)" office:value-type="float" office:value="31" calcext:value-type="float">
            <text:p>31</text:p>
          </table:table-cell>
          <table:table-cell table:formula="of:=ROUND((1-(COS((0.01*[.C52]*PI())/2) ))*5)" office:value-type="float" office:value="2" calcext:value-type="float">
            <text:p>2</text:p>
          </table:table-cell>
          <table:table-cell table:formula="of:=ROUND((1-(COS((0.01*[.C52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ROUND(((0.01*[.C53])*(0.01*[.C53])*(0.01*[.C53]))*4500000)" office:value-type="float" office:value="632736" calcext:value-type="float">
            <text:p>632736</text:p>
          </table:table-cell>
          <table:table-cell table:formula="of:=ROUND((1-(COS((0.01*[.C53]*PI())/2) ))*6800 +100)" office:value-type="float" office:value="2245" calcext:value-type="float">
            <text:p>2245</text:p>
          </table:table-cell>
          <table:table-cell table:formula="of:=ROUND(SIN((0.01*[.C53]*PI())/2)*7400)" office:value-type="float" office:value="5394" calcext:value-type="float">
            <text:p>5394</text:p>
          </table:table-cell>
          <table:table-cell table:formula="of:=ROUND((1-(COS((0.01*[.C53]*PI())/2) ))*7)" office:value-type="float" office:value="2" calcext:value-type="float">
            <text:p>2</text:p>
          </table:table-cell>
          <table:table-cell table:formula="of:=ROUND(SIN( (0.01*[.C53]*PI() )/2 ) * 30)" office:value-type="float" office:value="22" calcext:value-type="float">
            <text:p>22</text:p>
          </table:table-cell>
          <table:table-cell table:formula="of:=ROUND(SIN((0.01*[.C53]*PI())/2)*43)" office:value-type="float" office:value="31" calcext:value-type="float">
            <text:p>31</text:p>
          </table:table-cell>
          <table:table-cell table:formula="of:=ROUND((1-(COS((0.01*[.C53]*PI())/2) ))*5)" office:value-type="float" office:value="2" calcext:value-type="float">
            <text:p>2</text:p>
          </table:table-cell>
          <table:table-cell table:formula="of:=ROUND((1-(COS((0.01*[.C53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ROUND(((0.01*[.C54])*(0.01*[.C54])*(0.01*[.C54]))*4500000)" office:value-type="float" office:value="669947" calcext:value-type="float">
            <text:p>669947</text:p>
          </table:table-cell>
          <table:table-cell table:formula="of:=ROUND((1-(COS((0.01*[.C54]*PI())/2) ))*6800 +100)" office:value-type="float" office:value="2324" calcext:value-type="float">
            <text:p>2324</text:p>
          </table:table-cell>
          <table:table-cell table:formula="of:=ROUND(SIN((0.01*[.C54]*PI())/2)*7400)" office:value-type="float" office:value="5473" calcext:value-type="float">
            <text:p>5473</text:p>
          </table:table-cell>
          <table:table-cell table:formula="of:=ROUND((1-(COS((0.01*[.C54]*PI())/2) ))*7)" office:value-type="float" office:value="2" calcext:value-type="float">
            <text:p>2</text:p>
          </table:table-cell>
          <table:table-cell table:formula="of:=ROUND(SIN( (0.01*[.C54]*PI() )/2 ) * 30)" office:value-type="float" office:value="22" calcext:value-type="float">
            <text:p>22</text:p>
          </table:table-cell>
          <table:table-cell table:formula="of:=ROUND(SIN((0.01*[.C54]*PI())/2)*43)" office:value-type="float" office:value="32" calcext:value-type="float">
            <text:p>32</text:p>
          </table:table-cell>
          <table:table-cell table:formula="of:=ROUND((1-(COS((0.01*[.C54]*PI())/2) ))*5)" office:value-type="float" office:value="2" calcext:value-type="float">
            <text:p>2</text:p>
          </table:table-cell>
          <table:table-cell table:formula="of:=ROUND((1-(COS((0.01*[.C54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ROUND(((0.01*[.C55])*(0.01*[.C55])*(0.01*[.C55]))*4500000)" office:value-type="float" office:value="708588" calcext:value-type="float">
            <text:p>708588</text:p>
          </table:table-cell>
          <table:table-cell table:formula="of:=ROUND((1-(COS((0.01*[.C55]*PI())/2) ))*6800 +100)" office:value-type="float" office:value="2403" calcext:value-type="float">
            <text:p>2403</text:p>
          </table:table-cell>
          <table:table-cell table:formula="of:=ROUND(SIN((0.01*[.C55]*PI())/2)*7400)" office:value-type="float" office:value="5551" calcext:value-type="float">
            <text:p>5551</text:p>
          </table:table-cell>
          <table:table-cell table:formula="of:=ROUND((1-(COS((0.01*[.C55]*PI())/2) ))*7)" office:value-type="float" office:value="2" calcext:value-type="float">
            <text:p>2</text:p>
          </table:table-cell>
          <table:table-cell table:formula="of:=ROUND(SIN( (0.01*[.C55]*PI() )/2 ) * 30)" office:value-type="float" office:value="23" calcext:value-type="float">
            <text:p>23</text:p>
          </table:table-cell>
          <table:table-cell table:formula="of:=ROUND(SIN((0.01*[.C55]*PI())/2)*43)" office:value-type="float" office:value="32" calcext:value-type="float">
            <text:p>32</text:p>
          </table:table-cell>
          <table:table-cell table:formula="of:=ROUND((1-(COS((0.01*[.C55]*PI())/2) ))*5)" office:value-type="float" office:value="2" calcext:value-type="float">
            <text:p>2</text:p>
          </table:table-cell>
          <table:table-cell table:formula="of:=ROUND((1-(COS((0.01*[.C55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ROUND(((0.01*[.C56])*(0.01*[.C56])*(0.01*[.C56]))*4500000)" office:value-type="float" office:value="748688" calcext:value-type="float">
            <text:p>748688</text:p>
          </table:table-cell>
          <table:table-cell table:formula="of:=ROUND((1-(COS((0.01*[.C56]*PI())/2) ))*6800 +100)" office:value-type="float" office:value="2484" calcext:value-type="float">
            <text:p>2484</text:p>
          </table:table-cell>
          <table:table-cell table:formula="of:=ROUND(SIN((0.01*[.C56]*PI())/2)*7400)" office:value-type="float" office:value="5627" calcext:value-type="float">
            <text:p>5627</text:p>
          </table:table-cell>
          <table:table-cell table:formula="of:=ROUND((1-(COS((0.01*[.C56]*PI())/2) ))*7)" office:value-type="float" office:value="2" calcext:value-type="float">
            <text:p>2</text:p>
          </table:table-cell>
          <table:table-cell table:formula="of:=ROUND(SIN( (0.01*[.C56]*PI() )/2 ) * 30)" office:value-type="float" office:value="23" calcext:value-type="float">
            <text:p>23</text:p>
          </table:table-cell>
          <table:table-cell table:formula="of:=ROUND(SIN((0.01*[.C56]*PI())/2)*43)" office:value-type="float" office:value="33" calcext:value-type="float">
            <text:p>33</text:p>
          </table:table-cell>
          <table:table-cell table:formula="of:=ROUND((1-(COS((0.01*[.C56]*PI())/2) ))*5)" office:value-type="float" office:value="2" calcext:value-type="float">
            <text:p>2</text:p>
          </table:table-cell>
          <table:table-cell table:formula="of:=ROUND((1-(COS((0.01*[.C56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ROUND(((0.01*[.C57])*(0.01*[.C57])*(0.01*[.C57]))*4500000)" office:value-type="float" office:value="790272" calcext:value-type="float">
            <text:p>790272</text:p>
          </table:table-cell>
          <table:table-cell table:formula="of:=ROUND((1-(COS((0.01*[.C57]*PI())/2) ))*6800 +100)" office:value-type="float" office:value="2566" calcext:value-type="float">
            <text:p>2566</text:p>
          </table:table-cell>
          <table:table-cell table:formula="of:=ROUND(SIN((0.01*[.C57]*PI())/2)*7400)" office:value-type="float" office:value="5702" calcext:value-type="float">
            <text:p>5702</text:p>
          </table:table-cell>
          <table:table-cell table:formula="of:=ROUND((1-(COS((0.01*[.C57]*PI())/2) ))*7)" office:value-type="float" office:value="3" calcext:value-type="float">
            <text:p>3</text:p>
          </table:table-cell>
          <table:table-cell table:formula="of:=ROUND(SIN( (0.01*[.C57]*PI() )/2 ) * 30)" office:value-type="float" office:value="23" calcext:value-type="float">
            <text:p>23</text:p>
          </table:table-cell>
          <table:table-cell table:formula="of:=ROUND(SIN((0.01*[.C57]*PI())/2)*43)" office:value-type="float" office:value="33" calcext:value-type="float">
            <text:p>33</text:p>
          </table:table-cell>
          <table:table-cell table:formula="of:=ROUND((1-(COS((0.01*[.C57]*PI())/2) ))*5)" office:value-type="float" office:value="2" calcext:value-type="float">
            <text:p>2</text:p>
          </table:table-cell>
          <table:table-cell table:formula="of:=ROUND((1-(COS((0.01*[.C57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ROUND(((0.01*[.C58])*(0.01*[.C58])*(0.01*[.C58]))*4500000)" office:value-type="float" office:value="833369" calcext:value-type="float">
            <text:p>833369</text:p>
          </table:table-cell>
          <table:table-cell table:formula="of:=ROUND((1-(COS((0.01*[.C58]*PI())/2) ))*6800 +100)" office:value-type="float" office:value="2648" calcext:value-type="float">
            <text:p>2648</text:p>
          </table:table-cell>
          <table:table-cell table:formula="of:=ROUND(SIN((0.01*[.C58]*PI())/2)*7400)" office:value-type="float" office:value="5775" calcext:value-type="float">
            <text:p>5775</text:p>
          </table:table-cell>
          <table:table-cell table:formula="of:=ROUND((1-(COS((0.01*[.C58]*PI())/2) ))*7)" office:value-type="float" office:value="3" calcext:value-type="float">
            <text:p>3</text:p>
          </table:table-cell>
          <table:table-cell table:formula="of:=ROUND(SIN( (0.01*[.C58]*PI() )/2 ) * 30)" office:value-type="float" office:value="23" calcext:value-type="float">
            <text:p>23</text:p>
          </table:table-cell>
          <table:table-cell table:formula="of:=ROUND(SIN((0.01*[.C58]*PI())/2)*43)" office:value-type="float" office:value="34" calcext:value-type="float">
            <text:p>34</text:p>
          </table:table-cell>
          <table:table-cell table:formula="of:=ROUND((1-(COS((0.01*[.C58]*PI())/2) ))*5)" office:value-type="float" office:value="2" calcext:value-type="float">
            <text:p>2</text:p>
          </table:table-cell>
          <table:table-cell table:formula="of:=ROUND((1-(COS((0.01*[.C58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ROUND(((0.01*[.C59])*(0.01*[.C59])*(0.01*[.C59]))*4500000)" office:value-type="float" office:value="878004" calcext:value-type="float">
            <text:p>878004</text:p>
          </table:table-cell>
          <table:table-cell table:formula="of:=ROUND((1-(COS((0.01*[.C59]*PI())/2) ))*6800 +100)" office:value-type="float" office:value="2732" calcext:value-type="float">
            <text:p>2732</text:p>
          </table:table-cell>
          <table:table-cell table:formula="of:=ROUND(SIN((0.01*[.C59]*PI())/2)*7400)" office:value-type="float" office:value="5847" calcext:value-type="float">
            <text:p>5847</text:p>
          </table:table-cell>
          <table:table-cell table:formula="of:=ROUND((1-(COS((0.01*[.C59]*PI())/2) ))*7)" office:value-type="float" office:value="3" calcext:value-type="float">
            <text:p>3</text:p>
          </table:table-cell>
          <table:table-cell table:formula="of:=ROUND(SIN( (0.01*[.C59]*PI() )/2 ) * 30)" office:value-type="float" office:value="24" calcext:value-type="float">
            <text:p>24</text:p>
          </table:table-cell>
          <table:table-cell table:formula="of:=ROUND(SIN((0.01*[.C59]*PI())/2)*43)" office:value-type="float" office:value="34" calcext:value-type="float">
            <text:p>34</text:p>
          </table:table-cell>
          <table:table-cell table:formula="of:=ROUND((1-(COS((0.01*[.C59]*PI())/2) ))*5)" office:value-type="float" office:value="2" calcext:value-type="float">
            <text:p>2</text:p>
          </table:table-cell>
          <table:table-cell table:formula="of:=ROUND((1-(COS((0.01*[.C59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ROUND(((0.01*[.C60])*(0.01*[.C60])*(0.01*[.C60]))*4500000)" office:value-type="float" office:value="924205" calcext:value-type="float">
            <text:p>924205</text:p>
          </table:table-cell>
          <table:table-cell table:formula="of:=ROUND((1-(COS((0.01*[.C60]*PI())/2) ))*6800 +100)" office:value-type="float" office:value="2817" calcext:value-type="float">
            <text:p>2817</text:p>
          </table:table-cell>
          <table:table-cell table:formula="of:=ROUND(SIN((0.01*[.C60]*PI())/2)*7400)" office:value-type="float" office:value="5918" calcext:value-type="float">
            <text:p>5918</text:p>
          </table:table-cell>
          <table:table-cell table:formula="of:=ROUND((1-(COS((0.01*[.C60]*PI())/2) ))*7)" office:value-type="float" office:value="3" calcext:value-type="float">
            <text:p>3</text:p>
          </table:table-cell>
          <table:table-cell table:formula="of:=ROUND(SIN( (0.01*[.C60]*PI() )/2 ) * 30)" office:value-type="float" office:value="24" calcext:value-type="float">
            <text:p>24</text:p>
          </table:table-cell>
          <table:table-cell table:formula="of:=ROUND(SIN((0.01*[.C60]*PI())/2)*43)" office:value-type="float" office:value="34" calcext:value-type="float">
            <text:p>34</text:p>
          </table:table-cell>
          <table:table-cell table:formula="of:=ROUND((1-(COS((0.01*[.C60]*PI())/2) ))*5)" office:value-type="float" office:value="2" calcext:value-type="float">
            <text:p>2</text:p>
          </table:table-cell>
          <table:table-cell table:formula="of:=ROUND((1-(COS((0.01*[.C60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ROUND(((0.01*[.C61])*(0.01*[.C61])*(0.01*[.C61]))*4500000)" office:value-type="float" office:value="972000" calcext:value-type="float">
            <text:p>972000</text:p>
          </table:table-cell>
          <table:table-cell table:formula="of:=ROUND((1-(COS((0.01*[.C61]*PI())/2) ))*6800 +100)" office:value-type="float" office:value="2903" calcext:value-type="float">
            <text:p>2903</text:p>
          </table:table-cell>
          <table:table-cell table:formula="of:=ROUND(SIN((0.01*[.C61]*PI())/2)*7400)" office:value-type="float" office:value="5987" calcext:value-type="float">
            <text:p>5987</text:p>
          </table:table-cell>
          <table:table-cell table:formula="of:=ROUND((1-(COS((0.01*[.C61]*PI())/2) ))*7)" office:value-type="float" office:value="3" calcext:value-type="float">
            <text:p>3</text:p>
          </table:table-cell>
          <table:table-cell table:formula="of:=ROUND(SIN( (0.01*[.C61]*PI() )/2 ) * 30)" office:value-type="float" office:value="24" calcext:value-type="float">
            <text:p>24</text:p>
          </table:table-cell>
          <table:table-cell table:formula="of:=ROUND(SIN((0.01*[.C61]*PI())/2)*43)" office:value-type="float" office:value="35" calcext:value-type="float">
            <text:p>35</text:p>
          </table:table-cell>
          <table:table-cell table:formula="of:=ROUND((1-(COS((0.01*[.C61]*PI())/2) ))*5)" office:value-type="float" office:value="2" calcext:value-type="float">
            <text:p>2</text:p>
          </table:table-cell>
          <table:table-cell table:formula="of:=ROUND((1-(COS((0.01*[.C61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ROUND(((0.01*[.C62])*(0.01*[.C62])*(0.01*[.C62]))*4500000)" office:value-type="float" office:value="1021415" calcext:value-type="float">
            <text:p>1021415</text:p>
          </table:table-cell>
          <table:table-cell table:formula="of:=ROUND((1-(COS((0.01*[.C62]*PI())/2) ))*6800 +100)" office:value-type="float" office:value="2990" calcext:value-type="float">
            <text:p>2990</text:p>
          </table:table-cell>
          <table:table-cell table:formula="of:=ROUND(SIN((0.01*[.C62]*PI())/2)*7400)" office:value-type="float" office:value="6054" calcext:value-type="float">
            <text:p>6054</text:p>
          </table:table-cell>
          <table:table-cell table:formula="of:=ROUND((1-(COS((0.01*[.C62]*PI())/2) ))*7)" office:value-type="float" office:value="3" calcext:value-type="float">
            <text:p>3</text:p>
          </table:table-cell>
          <table:table-cell table:formula="of:=ROUND(SIN( (0.01*[.C62]*PI() )/2 ) * 30)" office:value-type="float" office:value="25" calcext:value-type="float">
            <text:p>25</text:p>
          </table:table-cell>
          <table:table-cell table:formula="of:=ROUND(SIN((0.01*[.C62]*PI())/2)*43)" office:value-type="float" office:value="35" calcext:value-type="float">
            <text:p>35</text:p>
          </table:table-cell>
          <table:table-cell table:formula="of:=ROUND((1-(COS((0.01*[.C62]*PI())/2) ))*5)" office:value-type="float" office:value="2" calcext:value-type="float">
            <text:p>2</text:p>
          </table:table-cell>
          <table:table-cell table:formula="of:=ROUND((1-(COS((0.01*[.C62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ROUND(((0.01*[.C63])*(0.01*[.C63])*(0.01*[.C63]))*4500000)" office:value-type="float" office:value="1072476" calcext:value-type="float">
            <text:p>1072476</text:p>
          </table:table-cell>
          <table:table-cell table:formula="of:=ROUND((1-(COS((0.01*[.C63]*PI())/2) ))*6800 +100)" office:value-type="float" office:value="3078" calcext:value-type="float">
            <text:p>3078</text:p>
          </table:table-cell>
          <table:table-cell table:formula="of:=ROUND(SIN((0.01*[.C63]*PI())/2)*7400)" office:value-type="float" office:value="6120" calcext:value-type="float">
            <text:p>6120</text:p>
          </table:table-cell>
          <table:table-cell table:formula="of:=ROUND((1-(COS((0.01*[.C63]*PI())/2) ))*7)" office:value-type="float" office:value="3" calcext:value-type="float">
            <text:p>3</text:p>
          </table:table-cell>
          <table:table-cell table:formula="of:=ROUND(SIN( (0.01*[.C63]*PI() )/2 ) * 30)" office:value-type="float" office:value="25" calcext:value-type="float">
            <text:p>25</text:p>
          </table:table-cell>
          <table:table-cell table:formula="of:=ROUND(SIN((0.01*[.C63]*PI())/2)*43)" office:value-type="float" office:value="36" calcext:value-type="float">
            <text:p>36</text:p>
          </table:table-cell>
          <table:table-cell table:formula="of:=ROUND((1-(COS((0.01*[.C63]*PI())/2) ))*5)" office:value-type="float" office:value="2" calcext:value-type="float">
            <text:p>2</text:p>
          </table:table-cell>
          <table:table-cell table:formula="of:=ROUND((1-(COS((0.01*[.C63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ROUND(((0.01*[.C64])*(0.01*[.C64])*(0.01*[.C64]))*4500000)" office:value-type="float" office:value="1125212" calcext:value-type="float">
            <text:p>1125212</text:p>
          </table:table-cell>
          <table:table-cell table:formula="of:=ROUND((1-(COS((0.01*[.C64]*PI())/2) ))*6800 +100)" office:value-type="float" office:value="3167" calcext:value-type="float">
            <text:p>3167</text:p>
          </table:table-cell>
          <table:table-cell table:formula="of:=ROUND(SIN((0.01*[.C64]*PI())/2)*7400)" office:value-type="float" office:value="6185" calcext:value-type="float">
            <text:p>6185</text:p>
          </table:table-cell>
          <table:table-cell table:formula="of:=ROUND((1-(COS((0.01*[.C64]*PI())/2) ))*7)" office:value-type="float" office:value="3" calcext:value-type="float">
            <text:p>3</text:p>
          </table:table-cell>
          <table:table-cell table:formula="of:=ROUND(SIN( (0.01*[.C64]*PI() )/2 ) * 30)" office:value-type="float" office:value="25" calcext:value-type="float">
            <text:p>25</text:p>
          </table:table-cell>
          <table:table-cell table:formula="of:=ROUND(SIN((0.01*[.C64]*PI())/2)*43)" office:value-type="float" office:value="36" calcext:value-type="float">
            <text:p>36</text:p>
          </table:table-cell>
          <table:table-cell table:formula="of:=ROUND((1-(COS((0.01*[.C64]*PI())/2) ))*5)" office:value-type="float" office:value="2" calcext:value-type="float">
            <text:p>2</text:p>
          </table:table-cell>
          <table:table-cell table:formula="of:=ROUND((1-(COS((0.01*[.C64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ROUND(((0.01*[.C65])*(0.01*[.C65])*(0.01*[.C65]))*4500000)" office:value-type="float" office:value="1179648" calcext:value-type="float">
            <text:p>1179648</text:p>
          </table:table-cell>
          <table:table-cell table:formula="of:=ROUND((1-(COS((0.01*[.C65]*PI())/2) ))*6800 +100)" office:value-type="float" office:value="3256" calcext:value-type="float">
            <text:p>3256</text:p>
          </table:table-cell>
          <table:table-cell table:formula="of:=ROUND(SIN((0.01*[.C65]*PI())/2)*7400)" office:value-type="float" office:value="6248" calcext:value-type="float">
            <text:p>6248</text:p>
          </table:table-cell>
          <table:table-cell table:formula="of:=ROUND((1-(COS((0.01*[.C65]*PI())/2) ))*7)" office:value-type="float" office:value="3" calcext:value-type="float">
            <text:p>3</text:p>
          </table:table-cell>
          <table:table-cell table:formula="of:=ROUND(SIN( (0.01*[.C65]*PI() )/2 ) * 30)" office:value-type="float" office:value="25" calcext:value-type="float">
            <text:p>25</text:p>
          </table:table-cell>
          <table:table-cell table:formula="of:=ROUND(SIN((0.01*[.C65]*PI())/2)*43)" office:value-type="float" office:value="36" calcext:value-type="float">
            <text:p>36</text:p>
          </table:table-cell>
          <table:table-cell table:formula="of:=ROUND((1-(COS((0.01*[.C65]*PI())/2) ))*5)" office:value-type="float" office:value="2" calcext:value-type="float">
            <text:p>2</text:p>
          </table:table-cell>
          <table:table-cell table:formula="of:=ROUND((1-(COS((0.01*[.C65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ROUND(((0.01*[.C66])*(0.01*[.C66])*(0.01*[.C66]))*4500000)" office:value-type="float" office:value="1235813" calcext:value-type="float">
            <text:p>1235813</text:p>
          </table:table-cell>
          <table:table-cell table:formula="of:=ROUND((1-(COS((0.01*[.C66]*PI())/2) ))*6800 +100)" office:value-type="float" office:value="3347" calcext:value-type="float">
            <text:p>3347</text:p>
          </table:table-cell>
          <table:table-cell table:formula="of:=ROUND(SIN((0.01*[.C66]*PI())/2)*7400)" office:value-type="float" office:value="6310" calcext:value-type="float">
            <text:p>6310</text:p>
          </table:table-cell>
          <table:table-cell table:formula="of:=ROUND((1-(COS((0.01*[.C66]*PI())/2) ))*7)" office:value-type="float" office:value="3" calcext:value-type="float">
            <text:p>3</text:p>
          </table:table-cell>
          <table:table-cell table:formula="of:=ROUND(SIN( (0.01*[.C66]*PI() )/2 ) * 30)" office:value-type="float" office:value="26" calcext:value-type="float">
            <text:p>26</text:p>
          </table:table-cell>
          <table:table-cell table:formula="of:=ROUND(SIN((0.01*[.C66]*PI())/2)*43)" office:value-type="float" office:value="37" calcext:value-type="float">
            <text:p>37</text:p>
          </table:table-cell>
          <table:table-cell table:formula="of:=ROUND((1-(COS((0.01*[.C66]*PI())/2) ))*5)" office:value-type="float" office:value="2" calcext:value-type="float">
            <text:p>2</text:p>
          </table:table-cell>
          <table:table-cell table:formula="of:=ROUND((1-(COS((0.01*[.C66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ROUND(((0.01*[.C67])*(0.01*[.C67])*(0.01*[.C67]))*4500000)" office:value-type="float" office:value="1293732" calcext:value-type="float">
            <text:p>1293732</text:p>
          </table:table-cell>
          <table:table-cell table:formula="of:=ROUND((1-(COS((0.01*[.C67]*PI())/2) ))*6800 +100)" office:value-type="float" office:value="3439" calcext:value-type="float">
            <text:p>3439</text:p>
          </table:table-cell>
          <table:table-cell table:formula="of:=ROUND(SIN((0.01*[.C67]*PI())/2)*7400)" office:value-type="float" office:value="6369" calcext:value-type="float">
            <text:p>6369</text:p>
          </table:table-cell>
          <table:table-cell table:formula="of:=ROUND((1-(COS((0.01*[.C67]*PI())/2) ))*7)" office:value-type="float" office:value="3" calcext:value-type="float">
            <text:p>3</text:p>
          </table:table-cell>
          <table:table-cell table:formula="of:=ROUND(SIN( (0.01*[.C67]*PI() )/2 ) * 30)" office:value-type="float" office:value="26" calcext:value-type="float">
            <text:p>26</text:p>
          </table:table-cell>
          <table:table-cell table:formula="of:=ROUND(SIN((0.01*[.C67]*PI())/2)*43)" office:value-type="float" office:value="37" calcext:value-type="float">
            <text:p>37</text:p>
          </table:table-cell>
          <table:table-cell table:formula="of:=ROUND((1-(COS((0.01*[.C67]*PI())/2) ))*5)" office:value-type="float" office:value="2" calcext:value-type="float">
            <text:p>2</text:p>
          </table:table-cell>
          <table:table-cell table:formula="of:=ROUND((1-(COS((0.01*[.C67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ROUND(((0.01*[.C68])*(0.01*[.C68])*(0.01*[.C68]))*4500000)" office:value-type="float" office:value="1353434" calcext:value-type="float">
            <text:p>1353434</text:p>
          </table:table-cell>
          <table:table-cell table:formula="of:=ROUND((1-(COS((0.01*[.C68]*PI())/2) ))*6800 +100)" office:value-type="float" office:value="3531" calcext:value-type="float">
            <text:p>3531</text:p>
          </table:table-cell>
          <table:table-cell table:formula="of:=ROUND(SIN((0.01*[.C68]*PI())/2)*7400)" office:value-type="float" office:value="6428" calcext:value-type="float">
            <text:p>6428</text:p>
          </table:table-cell>
          <table:table-cell table:formula="of:=ROUND((1-(COS((0.01*[.C68]*PI())/2) ))*7)" office:value-type="float" office:value="4" calcext:value-type="float">
            <text:p>4</text:p>
          </table:table-cell>
          <table:table-cell table:formula="of:=ROUND(SIN( (0.01*[.C68]*PI() )/2 ) * 30)" office:value-type="float" office:value="26" calcext:value-type="float">
            <text:p>26</text:p>
          </table:table-cell>
          <table:table-cell table:formula="of:=ROUND(SIN((0.01*[.C68]*PI())/2)*43)" office:value-type="float" office:value="37" calcext:value-type="float">
            <text:p>37</text:p>
          </table:table-cell>
          <table:table-cell table:formula="of:=ROUND((1-(COS((0.01*[.C68]*PI())/2) ))*5)" office:value-type="float" office:value="3" calcext:value-type="float">
            <text:p>3</text:p>
          </table:table-cell>
          <table:table-cell table:formula="of:=ROUND((1-(COS((0.01*[.C68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ROUND(((0.01*[.C69])*(0.01*[.C69])*(0.01*[.C69]))*4500000)" office:value-type="float" office:value="1414944" calcext:value-type="float">
            <text:p>1414944</text:p>
          </table:table-cell>
          <table:table-cell table:formula="of:=ROUND((1-(COS((0.01*[.C69]*PI())/2) ))*6800 +100)" office:value-type="float" office:value="3624" calcext:value-type="float">
            <text:p>3624</text:p>
          </table:table-cell>
          <table:table-cell table:formula="of:=ROUND(SIN((0.01*[.C69]*PI())/2)*7400)" office:value-type="float" office:value="6485" calcext:value-type="float">
            <text:p>6485</text:p>
          </table:table-cell>
          <table:table-cell table:formula="of:=ROUND((1-(COS((0.01*[.C69]*PI())/2) ))*7)" office:value-type="float" office:value="4" calcext:value-type="float">
            <text:p>4</text:p>
          </table:table-cell>
          <table:table-cell table:formula="of:=ROUND(SIN( (0.01*[.C69]*PI() )/2 ) * 30)" office:value-type="float" office:value="26" calcext:value-type="float">
            <text:p>26</text:p>
          </table:table-cell>
          <table:table-cell table:formula="of:=ROUND(SIN((0.01*[.C69]*PI())/2)*43)" office:value-type="float" office:value="38" calcext:value-type="float">
            <text:p>38</text:p>
          </table:table-cell>
          <table:table-cell table:formula="of:=ROUND((1-(COS((0.01*[.C69]*PI())/2) ))*5)" office:value-type="float" office:value="3" calcext:value-type="float">
            <text:p>3</text:p>
          </table:table-cell>
          <table:table-cell table:formula="of:=ROUND((1-(COS((0.01*[.C69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ROUND(((0.01*[.C70])*(0.01*[.C70])*(0.01*[.C70]))*4500000)" office:value-type="float" office:value="1478291" calcext:value-type="float">
            <text:p>1478291</text:p>
          </table:table-cell>
          <table:table-cell table:formula="of:=ROUND((1-(COS((0.01*[.C70]*PI())/2) ))*6800 +100)" office:value-type="float" office:value="3718" calcext:value-type="float">
            <text:p>3718</text:p>
          </table:table-cell>
          <table:table-cell table:formula="of:=ROUND(SIN((0.01*[.C70]*PI())/2)*7400)" office:value-type="float" office:value="6540" calcext:value-type="float">
            <text:p>6540</text:p>
          </table:table-cell>
          <table:table-cell table:formula="of:=ROUND((1-(COS((0.01*[.C70]*PI())/2) ))*7)" office:value-type="float" office:value="4" calcext:value-type="float">
            <text:p>4</text:p>
          </table:table-cell>
          <table:table-cell table:formula="of:=ROUND(SIN( (0.01*[.C70]*PI() )/2 ) * 30)" office:value-type="float" office:value="27" calcext:value-type="float">
            <text:p>27</text:p>
          </table:table-cell>
          <table:table-cell table:formula="of:=ROUND(SIN((0.01*[.C70]*PI())/2)*43)" office:value-type="float" office:value="38" calcext:value-type="float">
            <text:p>38</text:p>
          </table:table-cell>
          <table:table-cell table:formula="of:=ROUND((1-(COS((0.01*[.C70]*PI())/2) ))*5)" office:value-type="float" office:value="3" calcext:value-type="float">
            <text:p>3</text:p>
          </table:table-cell>
          <table:table-cell table:formula="of:=ROUND((1-(COS((0.01*[.C70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ROUND(((0.01*[.C71])*(0.01*[.C71])*(0.01*[.C71]))*4500000)" office:value-type="float" office:value="1543500" calcext:value-type="float">
            <text:p>1543500</text:p>
          </table:table-cell>
          <table:table-cell table:formula="of:=ROUND((1-(COS((0.01*[.C71]*PI())/2) ))*6800 +100)" office:value-type="float" office:value="3813" calcext:value-type="float">
            <text:p>3813</text:p>
          </table:table-cell>
          <table:table-cell table:formula="of:=ROUND(SIN((0.01*[.C71]*PI())/2)*7400)" office:value-type="float" office:value="6593" calcext:value-type="float">
            <text:p>6593</text:p>
          </table:table-cell>
          <table:table-cell table:formula="of:=ROUND((1-(COS((0.01*[.C71]*PI())/2) ))*7)" office:value-type="float" office:value="4" calcext:value-type="float">
            <text:p>4</text:p>
          </table:table-cell>
          <table:table-cell table:formula="of:=ROUND(SIN( (0.01*[.C71]*PI() )/2 ) * 30)" office:value-type="float" office:value="27" calcext:value-type="float">
            <text:p>27</text:p>
          </table:table-cell>
          <table:table-cell table:formula="of:=ROUND(SIN((0.01*[.C71]*PI())/2)*43)" office:value-type="float" office:value="38" calcext:value-type="float">
            <text:p>38</text:p>
          </table:table-cell>
          <table:table-cell table:formula="of:=ROUND((1-(COS((0.01*[.C71]*PI())/2) ))*5)" office:value-type="float" office:value="3" calcext:value-type="float">
            <text:p>3</text:p>
          </table:table-cell>
          <table:table-cell table:formula="of:=ROUND((1-(COS((0.01*[.C71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ROUND(((0.01*[.C72])*(0.01*[.C72])*(0.01*[.C72]))*4500000)" office:value-type="float" office:value="1610600" calcext:value-type="float">
            <text:p>1610600</text:p>
          </table:table-cell>
          <table:table-cell table:formula="of:=ROUND((1-(COS((0.01*[.C72]*PI())/2) ))*6800 +100)" office:value-type="float" office:value="3908" calcext:value-type="float">
            <text:p>3908</text:p>
          </table:table-cell>
          <table:table-cell table:formula="of:=ROUND(SIN((0.01*[.C72]*PI())/2)*7400)" office:value-type="float" office:value="6645" calcext:value-type="float">
            <text:p>6645</text:p>
          </table:table-cell>
          <table:table-cell table:formula="of:=ROUND((1-(COS((0.01*[.C72]*PI())/2) ))*7)" office:value-type="float" office:value="4" calcext:value-type="float">
            <text:p>4</text:p>
          </table:table-cell>
          <table:table-cell table:formula="of:=ROUND(SIN( (0.01*[.C72]*PI() )/2 ) * 30)" office:value-type="float" office:value="27" calcext:value-type="float">
            <text:p>27</text:p>
          </table:table-cell>
          <table:table-cell table:formula="of:=ROUND(SIN((0.01*[.C72]*PI())/2)*43)" office:value-type="float" office:value="39" calcext:value-type="float">
            <text:p>39</text:p>
          </table:table-cell>
          <table:table-cell table:formula="of:=ROUND((1-(COS((0.01*[.C72]*PI())/2) ))*5)" office:value-type="float" office:value="3" calcext:value-type="float">
            <text:p>3</text:p>
          </table:table-cell>
          <table:table-cell table:formula="of:=ROUND((1-(COS((0.01*[.C72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ROUND(((0.01*[.C73])*(0.01*[.C73])*(0.01*[.C73]))*4500000)" office:value-type="float" office:value="1679616" calcext:value-type="float">
            <text:p>1679616</text:p>
          </table:table-cell>
          <table:table-cell table:formula="of:=ROUND((1-(COS((0.01*[.C73]*PI())/2) ))*6800 +100)" office:value-type="float" office:value="4005" calcext:value-type="float">
            <text:p>4005</text:p>
          </table:table-cell>
          <table:table-cell table:formula="of:=ROUND(SIN((0.01*[.C73]*PI())/2)*7400)" office:value-type="float" office:value="6696" calcext:value-type="float">
            <text:p>6696</text:p>
          </table:table-cell>
          <table:table-cell table:formula="of:=ROUND((1-(COS((0.01*[.C73]*PI())/2) ))*7)" office:value-type="float" office:value="4" calcext:value-type="float">
            <text:p>4</text:p>
          </table:table-cell>
          <table:table-cell table:formula="of:=ROUND(SIN( (0.01*[.C73]*PI() )/2 ) * 30)" office:value-type="float" office:value="27" calcext:value-type="float">
            <text:p>27</text:p>
          </table:table-cell>
          <table:table-cell table:formula="of:=ROUND(SIN((0.01*[.C73]*PI())/2)*43)" office:value-type="float" office:value="39" calcext:value-type="float">
            <text:p>39</text:p>
          </table:table-cell>
          <table:table-cell table:formula="of:=ROUND((1-(COS((0.01*[.C73]*PI())/2) ))*5)" office:value-type="float" office:value="3" calcext:value-type="float">
            <text:p>3</text:p>
          </table:table-cell>
          <table:table-cell table:formula="of:=ROUND((1-(COS((0.01*[.C73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ROUND(((0.01*[.C74])*(0.01*[.C74])*(0.01*[.C74]))*4500000)" office:value-type="float" office:value="1750576" calcext:value-type="float">
            <text:p>1750576</text:p>
          </table:table-cell>
          <table:table-cell table:formula="of:=ROUND((1-(COS((0.01*[.C74]*PI())/2) ))*6800 +100)" office:value-type="float" office:value="4102" calcext:value-type="float">
            <text:p>4102</text:p>
          </table:table-cell>
          <table:table-cell table:formula="of:=ROUND(SIN((0.01*[.C74]*PI())/2)*7400)" office:value-type="float" office:value="6744" calcext:value-type="float">
            <text:p>6744</text:p>
          </table:table-cell>
          <table:table-cell table:formula="of:=ROUND((1-(COS((0.01*[.C74]*PI())/2) ))*7)" office:value-type="float" office:value="4" calcext:value-type="float">
            <text:p>4</text:p>
          </table:table-cell>
          <table:table-cell table:formula="of:=ROUND(SIN( (0.01*[.C74]*PI() )/2 ) * 30)" office:value-type="float" office:value="27" calcext:value-type="float">
            <text:p>27</text:p>
          </table:table-cell>
          <table:table-cell table:formula="of:=ROUND(SIN((0.01*[.C74]*PI())/2)*43)" office:value-type="float" office:value="39" calcext:value-type="float">
            <text:p>39</text:p>
          </table:table-cell>
          <table:table-cell table:formula="of:=ROUND((1-(COS((0.01*[.C74]*PI())/2) ))*5)" office:value-type="float" office:value="3" calcext:value-type="float">
            <text:p>3</text:p>
          </table:table-cell>
          <table:table-cell table:formula="of:=ROUND((1-(COS((0.01*[.C74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ROUND(((0.01*[.C75])*(0.01*[.C75])*(0.01*[.C75]))*4500000)" office:value-type="float" office:value="1823508" calcext:value-type="float">
            <text:p>1823508</text:p>
          </table:table-cell>
          <table:table-cell table:formula="of:=ROUND((1-(COS((0.01*[.C75]*PI())/2) ))*6800 +100)" office:value-type="float" office:value="4199" calcext:value-type="float">
            <text:p>4199</text:p>
          </table:table-cell>
          <table:table-cell table:formula="of:=ROUND(SIN((0.01*[.C75]*PI())/2)*7400)" office:value-type="float" office:value="6791" calcext:value-type="float">
            <text:p>6791</text:p>
          </table:table-cell>
          <table:table-cell table:formula="of:=ROUND((1-(COS((0.01*[.C75]*PI())/2) ))*7)" office:value-type="float" office:value="4" calcext:value-type="float">
            <text:p>4</text:p>
          </table:table-cell>
          <table:table-cell table:formula="of:=ROUND(SIN( (0.01*[.C75]*PI() )/2 ) * 30)" office:value-type="float" office:value="28" calcext:value-type="float">
            <text:p>28</text:p>
          </table:table-cell>
          <table:table-cell table:formula="of:=ROUND(SIN((0.01*[.C75]*PI())/2)*43)" office:value-type="float" office:value="39" calcext:value-type="float">
            <text:p>39</text:p>
          </table:table-cell>
          <table:table-cell table:formula="of:=ROUND((1-(COS((0.01*[.C75]*PI())/2) ))*5)" office:value-type="float" office:value="3" calcext:value-type="float">
            <text:p>3</text:p>
          </table:table-cell>
          <table:table-cell table:formula="of:=ROUND((1-(COS((0.01*[.C75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ROUND(((0.01*[.C76])*(0.01*[.C76])*(0.01*[.C76]))*4500000)" office:value-type="float" office:value="1898438" calcext:value-type="float">
            <text:p>1898438</text:p>
          </table:table-cell>
          <table:table-cell table:formula="of:=ROUND((1-(COS((0.01*[.C76]*PI())/2) ))*6800 +100)" office:value-type="float" office:value="4298" calcext:value-type="float">
            <text:p>4298</text:p>
          </table:table-cell>
          <table:table-cell table:formula="of:=ROUND(SIN((0.01*[.C76]*PI())/2)*7400)" office:value-type="float" office:value="6837" calcext:value-type="float">
            <text:p>6837</text:p>
          </table:table-cell>
          <table:table-cell table:formula="of:=ROUND((1-(COS((0.01*[.C76]*PI())/2) ))*7)" office:value-type="float" office:value="4" calcext:value-type="float">
            <text:p>4</text:p>
          </table:table-cell>
          <table:table-cell table:formula="of:=ROUND(SIN( (0.01*[.C76]*PI() )/2 ) * 30)" office:value-type="float" office:value="28" calcext:value-type="float">
            <text:p>28</text:p>
          </table:table-cell>
          <table:table-cell table:formula="of:=ROUND(SIN((0.01*[.C76]*PI())/2)*43)" office:value-type="float" office:value="40" calcext:value-type="float">
            <text:p>40</text:p>
          </table:table-cell>
          <table:table-cell table:formula="of:=ROUND((1-(COS((0.01*[.C76]*PI())/2) ))*5)" office:value-type="float" office:value="3" calcext:value-type="float">
            <text:p>3</text:p>
          </table:table-cell>
          <table:table-cell table:formula="of:=ROUND((1-(COS((0.01*[.C76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ROUND(((0.01*[.C77])*(0.01*[.C77])*(0.01*[.C77]))*4500000)" office:value-type="float" office:value="1975392" calcext:value-type="float">
            <text:p>1975392</text:p>
          </table:table-cell>
          <table:table-cell table:formula="of:=ROUND((1-(COS((0.01*[.C77]*PI())/2) ))*6800 +100)" office:value-type="float" office:value="4397" calcext:value-type="float">
            <text:p>4397</text:p>
          </table:table-cell>
          <table:table-cell table:formula="of:=ROUND(SIN((0.01*[.C77]*PI())/2)*7400)" office:value-type="float" office:value="6880" calcext:value-type="float">
            <text:p>6880</text:p>
          </table:table-cell>
          <table:table-cell table:formula="of:=ROUND((1-(COS((0.01*[.C77]*PI())/2) ))*7)" office:value-type="float" office:value="4" calcext:value-type="float">
            <text:p>4</text:p>
          </table:table-cell>
          <table:table-cell table:formula="of:=ROUND(SIN( (0.01*[.C77]*PI() )/2 ) * 30)" office:value-type="float" office:value="28" calcext:value-type="float">
            <text:p>28</text:p>
          </table:table-cell>
          <table:table-cell table:formula="of:=ROUND(SIN((0.01*[.C77]*PI())/2)*43)" office:value-type="float" office:value="40" calcext:value-type="float">
            <text:p>40</text:p>
          </table:table-cell>
          <table:table-cell table:formula="of:=ROUND((1-(COS((0.01*[.C77]*PI())/2) ))*5)" office:value-type="float" office:value="3" calcext:value-type="float">
            <text:p>3</text:p>
          </table:table-cell>
          <table:table-cell table:formula="of:=ROUND((1-(COS((0.01*[.C77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ROUND(((0.01*[.C78])*(0.01*[.C78])*(0.01*[.C78]))*4500000)" office:value-type="float" office:value="2054399" calcext:value-type="float">
            <text:p>2054399</text:p>
          </table:table-cell>
          <table:table-cell table:formula="of:=ROUND((1-(COS((0.01*[.C78]*PI())/2) ))*6800 +100)" office:value-type="float" office:value="4496" calcext:value-type="float">
            <text:p>4496</text:p>
          </table:table-cell>
          <table:table-cell table:formula="of:=ROUND(SIN((0.01*[.C78]*PI())/2)*7400)" office:value-type="float" office:value="6922" calcext:value-type="float">
            <text:p>6922</text:p>
          </table:table-cell>
          <table:table-cell table:formula="of:=ROUND((1-(COS((0.01*[.C78]*PI())/2) ))*7)" office:value-type="float" office:value="5" calcext:value-type="float">
            <text:p>5</text:p>
          </table:table-cell>
          <table:table-cell table:formula="of:=ROUND(SIN( (0.01*[.C78]*PI() )/2 ) * 30)" office:value-type="float" office:value="28" calcext:value-type="float">
            <text:p>28</text:p>
          </table:table-cell>
          <table:table-cell table:formula="of:=ROUND(SIN((0.01*[.C78]*PI())/2)*43)" office:value-type="float" office:value="40" calcext:value-type="float">
            <text:p>40</text:p>
          </table:table-cell>
          <table:table-cell table:formula="of:=ROUND((1-(COS((0.01*[.C78]*PI())/2) ))*5)" office:value-type="float" office:value="3" calcext:value-type="float">
            <text:p>3</text:p>
          </table:table-cell>
          <table:table-cell table:formula="of:=ROUND((1-(COS((0.01*[.C78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ROUND(((0.01*[.C79])*(0.01*[.C79])*(0.01*[.C79]))*4500000)" office:value-type="float" office:value="2135484" calcext:value-type="float">
            <text:p>2135484</text:p>
          </table:table-cell>
          <table:table-cell table:formula="of:=ROUND((1-(COS((0.01*[.C79]*PI())/2) ))*6800 +100)" office:value-type="float" office:value="4597" calcext:value-type="float">
            <text:p>4597</text:p>
          </table:table-cell>
          <table:table-cell table:formula="of:=ROUND(SIN((0.01*[.C79]*PI())/2)*7400)" office:value-type="float" office:value="6963" calcext:value-type="float">
            <text:p>6963</text:p>
          </table:table-cell>
          <table:table-cell table:formula="of:=ROUND((1-(COS((0.01*[.C79]*PI())/2) ))*7)" office:value-type="float" office:value="5" calcext:value-type="float">
            <text:p>5</text:p>
          </table:table-cell>
          <table:table-cell table:formula="of:=ROUND(SIN( (0.01*[.C79]*PI() )/2 ) * 30)" office:value-type="float" office:value="28" calcext:value-type="float">
            <text:p>28</text:p>
          </table:table-cell>
          <table:table-cell table:formula="of:=ROUND(SIN((0.01*[.C79]*PI())/2)*43)" office:value-type="float" office:value="40" calcext:value-type="float">
            <text:p>40</text:p>
          </table:table-cell>
          <table:table-cell table:formula="of:=ROUND((1-(COS((0.01*[.C79]*PI())/2) ))*5)" office:value-type="float" office:value="3" calcext:value-type="float">
            <text:p>3</text:p>
          </table:table-cell>
          <table:table-cell table:formula="of:=ROUND((1-(COS((0.01*[.C79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ROUND(((0.01*[.C80])*(0.01*[.C80])*(0.01*[.C80]))*4500000)" office:value-type="float" office:value="2218676" calcext:value-type="float">
            <text:p>2218676</text:p>
          </table:table-cell>
          <table:table-cell table:formula="of:=ROUND((1-(COS((0.01*[.C80]*PI())/2) ))*6800 +100)" office:value-type="float" office:value="4697" calcext:value-type="float">
            <text:p>4697</text:p>
          </table:table-cell>
          <table:table-cell table:formula="of:=ROUND(SIN((0.01*[.C80]*PI())/2)*7400)" office:value-type="float" office:value="7001" calcext:value-type="float">
            <text:p>7001</text:p>
          </table:table-cell>
          <table:table-cell table:formula="of:=ROUND((1-(COS((0.01*[.C80]*PI())/2) ))*7)" office:value-type="float" office:value="5" calcext:value-type="float">
            <text:p>5</text:p>
          </table:table-cell>
          <table:table-cell table:formula="of:=ROUND(SIN( (0.01*[.C80]*PI() )/2 ) * 30)" office:value-type="float" office:value="28" calcext:value-type="float">
            <text:p>28</text:p>
          </table:table-cell>
          <table:table-cell table:formula="of:=ROUND(SIN((0.01*[.C80]*PI())/2)*43)" office:value-type="float" office:value="41" calcext:value-type="float">
            <text:p>41</text:p>
          </table:table-cell>
          <table:table-cell table:formula="of:=ROUND((1-(COS((0.01*[.C80]*PI())/2) ))*5)" office:value-type="float" office:value="3" calcext:value-type="float">
            <text:p>3</text:p>
          </table:table-cell>
          <table:table-cell table:formula="of:=ROUND((1-(COS((0.01*[.C80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ROUND(((0.01*[.C81])*(0.01*[.C81])*(0.01*[.C81]))*4500000)" office:value-type="float" office:value="2304000" calcext:value-type="float">
            <text:p>2304000</text:p>
          </table:table-cell>
          <table:table-cell table:formula="of:=ROUND((1-(COS((0.01*[.C81]*PI())/2) ))*6800 +100)" office:value-type="float" office:value="4799" calcext:value-type="float">
            <text:p>4799</text:p>
          </table:table-cell>
          <table:table-cell table:formula="of:=ROUND(SIN((0.01*[.C81]*PI())/2)*7400)" office:value-type="float" office:value="7038" calcext:value-type="float">
            <text:p>7038</text:p>
          </table:table-cell>
          <table:table-cell table:formula="of:=ROUND((1-(COS((0.01*[.C81]*PI())/2) ))*7)" office:value-type="float" office:value="5" calcext:value-type="float">
            <text:p>5</text:p>
          </table:table-cell>
          <table:table-cell table:formula="of:=ROUND(SIN( (0.01*[.C81]*PI() )/2 ) * 30)" office:value-type="float" office:value="29" calcext:value-type="float">
            <text:p>29</text:p>
          </table:table-cell>
          <table:table-cell table:formula="of:=ROUND(SIN((0.01*[.C81]*PI())/2)*43)" office:value-type="float" office:value="41" calcext:value-type="float">
            <text:p>41</text:p>
          </table:table-cell>
          <table:table-cell table:formula="of:=ROUND((1-(COS((0.01*[.C81]*PI())/2) ))*5)" office:value-type="float" office:value="3" calcext:value-type="float">
            <text:p>3</text:p>
          </table:table-cell>
          <table:table-cell table:formula="of:=ROUND((1-(COS((0.01*[.C81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ROUND(((0.01*[.C82])*(0.01*[.C82])*(0.01*[.C82]))*4500000)" office:value-type="float" office:value="2391485" calcext:value-type="float">
            <text:p>2391485</text:p>
          </table:table-cell>
          <table:table-cell table:formula="of:=ROUND((1-(COS((0.01*[.C82]*PI())/2) ))*6800 +100)" office:value-type="float" office:value="4901" calcext:value-type="float">
            <text:p>4901</text:p>
          </table:table-cell>
          <table:table-cell table:formula="of:=ROUND(SIN((0.01*[.C82]*PI())/2)*7400)" office:value-type="float" office:value="7073" calcext:value-type="float">
            <text:p>7073</text:p>
          </table:table-cell>
          <table:table-cell table:formula="of:=ROUND((1-(COS((0.01*[.C82]*PI())/2) ))*7)" office:value-type="float" office:value="5" calcext:value-type="float">
            <text:p>5</text:p>
          </table:table-cell>
          <table:table-cell table:formula="of:=ROUND(SIN( (0.01*[.C82]*PI() )/2 ) * 30)" office:value-type="float" office:value="29" calcext:value-type="float">
            <text:p>29</text:p>
          </table:table-cell>
          <table:table-cell table:formula="of:=ROUND(SIN((0.01*[.C82]*PI())/2)*43)" office:value-type="float" office:value="41" calcext:value-type="float">
            <text:p>41</text:p>
          </table:table-cell>
          <table:table-cell table:formula="of:=ROUND((1-(COS((0.01*[.C82]*PI())/2) ))*5)" office:value-type="float" office:value="4" calcext:value-type="float">
            <text:p>4</text:p>
          </table:table-cell>
          <table:table-cell table:formula="of:=ROUND((1-(COS((0.01*[.C82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ROUND(((0.01*[.C83])*(0.01*[.C83])*(0.01*[.C83]))*4500000)" office:value-type="float" office:value="2481156" calcext:value-type="float">
            <text:p>2481156</text:p>
          </table:table-cell>
          <table:table-cell table:formula="of:=ROUND((1-(COS((0.01*[.C83]*PI())/2) ))*6800 +100)" office:value-type="float" office:value="5003" calcext:value-type="float">
            <text:p>5003</text:p>
          </table:table-cell>
          <table:table-cell table:formula="of:=ROUND(SIN((0.01*[.C83]*PI())/2)*7400)" office:value-type="float" office:value="7106" calcext:value-type="float">
            <text:p>7106</text:p>
          </table:table-cell>
          <table:table-cell table:formula="of:=ROUND((1-(COS((0.01*[.C83]*PI())/2) ))*7)" office:value-type="float" office:value="5" calcext:value-type="float">
            <text:p>5</text:p>
          </table:table-cell>
          <table:table-cell table:formula="of:=ROUND(SIN( (0.01*[.C83]*PI() )/2 ) * 30)" office:value-type="float" office:value="29" calcext:value-type="float">
            <text:p>29</text:p>
          </table:table-cell>
          <table:table-cell table:formula="of:=ROUND(SIN((0.01*[.C83]*PI())/2)*43)" office:value-type="float" office:value="41" calcext:value-type="float">
            <text:p>41</text:p>
          </table:table-cell>
          <table:table-cell table:formula="of:=ROUND((1-(COS((0.01*[.C83]*PI())/2) ))*5)" office:value-type="float" office:value="4" calcext:value-type="float">
            <text:p>4</text:p>
          </table:table-cell>
          <table:table-cell table:formula="of:=ROUND((1-(COS((0.01*[.C83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ROUND(((0.01*[.C84])*(0.01*[.C84])*(0.01*[.C84]))*4500000)" office:value-type="float" office:value="2573042" calcext:value-type="float">
            <text:p>2573042</text:p>
          </table:table-cell>
          <table:table-cell table:formula="of:=ROUND((1-(COS((0.01*[.C84]*PI())/2) ))*6800 +100)" office:value-type="float" office:value="5106" calcext:value-type="float">
            <text:p>5106</text:p>
          </table:table-cell>
          <table:table-cell table:formula="of:=ROUND(SIN((0.01*[.C84]*PI())/2)*7400)" office:value-type="float" office:value="7138" calcext:value-type="float">
            <text:p>7138</text:p>
          </table:table-cell>
          <table:table-cell table:formula="of:=ROUND((1-(COS((0.01*[.C84]*PI())/2) ))*7)" office:value-type="float" office:value="5" calcext:value-type="float">
            <text:p>5</text:p>
          </table:table-cell>
          <table:table-cell table:formula="of:=ROUND(SIN( (0.01*[.C84]*PI() )/2 ) * 30)" office:value-type="float" office:value="29" calcext:value-type="float">
            <text:p>29</text:p>
          </table:table-cell>
          <table:table-cell table:formula="of:=ROUND(SIN((0.01*[.C84]*PI())/2)*43)" office:value-type="float" office:value="41" calcext:value-type="float">
            <text:p>41</text:p>
          </table:table-cell>
          <table:table-cell table:formula="of:=ROUND((1-(COS((0.01*[.C84]*PI())/2) ))*5)" office:value-type="float" office:value="4" calcext:value-type="float">
            <text:p>4</text:p>
          </table:table-cell>
          <table:table-cell table:formula="of:=ROUND((1-(COS((0.01*[.C84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ROUND(((0.01*[.C85])*(0.01*[.C85])*(0.01*[.C85]))*4500000)" office:value-type="float" office:value="2667168" calcext:value-type="float">
            <text:p>2667168</text:p>
          </table:table-cell>
          <table:table-cell table:formula="of:=ROUND((1-(COS((0.01*[.C85]*PI())/2) ))*6800 +100)" office:value-type="float" office:value="5209" calcext:value-type="float">
            <text:p>5209</text:p>
          </table:table-cell>
          <table:table-cell table:formula="of:=ROUND(SIN((0.01*[.C85]*PI())/2)*7400)" office:value-type="float" office:value="7168" calcext:value-type="float">
            <text:p>7168</text:p>
          </table:table-cell>
          <table:table-cell table:formula="of:=ROUND((1-(COS((0.01*[.C85]*PI())/2) ))*7)" office:value-type="float" office:value="5" calcext:value-type="float">
            <text:p>5</text:p>
          </table:table-cell>
          <table:table-cell table:formula="of:=ROUND(SIN( (0.01*[.C85]*PI() )/2 ) * 30)" office:value-type="float" office:value="29" calcext:value-type="float">
            <text:p>29</text:p>
          </table:table-cell>
          <table:table-cell table:formula="of:=ROUND(SIN((0.01*[.C85]*PI())/2)*43)" office:value-type="float" office:value="42" calcext:value-type="float">
            <text:p>42</text:p>
          </table:table-cell>
          <table:table-cell table:formula="of:=ROUND((1-(COS((0.01*[.C85]*PI())/2) ))*5)" office:value-type="float" office:value="4" calcext:value-type="float">
            <text:p>4</text:p>
          </table:table-cell>
          <table:table-cell table:formula="of:=ROUND((1-(COS((0.01*[.C85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ROUND(((0.01*[.C86])*(0.01*[.C86])*(0.01*[.C86]))*4500000)" office:value-type="float" office:value="2763562" calcext:value-type="float">
            <text:p>2763562</text:p>
          </table:table-cell>
          <table:table-cell table:formula="of:=ROUND((1-(COS((0.01*[.C86]*PI())/2) ))*6800 +100)" office:value-type="float" office:value="5313" calcext:value-type="float">
            <text:p>5313</text:p>
          </table:table-cell>
          <table:table-cell table:formula="of:=ROUND(SIN((0.01*[.C86]*PI())/2)*7400)" office:value-type="float" office:value="7196" calcext:value-type="float">
            <text:p>7196</text:p>
          </table:table-cell>
          <table:table-cell table:formula="of:=ROUND((1-(COS((0.01*[.C86]*PI())/2) ))*7)" office:value-type="float" office:value="5" calcext:value-type="float">
            <text:p>5</text:p>
          </table:table-cell>
          <table:table-cell table:formula="of:=ROUND(SIN( (0.01*[.C86]*PI() )/2 ) * 30)" office:value-type="float" office:value="29" calcext:value-type="float">
            <text:p>29</text:p>
          </table:table-cell>
          <table:table-cell table:formula="of:=ROUND(SIN((0.01*[.C86]*PI())/2)*43)" office:value-type="float" office:value="42" calcext:value-type="float">
            <text:p>42</text:p>
          </table:table-cell>
          <table:table-cell table:formula="of:=ROUND((1-(COS((0.01*[.C86]*PI())/2) ))*5)" office:value-type="float" office:value="4" calcext:value-type="float">
            <text:p>4</text:p>
          </table:table-cell>
          <table:table-cell table:formula="of:=ROUND((1-(COS((0.01*[.C86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ROUND(((0.01*[.C87])*(0.01*[.C87])*(0.01*[.C87]))*4500000)" office:value-type="float" office:value="2862252" calcext:value-type="float">
            <text:p>2862252</text:p>
          </table:table-cell>
          <table:table-cell table:formula="of:=ROUND((1-(COS((0.01*[.C87]*PI())/2) ))*6800 +100)" office:value-type="float" office:value="5417" calcext:value-type="float">
            <text:p>5417</text:p>
          </table:table-cell>
          <table:table-cell table:formula="of:=ROUND(SIN((0.01*[.C87]*PI())/2)*7400)" office:value-type="float" office:value="7222" calcext:value-type="float">
            <text:p>7222</text:p>
          </table:table-cell>
          <table:table-cell table:formula="of:=ROUND((1-(COS((0.01*[.C87]*PI())/2) ))*7)" office:value-type="float" office:value="5" calcext:value-type="float">
            <text:p>5</text:p>
          </table:table-cell>
          <table:table-cell table:formula="of:=ROUND(SIN( (0.01*[.C87]*PI() )/2 ) * 30)" office:value-type="float" office:value="29" calcext:value-type="float">
            <text:p>29</text:p>
          </table:table-cell>
          <table:table-cell table:formula="of:=ROUND(SIN((0.01*[.C87]*PI())/2)*43)" office:value-type="float" office:value="42" calcext:value-type="float">
            <text:p>42</text:p>
          </table:table-cell>
          <table:table-cell table:formula="of:=ROUND((1-(COS((0.01*[.C87]*PI())/2) ))*5)" office:value-type="float" office:value="4" calcext:value-type="float">
            <text:p>4</text:p>
          </table:table-cell>
          <table:table-cell table:formula="of:=ROUND((1-(COS((0.01*[.C87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ROUND(((0.01*[.C88])*(0.01*[.C88])*(0.01*[.C88]))*4500000)" office:value-type="float" office:value="2963264" calcext:value-type="float">
            <text:p>2963264</text:p>
          </table:table-cell>
          <table:table-cell table:formula="of:=ROUND((1-(COS((0.01*[.C88]*PI())/2) ))*6800 +100)" office:value-type="float" office:value="5521" calcext:value-type="float">
            <text:p>5521</text:p>
          </table:table-cell>
          <table:table-cell table:formula="of:=ROUND(SIN((0.01*[.C88]*PI())/2)*7400)" office:value-type="float" office:value="7246" calcext:value-type="float">
            <text:p>7246</text:p>
          </table:table-cell>
          <table:table-cell table:formula="of:=ROUND((1-(COS((0.01*[.C88]*PI())/2) ))*7)" office:value-type="float" office:value="6" calcext:value-type="float">
            <text:p>6</text:p>
          </table:table-cell>
          <table:table-cell table:formula="of:=ROUND(SIN( (0.01*[.C88]*PI() )/2 ) * 30)" office:value-type="float" office:value="29" calcext:value-type="float">
            <text:p>29</text:p>
          </table:table-cell>
          <table:table-cell table:formula="of:=ROUND(SIN((0.01*[.C88]*PI())/2)*43)" office:value-type="float" office:value="42" calcext:value-type="float">
            <text:p>42</text:p>
          </table:table-cell>
          <table:table-cell table:formula="of:=ROUND((1-(COS((0.01*[.C88]*PI())/2) ))*5)" office:value-type="float" office:value="4" calcext:value-type="float">
            <text:p>4</text:p>
          </table:table-cell>
          <table:table-cell table:formula="of:=ROUND((1-(COS((0.01*[.C88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ROUND(((0.01*[.C89])*(0.01*[.C89])*(0.01*[.C89]))*4500000)" office:value-type="float" office:value="3066624" calcext:value-type="float">
            <text:p>3066624</text:p>
          </table:table-cell>
          <table:table-cell table:formula="of:=ROUND((1-(COS((0.01*[.C89]*PI())/2) ))*6800 +100)" office:value-type="float" office:value="5626" calcext:value-type="float">
            <text:p>5626</text:p>
          </table:table-cell>
          <table:table-cell table:formula="of:=ROUND(SIN((0.01*[.C89]*PI())/2)*7400)" office:value-type="float" office:value="7269" calcext:value-type="float">
            <text:p>7269</text:p>
          </table:table-cell>
          <table:table-cell table:formula="of:=ROUND((1-(COS((0.01*[.C89]*PI())/2) ))*7)" office:value-type="float" office:value="6" calcext:value-type="float">
            <text:p>6</text:p>
          </table:table-cell>
          <table:table-cell table:formula="of:=ROUND(SIN( (0.01*[.C89]*PI() )/2 ) * 30)" office:value-type="float" office:value="29" calcext:value-type="float">
            <text:p>29</text:p>
          </table:table-cell>
          <table:table-cell table:formula="of:=ROUND(SIN((0.01*[.C89]*PI())/2)*43)" office:value-type="float" office:value="42" calcext:value-type="float">
            <text:p>42</text:p>
          </table:table-cell>
          <table:table-cell table:formula="of:=ROUND((1-(COS((0.01*[.C89]*PI())/2) ))*5)" office:value-type="float" office:value="4" calcext:value-type="float">
            <text:p>4</text:p>
          </table:table-cell>
          <table:table-cell table:formula="of:=ROUND((1-(COS((0.01*[.C89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ROUND(((0.01*[.C90])*(0.01*[.C90])*(0.01*[.C90]))*4500000)" office:value-type="float" office:value="3172361" calcext:value-type="float">
            <text:p>3172361</text:p>
          </table:table-cell>
          <table:table-cell table:formula="of:=ROUND((1-(COS((0.01*[.C90]*PI())/2) ))*6800 +100)" office:value-type="float" office:value="5731" calcext:value-type="float">
            <text:p>5731</text:p>
          </table:table-cell>
          <table:table-cell table:formula="of:=ROUND(SIN((0.01*[.C90]*PI())/2)*7400)" office:value-type="float" office:value="7290" calcext:value-type="float">
            <text:p>7290</text:p>
          </table:table-cell>
          <table:table-cell table:formula="of:=ROUND((1-(COS((0.01*[.C90]*PI())/2) ))*7)" office:value-type="float" office:value="6" calcext:value-type="float">
            <text:p>6</text:p>
          </table:table-cell>
          <table:table-cell table:formula="of:=ROUND(SIN( (0.01*[.C90]*PI() )/2 ) * 30)" office:value-type="float" office:value="30" calcext:value-type="float">
            <text:p>30</text:p>
          </table:table-cell>
          <table:table-cell table:formula="of:=ROUND(SIN((0.01*[.C90]*PI())/2)*43)" office:value-type="float" office:value="42" calcext:value-type="float">
            <text:p>42</text:p>
          </table:table-cell>
          <table:table-cell table:formula="of:=ROUND((1-(COS((0.01*[.C90]*PI())/2) ))*5)" office:value-type="float" office:value="4" calcext:value-type="float">
            <text:p>4</text:p>
          </table:table-cell>
          <table:table-cell table:formula="of:=ROUND((1-(COS((0.01*[.C90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ROUND(((0.01*[.C91])*(0.01*[.C91])*(0.01*[.C91]))*4500000)" office:value-type="float" office:value="3280500" calcext:value-type="float">
            <text:p>3280500</text:p>
          </table:table-cell>
          <table:table-cell table:formula="of:=ROUND((1-(COS((0.01*[.C91]*PI())/2) ))*6800 +100)" office:value-type="float" office:value="5836" calcext:value-type="float">
            <text:p>5836</text:p>
          </table:table-cell>
          <table:table-cell table:formula="of:=ROUND(SIN((0.01*[.C91]*PI())/2)*7400)" office:value-type="float" office:value="7309" calcext:value-type="float">
            <text:p>7309</text:p>
          </table:table-cell>
          <table:table-cell table:formula="of:=ROUND((1-(COS((0.01*[.C91]*PI())/2) ))*7)" office:value-type="float" office:value="6" calcext:value-type="float">
            <text:p>6</text:p>
          </table:table-cell>
          <table:table-cell table:formula="of:=ROUND(SIN( (0.01*[.C91]*PI() )/2 ) * 30)" office:value-type="float" office:value="30" calcext:value-type="float">
            <text:p>30</text:p>
          </table:table-cell>
          <table:table-cell table:formula="of:=ROUND(SIN((0.01*[.C91]*PI())/2)*43)" office:value-type="float" office:value="42" calcext:value-type="float">
            <text:p>42</text:p>
          </table:table-cell>
          <table:table-cell table:formula="of:=ROUND((1-(COS((0.01*[.C91]*PI())/2) ))*5)" office:value-type="float" office:value="4" calcext:value-type="float">
            <text:p>4</text:p>
          </table:table-cell>
          <table:table-cell table:formula="of:=ROUND((1-(COS((0.01*[.C91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ROUND(((0.01*[.C92])*(0.01*[.C92])*(0.01*[.C92]))*4500000)" office:value-type="float" office:value="3391070" calcext:value-type="float">
            <text:p>3391070</text:p>
          </table:table-cell>
          <table:table-cell table:formula="of:=ROUND((1-(COS((0.01*[.C92]*PI())/2) ))*6800 +100)" office:value-type="float" office:value="5942" calcext:value-type="float">
            <text:p>5942</text:p>
          </table:table-cell>
          <table:table-cell table:formula="of:=ROUND(SIN((0.01*[.C92]*PI())/2)*7400)" office:value-type="float" office:value="7326" calcext:value-type="float">
            <text:p>7326</text:p>
          </table:table-cell>
          <table:table-cell table:formula="of:=ROUND((1-(COS((0.01*[.C92]*PI())/2) ))*7)" office:value-type="float" office:value="6" calcext:value-type="float">
            <text:p>6</text:p>
          </table:table-cell>
          <table:table-cell table:formula="of:=ROUND(SIN( (0.01*[.C92]*PI() )/2 ) * 30)" office:value-type="float" office:value="30" calcext:value-type="float">
            <text:p>30</text:p>
          </table:table-cell>
          <table:table-cell table:formula="of:=ROUND(SIN((0.01*[.C92]*PI())/2)*43)" office:value-type="float" office:value="43" calcext:value-type="float">
            <text:p>43</text:p>
          </table:table-cell>
          <table:table-cell table:formula="of:=ROUND((1-(COS((0.01*[.C92]*PI())/2) ))*5)" office:value-type="float" office:value="4" calcext:value-type="float">
            <text:p>4</text:p>
          </table:table-cell>
          <table:table-cell table:formula="of:=ROUND((1-(COS((0.01*[.C92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ROUND(((0.01*[.C93])*(0.01*[.C93])*(0.01*[.C93]))*4500000)" office:value-type="float" office:value="3504096" calcext:value-type="float">
            <text:p>3504096</text:p>
          </table:table-cell>
          <table:table-cell table:formula="of:=ROUND((1-(COS((0.01*[.C93]*PI())/2) ))*6800 +100)" office:value-type="float" office:value="6048" calcext:value-type="float">
            <text:p>6048</text:p>
          </table:table-cell>
          <table:table-cell table:formula="of:=ROUND(SIN((0.01*[.C93]*PI())/2)*7400)" office:value-type="float" office:value="7342" calcext:value-type="float">
            <text:p>7342</text:p>
          </table:table-cell>
          <table:table-cell table:formula="of:=ROUND((1-(COS((0.01*[.C93]*PI())/2) ))*7)" office:value-type="float" office:value="6" calcext:value-type="float">
            <text:p>6</text:p>
          </table:table-cell>
          <table:table-cell table:formula="of:=ROUND(SIN( (0.01*[.C93]*PI() )/2 ) * 30)" office:value-type="float" office:value="30" calcext:value-type="float">
            <text:p>30</text:p>
          </table:table-cell>
          <table:table-cell table:formula="of:=ROUND(SIN((0.01*[.C93]*PI())/2)*43)" office:value-type="float" office:value="43" calcext:value-type="float">
            <text:p>43</text:p>
          </table:table-cell>
          <table:table-cell table:formula="of:=ROUND((1-(COS((0.01*[.C93]*PI())/2) ))*5)" office:value-type="float" office:value="4" calcext:value-type="float">
            <text:p>4</text:p>
          </table:table-cell>
          <table:table-cell table:formula="of:=ROUND((1-(COS((0.01*[.C93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ROUND(((0.01*[.C94])*(0.01*[.C94])*(0.01*[.C94]))*4500000)" office:value-type="float" office:value="3619607" calcext:value-type="float">
            <text:p>3619607</text:p>
          </table:table-cell>
          <table:table-cell table:formula="of:=ROUND((1-(COS((0.01*[.C94]*PI())/2) ))*6800 +100)" office:value-type="float" office:value="6154" calcext:value-type="float">
            <text:p>6154</text:p>
          </table:table-cell>
          <table:table-cell table:formula="of:=ROUND(SIN((0.01*[.C94]*PI())/2)*7400)" office:value-type="float" office:value="7355" calcext:value-type="float">
            <text:p>7355</text:p>
          </table:table-cell>
          <table:table-cell table:formula="of:=ROUND((1-(COS((0.01*[.C94]*PI())/2) ))*7)" office:value-type="float" office:value="6" calcext:value-type="float">
            <text:p>6</text:p>
          </table:table-cell>
          <table:table-cell table:formula="of:=ROUND(SIN( (0.01*[.C94]*PI() )/2 ) * 30)" office:value-type="float" office:value="30" calcext:value-type="float">
            <text:p>30</text:p>
          </table:table-cell>
          <table:table-cell table:formula="of:=ROUND(SIN((0.01*[.C94]*PI())/2)*43)" office:value-type="float" office:value="43" calcext:value-type="float">
            <text:p>43</text:p>
          </table:table-cell>
          <table:table-cell table:formula="of:=ROUND((1-(COS((0.01*[.C94]*PI())/2) ))*5)" office:value-type="float" office:value="4" calcext:value-type="float">
            <text:p>4</text:p>
          </table:table-cell>
          <table:table-cell table:formula="of:=ROUND((1-(COS((0.01*[.C94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ROUND(((0.01*[.C95])*(0.01*[.C95])*(0.01*[.C95]))*4500000)" office:value-type="float" office:value="3737628" calcext:value-type="float">
            <text:p>3737628</text:p>
          </table:table-cell>
          <table:table-cell table:formula="of:=ROUND((1-(COS((0.01*[.C95]*PI())/2) ))*6800 +100)" office:value-type="float" office:value="6260" calcext:value-type="float">
            <text:p>6260</text:p>
          </table:table-cell>
          <table:table-cell table:formula="of:=ROUND(SIN((0.01*[.C95]*PI())/2)*7400)" office:value-type="float" office:value="7367" calcext:value-type="float">
            <text:p>7367</text:p>
          </table:table-cell>
          <table:table-cell table:formula="of:=ROUND((1-(COS((0.01*[.C95]*PI())/2) ))*7)" office:value-type="float" office:value="6" calcext:value-type="float">
            <text:p>6</text:p>
          </table:table-cell>
          <table:table-cell table:formula="of:=ROUND(SIN( (0.01*[.C95]*PI() )/2 ) * 30)" office:value-type="float" office:value="30" calcext:value-type="float">
            <text:p>30</text:p>
          </table:table-cell>
          <table:table-cell table:formula="of:=ROUND(SIN((0.01*[.C95]*PI())/2)*43)" office:value-type="float" office:value="43" calcext:value-type="float">
            <text:p>43</text:p>
          </table:table-cell>
          <table:table-cell table:formula="of:=ROUND((1-(COS((0.01*[.C95]*PI())/2) ))*5)" office:value-type="float" office:value="5" calcext:value-type="float">
            <text:p>5</text:p>
          </table:table-cell>
          <table:table-cell table:formula="of:=ROUND((1-(COS((0.01*[.C95]*PI())/2) ))*5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ROUND(((0.01*[.C96])*(0.01*[.C96])*(0.01*[.C96]))*4500000)" office:value-type="float" office:value="3858188" calcext:value-type="float">
            <text:p>3858188</text:p>
          </table:table-cell>
          <table:table-cell table:formula="of:=ROUND((1-(COS((0.01*[.C96]*PI())/2) ))*6800 +100)" office:value-type="float" office:value="6366" calcext:value-type="float">
            <text:p>6366</text:p>
          </table:table-cell>
          <table:table-cell table:formula="of:=ROUND(SIN((0.01*[.C96]*PI())/2)*7400)" office:value-type="float" office:value="7377" calcext:value-type="float">
            <text:p>7377</text:p>
          </table:table-cell>
          <table:table-cell table:formula="of:=ROUND((1-(COS((0.01*[.C96]*PI())/2) ))*7)" office:value-type="float" office:value="6" calcext:value-type="float">
            <text:p>6</text:p>
          </table:table-cell>
          <table:table-cell table:formula="of:=ROUND(SIN( (0.01*[.C96]*PI() )/2 ) * 30)" office:value-type="float" office:value="30" calcext:value-type="float">
            <text:p>30</text:p>
          </table:table-cell>
          <table:table-cell table:formula="of:=ROUND(SIN((0.01*[.C96]*PI())/2)*43)" office:value-type="float" office:value="43" calcext:value-type="float">
            <text:p>43</text:p>
          </table:table-cell>
          <table:table-cell table:formula="of:=ROUND((1-(COS((0.01*[.C96]*PI())/2) ))*5)" office:value-type="float" office:value="5" calcext:value-type="float">
            <text:p>5</text:p>
          </table:table-cell>
          <table:table-cell table:formula="of:=ROUND((1-(COS((0.01*[.C96]*PI())/2) ))*5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ROUND(((0.01*[.C97])*(0.01*[.C97])*(0.01*[.C97]))*4500000)" office:value-type="float" office:value="3981312" calcext:value-type="float">
            <text:p>3981312</text:p>
          </table:table-cell>
          <table:table-cell table:formula="of:=ROUND((1-(COS((0.01*[.C97]*PI())/2) ))*6800 +100)" office:value-type="float" office:value="6473" calcext:value-type="float">
            <text:p>6473</text:p>
          </table:table-cell>
          <table:table-cell table:formula="of:=ROUND(SIN((0.01*[.C97]*PI())/2)*7400)" office:value-type="float" office:value="7385" calcext:value-type="float">
            <text:p>7385</text:p>
          </table:table-cell>
          <table:table-cell table:formula="of:=ROUND((1-(COS((0.01*[.C97]*PI())/2) ))*7)" office:value-type="float" office:value="7" calcext:value-type="float">
            <text:p>7</text:p>
          </table:table-cell>
          <table:table-cell table:formula="of:=ROUND(SIN( (0.01*[.C97]*PI() )/2 ) * 30)" office:value-type="float" office:value="30" calcext:value-type="float">
            <text:p>30</text:p>
          </table:table-cell>
          <table:table-cell table:formula="of:=ROUND(SIN((0.01*[.C97]*PI())/2)*43)" office:value-type="float" office:value="43" calcext:value-type="float">
            <text:p>43</text:p>
          </table:table-cell>
          <table:table-cell table:formula="of:=ROUND((1-(COS((0.01*[.C97]*PI())/2) ))*5)" office:value-type="float" office:value="5" calcext:value-type="float">
            <text:p>5</text:p>
          </table:table-cell>
          <table:table-cell table:formula="of:=ROUND((1-(COS((0.01*[.C97]*PI())/2) ))*5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ROUND(((0.01*[.C98])*(0.01*[.C98])*(0.01*[.C98]))*4500000)" office:value-type="float" office:value="4107029" calcext:value-type="float">
            <text:p>4107029</text:p>
          </table:table-cell>
          <table:table-cell table:formula="of:=ROUND((1-(COS((0.01*[.C98]*PI())/2) ))*6800 +100)" office:value-type="float" office:value="6580" calcext:value-type="float">
            <text:p>6580</text:p>
          </table:table-cell>
          <table:table-cell table:formula="of:=ROUND(SIN((0.01*[.C98]*PI())/2)*7400)" office:value-type="float" office:value="7392" calcext:value-type="float">
            <text:p>7392</text:p>
          </table:table-cell>
          <table:table-cell table:formula="of:=ROUND((1-(COS((0.01*[.C98]*PI())/2) ))*7)" office:value-type="float" office:value="7" calcext:value-type="float">
            <text:p>7</text:p>
          </table:table-cell>
          <table:table-cell table:formula="of:=ROUND(SIN( (0.01*[.C98]*PI() )/2 ) * 30)" office:value-type="float" office:value="30" calcext:value-type="float">
            <text:p>30</text:p>
          </table:table-cell>
          <table:table-cell table:formula="of:=ROUND(SIN((0.01*[.C98]*PI())/2)*43)" office:value-type="float" office:value="43" calcext:value-type="float">
            <text:p>43</text:p>
          </table:table-cell>
          <table:table-cell table:formula="of:=ROUND((1-(COS((0.01*[.C98]*PI())/2) ))*5)" office:value-type="float" office:value="5" calcext:value-type="float">
            <text:p>5</text:p>
          </table:table-cell>
          <table:table-cell table:formula="of:=ROUND((1-(COS((0.01*[.C98]*PI())/2) ))*5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ROUND(((0.01*[.C99])*(0.01*[.C99])*(0.01*[.C99]))*4500000)" office:value-type="float" office:value="4235364" calcext:value-type="float">
            <text:p>4235364</text:p>
          </table:table-cell>
          <table:table-cell table:formula="of:=ROUND((1-(COS((0.01*[.C99]*PI())/2) ))*6800 +100)" office:value-type="float" office:value="6686" calcext:value-type="float">
            <text:p>6686</text:p>
          </table:table-cell>
          <table:table-cell table:formula="of:=ROUND(SIN((0.01*[.C99]*PI())/2)*7400)" office:value-type="float" office:value="7396" calcext:value-type="float">
            <text:p>7396</text:p>
          </table:table-cell>
          <table:table-cell table:formula="of:=ROUND((1-(COS((0.01*[.C99]*PI())/2) ))*7)" office:value-type="float" office:value="7" calcext:value-type="float">
            <text:p>7</text:p>
          </table:table-cell>
          <table:table-cell table:formula="of:=ROUND(SIN( (0.01*[.C99]*PI() )/2 ) * 30)" office:value-type="float" office:value="30" calcext:value-type="float">
            <text:p>30</text:p>
          </table:table-cell>
          <table:table-cell table:formula="of:=ROUND(SIN((0.01*[.C99]*PI())/2)*43)" office:value-type="float" office:value="43" calcext:value-type="float">
            <text:p>43</text:p>
          </table:table-cell>
          <table:table-cell table:formula="of:=ROUND((1-(COS((0.01*[.C99]*PI())/2) ))*5)" office:value-type="float" office:value="5" calcext:value-type="float">
            <text:p>5</text:p>
          </table:table-cell>
          <table:table-cell table:formula="of:=ROUND((1-(COS((0.01*[.C99]*PI())/2) ))*5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ROUND(((0.01*[.C100])*(0.01*[.C100])*(0.01*[.C100]))*4500000)" office:value-type="float" office:value="4366346" calcext:value-type="float">
            <text:p>4366346</text:p>
          </table:table-cell>
          <table:table-cell table:formula="of:=ROUND((1-(COS((0.01*[.C100]*PI())/2) ))*6800 +100)" office:value-type="float" office:value="6793" calcext:value-type="float">
            <text:p>6793</text:p>
          </table:table-cell>
          <table:table-cell table:formula="of:=ROUND(SIN((0.01*[.C100]*PI())/2)*7400)" office:value-type="float" office:value="7399" calcext:value-type="float">
            <text:p>7399</text:p>
          </table:table-cell>
          <table:table-cell table:formula="of:=ROUND((1-(COS((0.01*[.C100]*PI())/2) ))*7)" office:value-type="float" office:value="7" calcext:value-type="float">
            <text:p>7</text:p>
          </table:table-cell>
          <table:table-cell table:formula="of:=ROUND(SIN( (0.01*[.C100]*PI() )/2 ) * 30)" office:value-type="float" office:value="30" calcext:value-type="float">
            <text:p>30</text:p>
          </table:table-cell>
          <table:table-cell table:formula="of:=ROUND(SIN((0.01*[.C100]*PI())/2)*43)" office:value-type="float" office:value="43" calcext:value-type="float">
            <text:p>43</text:p>
          </table:table-cell>
          <table:table-cell table:formula="of:=ROUND((1-(COS((0.01*[.C100]*PI())/2) ))*5)" office:value-type="float" office:value="5" calcext:value-type="float">
            <text:p>5</text:p>
          </table:table-cell>
          <table:table-cell table:formula="of:=ROUND((1-(COS((0.01*[.C100]*PI())/2) ))*5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ROUND(((0.01*[.C101])*(0.01*[.C101])*(0.01*[.C101]))*4500000)" office:value-type="float" office:value="4500000" calcext:value-type="float">
            <text:p>4500000</text:p>
          </table:table-cell>
          <table:table-cell table:formula="of:=ROUND((1-(COS((0.01*[.C101]*PI())/2) ))*6800 +100)" office:value-type="float" office:value="6900" calcext:value-type="float">
            <text:p>6900</text:p>
          </table:table-cell>
          <table:table-cell table:formula="of:=ROUND(SIN((0.01*[.C101]*PI())/2)*7400)" office:value-type="float" office:value="7400" calcext:value-type="float">
            <text:p>7400</text:p>
          </table:table-cell>
          <table:table-cell table:formula="of:=ROUND((1-(COS((0.01*[.C101]*PI())/2) ))*7)" office:value-type="float" office:value="7" calcext:value-type="float">
            <text:p>7</text:p>
          </table:table-cell>
          <table:table-cell table:formula="of:=ROUND(SIN( (0.01*[.C101]*PI() )/2 ) * 30)" office:value-type="float" office:value="30" calcext:value-type="float">
            <text:p>30</text:p>
          </table:table-cell>
          <table:table-cell table:formula="of:=ROUND(SIN((0.01*[.C101]*PI())/2)*43)" office:value-type="float" office:value="43" calcext:value-type="float">
            <text:p>43</text:p>
          </table:table-cell>
          <table:table-cell table:formula="of:=ROUND((1-(COS((0.01*[.C101]*PI())/2) ))*5)" office:value-type="float" office:value="5" calcext:value-type="float">
            <text:p>5</text:p>
          </table:table-cell>
          <table:table-cell table:formula="of:=ROUND((1-(COS((0.01*[.C101]*PI())/2) ))*5)" office:value-type="float" office:value="5" calcext:value-type="float">
            <text:p>5</text:p>
          </table:table-cell>
          <table:table-cell table:number-columns-repeated="3"/>
        </table:table-row>
      </table:table>
      <table:table table:name="priest" table:style-name="ta1">
        <table:table-column table:style-name="co1" table:number-columns-repeated="14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lass</text:p>
          </table:table-cell>
          <table:table-cell table:style-name="ce7" office:value-type="string" calcext:value-type="string">
            <text:p>level</text:p>
          </table:table-cell>
          <table:table-cell table:style-name="ce7" office:value-type="string" calcext:value-type="string">
            <text:p>experience</text:p>
          </table:table-cell>
          <table:table-cell table:style-name="ce7" office:value-type="string" calcext:value-type="string">
            <text:p>hp</text:p>
          </table:table-cell>
          <table:table-cell table:style-name="ce7" office:value-type="string" calcext:value-type="string">
            <text:p>mp</text:p>
          </table:table-cell>
          <table:table-cell table:style-name="ce7" office:value-type="string" calcext:value-type="string">
            <text:p>str</text:p>
          </table:table-cell>
          <table:table-cell table:style-name="ce7" office:value-type="string" calcext:value-type="string">
            <text:p>dex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vit</text:p>
          </table:table-cell>
          <table:table-cell table:style-name="ce8" office:value-type="string" calcext:value-type="string">
            <text:p>agi</text:p>
          </table:table-cell>
          <table:table-cell table:style-name="ce9" table:number-columns-repeated="3"/>
        </table:table-row>
        <table:table-row table:style-name="ro1">
          <table:table-cell office:value-type="string" calcext:value-type="string">
            <text:p>priest</text:p>
          </table:table-cell>
          <table:table-cell office:value-type="string" calcext:value-type="string">
            <text:p>Lucy</text:p>
          </table:table-cell>
          <table:table-cell office:value-type="float" office:value="1" calcext:value-type="float">
            <text:p>1</text:p>
          </table:table-cell>
          <table:table-cell table:formula="of:=ROUND(((0.01*[.C2])*(0.01*[.C2])*(0.01*[.C2]))*4500000)" office:value-type="float" office:value="5" calcext:value-type="float">
            <text:p>5</text:p>
          </table:table-cell>
          <table:table-cell table:formula="of:=ROUND((1-(COS((0.01*[.C2]*PI())/2) ))*6800 +100)" office:value-type="float" office:value="101" calcext:value-type="float">
            <text:p>101</text:p>
          </table:table-cell>
          <table:table-cell table:formula="of:=ROUND(SIN((0.01*[.C2]*PI())/2)*7400)" office:value-type="float" office:value="116" calcext:value-type="float">
            <text:p>116</text:p>
          </table:table-cell>
          <table:table-cell table:formula="of:=ROUND((1-(COS((0.01*[.C2]*PI())/2) ))*7)" office:value-type="float" office:value="0" calcext:value-type="float">
            <text:p>0</text:p>
          </table:table-cell>
          <table:table-cell table:formula="of:=ROUND(SIN( (0.01*[.C2]*PI() )/2 ) * 30)" office:value-type="float" office:value="0" calcext:value-type="float">
            <text:p>0</text:p>
          </table:table-cell>
          <table:table-cell table:formula="of:=ROUND(SIN((0.01*[.C2]*PI())/2)*35)" office:value-type="float" office:value="1" calcext:value-type="float">
            <text:p>1</text:p>
          </table:table-cell>
          <table:table-cell table:formula="of:=ROUND((1-(COS((0.01*[.C2]*PI())/2) ))*15)" office:value-type="float" office:value="0" calcext:value-type="float">
            <text:p>0</text:p>
          </table:table-cell>
          <table:table-cell table:formula="of:=ROUND((1-(COS((0.01*[.C2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ROUND(((0.01*[.C3])*(0.01*[.C3])*(0.01*[.C3]))*4500000)" office:value-type="float" office:value="36" calcext:value-type="float">
            <text:p>36</text:p>
          </table:table-cell>
          <table:table-cell table:formula="of:=ROUND((1-(COS((0.01*[.C3]*PI())/2) ))*6800 +100)" office:value-type="float" office:value="103" calcext:value-type="float">
            <text:p>103</text:p>
          </table:table-cell>
          <table:table-cell table:formula="of:=ROUND(SIN((0.01*[.C3]*PI())/2)*7400)" office:value-type="float" office:value="232" calcext:value-type="float">
            <text:p>232</text:p>
          </table:table-cell>
          <table:table-cell table:formula="of:=ROUND((1-(COS((0.01*[.C3]*PI())/2) ))*7)" office:value-type="float" office:value="0" calcext:value-type="float">
            <text:p>0</text:p>
          </table:table-cell>
          <table:table-cell table:formula="of:=ROUND(SIN( (0.01*[.C3]*PI() )/2 ) * 30)" office:value-type="float" office:value="1" calcext:value-type="float">
            <text:p>1</text:p>
          </table:table-cell>
          <table:table-cell table:formula="of:=ROUND(SIN((0.01*[.C3]*PI())/2)*35)" office:value-type="float" office:value="1" calcext:value-type="float">
            <text:p>1</text:p>
          </table:table-cell>
          <table:table-cell table:formula="of:=ROUND((1-(COS((0.01*[.C3]*PI())/2) ))*15)" office:value-type="float" office:value="0" calcext:value-type="float">
            <text:p>0</text:p>
          </table:table-cell>
          <table:table-cell table:formula="of:=ROUND((1-(COS((0.01*[.C3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ROUND(((0.01*[.C4])*(0.01*[.C4])*(0.01*[.C4]))*4500000)" office:value-type="float" office:value="122" calcext:value-type="float">
            <text:p>122</text:p>
          </table:table-cell>
          <table:table-cell table:formula="of:=ROUND((1-(COS((0.01*[.C4]*PI())/2) ))*6800 +100)" office:value-type="float" office:value="108" calcext:value-type="float">
            <text:p>108</text:p>
          </table:table-cell>
          <table:table-cell table:formula="of:=ROUND(SIN((0.01*[.C4]*PI())/2)*7400)" office:value-type="float" office:value="349" calcext:value-type="float">
            <text:p>349</text:p>
          </table:table-cell>
          <table:table-cell table:formula="of:=ROUND((1-(COS((0.01*[.C4]*PI())/2) ))*7)" office:value-type="float" office:value="0" calcext:value-type="float">
            <text:p>0</text:p>
          </table:table-cell>
          <table:table-cell table:formula="of:=ROUND(SIN( (0.01*[.C4]*PI() )/2 ) * 30)" office:value-type="float" office:value="1" calcext:value-type="float">
            <text:p>1</text:p>
          </table:table-cell>
          <table:table-cell table:formula="of:=ROUND(SIN((0.01*[.C4]*PI())/2)*35)" office:value-type="float" office:value="2" calcext:value-type="float">
            <text:p>2</text:p>
          </table:table-cell>
          <table:table-cell table:formula="of:=ROUND((1-(COS((0.01*[.C4]*PI())/2) ))*15)" office:value-type="float" office:value="0" calcext:value-type="float">
            <text:p>0</text:p>
          </table:table-cell>
          <table:table-cell table:formula="of:=ROUND((1-(COS((0.01*[.C4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ROUND(((0.01*[.C5])*(0.01*[.C5])*(0.01*[.C5]))*4500000)" office:value-type="float" office:value="288" calcext:value-type="float">
            <text:p>288</text:p>
          </table:table-cell>
          <table:table-cell table:formula="of:=ROUND((1-(COS((0.01*[.C5]*PI())/2) ))*6800 +100)" office:value-type="float" office:value="113" calcext:value-type="float">
            <text:p>113</text:p>
          </table:table-cell>
          <table:table-cell table:formula="of:=ROUND(SIN((0.01*[.C5]*PI())/2)*7400)" office:value-type="float" office:value="465" calcext:value-type="float">
            <text:p>465</text:p>
          </table:table-cell>
          <table:table-cell table:formula="of:=ROUND((1-(COS((0.01*[.C5]*PI())/2) ))*7)" office:value-type="float" office:value="0" calcext:value-type="float">
            <text:p>0</text:p>
          </table:table-cell>
          <table:table-cell table:formula="of:=ROUND(SIN( (0.01*[.C5]*PI() )/2 ) * 30)" office:value-type="float" office:value="2" calcext:value-type="float">
            <text:p>2</text:p>
          </table:table-cell>
          <table:table-cell table:formula="of:=ROUND(SIN((0.01*[.C5]*PI())/2)*35)" office:value-type="float" office:value="2" calcext:value-type="float">
            <text:p>2</text:p>
          </table:table-cell>
          <table:table-cell table:formula="of:=ROUND((1-(COS((0.01*[.C5]*PI())/2) ))*15)" office:value-type="float" office:value="0" calcext:value-type="float">
            <text:p>0</text:p>
          </table:table-cell>
          <table:table-cell table:formula="of:=ROUND((1-(COS((0.01*[.C5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ROUND(((0.01*[.C6])*(0.01*[.C6])*(0.01*[.C6]))*4500000)" office:value-type="float" office:value="563" calcext:value-type="float">
            <text:p>563</text:p>
          </table:table-cell>
          <table:table-cell table:formula="of:=ROUND((1-(COS((0.01*[.C6]*PI())/2) ))*6800 +100)" office:value-type="float" office:value="121" calcext:value-type="float">
            <text:p>121</text:p>
          </table:table-cell>
          <table:table-cell table:formula="of:=ROUND(SIN((0.01*[.C6]*PI())/2)*7400)" office:value-type="float" office:value="581" calcext:value-type="float">
            <text:p>581</text:p>
          </table:table-cell>
          <table:table-cell table:formula="of:=ROUND((1-(COS((0.01*[.C6]*PI())/2) ))*7)" office:value-type="float" office:value="0" calcext:value-type="float">
            <text:p>0</text:p>
          </table:table-cell>
          <table:table-cell table:formula="of:=ROUND(SIN( (0.01*[.C6]*PI() )/2 ) * 30)" office:value-type="float" office:value="2" calcext:value-type="float">
            <text:p>2</text:p>
          </table:table-cell>
          <table:table-cell table:formula="of:=ROUND(SIN((0.01*[.C6]*PI())/2)*35)" office:value-type="float" office:value="3" calcext:value-type="float">
            <text:p>3</text:p>
          </table:table-cell>
          <table:table-cell table:formula="of:=ROUND((1-(COS((0.01*[.C6]*PI())/2) ))*15)" office:value-type="float" office:value="0" calcext:value-type="float">
            <text:p>0</text:p>
          </table:table-cell>
          <table:table-cell table:formula="of:=ROUND((1-(COS((0.01*[.C6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ROUND(((0.01*[.C7])*(0.01*[.C7])*(0.01*[.C7]))*4500000)" office:value-type="float" office:value="972" calcext:value-type="float">
            <text:p>972</text:p>
          </table:table-cell>
          <table:table-cell table:formula="of:=ROUND((1-(COS((0.01*[.C7]*PI())/2) ))*6800 +100)" office:value-type="float" office:value="130" calcext:value-type="float">
            <text:p>130</text:p>
          </table:table-cell>
          <table:table-cell table:formula="of:=ROUND(SIN((0.01*[.C7]*PI())/2)*7400)" office:value-type="float" office:value="696" calcext:value-type="float">
            <text:p>696</text:p>
          </table:table-cell>
          <table:table-cell table:formula="of:=ROUND((1-(COS((0.01*[.C7]*PI())/2) ))*7)" office:value-type="float" office:value="0" calcext:value-type="float">
            <text:p>0</text:p>
          </table:table-cell>
          <table:table-cell table:formula="of:=ROUND(SIN( (0.01*[.C7]*PI() )/2 ) * 30)" office:value-type="float" office:value="3" calcext:value-type="float">
            <text:p>3</text:p>
          </table:table-cell>
          <table:table-cell table:formula="of:=ROUND(SIN((0.01*[.C7]*PI())/2)*35)" office:value-type="float" office:value="3" calcext:value-type="float">
            <text:p>3</text:p>
          </table:table-cell>
          <table:table-cell table:formula="of:=ROUND((1-(COS((0.01*[.C7]*PI())/2) ))*15)" office:value-type="float" office:value="0" calcext:value-type="float">
            <text:p>0</text:p>
          </table:table-cell>
          <table:table-cell table:formula="of:=ROUND((1-(COS((0.01*[.C7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ROUND(((0.01*[.C8])*(0.01*[.C8])*(0.01*[.C8]))*4500000)" office:value-type="float" office:value="1544" calcext:value-type="float">
            <text:p>1544</text:p>
          </table:table-cell>
          <table:table-cell table:formula="of:=ROUND((1-(COS((0.01*[.C8]*PI())/2) ))*6800 +100)" office:value-type="float" office:value="141" calcext:value-type="float">
            <text:p>141</text:p>
          </table:table-cell>
          <table:table-cell table:formula="of:=ROUND(SIN((0.01*[.C8]*PI())/2)*7400)" office:value-type="float" office:value="812" calcext:value-type="float">
            <text:p>812</text:p>
          </table:table-cell>
          <table:table-cell table:formula="of:=ROUND((1-(COS((0.01*[.C8]*PI())/2) ))*7)" office:value-type="float" office:value="0" calcext:value-type="float">
            <text:p>0</text:p>
          </table:table-cell>
          <table:table-cell table:formula="of:=ROUND(SIN( (0.01*[.C8]*PI() )/2 ) * 30)" office:value-type="float" office:value="3" calcext:value-type="float">
            <text:p>3</text:p>
          </table:table-cell>
          <table:table-cell table:formula="of:=ROUND(SIN((0.01*[.C8]*PI())/2)*35)" office:value-type="float" office:value="4" calcext:value-type="float">
            <text:p>4</text:p>
          </table:table-cell>
          <table:table-cell table:formula="of:=ROUND((1-(COS((0.01*[.C8]*PI())/2) ))*15)" office:value-type="float" office:value="0" calcext:value-type="float">
            <text:p>0</text:p>
          </table:table-cell>
          <table:table-cell table:formula="of:=ROUND((1-(COS((0.01*[.C8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ROUND(((0.01*[.C9])*(0.01*[.C9])*(0.01*[.C9]))*4500000)" office:value-type="float" office:value="2304" calcext:value-type="float">
            <text:p>2304</text:p>
          </table:table-cell>
          <table:table-cell table:formula="of:=ROUND((1-(COS((0.01*[.C9]*PI())/2) ))*6800 +100)" office:value-type="float" office:value="154" calcext:value-type="float">
            <text:p>154</text:p>
          </table:table-cell>
          <table:table-cell table:formula="of:=ROUND(SIN((0.01*[.C9]*PI())/2)*7400)" office:value-type="float" office:value="927" calcext:value-type="float">
            <text:p>927</text:p>
          </table:table-cell>
          <table:table-cell table:formula="of:=ROUND((1-(COS((0.01*[.C9]*PI())/2) ))*7)" office:value-type="float" office:value="0" calcext:value-type="float">
            <text:p>0</text:p>
          </table:table-cell>
          <table:table-cell table:formula="of:=ROUND(SIN( (0.01*[.C9]*PI() )/2 ) * 30)" office:value-type="float" office:value="4" calcext:value-type="float">
            <text:p>4</text:p>
          </table:table-cell>
          <table:table-cell table:formula="of:=ROUND(SIN((0.01*[.C9]*PI())/2)*35)" office:value-type="float" office:value="4" calcext:value-type="float">
            <text:p>4</text:p>
          </table:table-cell>
          <table:table-cell table:formula="of:=ROUND((1-(COS((0.01*[.C9]*PI())/2) ))*15)" office:value-type="float" office:value="0" calcext:value-type="float">
            <text:p>0</text:p>
          </table:table-cell>
          <table:table-cell table:formula="of:=ROUND((1-(COS((0.01*[.C9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ROUND(((0.01*[.C10])*(0.01*[.C10])*(0.01*[.C10]))*4500000)" office:value-type="float" office:value="3280" calcext:value-type="float">
            <text:p>3280</text:p>
          </table:table-cell>
          <table:table-cell table:formula="of:=ROUND((1-(COS((0.01*[.C10]*PI())/2) ))*6800 +100)" office:value-type="float" office:value="168" calcext:value-type="float">
            <text:p>168</text:p>
          </table:table-cell>
          <table:table-cell table:formula="of:=ROUND(SIN((0.01*[.C10]*PI())/2)*7400)" office:value-type="float" office:value="1043" calcext:value-type="float">
            <text:p>1043</text:p>
          </table:table-cell>
          <table:table-cell table:formula="of:=ROUND((1-(COS((0.01*[.C10]*PI())/2) ))*7)" office:value-type="float" office:value="0" calcext:value-type="float">
            <text:p>0</text:p>
          </table:table-cell>
          <table:table-cell table:formula="of:=ROUND(SIN( (0.01*[.C10]*PI() )/2 ) * 30)" office:value-type="float" office:value="4" calcext:value-type="float">
            <text:p>4</text:p>
          </table:table-cell>
          <table:table-cell table:formula="of:=ROUND(SIN((0.01*[.C10]*PI())/2)*35)" office:value-type="float" office:value="5" calcext:value-type="float">
            <text:p>5</text:p>
          </table:table-cell>
          <table:table-cell table:formula="of:=ROUND((1-(COS((0.01*[.C10]*PI())/2) ))*15)" office:value-type="float" office:value="0" calcext:value-type="float">
            <text:p>0</text:p>
          </table:table-cell>
          <table:table-cell table:formula="of:=ROUND((1-(COS((0.01*[.C10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ROUND(((0.01*[.C11])*(0.01*[.C11])*(0.01*[.C11]))*4500000)" office:value-type="float" office:value="4500" calcext:value-type="float">
            <text:p>4500</text:p>
          </table:table-cell>
          <table:table-cell table:formula="of:=ROUND((1-(COS((0.01*[.C11]*PI())/2) ))*6800 +100)" office:value-type="float" office:value="184" calcext:value-type="float">
            <text:p>184</text:p>
          </table:table-cell>
          <table:table-cell table:formula="of:=ROUND(SIN((0.01*[.C11]*PI())/2)*7400)" office:value-type="float" office:value="1158" calcext:value-type="float">
            <text:p>1158</text:p>
          </table:table-cell>
          <table:table-cell table:formula="of:=ROUND((1-(COS((0.01*[.C11]*PI())/2) ))*7)" office:value-type="float" office:value="0" calcext:value-type="float">
            <text:p>0</text:p>
          </table:table-cell>
          <table:table-cell table:formula="of:=ROUND(SIN( (0.01*[.C11]*PI() )/2 ) * 30)" office:value-type="float" office:value="5" calcext:value-type="float">
            <text:p>5</text:p>
          </table:table-cell>
          <table:table-cell table:formula="of:=ROUND(SIN((0.01*[.C11]*PI())/2)*35)" office:value-type="float" office:value="5" calcext:value-type="float">
            <text:p>5</text:p>
          </table:table-cell>
          <table:table-cell table:formula="of:=ROUND((1-(COS((0.01*[.C11]*PI())/2) ))*15)" office:value-type="float" office:value="0" calcext:value-type="float">
            <text:p>0</text:p>
          </table:table-cell>
          <table:table-cell table:formula="of:=ROUND((1-(COS((0.01*[.C11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ROUND(((0.01*[.C12])*(0.01*[.C12])*(0.01*[.C12]))*4500000)" office:value-type="float" office:value="5990" calcext:value-type="float">
            <text:p>5990</text:p>
          </table:table-cell>
          <table:table-cell table:formula="of:=ROUND((1-(COS((0.01*[.C12]*PI())/2) ))*6800 +100)" office:value-type="float" office:value="201" calcext:value-type="float">
            <text:p>201</text:p>
          </table:table-cell>
          <table:table-cell table:formula="of:=ROUND(SIN((0.01*[.C12]*PI())/2)*7400)" office:value-type="float" office:value="1272" calcext:value-type="float">
            <text:p>1272</text:p>
          </table:table-cell>
          <table:table-cell table:formula="of:=ROUND((1-(COS((0.01*[.C12]*PI())/2) ))*7)" office:value-type="float" office:value="0" calcext:value-type="float">
            <text:p>0</text:p>
          </table:table-cell>
          <table:table-cell table:formula="of:=ROUND(SIN( (0.01*[.C12]*PI() )/2 ) * 30)" office:value-type="float" office:value="5" calcext:value-type="float">
            <text:p>5</text:p>
          </table:table-cell>
          <table:table-cell table:formula="of:=ROUND(SIN((0.01*[.C12]*PI())/2)*35)" office:value-type="float" office:value="6" calcext:value-type="float">
            <text:p>6</text:p>
          </table:table-cell>
          <table:table-cell table:formula="of:=ROUND((1-(COS((0.01*[.C12]*PI())/2) ))*15)" office:value-type="float" office:value="0" calcext:value-type="float">
            <text:p>0</text:p>
          </table:table-cell>
          <table:table-cell table:formula="of:=ROUND((1-(COS((0.01*[.C12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ROUND(((0.01*[.C13])*(0.01*[.C13])*(0.01*[.C13]))*4500000)" office:value-type="float" office:value="7776" calcext:value-type="float">
            <text:p>7776</text:p>
          </table:table-cell>
          <table:table-cell table:formula="of:=ROUND((1-(COS((0.01*[.C13]*PI())/2) ))*6800 +100)" office:value-type="float" office:value="220" calcext:value-type="float">
            <text:p>220</text:p>
          </table:table-cell>
          <table:table-cell table:formula="of:=ROUND(SIN((0.01*[.C13]*PI())/2)*7400)" office:value-type="float" office:value="1387" calcext:value-type="float">
            <text:p>1387</text:p>
          </table:table-cell>
          <table:table-cell table:formula="of:=ROUND((1-(COS((0.01*[.C13]*PI())/2) ))*7)" office:value-type="float" office:value="0" calcext:value-type="float">
            <text:p>0</text:p>
          </table:table-cell>
          <table:table-cell table:formula="of:=ROUND(SIN( (0.01*[.C13]*PI() )/2 ) * 30)" office:value-type="float" office:value="6" calcext:value-type="float">
            <text:p>6</text:p>
          </table:table-cell>
          <table:table-cell table:formula="of:=ROUND(SIN((0.01*[.C13]*PI())/2)*35)" office:value-type="float" office:value="7" calcext:value-type="float">
            <text:p>7</text:p>
          </table:table-cell>
          <table:table-cell table:formula="of:=ROUND((1-(COS((0.01*[.C13]*PI())/2) ))*15)" office:value-type="float" office:value="0" calcext:value-type="float">
            <text:p>0</text:p>
          </table:table-cell>
          <table:table-cell table:formula="of:=ROUND((1-(COS((0.01*[.C13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ROUND(((0.01*[.C14])*(0.01*[.C14])*(0.01*[.C14]))*4500000)" office:value-type="float" office:value="9887" calcext:value-type="float">
            <text:p>9887</text:p>
          </table:table-cell>
          <table:table-cell table:formula="of:=ROUND((1-(COS((0.01*[.C14]*PI())/2) ))*6800 +100)" office:value-type="float" office:value="241" calcext:value-type="float">
            <text:p>241</text:p>
          </table:table-cell>
          <table:table-cell table:formula="of:=ROUND(SIN((0.01*[.C14]*PI())/2)*7400)" office:value-type="float" office:value="1501" calcext:value-type="float">
            <text:p>1501</text:p>
          </table:table-cell>
          <table:table-cell table:formula="of:=ROUND((1-(COS((0.01*[.C14]*PI())/2) ))*7)" office:value-type="float" office:value="0" calcext:value-type="float">
            <text:p>0</text:p>
          </table:table-cell>
          <table:table-cell table:formula="of:=ROUND(SIN( (0.01*[.C14]*PI() )/2 ) * 30)" office:value-type="float" office:value="6" calcext:value-type="float">
            <text:p>6</text:p>
          </table:table-cell>
          <table:table-cell table:formula="of:=ROUND(SIN((0.01*[.C14]*PI())/2)*35)" office:value-type="float" office:value="7" calcext:value-type="float">
            <text:p>7</text:p>
          </table:table-cell>
          <table:table-cell table:formula="of:=ROUND((1-(COS((0.01*[.C14]*PI())/2) ))*15)" office:value-type="float" office:value="0" calcext:value-type="float">
            <text:p>0</text:p>
          </table:table-cell>
          <table:table-cell table:formula="of:=ROUND((1-(COS((0.01*[.C14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ROUND(((0.01*[.C15])*(0.01*[.C15])*(0.01*[.C15]))*4500000)" office:value-type="float" office:value="12348" calcext:value-type="float">
            <text:p>12348</text:p>
          </table:table-cell>
          <table:table-cell table:formula="of:=ROUND((1-(COS((0.01*[.C15]*PI())/2) ))*6800 +100)" office:value-type="float" office:value="264" calcext:value-type="float">
            <text:p>264</text:p>
          </table:table-cell>
          <table:table-cell table:formula="of:=ROUND(SIN((0.01*[.C15]*PI())/2)*7400)" office:value-type="float" office:value="1614" calcext:value-type="float">
            <text:p>1614</text:p>
          </table:table-cell>
          <table:table-cell table:formula="of:=ROUND((1-(COS((0.01*[.C15]*PI())/2) ))*7)" office:value-type="float" office:value="0" calcext:value-type="float">
            <text:p>0</text:p>
          </table:table-cell>
          <table:table-cell table:formula="of:=ROUND(SIN( (0.01*[.C15]*PI() )/2 ) * 30)" office:value-type="float" office:value="7" calcext:value-type="float">
            <text:p>7</text:p>
          </table:table-cell>
          <table:table-cell table:formula="of:=ROUND(SIN((0.01*[.C15]*PI())/2)*35)" office:value-type="float" office:value="8" calcext:value-type="float">
            <text:p>8</text:p>
          </table:table-cell>
          <table:table-cell table:formula="of:=ROUND((1-(COS((0.01*[.C15]*PI())/2) ))*15)" office:value-type="float" office:value="0" calcext:value-type="float">
            <text:p>0</text:p>
          </table:table-cell>
          <table:table-cell table:formula="of:=ROUND((1-(COS((0.01*[.C15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ROUND(((0.01*[.C16])*(0.01*[.C16])*(0.01*[.C16]))*4500000)" office:value-type="float" office:value="15188" calcext:value-type="float">
            <text:p>15188</text:p>
          </table:table-cell>
          <table:table-cell table:formula="of:=ROUND((1-(COS((0.01*[.C16]*PI())/2) ))*6800 +100)" office:value-type="float" office:value="288" calcext:value-type="float">
            <text:p>288</text:p>
          </table:table-cell>
          <table:table-cell table:formula="of:=ROUND(SIN((0.01*[.C16]*PI())/2)*7400)" office:value-type="float" office:value="1727" calcext:value-type="float">
            <text:p>1727</text:p>
          </table:table-cell>
          <table:table-cell table:formula="of:=ROUND((1-(COS((0.01*[.C16]*PI())/2) ))*7)" office:value-type="float" office:value="0" calcext:value-type="float">
            <text:p>0</text:p>
          </table:table-cell>
          <table:table-cell table:formula="of:=ROUND(SIN( (0.01*[.C16]*PI() )/2 ) * 30)" office:value-type="float" office:value="7" calcext:value-type="float">
            <text:p>7</text:p>
          </table:table-cell>
          <table:table-cell table:formula="of:=ROUND(SIN((0.01*[.C16]*PI())/2)*35)" office:value-type="float" office:value="8" calcext:value-type="float">
            <text:p>8</text:p>
          </table:table-cell>
          <table:table-cell table:formula="of:=ROUND((1-(COS((0.01*[.C16]*PI())/2) ))*15)" office:value-type="float" office:value="0" calcext:value-type="float">
            <text:p>0</text:p>
          </table:table-cell>
          <table:table-cell table:formula="of:=ROUND((1-(COS((0.01*[.C16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ROUND(((0.01*[.C17])*(0.01*[.C17])*(0.01*[.C17]))*4500000)" office:value-type="float" office:value="18432" calcext:value-type="float">
            <text:p>18432</text:p>
          </table:table-cell>
          <table:table-cell table:formula="of:=ROUND((1-(COS((0.01*[.C17]*PI())/2) ))*6800 +100)" office:value-type="float" office:value="314" calcext:value-type="float">
            <text:p>314</text:p>
          </table:table-cell>
          <table:table-cell table:formula="of:=ROUND(SIN((0.01*[.C17]*PI())/2)*7400)" office:value-type="float" office:value="1840" calcext:value-type="float">
            <text:p>1840</text:p>
          </table:table-cell>
          <table:table-cell table:formula="of:=ROUND((1-(COS((0.01*[.C17]*PI())/2) ))*7)" office:value-type="float" office:value="0" calcext:value-type="float">
            <text:p>0</text:p>
          </table:table-cell>
          <table:table-cell table:formula="of:=ROUND(SIN( (0.01*[.C17]*PI() )/2 ) * 30)" office:value-type="float" office:value="7" calcext:value-type="float">
            <text:p>7</text:p>
          </table:table-cell>
          <table:table-cell table:formula="of:=ROUND(SIN((0.01*[.C17]*PI())/2)*35)" office:value-type="float" office:value="9" calcext:value-type="float">
            <text:p>9</text:p>
          </table:table-cell>
          <table:table-cell table:formula="of:=ROUND((1-(COS((0.01*[.C17]*PI())/2) ))*15)" office:value-type="float" office:value="0" calcext:value-type="float">
            <text:p>0</text:p>
          </table:table-cell>
          <table:table-cell table:formula="of:=ROUND((1-(COS((0.01*[.C17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ROUND(((0.01*[.C18])*(0.01*[.C18])*(0.01*[.C18]))*4500000)" office:value-type="float" office:value="22109" calcext:value-type="float">
            <text:p>22109</text:p>
          </table:table-cell>
          <table:table-cell table:formula="of:=ROUND((1-(COS((0.01*[.C18]*PI())/2) ))*6800 +100)" office:value-type="float" office:value="341" calcext:value-type="float">
            <text:p>341</text:p>
          </table:table-cell>
          <table:table-cell table:formula="of:=ROUND(SIN((0.01*[.C18]*PI())/2)*7400)" office:value-type="float" office:value="1953" calcext:value-type="float">
            <text:p>1953</text:p>
          </table:table-cell>
          <table:table-cell table:formula="of:=ROUND((1-(COS((0.01*[.C18]*PI())/2) ))*7)" office:value-type="float" office:value="0" calcext:value-type="float">
            <text:p>0</text:p>
          </table:table-cell>
          <table:table-cell table:formula="of:=ROUND(SIN( (0.01*[.C18]*PI() )/2 ) * 30)" office:value-type="float" office:value="8" calcext:value-type="float">
            <text:p>8</text:p>
          </table:table-cell>
          <table:table-cell table:formula="of:=ROUND(SIN((0.01*[.C18]*PI())/2)*35)" office:value-type="float" office:value="9" calcext:value-type="float">
            <text:p>9</text:p>
          </table:table-cell>
          <table:table-cell table:formula="of:=ROUND((1-(COS((0.01*[.C18]*PI())/2) ))*15)" office:value-type="float" office:value="1" calcext:value-type="float">
            <text:p>1</text:p>
          </table:table-cell>
          <table:table-cell table:formula="of:=ROUND((1-(COS((0.01*[.C18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ROUND(((0.01*[.C19])*(0.01*[.C19])*(0.01*[.C19]))*4500000)" office:value-type="float" office:value="26244" calcext:value-type="float">
            <text:p>26244</text:p>
          </table:table-cell>
          <table:table-cell table:formula="of:=ROUND((1-(COS((0.01*[.C19]*PI())/2) ))*6800 +100)" office:value-type="float" office:value="370" calcext:value-type="float">
            <text:p>370</text:p>
          </table:table-cell>
          <table:table-cell table:formula="of:=ROUND(SIN((0.01*[.C19]*PI())/2)*7400)" office:value-type="float" office:value="2065" calcext:value-type="float">
            <text:p>2065</text:p>
          </table:table-cell>
          <table:table-cell table:formula="of:=ROUND((1-(COS((0.01*[.C19]*PI())/2) ))*7)" office:value-type="float" office:value="0" calcext:value-type="float">
            <text:p>0</text:p>
          </table:table-cell>
          <table:table-cell table:formula="of:=ROUND(SIN( (0.01*[.C19]*PI() )/2 ) * 30)" office:value-type="float" office:value="8" calcext:value-type="float">
            <text:p>8</text:p>
          </table:table-cell>
          <table:table-cell table:formula="of:=ROUND(SIN((0.01*[.C19]*PI())/2)*35)" office:value-type="float" office:value="10" calcext:value-type="float">
            <text:p>10</text:p>
          </table:table-cell>
          <table:table-cell table:formula="of:=ROUND((1-(COS((0.01*[.C19]*PI())/2) ))*15)" office:value-type="float" office:value="1" calcext:value-type="float">
            <text:p>1</text:p>
          </table:table-cell>
          <table:table-cell table:formula="of:=ROUND((1-(COS((0.01*[.C19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ROUND(((0.01*[.C20])*(0.01*[.C20])*(0.01*[.C20]))*4500000)" office:value-type="float" office:value="30866" calcext:value-type="float">
            <text:p>30866</text:p>
          </table:table-cell>
          <table:table-cell table:formula="of:=ROUND((1-(COS((0.01*[.C20]*PI())/2) ))*6800 +100)" office:value-type="float" office:value="401" calcext:value-type="float">
            <text:p>401</text:p>
          </table:table-cell>
          <table:table-cell table:formula="of:=ROUND(SIN((0.01*[.C20]*PI())/2)*7400)" office:value-type="float" office:value="2176" calcext:value-type="float">
            <text:p>2176</text:p>
          </table:table-cell>
          <table:table-cell table:formula="of:=ROUND((1-(COS((0.01*[.C20]*PI())/2) ))*7)" office:value-type="float" office:value="0" calcext:value-type="float">
            <text:p>0</text:p>
          </table:table-cell>
          <table:table-cell table:formula="of:=ROUND(SIN( (0.01*[.C20]*PI() )/2 ) * 30)" office:value-type="float" office:value="9" calcext:value-type="float">
            <text:p>9</text:p>
          </table:table-cell>
          <table:table-cell table:formula="of:=ROUND(SIN((0.01*[.C20]*PI())/2)*35)" office:value-type="float" office:value="10" calcext:value-type="float">
            <text:p>10</text:p>
          </table:table-cell>
          <table:table-cell table:formula="of:=ROUND((1-(COS((0.01*[.C20]*PI())/2) ))*15)" office:value-type="float" office:value="1" calcext:value-type="float">
            <text:p>1</text:p>
          </table:table-cell>
          <table:table-cell table:formula="of:=ROUND((1-(COS((0.01*[.C20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ROUND(((0.01*[.C21])*(0.01*[.C21])*(0.01*[.C21]))*4500000)" office:value-type="float" office:value="36000" calcext:value-type="float">
            <text:p>36000</text:p>
          </table:table-cell>
          <table:table-cell table:formula="of:=ROUND((1-(COS((0.01*[.C21]*PI())/2) ))*6800 +100)" office:value-type="float" office:value="433" calcext:value-type="float">
            <text:p>433</text:p>
          </table:table-cell>
          <table:table-cell table:formula="of:=ROUND(SIN((0.01*[.C21]*PI())/2)*7400)" office:value-type="float" office:value="2287" calcext:value-type="float">
            <text:p>2287</text:p>
          </table:table-cell>
          <table:table-cell table:formula="of:=ROUND((1-(COS((0.01*[.C21]*PI())/2) ))*7)" office:value-type="float" office:value="0" calcext:value-type="float">
            <text:p>0</text:p>
          </table:table-cell>
          <table:table-cell table:formula="of:=ROUND(SIN( (0.01*[.C21]*PI() )/2 ) * 30)" office:value-type="float" office:value="9" calcext:value-type="float">
            <text:p>9</text:p>
          </table:table-cell>
          <table:table-cell table:formula="of:=ROUND(SIN((0.01*[.C21]*PI())/2)*35)" office:value-type="float" office:value="11" calcext:value-type="float">
            <text:p>11</text:p>
          </table:table-cell>
          <table:table-cell table:formula="of:=ROUND((1-(COS((0.01*[.C21]*PI())/2) ))*15)" office:value-type="float" office:value="1" calcext:value-type="float">
            <text:p>1</text:p>
          </table:table-cell>
          <table:table-cell table:formula="of:=ROUND((1-(COS((0.01*[.C21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ROUND(((0.01*[.C22])*(0.01*[.C22])*(0.01*[.C22]))*4500000)" office:value-type="float" office:value="41674" calcext:value-type="float">
            <text:p>41674</text:p>
          </table:table-cell>
          <table:table-cell table:formula="of:=ROUND((1-(COS((0.01*[.C22]*PI())/2) ))*6800 +100)" office:value-type="float" office:value="467" calcext:value-type="float">
            <text:p>467</text:p>
          </table:table-cell>
          <table:table-cell table:formula="of:=ROUND(SIN((0.01*[.C22]*PI())/2)*7400)" office:value-type="float" office:value="2397" calcext:value-type="float">
            <text:p>2397</text:p>
          </table:table-cell>
          <table:table-cell table:formula="of:=ROUND((1-(COS((0.01*[.C22]*PI())/2) ))*7)" office:value-type="float" office:value="0" calcext:value-type="float">
            <text:p>0</text:p>
          </table:table-cell>
          <table:table-cell table:formula="of:=ROUND(SIN( (0.01*[.C22]*PI() )/2 ) * 30)" office:value-type="float" office:value="10" calcext:value-type="float">
            <text:p>10</text:p>
          </table:table-cell>
          <table:table-cell table:formula="of:=ROUND(SIN((0.01*[.C22]*PI())/2)*35)" office:value-type="float" office:value="11" calcext:value-type="float">
            <text:p>11</text:p>
          </table:table-cell>
          <table:table-cell table:formula="of:=ROUND((1-(COS((0.01*[.C22]*PI())/2) ))*15)" office:value-type="float" office:value="1" calcext:value-type="float">
            <text:p>1</text:p>
          </table:table-cell>
          <table:table-cell table:formula="of:=ROUND((1-(COS((0.01*[.C22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ROUND(((0.01*[.C23])*(0.01*[.C23])*(0.01*[.C23]))*4500000)" office:value-type="float" office:value="47916" calcext:value-type="float">
            <text:p>47916</text:p>
          </table:table-cell>
          <table:table-cell table:formula="of:=ROUND((1-(COS((0.01*[.C23]*PI())/2) ))*6800 +100)" office:value-type="float" office:value="502" calcext:value-type="float">
            <text:p>502</text:p>
          </table:table-cell>
          <table:table-cell table:formula="of:=ROUND(SIN((0.01*[.C23]*PI())/2)*7400)" office:value-type="float" office:value="2507" calcext:value-type="float">
            <text:p>2507</text:p>
          </table:table-cell>
          <table:table-cell table:formula="of:=ROUND((1-(COS((0.01*[.C23]*PI())/2) ))*7)" office:value-type="float" office:value="0" calcext:value-type="float">
            <text:p>0</text:p>
          </table:table-cell>
          <table:table-cell table:formula="of:=ROUND(SIN( (0.01*[.C23]*PI() )/2 ) * 30)" office:value-type="float" office:value="10" calcext:value-type="float">
            <text:p>10</text:p>
          </table:table-cell>
          <table:table-cell table:formula="of:=ROUND(SIN((0.01*[.C23]*PI())/2)*35)" office:value-type="float" office:value="12" calcext:value-type="float">
            <text:p>12</text:p>
          </table:table-cell>
          <table:table-cell table:formula="of:=ROUND((1-(COS((0.01*[.C23]*PI())/2) ))*15)" office:value-type="float" office:value="1" calcext:value-type="float">
            <text:p>1</text:p>
          </table:table-cell>
          <table:table-cell table:formula="of:=ROUND((1-(COS((0.01*[.C23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ROUND(((0.01*[.C24])*(0.01*[.C24])*(0.01*[.C24]))*4500000)" office:value-type="float" office:value="54752" calcext:value-type="float">
            <text:p>54752</text:p>
          </table:table-cell>
          <table:table-cell table:formula="of:=ROUND((1-(COS((0.01*[.C24]*PI())/2) ))*6800 +100)" office:value-type="float" office:value="539" calcext:value-type="float">
            <text:p>539</text:p>
          </table:table-cell>
          <table:table-cell table:formula="of:=ROUND(SIN((0.01*[.C24]*PI())/2)*7400)" office:value-type="float" office:value="2616" calcext:value-type="float">
            <text:p>2616</text:p>
          </table:table-cell>
          <table:table-cell table:formula="of:=ROUND((1-(COS((0.01*[.C24]*PI())/2) ))*7)" office:value-type="float" office:value="0" calcext:value-type="float">
            <text:p>0</text:p>
          </table:table-cell>
          <table:table-cell table:formula="of:=ROUND(SIN( (0.01*[.C24]*PI() )/2 ) * 30)" office:value-type="float" office:value="11" calcext:value-type="float">
            <text:p>11</text:p>
          </table:table-cell>
          <table:table-cell table:formula="of:=ROUND(SIN((0.01*[.C24]*PI())/2)*35)" office:value-type="float" office:value="12" calcext:value-type="float">
            <text:p>12</text:p>
          </table:table-cell>
          <table:table-cell table:formula="of:=ROUND((1-(COS((0.01*[.C24]*PI())/2) ))*15)" office:value-type="float" office:value="1" calcext:value-type="float">
            <text:p>1</text:p>
          </table:table-cell>
          <table:table-cell table:formula="of:=ROUND((1-(COS((0.01*[.C24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ROUND(((0.01*[.C25])*(0.01*[.C25])*(0.01*[.C25]))*4500000)" office:value-type="float" office:value="62208" calcext:value-type="float">
            <text:p>62208</text:p>
          </table:table-cell>
          <table:table-cell table:formula="of:=ROUND((1-(COS((0.01*[.C25]*PI())/2) ))*6800 +100)" office:value-type="float" office:value="578" calcext:value-type="float">
            <text:p>578</text:p>
          </table:table-cell>
          <table:table-cell table:formula="of:=ROUND(SIN((0.01*[.C25]*PI())/2)*7400)" office:value-type="float" office:value="2724" calcext:value-type="float">
            <text:p>2724</text:p>
          </table:table-cell>
          <table:table-cell table:formula="of:=ROUND((1-(COS((0.01*[.C25]*PI())/2) ))*7)" office:value-type="float" office:value="0" calcext:value-type="float">
            <text:p>0</text:p>
          </table:table-cell>
          <table:table-cell table:formula="of:=ROUND(SIN( (0.01*[.C25]*PI() )/2 ) * 30)" office:value-type="float" office:value="11" calcext:value-type="float">
            <text:p>11</text:p>
          </table:table-cell>
          <table:table-cell table:formula="of:=ROUND(SIN((0.01*[.C25]*PI())/2)*35)" office:value-type="float" office:value="13" calcext:value-type="float">
            <text:p>13</text:p>
          </table:table-cell>
          <table:table-cell table:formula="of:=ROUND((1-(COS((0.01*[.C25]*PI())/2) ))*15)" office:value-type="float" office:value="1" calcext:value-type="float">
            <text:p>1</text:p>
          </table:table-cell>
          <table:table-cell table:formula="of:=ROUND((1-(COS((0.01*[.C25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ROUND(((0.01*[.C26])*(0.01*[.C26])*(0.01*[.C26]))*4500000)" office:value-type="float" office:value="70313" calcext:value-type="float">
            <text:p>70313</text:p>
          </table:table-cell>
          <table:table-cell table:formula="of:=ROUND((1-(COS((0.01*[.C26]*PI())/2) ))*6800 +100)" office:value-type="float" office:value="618" calcext:value-type="float">
            <text:p>618</text:p>
          </table:table-cell>
          <table:table-cell table:formula="of:=ROUND(SIN((0.01*[.C26]*PI())/2)*7400)" office:value-type="float" office:value="2832" calcext:value-type="float">
            <text:p>2832</text:p>
          </table:table-cell>
          <table:table-cell table:formula="of:=ROUND((1-(COS((0.01*[.C26]*PI())/2) ))*7)" office:value-type="float" office:value="1" calcext:value-type="float">
            <text:p>1</text:p>
          </table:table-cell>
          <table:table-cell table:formula="of:=ROUND(SIN( (0.01*[.C26]*PI() )/2 ) * 30)" office:value-type="float" office:value="11" calcext:value-type="float">
            <text:p>11</text:p>
          </table:table-cell>
          <table:table-cell table:formula="of:=ROUND(SIN((0.01*[.C26]*PI())/2)*35)" office:value-type="float" office:value="13" calcext:value-type="float">
            <text:p>13</text:p>
          </table:table-cell>
          <table:table-cell table:formula="of:=ROUND((1-(COS((0.01*[.C26]*PI())/2) ))*15)" office:value-type="float" office:value="1" calcext:value-type="float">
            <text:p>1</text:p>
          </table:table-cell>
          <table:table-cell table:formula="of:=ROUND((1-(COS((0.01*[.C26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ROUND(((0.01*[.C27])*(0.01*[.C27])*(0.01*[.C27]))*4500000)" office:value-type="float" office:value="79092" calcext:value-type="float">
            <text:p>79092</text:p>
          </table:table-cell>
          <table:table-cell table:formula="of:=ROUND((1-(COS((0.01*[.C27]*PI())/2) ))*6800 +100)" office:value-type="float" office:value="659" calcext:value-type="float">
            <text:p>659</text:p>
          </table:table-cell>
          <table:table-cell table:formula="of:=ROUND(SIN((0.01*[.C27]*PI())/2)*7400)" office:value-type="float" office:value="2939" calcext:value-type="float">
            <text:p>2939</text:p>
          </table:table-cell>
          <table:table-cell table:formula="of:=ROUND((1-(COS((0.01*[.C27]*PI())/2) ))*7)" office:value-type="float" office:value="1" calcext:value-type="float">
            <text:p>1</text:p>
          </table:table-cell>
          <table:table-cell table:formula="of:=ROUND(SIN( (0.01*[.C27]*PI() )/2 ) * 30)" office:value-type="float" office:value="12" calcext:value-type="float">
            <text:p>12</text:p>
          </table:table-cell>
          <table:table-cell table:formula="of:=ROUND(SIN((0.01*[.C27]*PI())/2)*35)" office:value-type="float" office:value="14" calcext:value-type="float">
            <text:p>14</text:p>
          </table:table-cell>
          <table:table-cell table:formula="of:=ROUND((1-(COS((0.01*[.C27]*PI())/2) ))*15)" office:value-type="float" office:value="1" calcext:value-type="float">
            <text:p>1</text:p>
          </table:table-cell>
          <table:table-cell table:formula="of:=ROUND((1-(COS((0.01*[.C27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ROUND(((0.01*[.C28])*(0.01*[.C28])*(0.01*[.C28]))*4500000)" office:value-type="float" office:value="88574" calcext:value-type="float">
            <text:p>88574</text:p>
          </table:table-cell>
          <table:table-cell table:formula="of:=ROUND((1-(COS((0.01*[.C28]*PI())/2) ))*6800 +100)" office:value-type="float" office:value="702" calcext:value-type="float">
            <text:p>702</text:p>
          </table:table-cell>
          <table:table-cell table:formula="of:=ROUND(SIN((0.01*[.C28]*PI())/2)*7400)" office:value-type="float" office:value="3045" calcext:value-type="float">
            <text:p>3045</text:p>
          </table:table-cell>
          <table:table-cell table:formula="of:=ROUND((1-(COS((0.01*[.C28]*PI())/2) ))*7)" office:value-type="float" office:value="1" calcext:value-type="float">
            <text:p>1</text:p>
          </table:table-cell>
          <table:table-cell table:formula="of:=ROUND(SIN( (0.01*[.C28]*PI() )/2 ) * 30)" office:value-type="float" office:value="12" calcext:value-type="float">
            <text:p>12</text:p>
          </table:table-cell>
          <table:table-cell table:formula="of:=ROUND(SIN((0.01*[.C28]*PI())/2)*35)" office:value-type="float" office:value="14" calcext:value-type="float">
            <text:p>14</text:p>
          </table:table-cell>
          <table:table-cell table:formula="of:=ROUND((1-(COS((0.01*[.C28]*PI())/2) ))*15)" office:value-type="float" office:value="1" calcext:value-type="float">
            <text:p>1</text:p>
          </table:table-cell>
          <table:table-cell table:formula="of:=ROUND((1-(COS((0.01*[.C28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ROUND(((0.01*[.C29])*(0.01*[.C29])*(0.01*[.C29]))*4500000)" office:value-type="float" office:value="98784" calcext:value-type="float">
            <text:p>98784</text:p>
          </table:table-cell>
          <table:table-cell table:formula="of:=ROUND((1-(COS((0.01*[.C29]*PI())/2) ))*6800 +100)" office:value-type="float" office:value="747" calcext:value-type="float">
            <text:p>747</text:p>
          </table:table-cell>
          <table:table-cell table:formula="of:=ROUND(SIN((0.01*[.C29]*PI())/2)*7400)" office:value-type="float" office:value="3151" calcext:value-type="float">
            <text:p>3151</text:p>
          </table:table-cell>
          <table:table-cell table:formula="of:=ROUND((1-(COS((0.01*[.C29]*PI())/2) ))*7)" office:value-type="float" office:value="1" calcext:value-type="float">
            <text:p>1</text:p>
          </table:table-cell>
          <table:table-cell table:formula="of:=ROUND(SIN( (0.01*[.C29]*PI() )/2 ) * 30)" office:value-type="float" office:value="13" calcext:value-type="float">
            <text:p>13</text:p>
          </table:table-cell>
          <table:table-cell table:formula="of:=ROUND(SIN((0.01*[.C29]*PI())/2)*35)" office:value-type="float" office:value="15" calcext:value-type="float">
            <text:p>15</text:p>
          </table:table-cell>
          <table:table-cell table:formula="of:=ROUND((1-(COS((0.01*[.C29]*PI())/2) ))*15)" office:value-type="float" office:value="1" calcext:value-type="float">
            <text:p>1</text:p>
          </table:table-cell>
          <table:table-cell table:formula="of:=ROUND((1-(COS((0.01*[.C29]*PI())/2) ))*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ROUND(((0.01*[.C30])*(0.01*[.C30])*(0.01*[.C30]))*4500000)" office:value-type="float" office:value="109750" calcext:value-type="float">
            <text:p>109750</text:p>
          </table:table-cell>
          <table:table-cell table:formula="of:=ROUND((1-(COS((0.01*[.C30]*PI())/2) ))*6800 +100)" office:value-type="float" office:value="793" calcext:value-type="float">
            <text:p>793</text:p>
          </table:table-cell>
          <table:table-cell table:formula="of:=ROUND(SIN((0.01*[.C30]*PI())/2)*7400)" office:value-type="float" office:value="3256" calcext:value-type="float">
            <text:p>3256</text:p>
          </table:table-cell>
          <table:table-cell table:formula="of:=ROUND((1-(COS((0.01*[.C30]*PI())/2) ))*7)" office:value-type="float" office:value="1" calcext:value-type="float">
            <text:p>1</text:p>
          </table:table-cell>
          <table:table-cell table:formula="of:=ROUND(SIN( (0.01*[.C30]*PI() )/2 ) * 30)" office:value-type="float" office:value="13" calcext:value-type="float">
            <text:p>13</text:p>
          </table:table-cell>
          <table:table-cell table:formula="of:=ROUND(SIN((0.01*[.C30]*PI())/2)*35)" office:value-type="float" office:value="15" calcext:value-type="float">
            <text:p>15</text:p>
          </table:table-cell>
          <table:table-cell table:formula="of:=ROUND((1-(COS((0.01*[.C30]*PI())/2) ))*15)" office:value-type="float" office:value="2" calcext:value-type="float">
            <text:p>2</text:p>
          </table:table-cell>
          <table:table-cell table:formula="of:=ROUND((1-(COS((0.01*[.C30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ROUND(((0.01*[.C31])*(0.01*[.C31])*(0.01*[.C31]))*4500000)" office:value-type="float" office:value="121500" calcext:value-type="float">
            <text:p>121500</text:p>
          </table:table-cell>
          <table:table-cell table:formula="of:=ROUND((1-(COS((0.01*[.C31]*PI())/2) ))*6800 +100)" office:value-type="float" office:value="841" calcext:value-type="float">
            <text:p>841</text:p>
          </table:table-cell>
          <table:table-cell table:formula="of:=ROUND(SIN((0.01*[.C31]*PI())/2)*7400)" office:value-type="float" office:value="3360" calcext:value-type="float">
            <text:p>3360</text:p>
          </table:table-cell>
          <table:table-cell table:formula="of:=ROUND((1-(COS((0.01*[.C31]*PI())/2) ))*7)" office:value-type="float" office:value="1" calcext:value-type="float">
            <text:p>1</text:p>
          </table:table-cell>
          <table:table-cell table:formula="of:=ROUND(SIN( (0.01*[.C31]*PI() )/2 ) * 30)" office:value-type="float" office:value="14" calcext:value-type="float">
            <text:p>14</text:p>
          </table:table-cell>
          <table:table-cell table:formula="of:=ROUND(SIN((0.01*[.C31]*PI())/2)*35)" office:value-type="float" office:value="16" calcext:value-type="float">
            <text:p>16</text:p>
          </table:table-cell>
          <table:table-cell table:formula="of:=ROUND((1-(COS((0.01*[.C31]*PI())/2) ))*15)" office:value-type="float" office:value="2" calcext:value-type="float">
            <text:p>2</text:p>
          </table:table-cell>
          <table:table-cell table:formula="of:=ROUND((1-(COS((0.01*[.C31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ROUND(((0.01*[.C32])*(0.01*[.C32])*(0.01*[.C32]))*4500000)" office:value-type="float" office:value="134060" calcext:value-type="float">
            <text:p>134060</text:p>
          </table:table-cell>
          <table:table-cell table:formula="of:=ROUND((1-(COS((0.01*[.C32]*PI())/2) ))*6800 +100)" office:value-type="float" office:value="890" calcext:value-type="float">
            <text:p>890</text:p>
          </table:table-cell>
          <table:table-cell table:formula="of:=ROUND(SIN((0.01*[.C32]*PI())/2)*7400)" office:value-type="float" office:value="3463" calcext:value-type="float">
            <text:p>3463</text:p>
          </table:table-cell>
          <table:table-cell table:formula="of:=ROUND((1-(COS((0.01*[.C32]*PI())/2) ))*7)" office:value-type="float" office:value="1" calcext:value-type="float">
            <text:p>1</text:p>
          </table:table-cell>
          <table:table-cell table:formula="of:=ROUND(SIN( (0.01*[.C32]*PI() )/2 ) * 30)" office:value-type="float" office:value="14" calcext:value-type="float">
            <text:p>14</text:p>
          </table:table-cell>
          <table:table-cell table:formula="of:=ROUND(SIN((0.01*[.C32]*PI())/2)*35)" office:value-type="float" office:value="16" calcext:value-type="float">
            <text:p>16</text:p>
          </table:table-cell>
          <table:table-cell table:formula="of:=ROUND((1-(COS((0.01*[.C32]*PI())/2) ))*15)" office:value-type="float" office:value="2" calcext:value-type="float">
            <text:p>2</text:p>
          </table:table-cell>
          <table:table-cell table:formula="of:=ROUND((1-(COS((0.01*[.C32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ROUND(((0.01*[.C33])*(0.01*[.C33])*(0.01*[.C33]))*4500000)" office:value-type="float" office:value="147456" calcext:value-type="float">
            <text:p>147456</text:p>
          </table:table-cell>
          <table:table-cell table:formula="of:=ROUND((1-(COS((0.01*[.C33]*PI())/2) ))*6800 +100)" office:value-type="float" office:value="941" calcext:value-type="float">
            <text:p>941</text:p>
          </table:table-cell>
          <table:table-cell table:formula="of:=ROUND(SIN((0.01*[.C33]*PI())/2)*7400)" office:value-type="float" office:value="3565" calcext:value-type="float">
            <text:p>3565</text:p>
          </table:table-cell>
          <table:table-cell table:formula="of:=ROUND((1-(COS((0.01*[.C33]*PI())/2) ))*7)" office:value-type="float" office:value="1" calcext:value-type="float">
            <text:p>1</text:p>
          </table:table-cell>
          <table:table-cell table:formula="of:=ROUND(SIN( (0.01*[.C33]*PI() )/2 ) * 30)" office:value-type="float" office:value="14" calcext:value-type="float">
            <text:p>14</text:p>
          </table:table-cell>
          <table:table-cell table:formula="of:=ROUND(SIN((0.01*[.C33]*PI())/2)*35)" office:value-type="float" office:value="17" calcext:value-type="float">
            <text:p>17</text:p>
          </table:table-cell>
          <table:table-cell table:formula="of:=ROUND((1-(COS((0.01*[.C33]*PI())/2) ))*15)" office:value-type="float" office:value="2" calcext:value-type="float">
            <text:p>2</text:p>
          </table:table-cell>
          <table:table-cell table:formula="of:=ROUND((1-(COS((0.01*[.C33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ROUND(((0.01*[.C34])*(0.01*[.C34])*(0.01*[.C34]))*4500000)" office:value-type="float" office:value="161717" calcext:value-type="float">
            <text:p>161717</text:p>
          </table:table-cell>
          <table:table-cell table:formula="of:=ROUND((1-(COS((0.01*[.C34]*PI())/2) ))*6800 +100)" office:value-type="float" office:value="993" calcext:value-type="float">
            <text:p>993</text:p>
          </table:table-cell>
          <table:table-cell table:formula="of:=ROUND(SIN((0.01*[.C34]*PI())/2)*7400)" office:value-type="float" office:value="3666" calcext:value-type="float">
            <text:p>3666</text:p>
          </table:table-cell>
          <table:table-cell table:formula="of:=ROUND((1-(COS((0.01*[.C34]*PI())/2) ))*7)" office:value-type="float" office:value="1" calcext:value-type="float">
            <text:p>1</text:p>
          </table:table-cell>
          <table:table-cell table:formula="of:=ROUND(SIN( (0.01*[.C34]*PI() )/2 ) * 30)" office:value-type="float" office:value="15" calcext:value-type="float">
            <text:p>15</text:p>
          </table:table-cell>
          <table:table-cell table:formula="of:=ROUND(SIN((0.01*[.C34]*PI())/2)*35)" office:value-type="float" office:value="17" calcext:value-type="float">
            <text:p>17</text:p>
          </table:table-cell>
          <table:table-cell table:formula="of:=ROUND((1-(COS((0.01*[.C34]*PI())/2) ))*15)" office:value-type="float" office:value="2" calcext:value-type="float">
            <text:p>2</text:p>
          </table:table-cell>
          <table:table-cell table:formula="of:=ROUND((1-(COS((0.01*[.C34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ROUND(((0.01*[.C35])*(0.01*[.C35])*(0.01*[.C35]))*4500000)" office:value-type="float" office:value="176868" calcext:value-type="float">
            <text:p>176868</text:p>
          </table:table-cell>
          <table:table-cell table:formula="of:=ROUND((1-(COS((0.01*[.C35]*PI())/2) ))*6800 +100)" office:value-type="float" office:value="1047" calcext:value-type="float">
            <text:p>1047</text:p>
          </table:table-cell>
          <table:table-cell table:formula="of:=ROUND(SIN((0.01*[.C35]*PI())/2)*7400)" office:value-type="float" office:value="3767" calcext:value-type="float">
            <text:p>3767</text:p>
          </table:table-cell>
          <table:table-cell table:formula="of:=ROUND((1-(COS((0.01*[.C35]*PI())/2) ))*7)" office:value-type="float" office:value="1" calcext:value-type="float">
            <text:p>1</text:p>
          </table:table-cell>
          <table:table-cell table:formula="of:=ROUND(SIN( (0.01*[.C35]*PI() )/2 ) * 30)" office:value-type="float" office:value="15" calcext:value-type="float">
            <text:p>15</text:p>
          </table:table-cell>
          <table:table-cell table:formula="of:=ROUND(SIN((0.01*[.C35]*PI())/2)*35)" office:value-type="float" office:value="18" calcext:value-type="float">
            <text:p>18</text:p>
          </table:table-cell>
          <table:table-cell table:formula="of:=ROUND((1-(COS((0.01*[.C35]*PI())/2) ))*15)" office:value-type="float" office:value="2" calcext:value-type="float">
            <text:p>2</text:p>
          </table:table-cell>
          <table:table-cell table:formula="of:=ROUND((1-(COS((0.01*[.C35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ROUND(((0.01*[.C36])*(0.01*[.C36])*(0.01*[.C36]))*4500000)" office:value-type="float" office:value="192938" calcext:value-type="float">
            <text:p>192938</text:p>
          </table:table-cell>
          <table:table-cell table:formula="of:=ROUND((1-(COS((0.01*[.C36]*PI())/2) ))*6800 +100)" office:value-type="float" office:value="1102" calcext:value-type="float">
            <text:p>1102</text:p>
          </table:table-cell>
          <table:table-cell table:formula="of:=ROUND(SIN((0.01*[.C36]*PI())/2)*7400)" office:value-type="float" office:value="3866" calcext:value-type="float">
            <text:p>3866</text:p>
          </table:table-cell>
          <table:table-cell table:formula="of:=ROUND((1-(COS((0.01*[.C36]*PI())/2) ))*7)" office:value-type="float" office:value="1" calcext:value-type="float">
            <text:p>1</text:p>
          </table:table-cell>
          <table:table-cell table:formula="of:=ROUND(SIN( (0.01*[.C36]*PI() )/2 ) * 30)" office:value-type="float" office:value="16" calcext:value-type="float">
            <text:p>16</text:p>
          </table:table-cell>
          <table:table-cell table:formula="of:=ROUND(SIN((0.01*[.C36]*PI())/2)*35)" office:value-type="float" office:value="18" calcext:value-type="float">
            <text:p>18</text:p>
          </table:table-cell>
          <table:table-cell table:formula="of:=ROUND((1-(COS((0.01*[.C36]*PI())/2) ))*15)" office:value-type="float" office:value="2" calcext:value-type="float">
            <text:p>2</text:p>
          </table:table-cell>
          <table:table-cell table:formula="of:=ROUND((1-(COS((0.01*[.C36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ROUND(((0.01*[.C37])*(0.01*[.C37])*(0.01*[.C37]))*4500000)" office:value-type="float" office:value="209952" calcext:value-type="float">
            <text:p>209952</text:p>
          </table:table-cell>
          <table:table-cell table:formula="of:=ROUND((1-(COS((0.01*[.C37]*PI())/2) ))*6800 +100)" office:value-type="float" office:value="1159" calcext:value-type="float">
            <text:p>1159</text:p>
          </table:table-cell>
          <table:table-cell table:formula="of:=ROUND(SIN((0.01*[.C37]*PI())/2)*7400)" office:value-type="float" office:value="3965" calcext:value-type="float">
            <text:p>3965</text:p>
          </table:table-cell>
          <table:table-cell table:formula="of:=ROUND((1-(COS((0.01*[.C37]*PI())/2) ))*7)" office:value-type="float" office:value="1" calcext:value-type="float">
            <text:p>1</text:p>
          </table:table-cell>
          <table:table-cell table:formula="of:=ROUND(SIN( (0.01*[.C37]*PI() )/2 ) * 30)" office:value-type="float" office:value="16" calcext:value-type="float">
            <text:p>16</text:p>
          </table:table-cell>
          <table:table-cell table:formula="of:=ROUND(SIN((0.01*[.C37]*PI())/2)*35)" office:value-type="float" office:value="19" calcext:value-type="float">
            <text:p>19</text:p>
          </table:table-cell>
          <table:table-cell table:formula="of:=ROUND((1-(COS((0.01*[.C37]*PI())/2) ))*15)" office:value-type="float" office:value="2" calcext:value-type="float">
            <text:p>2</text:p>
          </table:table-cell>
          <table:table-cell table:formula="of:=ROUND((1-(COS((0.01*[.C37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ROUND(((0.01*[.C38])*(0.01*[.C38])*(0.01*[.C38]))*4500000)" office:value-type="float" office:value="227938" calcext:value-type="float">
            <text:p>227938</text:p>
          </table:table-cell>
          <table:table-cell table:formula="of:=ROUND((1-(COS((0.01*[.C38]*PI())/2) ))*6800 +100)" office:value-type="float" office:value="1217" calcext:value-type="float">
            <text:p>1217</text:p>
          </table:table-cell>
          <table:table-cell table:formula="of:=ROUND(SIN((0.01*[.C38]*PI())/2)*7400)" office:value-type="float" office:value="4063" calcext:value-type="float">
            <text:p>4063</text:p>
          </table:table-cell>
          <table:table-cell table:formula="of:=ROUND((1-(COS((0.01*[.C38]*PI())/2) ))*7)" office:value-type="float" office:value="1" calcext:value-type="float">
            <text:p>1</text:p>
          </table:table-cell>
          <table:table-cell table:formula="of:=ROUND(SIN( (0.01*[.C38]*PI() )/2 ) * 30)" office:value-type="float" office:value="16" calcext:value-type="float">
            <text:p>16</text:p>
          </table:table-cell>
          <table:table-cell table:formula="of:=ROUND(SIN((0.01*[.C38]*PI())/2)*35)" office:value-type="float" office:value="19" calcext:value-type="float">
            <text:p>19</text:p>
          </table:table-cell>
          <table:table-cell table:formula="of:=ROUND((1-(COS((0.01*[.C38]*PI())/2) ))*15)" office:value-type="float" office:value="2" calcext:value-type="float">
            <text:p>2</text:p>
          </table:table-cell>
          <table:table-cell table:formula="of:=ROUND((1-(COS((0.01*[.C38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ROUND(((0.01*[.C39])*(0.01*[.C39])*(0.01*[.C39]))*4500000)" office:value-type="float" office:value="246924" calcext:value-type="float">
            <text:p>246924</text:p>
          </table:table-cell>
          <table:table-cell table:formula="of:=ROUND((1-(COS((0.01*[.C39]*PI())/2) ))*6800 +100)" office:value-type="float" office:value="1276" calcext:value-type="float">
            <text:p>1276</text:p>
          </table:table-cell>
          <table:table-cell table:formula="of:=ROUND(SIN((0.01*[.C39]*PI())/2)*7400)" office:value-type="float" office:value="4159" calcext:value-type="float">
            <text:p>4159</text:p>
          </table:table-cell>
          <table:table-cell table:formula="of:=ROUND((1-(COS((0.01*[.C39]*PI())/2) ))*7)" office:value-type="float" office:value="1" calcext:value-type="float">
            <text:p>1</text:p>
          </table:table-cell>
          <table:table-cell table:formula="of:=ROUND(SIN( (0.01*[.C39]*PI() )/2 ) * 30)" office:value-type="float" office:value="17" calcext:value-type="float">
            <text:p>17</text:p>
          </table:table-cell>
          <table:table-cell table:formula="of:=ROUND(SIN((0.01*[.C39]*PI())/2)*35)" office:value-type="float" office:value="20" calcext:value-type="float">
            <text:p>20</text:p>
          </table:table-cell>
          <table:table-cell table:formula="of:=ROUND((1-(COS((0.01*[.C39]*PI())/2) ))*15)" office:value-type="float" office:value="3" calcext:value-type="float">
            <text:p>3</text:p>
          </table:table-cell>
          <table:table-cell table:formula="of:=ROUND((1-(COS((0.01*[.C39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ROUND(((0.01*[.C40])*(0.01*[.C40])*(0.01*[.C40]))*4500000)" office:value-type="float" office:value="266936" calcext:value-type="float">
            <text:p>266936</text:p>
          </table:table-cell>
          <table:table-cell table:formula="of:=ROUND((1-(COS((0.01*[.C40]*PI())/2) ))*6800 +100)" office:value-type="float" office:value="1337" calcext:value-type="float">
            <text:p>1337</text:p>
          </table:table-cell>
          <table:table-cell table:formula="of:=ROUND(SIN((0.01*[.C40]*PI())/2)*7400)" office:value-type="float" office:value="4255" calcext:value-type="float">
            <text:p>4255</text:p>
          </table:table-cell>
          <table:table-cell table:formula="of:=ROUND((1-(COS((0.01*[.C40]*PI())/2) ))*7)" office:value-type="float" office:value="1" calcext:value-type="float">
            <text:p>1</text:p>
          </table:table-cell>
          <table:table-cell table:formula="of:=ROUND(SIN( (0.01*[.C40]*PI() )/2 ) * 30)" office:value-type="float" office:value="17" calcext:value-type="float">
            <text:p>17</text:p>
          </table:table-cell>
          <table:table-cell table:formula="of:=ROUND(SIN((0.01*[.C40]*PI())/2)*35)" office:value-type="float" office:value="20" calcext:value-type="float">
            <text:p>20</text:p>
          </table:table-cell>
          <table:table-cell table:formula="of:=ROUND((1-(COS((0.01*[.C40]*PI())/2) ))*15)" office:value-type="float" office:value="3" calcext:value-type="float">
            <text:p>3</text:p>
          </table:table-cell>
          <table:table-cell table:formula="of:=ROUND((1-(COS((0.01*[.C40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ROUND(((0.01*[.C41])*(0.01*[.C41])*(0.01*[.C41]))*4500000)" office:value-type="float" office:value="288000" calcext:value-type="float">
            <text:p>288000</text:p>
          </table:table-cell>
          <table:table-cell table:formula="of:=ROUND((1-(COS((0.01*[.C41]*PI())/2) ))*6800 +100)" office:value-type="float" office:value="1399" calcext:value-type="float">
            <text:p>1399</text:p>
          </table:table-cell>
          <table:table-cell table:formula="of:=ROUND(SIN((0.01*[.C41]*PI())/2)*7400)" office:value-type="float" office:value="4350" calcext:value-type="float">
            <text:p>4350</text:p>
          </table:table-cell>
          <table:table-cell table:formula="of:=ROUND((1-(COS((0.01*[.C41]*PI())/2) ))*7)" office:value-type="float" office:value="1" calcext:value-type="float">
            <text:p>1</text:p>
          </table:table-cell>
          <table:table-cell table:formula="of:=ROUND(SIN( (0.01*[.C41]*PI() )/2 ) * 30)" office:value-type="float" office:value="18" calcext:value-type="float">
            <text:p>18</text:p>
          </table:table-cell>
          <table:table-cell table:formula="of:=ROUND(SIN((0.01*[.C41]*PI())/2)*35)" office:value-type="float" office:value="21" calcext:value-type="float">
            <text:p>21</text:p>
          </table:table-cell>
          <table:table-cell table:formula="of:=ROUND((1-(COS((0.01*[.C41]*PI())/2) ))*15)" office:value-type="float" office:value="3" calcext:value-type="float">
            <text:p>3</text:p>
          </table:table-cell>
          <table:table-cell table:formula="of:=ROUND((1-(COS((0.01*[.C41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ROUND(((0.01*[.C42])*(0.01*[.C42])*(0.01*[.C42]))*4500000)" office:value-type="float" office:value="310145" calcext:value-type="float">
            <text:p>310145</text:p>
          </table:table-cell>
          <table:table-cell table:formula="of:=ROUND((1-(COS((0.01*[.C42]*PI())/2) ))*6800 +100)" office:value-type="float" office:value="1462" calcext:value-type="float">
            <text:p>1462</text:p>
          </table:table-cell>
          <table:table-cell table:formula="of:=ROUND(SIN((0.01*[.C42]*PI())/2)*7400)" office:value-type="float" office:value="4443" calcext:value-type="float">
            <text:p>4443</text:p>
          </table:table-cell>
          <table:table-cell table:formula="of:=ROUND((1-(COS((0.01*[.C42]*PI())/2) ))*7)" office:value-type="float" office:value="1" calcext:value-type="float">
            <text:p>1</text:p>
          </table:table-cell>
          <table:table-cell table:formula="of:=ROUND(SIN( (0.01*[.C42]*PI() )/2 ) * 30)" office:value-type="float" office:value="18" calcext:value-type="float">
            <text:p>18</text:p>
          </table:table-cell>
          <table:table-cell table:formula="of:=ROUND(SIN((0.01*[.C42]*PI())/2)*35)" office:value-type="float" office:value="21" calcext:value-type="float">
            <text:p>21</text:p>
          </table:table-cell>
          <table:table-cell table:formula="of:=ROUND((1-(COS((0.01*[.C42]*PI())/2) ))*15)" office:value-type="float" office:value="3" calcext:value-type="float">
            <text:p>3</text:p>
          </table:table-cell>
          <table:table-cell table:formula="of:=ROUND((1-(COS((0.01*[.C42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ROUND(((0.01*[.C43])*(0.01*[.C43])*(0.01*[.C43]))*4500000)" office:value-type="float" office:value="333396" calcext:value-type="float">
            <text:p>333396</text:p>
          </table:table-cell>
          <table:table-cell table:formula="of:=ROUND((1-(COS((0.01*[.C43]*PI())/2) ))*6800 +100)" office:value-type="float" office:value="1527" calcext:value-type="float">
            <text:p>1527</text:p>
          </table:table-cell>
          <table:table-cell table:formula="of:=ROUND(SIN((0.01*[.C43]*PI())/2)*7400)" office:value-type="float" office:value="4536" calcext:value-type="float">
            <text:p>4536</text:p>
          </table:table-cell>
          <table:table-cell table:formula="of:=ROUND((1-(COS((0.01*[.C43]*PI())/2) ))*7)" office:value-type="float" office:value="1" calcext:value-type="float">
            <text:p>1</text:p>
          </table:table-cell>
          <table:table-cell table:formula="of:=ROUND(SIN( (0.01*[.C43]*PI() )/2 ) * 30)" office:value-type="float" office:value="18" calcext:value-type="float">
            <text:p>18</text:p>
          </table:table-cell>
          <table:table-cell table:formula="of:=ROUND(SIN((0.01*[.C43]*PI())/2)*35)" office:value-type="float" office:value="21" calcext:value-type="float">
            <text:p>21</text:p>
          </table:table-cell>
          <table:table-cell table:formula="of:=ROUND((1-(COS((0.01*[.C43]*PI())/2) ))*15)" office:value-type="float" office:value="3" calcext:value-type="float">
            <text:p>3</text:p>
          </table:table-cell>
          <table:table-cell table:formula="of:=ROUND((1-(COS((0.01*[.C43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ROUND(((0.01*[.C44])*(0.01*[.C44])*(0.01*[.C44]))*4500000)" office:value-type="float" office:value="357782" calcext:value-type="float">
            <text:p>357782</text:p>
          </table:table-cell>
          <table:table-cell table:formula="of:=ROUND((1-(COS((0.01*[.C44]*PI())/2) ))*6800 +100)" office:value-type="float" office:value="1593" calcext:value-type="float">
            <text:p>1593</text:p>
          </table:table-cell>
          <table:table-cell table:formula="of:=ROUND(SIN((0.01*[.C44]*PI())/2)*7400)" office:value-type="float" office:value="4627" calcext:value-type="float">
            <text:p>4627</text:p>
          </table:table-cell>
          <table:table-cell table:formula="of:=ROUND((1-(COS((0.01*[.C44]*PI())/2) ))*7)" office:value-type="float" office:value="2" calcext:value-type="float">
            <text:p>2</text:p>
          </table:table-cell>
          <table:table-cell table:formula="of:=ROUND(SIN( (0.01*[.C44]*PI() )/2 ) * 30)" office:value-type="float" office:value="19" calcext:value-type="float">
            <text:p>19</text:p>
          </table:table-cell>
          <table:table-cell table:formula="of:=ROUND(SIN((0.01*[.C44]*PI())/2)*35)" office:value-type="float" office:value="22" calcext:value-type="float">
            <text:p>22</text:p>
          </table:table-cell>
          <table:table-cell table:formula="of:=ROUND((1-(COS((0.01*[.C44]*PI())/2) ))*15)" office:value-type="float" office:value="3" calcext:value-type="float">
            <text:p>3</text:p>
          </table:table-cell>
          <table:table-cell table:formula="of:=ROUND((1-(COS((0.01*[.C44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ROUND(((0.01*[.C45])*(0.01*[.C45])*(0.01*[.C45]))*4500000)" office:value-type="float" office:value="383328" calcext:value-type="float">
            <text:p>383328</text:p>
          </table:table-cell>
          <table:table-cell table:formula="of:=ROUND((1-(COS((0.01*[.C45]*PI())/2) ))*6800 +100)" office:value-type="float" office:value="1661" calcext:value-type="float">
            <text:p>1661</text:p>
          </table:table-cell>
          <table:table-cell table:formula="of:=ROUND(SIN((0.01*[.C45]*PI())/2)*7400)" office:value-type="float" office:value="4717" calcext:value-type="float">
            <text:p>4717</text:p>
          </table:table-cell>
          <table:table-cell table:formula="of:=ROUND((1-(COS((0.01*[.C45]*PI())/2) ))*7)" office:value-type="float" office:value="2" calcext:value-type="float">
            <text:p>2</text:p>
          </table:table-cell>
          <table:table-cell table:formula="of:=ROUND(SIN( (0.01*[.C45]*PI() )/2 ) * 30)" office:value-type="float" office:value="19" calcext:value-type="float">
            <text:p>19</text:p>
          </table:table-cell>
          <table:table-cell table:formula="of:=ROUND(SIN((0.01*[.C45]*PI())/2)*35)" office:value-type="float" office:value="22" calcext:value-type="float">
            <text:p>22</text:p>
          </table:table-cell>
          <table:table-cell table:formula="of:=ROUND((1-(COS((0.01*[.C45]*PI())/2) ))*15)" office:value-type="float" office:value="3" calcext:value-type="float">
            <text:p>3</text:p>
          </table:table-cell>
          <table:table-cell table:formula="of:=ROUND((1-(COS((0.01*[.C45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ROUND(((0.01*[.C46])*(0.01*[.C46])*(0.01*[.C46]))*4500000)" office:value-type="float" office:value="410063" calcext:value-type="float">
            <text:p>410063</text:p>
          </table:table-cell>
          <table:table-cell table:formula="of:=ROUND((1-(COS((0.01*[.C46]*PI())/2) ))*6800 +100)" office:value-type="float" office:value="1729" calcext:value-type="float">
            <text:p>1729</text:p>
          </table:table-cell>
          <table:table-cell table:formula="of:=ROUND(SIN((0.01*[.C46]*PI())/2)*7400)" office:value-type="float" office:value="4806" calcext:value-type="float">
            <text:p>4806</text:p>
          </table:table-cell>
          <table:table-cell table:formula="of:=ROUND((1-(COS((0.01*[.C46]*PI())/2) ))*7)" office:value-type="float" office:value="2" calcext:value-type="float">
            <text:p>2</text:p>
          </table:table-cell>
          <table:table-cell table:formula="of:=ROUND(SIN( (0.01*[.C46]*PI() )/2 ) * 30)" office:value-type="float" office:value="19" calcext:value-type="float">
            <text:p>19</text:p>
          </table:table-cell>
          <table:table-cell table:formula="of:=ROUND(SIN((0.01*[.C46]*PI())/2)*35)" office:value-type="float" office:value="23" calcext:value-type="float">
            <text:p>23</text:p>
          </table:table-cell>
          <table:table-cell table:formula="of:=ROUND((1-(COS((0.01*[.C46]*PI())/2) ))*15)" office:value-type="float" office:value="4" calcext:value-type="float">
            <text:p>4</text:p>
          </table:table-cell>
          <table:table-cell table:formula="of:=ROUND((1-(COS((0.01*[.C46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ROUND(((0.01*[.C47])*(0.01*[.C47])*(0.01*[.C47]))*4500000)" office:value-type="float" office:value="438012" calcext:value-type="float">
            <text:p>438012</text:p>
          </table:table-cell>
          <table:table-cell table:formula="of:=ROUND((1-(COS((0.01*[.C47]*PI())/2) ))*6800 +100)" office:value-type="float" office:value="1799" calcext:value-type="float">
            <text:p>1799</text:p>
          </table:table-cell>
          <table:table-cell table:formula="of:=ROUND(SIN((0.01*[.C47]*PI())/2)*7400)" office:value-type="float" office:value="4894" calcext:value-type="float">
            <text:p>4894</text:p>
          </table:table-cell>
          <table:table-cell table:formula="of:=ROUND((1-(COS((0.01*[.C47]*PI())/2) ))*7)" office:value-type="float" office:value="2" calcext:value-type="float">
            <text:p>2</text:p>
          </table:table-cell>
          <table:table-cell table:formula="of:=ROUND(SIN( (0.01*[.C47]*PI() )/2 ) * 30)" office:value-type="float" office:value="20" calcext:value-type="float">
            <text:p>20</text:p>
          </table:table-cell>
          <table:table-cell table:formula="of:=ROUND(SIN((0.01*[.C47]*PI())/2)*35)" office:value-type="float" office:value="23" calcext:value-type="float">
            <text:p>23</text:p>
          </table:table-cell>
          <table:table-cell table:formula="of:=ROUND((1-(COS((0.01*[.C47]*PI())/2) ))*15)" office:value-type="float" office:value="4" calcext:value-type="float">
            <text:p>4</text:p>
          </table:table-cell>
          <table:table-cell table:formula="of:=ROUND((1-(COS((0.01*[.C47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ROUND(((0.01*[.C48])*(0.01*[.C48])*(0.01*[.C48]))*4500000)" office:value-type="float" office:value="467204" calcext:value-type="float">
            <text:p>467204</text:p>
          </table:table-cell>
          <table:table-cell table:formula="of:=ROUND((1-(COS((0.01*[.C48]*PI())/2) ))*6800 +100)" office:value-type="float" office:value="1871" calcext:value-type="float">
            <text:p>1871</text:p>
          </table:table-cell>
          <table:table-cell table:formula="of:=ROUND(SIN((0.01*[.C48]*PI())/2)*7400)" office:value-type="float" office:value="4980" calcext:value-type="float">
            <text:p>4980</text:p>
          </table:table-cell>
          <table:table-cell table:formula="of:=ROUND((1-(COS((0.01*[.C48]*PI())/2) ))*7)" office:value-type="float" office:value="2" calcext:value-type="float">
            <text:p>2</text:p>
          </table:table-cell>
          <table:table-cell table:formula="of:=ROUND(SIN( (0.01*[.C48]*PI() )/2 ) * 30)" office:value-type="float" office:value="20" calcext:value-type="float">
            <text:p>20</text:p>
          </table:table-cell>
          <table:table-cell table:formula="of:=ROUND(SIN((0.01*[.C48]*PI())/2)*35)" office:value-type="float" office:value="24" calcext:value-type="float">
            <text:p>24</text:p>
          </table:table-cell>
          <table:table-cell table:formula="of:=ROUND((1-(COS((0.01*[.C48]*PI())/2) ))*15)" office:value-type="float" office:value="4" calcext:value-type="float">
            <text:p>4</text:p>
          </table:table-cell>
          <table:table-cell table:formula="of:=ROUND((1-(COS((0.01*[.C48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ROUND(((0.01*[.C49])*(0.01*[.C49])*(0.01*[.C49]))*4500000)" office:value-type="float" office:value="497664" calcext:value-type="float">
            <text:p>497664</text:p>
          </table:table-cell>
          <table:table-cell table:formula="of:=ROUND((1-(COS((0.01*[.C49]*PI())/2) ))*6800 +100)" office:value-type="float" office:value="1943" calcext:value-type="float">
            <text:p>1943</text:p>
          </table:table-cell>
          <table:table-cell table:formula="of:=ROUND(SIN((0.01*[.C49]*PI())/2)*7400)" office:value-type="float" office:value="5066" calcext:value-type="float">
            <text:p>5066</text:p>
          </table:table-cell>
          <table:table-cell table:formula="of:=ROUND((1-(COS((0.01*[.C49]*PI())/2) ))*7)" office:value-type="float" office:value="2" calcext:value-type="float">
            <text:p>2</text:p>
          </table:table-cell>
          <table:table-cell table:formula="of:=ROUND(SIN( (0.01*[.C49]*PI() )/2 ) * 30)" office:value-type="float" office:value="21" calcext:value-type="float">
            <text:p>21</text:p>
          </table:table-cell>
          <table:table-cell table:formula="of:=ROUND(SIN((0.01*[.C49]*PI())/2)*35)" office:value-type="float" office:value="24" calcext:value-type="float">
            <text:p>24</text:p>
          </table:table-cell>
          <table:table-cell table:formula="of:=ROUND((1-(COS((0.01*[.C49]*PI())/2) ))*15)" office:value-type="float" office:value="4" calcext:value-type="float">
            <text:p>4</text:p>
          </table:table-cell>
          <table:table-cell table:formula="of:=ROUND((1-(COS((0.01*[.C49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ROUND(((0.01*[.C50])*(0.01*[.C50])*(0.01*[.C50]))*4500000)" office:value-type="float" office:value="529421" calcext:value-type="float">
            <text:p>529421</text:p>
          </table:table-cell>
          <table:table-cell table:formula="of:=ROUND((1-(COS((0.01*[.C50]*PI())/2) ))*6800 +100)" office:value-type="float" office:value="2017" calcext:value-type="float">
            <text:p>2017</text:p>
          </table:table-cell>
          <table:table-cell table:formula="of:=ROUND(SIN((0.01*[.C50]*PI())/2)*7400)" office:value-type="float" office:value="5150" calcext:value-type="float">
            <text:p>5150</text:p>
          </table:table-cell>
          <table:table-cell table:formula="of:=ROUND((1-(COS((0.01*[.C50]*PI())/2) ))*7)" office:value-type="float" office:value="2" calcext:value-type="float">
            <text:p>2</text:p>
          </table:table-cell>
          <table:table-cell table:formula="of:=ROUND(SIN( (0.01*[.C50]*PI() )/2 ) * 30)" office:value-type="float" office:value="21" calcext:value-type="float">
            <text:p>21</text:p>
          </table:table-cell>
          <table:table-cell table:formula="of:=ROUND(SIN((0.01*[.C50]*PI())/2)*35)" office:value-type="float" office:value="24" calcext:value-type="float">
            <text:p>24</text:p>
          </table:table-cell>
          <table:table-cell table:formula="of:=ROUND((1-(COS((0.01*[.C50]*PI())/2) ))*15)" office:value-type="float" office:value="4" calcext:value-type="float">
            <text:p>4</text:p>
          </table:table-cell>
          <table:table-cell table:formula="of:=ROUND((1-(COS((0.01*[.C50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ROUND(((0.01*[.C51])*(0.01*[.C51])*(0.01*[.C51]))*4500000)" office:value-type="float" office:value="562500" calcext:value-type="float">
            <text:p>562500</text:p>
          </table:table-cell>
          <table:table-cell table:formula="of:=ROUND((1-(COS((0.01*[.C51]*PI())/2) ))*6800 +100)" office:value-type="float" office:value="2092" calcext:value-type="float">
            <text:p>2092</text:p>
          </table:table-cell>
          <table:table-cell table:formula="of:=ROUND(SIN((0.01*[.C51]*PI())/2)*7400)" office:value-type="float" office:value="5233" calcext:value-type="float">
            <text:p>5233</text:p>
          </table:table-cell>
          <table:table-cell table:formula="of:=ROUND((1-(COS((0.01*[.C51]*PI())/2) ))*7)" office:value-type="float" office:value="2" calcext:value-type="float">
            <text:p>2</text:p>
          </table:table-cell>
          <table:table-cell table:formula="of:=ROUND(SIN( (0.01*[.C51]*PI() )/2 ) * 30)" office:value-type="float" office:value="21" calcext:value-type="float">
            <text:p>21</text:p>
          </table:table-cell>
          <table:table-cell table:formula="of:=ROUND(SIN((0.01*[.C51]*PI())/2)*35)" office:value-type="float" office:value="25" calcext:value-type="float">
            <text:p>25</text:p>
          </table:table-cell>
          <table:table-cell table:formula="of:=ROUND((1-(COS((0.01*[.C51]*PI())/2) ))*15)" office:value-type="float" office:value="4" calcext:value-type="float">
            <text:p>4</text:p>
          </table:table-cell>
          <table:table-cell table:formula="of:=ROUND((1-(COS((0.01*[.C51]*PI())/2) ))*5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ROUND(((0.01*[.C52])*(0.01*[.C52])*(0.01*[.C52]))*4500000)" office:value-type="float" office:value="596930" calcext:value-type="float">
            <text:p>596930</text:p>
          </table:table-cell>
          <table:table-cell table:formula="of:=ROUND((1-(COS((0.01*[.C52]*PI())/2) ))*6800 +100)" office:value-type="float" office:value="2168" calcext:value-type="float">
            <text:p>2168</text:p>
          </table:table-cell>
          <table:table-cell table:formula="of:=ROUND(SIN((0.01*[.C52]*PI())/2)*7400)" office:value-type="float" office:value="5314" calcext:value-type="float">
            <text:p>5314</text:p>
          </table:table-cell>
          <table:table-cell table:formula="of:=ROUND((1-(COS((0.01*[.C52]*PI())/2) ))*7)" office:value-type="float" office:value="2" calcext:value-type="float">
            <text:p>2</text:p>
          </table:table-cell>
          <table:table-cell table:formula="of:=ROUND(SIN( (0.01*[.C52]*PI() )/2 ) * 30)" office:value-type="float" office:value="22" calcext:value-type="float">
            <text:p>22</text:p>
          </table:table-cell>
          <table:table-cell table:formula="of:=ROUND(SIN((0.01*[.C52]*PI())/2)*35)" office:value-type="float" office:value="25" calcext:value-type="float">
            <text:p>25</text:p>
          </table:table-cell>
          <table:table-cell table:formula="of:=ROUND((1-(COS((0.01*[.C52]*PI())/2) ))*15)" office:value-type="float" office:value="5" calcext:value-type="float">
            <text:p>5</text:p>
          </table:table-cell>
          <table:table-cell table:formula="of:=ROUND((1-(COS((0.01*[.C52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ROUND(((0.01*[.C53])*(0.01*[.C53])*(0.01*[.C53]))*4500000)" office:value-type="float" office:value="632736" calcext:value-type="float">
            <text:p>632736</text:p>
          </table:table-cell>
          <table:table-cell table:formula="of:=ROUND((1-(COS((0.01*[.C53]*PI())/2) ))*6800 +100)" office:value-type="float" office:value="2245" calcext:value-type="float">
            <text:p>2245</text:p>
          </table:table-cell>
          <table:table-cell table:formula="of:=ROUND(SIN((0.01*[.C53]*PI())/2)*7400)" office:value-type="float" office:value="5394" calcext:value-type="float">
            <text:p>5394</text:p>
          </table:table-cell>
          <table:table-cell table:formula="of:=ROUND((1-(COS((0.01*[.C53]*PI())/2) ))*7)" office:value-type="float" office:value="2" calcext:value-type="float">
            <text:p>2</text:p>
          </table:table-cell>
          <table:table-cell table:formula="of:=ROUND(SIN( (0.01*[.C53]*PI() )/2 ) * 30)" office:value-type="float" office:value="22" calcext:value-type="float">
            <text:p>22</text:p>
          </table:table-cell>
          <table:table-cell table:formula="of:=ROUND(SIN((0.01*[.C53]*PI())/2)*35)" office:value-type="float" office:value="26" calcext:value-type="float">
            <text:p>26</text:p>
          </table:table-cell>
          <table:table-cell table:formula="of:=ROUND((1-(COS((0.01*[.C53]*PI())/2) ))*15)" office:value-type="float" office:value="5" calcext:value-type="float">
            <text:p>5</text:p>
          </table:table-cell>
          <table:table-cell table:formula="of:=ROUND((1-(COS((0.01*[.C53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ROUND(((0.01*[.C54])*(0.01*[.C54])*(0.01*[.C54]))*4500000)" office:value-type="float" office:value="669947" calcext:value-type="float">
            <text:p>669947</text:p>
          </table:table-cell>
          <table:table-cell table:formula="of:=ROUND((1-(COS((0.01*[.C54]*PI())/2) ))*6800 +100)" office:value-type="float" office:value="2324" calcext:value-type="float">
            <text:p>2324</text:p>
          </table:table-cell>
          <table:table-cell table:formula="of:=ROUND(SIN((0.01*[.C54]*PI())/2)*7400)" office:value-type="float" office:value="5473" calcext:value-type="float">
            <text:p>5473</text:p>
          </table:table-cell>
          <table:table-cell table:formula="of:=ROUND((1-(COS((0.01*[.C54]*PI())/2) ))*7)" office:value-type="float" office:value="2" calcext:value-type="float">
            <text:p>2</text:p>
          </table:table-cell>
          <table:table-cell table:formula="of:=ROUND(SIN( (0.01*[.C54]*PI() )/2 ) * 30)" office:value-type="float" office:value="22" calcext:value-type="float">
            <text:p>22</text:p>
          </table:table-cell>
          <table:table-cell table:formula="of:=ROUND(SIN((0.01*[.C54]*PI())/2)*35)" office:value-type="float" office:value="26" calcext:value-type="float">
            <text:p>26</text:p>
          </table:table-cell>
          <table:table-cell table:formula="of:=ROUND((1-(COS((0.01*[.C54]*PI())/2) ))*15)" office:value-type="float" office:value="5" calcext:value-type="float">
            <text:p>5</text:p>
          </table:table-cell>
          <table:table-cell table:formula="of:=ROUND((1-(COS((0.01*[.C54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ROUND(((0.01*[.C55])*(0.01*[.C55])*(0.01*[.C55]))*4500000)" office:value-type="float" office:value="708588" calcext:value-type="float">
            <text:p>708588</text:p>
          </table:table-cell>
          <table:table-cell table:formula="of:=ROUND((1-(COS((0.01*[.C55]*PI())/2) ))*6800 +100)" office:value-type="float" office:value="2403" calcext:value-type="float">
            <text:p>2403</text:p>
          </table:table-cell>
          <table:table-cell table:formula="of:=ROUND(SIN((0.01*[.C55]*PI())/2)*7400)" office:value-type="float" office:value="5551" calcext:value-type="float">
            <text:p>5551</text:p>
          </table:table-cell>
          <table:table-cell table:formula="of:=ROUND((1-(COS((0.01*[.C55]*PI())/2) ))*7)" office:value-type="float" office:value="2" calcext:value-type="float">
            <text:p>2</text:p>
          </table:table-cell>
          <table:table-cell table:formula="of:=ROUND(SIN( (0.01*[.C55]*PI() )/2 ) * 30)" office:value-type="float" office:value="23" calcext:value-type="float">
            <text:p>23</text:p>
          </table:table-cell>
          <table:table-cell table:formula="of:=ROUND(SIN((0.01*[.C55]*PI())/2)*35)" office:value-type="float" office:value="26" calcext:value-type="float">
            <text:p>26</text:p>
          </table:table-cell>
          <table:table-cell table:formula="of:=ROUND((1-(COS((0.01*[.C55]*PI())/2) ))*15)" office:value-type="float" office:value="5" calcext:value-type="float">
            <text:p>5</text:p>
          </table:table-cell>
          <table:table-cell table:formula="of:=ROUND((1-(COS((0.01*[.C55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ROUND(((0.01*[.C56])*(0.01*[.C56])*(0.01*[.C56]))*4500000)" office:value-type="float" office:value="748688" calcext:value-type="float">
            <text:p>748688</text:p>
          </table:table-cell>
          <table:table-cell table:formula="of:=ROUND((1-(COS((0.01*[.C56]*PI())/2) ))*6800 +100)" office:value-type="float" office:value="2484" calcext:value-type="float">
            <text:p>2484</text:p>
          </table:table-cell>
          <table:table-cell table:formula="of:=ROUND(SIN((0.01*[.C56]*PI())/2)*7400)" office:value-type="float" office:value="5627" calcext:value-type="float">
            <text:p>5627</text:p>
          </table:table-cell>
          <table:table-cell table:formula="of:=ROUND((1-(COS((0.01*[.C56]*PI())/2) ))*7)" office:value-type="float" office:value="2" calcext:value-type="float">
            <text:p>2</text:p>
          </table:table-cell>
          <table:table-cell table:formula="of:=ROUND(SIN( (0.01*[.C56]*PI() )/2 ) * 30)" office:value-type="float" office:value="23" calcext:value-type="float">
            <text:p>23</text:p>
          </table:table-cell>
          <table:table-cell table:formula="of:=ROUND(SIN((0.01*[.C56]*PI())/2)*35)" office:value-type="float" office:value="27" calcext:value-type="float">
            <text:p>27</text:p>
          </table:table-cell>
          <table:table-cell table:formula="of:=ROUND((1-(COS((0.01*[.C56]*PI())/2) ))*15)" office:value-type="float" office:value="5" calcext:value-type="float">
            <text:p>5</text:p>
          </table:table-cell>
          <table:table-cell table:formula="of:=ROUND((1-(COS((0.01*[.C56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ROUND(((0.01*[.C57])*(0.01*[.C57])*(0.01*[.C57]))*4500000)" office:value-type="float" office:value="790272" calcext:value-type="float">
            <text:p>790272</text:p>
          </table:table-cell>
          <table:table-cell table:formula="of:=ROUND((1-(COS((0.01*[.C57]*PI())/2) ))*6800 +100)" office:value-type="float" office:value="2566" calcext:value-type="float">
            <text:p>2566</text:p>
          </table:table-cell>
          <table:table-cell table:formula="of:=ROUND(SIN((0.01*[.C57]*PI())/2)*7400)" office:value-type="float" office:value="5702" calcext:value-type="float">
            <text:p>5702</text:p>
          </table:table-cell>
          <table:table-cell table:formula="of:=ROUND((1-(COS((0.01*[.C57]*PI())/2) ))*7)" office:value-type="float" office:value="3" calcext:value-type="float">
            <text:p>3</text:p>
          </table:table-cell>
          <table:table-cell table:formula="of:=ROUND(SIN( (0.01*[.C57]*PI() )/2 ) * 30)" office:value-type="float" office:value="23" calcext:value-type="float">
            <text:p>23</text:p>
          </table:table-cell>
          <table:table-cell table:formula="of:=ROUND(SIN((0.01*[.C57]*PI())/2)*35)" office:value-type="float" office:value="27" calcext:value-type="float">
            <text:p>27</text:p>
          </table:table-cell>
          <table:table-cell table:formula="of:=ROUND((1-(COS((0.01*[.C57]*PI())/2) ))*15)" office:value-type="float" office:value="5" calcext:value-type="float">
            <text:p>5</text:p>
          </table:table-cell>
          <table:table-cell table:formula="of:=ROUND((1-(COS((0.01*[.C57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ROUND(((0.01*[.C58])*(0.01*[.C58])*(0.01*[.C58]))*4500000)" office:value-type="float" office:value="833369" calcext:value-type="float">
            <text:p>833369</text:p>
          </table:table-cell>
          <table:table-cell table:formula="of:=ROUND((1-(COS((0.01*[.C58]*PI())/2) ))*6800 +100)" office:value-type="float" office:value="2648" calcext:value-type="float">
            <text:p>2648</text:p>
          </table:table-cell>
          <table:table-cell table:formula="of:=ROUND(SIN((0.01*[.C58]*PI())/2)*7400)" office:value-type="float" office:value="5775" calcext:value-type="float">
            <text:p>5775</text:p>
          </table:table-cell>
          <table:table-cell table:formula="of:=ROUND((1-(COS((0.01*[.C58]*PI())/2) ))*7)" office:value-type="float" office:value="3" calcext:value-type="float">
            <text:p>3</text:p>
          </table:table-cell>
          <table:table-cell table:formula="of:=ROUND(SIN( (0.01*[.C58]*PI() )/2 ) * 30)" office:value-type="float" office:value="23" calcext:value-type="float">
            <text:p>23</text:p>
          </table:table-cell>
          <table:table-cell table:formula="of:=ROUND(SIN((0.01*[.C58]*PI())/2)*35)" office:value-type="float" office:value="27" calcext:value-type="float">
            <text:p>27</text:p>
          </table:table-cell>
          <table:table-cell table:formula="of:=ROUND((1-(COS((0.01*[.C58]*PI())/2) ))*15)" office:value-type="float" office:value="6" calcext:value-type="float">
            <text:p>6</text:p>
          </table:table-cell>
          <table:table-cell table:formula="of:=ROUND((1-(COS((0.01*[.C58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ROUND(((0.01*[.C59])*(0.01*[.C59])*(0.01*[.C59]))*4500000)" office:value-type="float" office:value="878004" calcext:value-type="float">
            <text:p>878004</text:p>
          </table:table-cell>
          <table:table-cell table:formula="of:=ROUND((1-(COS((0.01*[.C59]*PI())/2) ))*6800 +100)" office:value-type="float" office:value="2732" calcext:value-type="float">
            <text:p>2732</text:p>
          </table:table-cell>
          <table:table-cell table:formula="of:=ROUND(SIN((0.01*[.C59]*PI())/2)*7400)" office:value-type="float" office:value="5847" calcext:value-type="float">
            <text:p>5847</text:p>
          </table:table-cell>
          <table:table-cell table:formula="of:=ROUND((1-(COS((0.01*[.C59]*PI())/2) ))*7)" office:value-type="float" office:value="3" calcext:value-type="float">
            <text:p>3</text:p>
          </table:table-cell>
          <table:table-cell table:formula="of:=ROUND(SIN( (0.01*[.C59]*PI() )/2 ) * 30)" office:value-type="float" office:value="24" calcext:value-type="float">
            <text:p>24</text:p>
          </table:table-cell>
          <table:table-cell table:formula="of:=ROUND(SIN((0.01*[.C59]*PI())/2)*35)" office:value-type="float" office:value="28" calcext:value-type="float">
            <text:p>28</text:p>
          </table:table-cell>
          <table:table-cell table:formula="of:=ROUND((1-(COS((0.01*[.C59]*PI())/2) ))*15)" office:value-type="float" office:value="6" calcext:value-type="float">
            <text:p>6</text:p>
          </table:table-cell>
          <table:table-cell table:formula="of:=ROUND((1-(COS((0.01*[.C59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ROUND(((0.01*[.C60])*(0.01*[.C60])*(0.01*[.C60]))*4500000)" office:value-type="float" office:value="924205" calcext:value-type="float">
            <text:p>924205</text:p>
          </table:table-cell>
          <table:table-cell table:formula="of:=ROUND((1-(COS((0.01*[.C60]*PI())/2) ))*6800 +100)" office:value-type="float" office:value="2817" calcext:value-type="float">
            <text:p>2817</text:p>
          </table:table-cell>
          <table:table-cell table:formula="of:=ROUND(SIN((0.01*[.C60]*PI())/2)*7400)" office:value-type="float" office:value="5918" calcext:value-type="float">
            <text:p>5918</text:p>
          </table:table-cell>
          <table:table-cell table:formula="of:=ROUND((1-(COS((0.01*[.C60]*PI())/2) ))*7)" office:value-type="float" office:value="3" calcext:value-type="float">
            <text:p>3</text:p>
          </table:table-cell>
          <table:table-cell table:formula="of:=ROUND(SIN( (0.01*[.C60]*PI() )/2 ) * 30)" office:value-type="float" office:value="24" calcext:value-type="float">
            <text:p>24</text:p>
          </table:table-cell>
          <table:table-cell table:formula="of:=ROUND(SIN((0.01*[.C60]*PI())/2)*35)" office:value-type="float" office:value="28" calcext:value-type="float">
            <text:p>28</text:p>
          </table:table-cell>
          <table:table-cell table:formula="of:=ROUND((1-(COS((0.01*[.C60]*PI())/2) ))*15)" office:value-type="float" office:value="6" calcext:value-type="float">
            <text:p>6</text:p>
          </table:table-cell>
          <table:table-cell table:formula="of:=ROUND((1-(COS((0.01*[.C60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ROUND(((0.01*[.C61])*(0.01*[.C61])*(0.01*[.C61]))*4500000)" office:value-type="float" office:value="972000" calcext:value-type="float">
            <text:p>972000</text:p>
          </table:table-cell>
          <table:table-cell table:formula="of:=ROUND((1-(COS((0.01*[.C61]*PI())/2) ))*6800 +100)" office:value-type="float" office:value="2903" calcext:value-type="float">
            <text:p>2903</text:p>
          </table:table-cell>
          <table:table-cell table:formula="of:=ROUND(SIN((0.01*[.C61]*PI())/2)*7400)" office:value-type="float" office:value="5987" calcext:value-type="float">
            <text:p>5987</text:p>
          </table:table-cell>
          <table:table-cell table:formula="of:=ROUND((1-(COS((0.01*[.C61]*PI())/2) ))*7)" office:value-type="float" office:value="3" calcext:value-type="float">
            <text:p>3</text:p>
          </table:table-cell>
          <table:table-cell table:formula="of:=ROUND(SIN( (0.01*[.C61]*PI() )/2 ) * 30)" office:value-type="float" office:value="24" calcext:value-type="float">
            <text:p>24</text:p>
          </table:table-cell>
          <table:table-cell table:formula="of:=ROUND(SIN((0.01*[.C61]*PI())/2)*35)" office:value-type="float" office:value="28" calcext:value-type="float">
            <text:p>28</text:p>
          </table:table-cell>
          <table:table-cell table:formula="of:=ROUND((1-(COS((0.01*[.C61]*PI())/2) ))*15)" office:value-type="float" office:value="6" calcext:value-type="float">
            <text:p>6</text:p>
          </table:table-cell>
          <table:table-cell table:formula="of:=ROUND((1-(COS((0.01*[.C61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ROUND(((0.01*[.C62])*(0.01*[.C62])*(0.01*[.C62]))*4500000)" office:value-type="float" office:value="1021415" calcext:value-type="float">
            <text:p>1021415</text:p>
          </table:table-cell>
          <table:table-cell table:formula="of:=ROUND((1-(COS((0.01*[.C62]*PI())/2) ))*6800 +100)" office:value-type="float" office:value="2990" calcext:value-type="float">
            <text:p>2990</text:p>
          </table:table-cell>
          <table:table-cell table:formula="of:=ROUND(SIN((0.01*[.C62]*PI())/2)*7400)" office:value-type="float" office:value="6054" calcext:value-type="float">
            <text:p>6054</text:p>
          </table:table-cell>
          <table:table-cell table:formula="of:=ROUND((1-(COS((0.01*[.C62]*PI())/2) ))*7)" office:value-type="float" office:value="3" calcext:value-type="float">
            <text:p>3</text:p>
          </table:table-cell>
          <table:table-cell table:formula="of:=ROUND(SIN( (0.01*[.C62]*PI() )/2 ) * 30)" office:value-type="float" office:value="25" calcext:value-type="float">
            <text:p>25</text:p>
          </table:table-cell>
          <table:table-cell table:formula="of:=ROUND(SIN((0.01*[.C62]*PI())/2)*35)" office:value-type="float" office:value="29" calcext:value-type="float">
            <text:p>29</text:p>
          </table:table-cell>
          <table:table-cell table:formula="of:=ROUND((1-(COS((0.01*[.C62]*PI())/2) ))*15)" office:value-type="float" office:value="6" calcext:value-type="float">
            <text:p>6</text:p>
          </table:table-cell>
          <table:table-cell table:formula="of:=ROUND((1-(COS((0.01*[.C62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ROUND(((0.01*[.C63])*(0.01*[.C63])*(0.01*[.C63]))*4500000)" office:value-type="float" office:value="1072476" calcext:value-type="float">
            <text:p>1072476</text:p>
          </table:table-cell>
          <table:table-cell table:formula="of:=ROUND((1-(COS((0.01*[.C63]*PI())/2) ))*6800 +100)" office:value-type="float" office:value="3078" calcext:value-type="float">
            <text:p>3078</text:p>
          </table:table-cell>
          <table:table-cell table:formula="of:=ROUND(SIN((0.01*[.C63]*PI())/2)*7400)" office:value-type="float" office:value="6120" calcext:value-type="float">
            <text:p>6120</text:p>
          </table:table-cell>
          <table:table-cell table:formula="of:=ROUND((1-(COS((0.01*[.C63]*PI())/2) ))*7)" office:value-type="float" office:value="3" calcext:value-type="float">
            <text:p>3</text:p>
          </table:table-cell>
          <table:table-cell table:formula="of:=ROUND(SIN( (0.01*[.C63]*PI() )/2 ) * 30)" office:value-type="float" office:value="25" calcext:value-type="float">
            <text:p>25</text:p>
          </table:table-cell>
          <table:table-cell table:formula="of:=ROUND(SIN((0.01*[.C63]*PI())/2)*35)" office:value-type="float" office:value="29" calcext:value-type="float">
            <text:p>29</text:p>
          </table:table-cell>
          <table:table-cell table:formula="of:=ROUND((1-(COS((0.01*[.C63]*PI())/2) ))*15)" office:value-type="float" office:value="7" calcext:value-type="float">
            <text:p>7</text:p>
          </table:table-cell>
          <table:table-cell table:formula="of:=ROUND((1-(COS((0.01*[.C63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ROUND(((0.01*[.C64])*(0.01*[.C64])*(0.01*[.C64]))*4500000)" office:value-type="float" office:value="1125212" calcext:value-type="float">
            <text:p>1125212</text:p>
          </table:table-cell>
          <table:table-cell table:formula="of:=ROUND((1-(COS((0.01*[.C64]*PI())/2) ))*6800 +100)" office:value-type="float" office:value="3167" calcext:value-type="float">
            <text:p>3167</text:p>
          </table:table-cell>
          <table:table-cell table:formula="of:=ROUND(SIN((0.01*[.C64]*PI())/2)*7400)" office:value-type="float" office:value="6185" calcext:value-type="float">
            <text:p>6185</text:p>
          </table:table-cell>
          <table:table-cell table:formula="of:=ROUND((1-(COS((0.01*[.C64]*PI())/2) ))*7)" office:value-type="float" office:value="3" calcext:value-type="float">
            <text:p>3</text:p>
          </table:table-cell>
          <table:table-cell table:formula="of:=ROUND(SIN( (0.01*[.C64]*PI() )/2 ) * 30)" office:value-type="float" office:value="25" calcext:value-type="float">
            <text:p>25</text:p>
          </table:table-cell>
          <table:table-cell table:formula="of:=ROUND(SIN((0.01*[.C64]*PI())/2)*35)" office:value-type="float" office:value="29" calcext:value-type="float">
            <text:p>29</text:p>
          </table:table-cell>
          <table:table-cell table:formula="of:=ROUND((1-(COS((0.01*[.C64]*PI())/2) ))*15)" office:value-type="float" office:value="7" calcext:value-type="float">
            <text:p>7</text:p>
          </table:table-cell>
          <table:table-cell table:formula="of:=ROUND((1-(COS((0.01*[.C64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ROUND(((0.01*[.C65])*(0.01*[.C65])*(0.01*[.C65]))*4500000)" office:value-type="float" office:value="1179648" calcext:value-type="float">
            <text:p>1179648</text:p>
          </table:table-cell>
          <table:table-cell table:formula="of:=ROUND((1-(COS((0.01*[.C65]*PI())/2) ))*6800 +100)" office:value-type="float" office:value="3256" calcext:value-type="float">
            <text:p>3256</text:p>
          </table:table-cell>
          <table:table-cell table:formula="of:=ROUND(SIN((0.01*[.C65]*PI())/2)*7400)" office:value-type="float" office:value="6248" calcext:value-type="float">
            <text:p>6248</text:p>
          </table:table-cell>
          <table:table-cell table:formula="of:=ROUND((1-(COS((0.01*[.C65]*PI())/2) ))*7)" office:value-type="float" office:value="3" calcext:value-type="float">
            <text:p>3</text:p>
          </table:table-cell>
          <table:table-cell table:formula="of:=ROUND(SIN( (0.01*[.C65]*PI() )/2 ) * 30)" office:value-type="float" office:value="25" calcext:value-type="float">
            <text:p>25</text:p>
          </table:table-cell>
          <table:table-cell table:formula="of:=ROUND(SIN((0.01*[.C65]*PI())/2)*35)" office:value-type="float" office:value="30" calcext:value-type="float">
            <text:p>30</text:p>
          </table:table-cell>
          <table:table-cell table:formula="of:=ROUND((1-(COS((0.01*[.C65]*PI())/2) ))*15)" office:value-type="float" office:value="7" calcext:value-type="float">
            <text:p>7</text:p>
          </table:table-cell>
          <table:table-cell table:formula="of:=ROUND((1-(COS((0.01*[.C65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ROUND(((0.01*[.C66])*(0.01*[.C66])*(0.01*[.C66]))*4500000)" office:value-type="float" office:value="1235813" calcext:value-type="float">
            <text:p>1235813</text:p>
          </table:table-cell>
          <table:table-cell table:formula="of:=ROUND((1-(COS((0.01*[.C66]*PI())/2) ))*6800 +100)" office:value-type="float" office:value="3347" calcext:value-type="float">
            <text:p>3347</text:p>
          </table:table-cell>
          <table:table-cell table:formula="of:=ROUND(SIN((0.01*[.C66]*PI())/2)*7400)" office:value-type="float" office:value="6310" calcext:value-type="float">
            <text:p>6310</text:p>
          </table:table-cell>
          <table:table-cell table:formula="of:=ROUND((1-(COS((0.01*[.C66]*PI())/2) ))*7)" office:value-type="float" office:value="3" calcext:value-type="float">
            <text:p>3</text:p>
          </table:table-cell>
          <table:table-cell table:formula="of:=ROUND(SIN( (0.01*[.C66]*PI() )/2 ) * 30)" office:value-type="float" office:value="26" calcext:value-type="float">
            <text:p>26</text:p>
          </table:table-cell>
          <table:table-cell table:formula="of:=ROUND(SIN((0.01*[.C66]*PI())/2)*35)" office:value-type="float" office:value="30" calcext:value-type="float">
            <text:p>30</text:p>
          </table:table-cell>
          <table:table-cell table:formula="of:=ROUND((1-(COS((0.01*[.C66]*PI())/2) ))*15)" office:value-type="float" office:value="7" calcext:value-type="float">
            <text:p>7</text:p>
          </table:table-cell>
          <table:table-cell table:formula="of:=ROUND((1-(COS((0.01*[.C66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ROUND(((0.01*[.C67])*(0.01*[.C67])*(0.01*[.C67]))*4500000)" office:value-type="float" office:value="1293732" calcext:value-type="float">
            <text:p>1293732</text:p>
          </table:table-cell>
          <table:table-cell table:formula="of:=ROUND((1-(COS((0.01*[.C67]*PI())/2) ))*6800 +100)" office:value-type="float" office:value="3439" calcext:value-type="float">
            <text:p>3439</text:p>
          </table:table-cell>
          <table:table-cell table:formula="of:=ROUND(SIN((0.01*[.C67]*PI())/2)*7400)" office:value-type="float" office:value="6369" calcext:value-type="float">
            <text:p>6369</text:p>
          </table:table-cell>
          <table:table-cell table:formula="of:=ROUND((1-(COS((0.01*[.C67]*PI())/2) ))*7)" office:value-type="float" office:value="3" calcext:value-type="float">
            <text:p>3</text:p>
          </table:table-cell>
          <table:table-cell table:formula="of:=ROUND(SIN( (0.01*[.C67]*PI() )/2 ) * 30)" office:value-type="float" office:value="26" calcext:value-type="float">
            <text:p>26</text:p>
          </table:table-cell>
          <table:table-cell table:formula="of:=ROUND(SIN((0.01*[.C67]*PI())/2)*35)" office:value-type="float" office:value="30" calcext:value-type="float">
            <text:p>30</text:p>
          </table:table-cell>
          <table:table-cell table:formula="of:=ROUND((1-(COS((0.01*[.C67]*PI())/2) ))*15)" office:value-type="float" office:value="7" calcext:value-type="float">
            <text:p>7</text:p>
          </table:table-cell>
          <table:table-cell table:formula="of:=ROUND((1-(COS((0.01*[.C67]*PI())/2) ))*5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ROUND(((0.01*[.C68])*(0.01*[.C68])*(0.01*[.C68]))*4500000)" office:value-type="float" office:value="1353434" calcext:value-type="float">
            <text:p>1353434</text:p>
          </table:table-cell>
          <table:table-cell table:formula="of:=ROUND((1-(COS((0.01*[.C68]*PI())/2) ))*6800 +100)" office:value-type="float" office:value="3531" calcext:value-type="float">
            <text:p>3531</text:p>
          </table:table-cell>
          <table:table-cell table:formula="of:=ROUND(SIN((0.01*[.C68]*PI())/2)*7400)" office:value-type="float" office:value="6428" calcext:value-type="float">
            <text:p>6428</text:p>
          </table:table-cell>
          <table:table-cell table:formula="of:=ROUND((1-(COS((0.01*[.C68]*PI())/2) ))*7)" office:value-type="float" office:value="4" calcext:value-type="float">
            <text:p>4</text:p>
          </table:table-cell>
          <table:table-cell table:formula="of:=ROUND(SIN( (0.01*[.C68]*PI() )/2 ) * 30)" office:value-type="float" office:value="26" calcext:value-type="float">
            <text:p>26</text:p>
          </table:table-cell>
          <table:table-cell table:formula="of:=ROUND(SIN((0.01*[.C68]*PI())/2)*35)" office:value-type="float" office:value="30" calcext:value-type="float">
            <text:p>30</text:p>
          </table:table-cell>
          <table:table-cell table:formula="of:=ROUND((1-(COS((0.01*[.C68]*PI())/2) ))*15)" office:value-type="float" office:value="8" calcext:value-type="float">
            <text:p>8</text:p>
          </table:table-cell>
          <table:table-cell table:formula="of:=ROUND((1-(COS((0.01*[.C68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ROUND(((0.01*[.C69])*(0.01*[.C69])*(0.01*[.C69]))*4500000)" office:value-type="float" office:value="1414944" calcext:value-type="float">
            <text:p>1414944</text:p>
          </table:table-cell>
          <table:table-cell table:formula="of:=ROUND((1-(COS((0.01*[.C69]*PI())/2) ))*6800 +100)" office:value-type="float" office:value="3624" calcext:value-type="float">
            <text:p>3624</text:p>
          </table:table-cell>
          <table:table-cell table:formula="of:=ROUND(SIN((0.01*[.C69]*PI())/2)*7400)" office:value-type="float" office:value="6485" calcext:value-type="float">
            <text:p>6485</text:p>
          </table:table-cell>
          <table:table-cell table:formula="of:=ROUND((1-(COS((0.01*[.C69]*PI())/2) ))*7)" office:value-type="float" office:value="4" calcext:value-type="float">
            <text:p>4</text:p>
          </table:table-cell>
          <table:table-cell table:formula="of:=ROUND(SIN( (0.01*[.C69]*PI() )/2 ) * 30)" office:value-type="float" office:value="26" calcext:value-type="float">
            <text:p>26</text:p>
          </table:table-cell>
          <table:table-cell table:formula="of:=ROUND(SIN((0.01*[.C69]*PI())/2)*35)" office:value-type="float" office:value="31" calcext:value-type="float">
            <text:p>31</text:p>
          </table:table-cell>
          <table:table-cell table:formula="of:=ROUND((1-(COS((0.01*[.C69]*PI())/2) ))*15)" office:value-type="float" office:value="8" calcext:value-type="float">
            <text:p>8</text:p>
          </table:table-cell>
          <table:table-cell table:formula="of:=ROUND((1-(COS((0.01*[.C69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ROUND(((0.01*[.C70])*(0.01*[.C70])*(0.01*[.C70]))*4500000)" office:value-type="float" office:value="1478291" calcext:value-type="float">
            <text:p>1478291</text:p>
          </table:table-cell>
          <table:table-cell table:formula="of:=ROUND((1-(COS((0.01*[.C70]*PI())/2) ))*6800 +100)" office:value-type="float" office:value="3718" calcext:value-type="float">
            <text:p>3718</text:p>
          </table:table-cell>
          <table:table-cell table:formula="of:=ROUND(SIN((0.01*[.C70]*PI())/2)*7400)" office:value-type="float" office:value="6540" calcext:value-type="float">
            <text:p>6540</text:p>
          </table:table-cell>
          <table:table-cell table:formula="of:=ROUND((1-(COS((0.01*[.C70]*PI())/2) ))*7)" office:value-type="float" office:value="4" calcext:value-type="float">
            <text:p>4</text:p>
          </table:table-cell>
          <table:table-cell table:formula="of:=ROUND(SIN( (0.01*[.C70]*PI() )/2 ) * 30)" office:value-type="float" office:value="27" calcext:value-type="float">
            <text:p>27</text:p>
          </table:table-cell>
          <table:table-cell table:formula="of:=ROUND(SIN((0.01*[.C70]*PI())/2)*35)" office:value-type="float" office:value="31" calcext:value-type="float">
            <text:p>31</text:p>
          </table:table-cell>
          <table:table-cell table:formula="of:=ROUND((1-(COS((0.01*[.C70]*PI())/2) ))*15)" office:value-type="float" office:value="8" calcext:value-type="float">
            <text:p>8</text:p>
          </table:table-cell>
          <table:table-cell table:formula="of:=ROUND((1-(COS((0.01*[.C70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ROUND(((0.01*[.C71])*(0.01*[.C71])*(0.01*[.C71]))*4500000)" office:value-type="float" office:value="1543500" calcext:value-type="float">
            <text:p>1543500</text:p>
          </table:table-cell>
          <table:table-cell table:formula="of:=ROUND((1-(COS((0.01*[.C71]*PI())/2) ))*6800 +100)" office:value-type="float" office:value="3813" calcext:value-type="float">
            <text:p>3813</text:p>
          </table:table-cell>
          <table:table-cell table:formula="of:=ROUND(SIN((0.01*[.C71]*PI())/2)*7400)" office:value-type="float" office:value="6593" calcext:value-type="float">
            <text:p>6593</text:p>
          </table:table-cell>
          <table:table-cell table:formula="of:=ROUND((1-(COS((0.01*[.C71]*PI())/2) ))*7)" office:value-type="float" office:value="4" calcext:value-type="float">
            <text:p>4</text:p>
          </table:table-cell>
          <table:table-cell table:formula="of:=ROUND(SIN( (0.01*[.C71]*PI() )/2 ) * 30)" office:value-type="float" office:value="27" calcext:value-type="float">
            <text:p>27</text:p>
          </table:table-cell>
          <table:table-cell table:formula="of:=ROUND(SIN((0.01*[.C71]*PI())/2)*35)" office:value-type="float" office:value="31" calcext:value-type="float">
            <text:p>31</text:p>
          </table:table-cell>
          <table:table-cell table:formula="of:=ROUND((1-(COS((0.01*[.C71]*PI())/2) ))*15)" office:value-type="float" office:value="8" calcext:value-type="float">
            <text:p>8</text:p>
          </table:table-cell>
          <table:table-cell table:formula="of:=ROUND((1-(COS((0.01*[.C71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ROUND(((0.01*[.C72])*(0.01*[.C72])*(0.01*[.C72]))*4500000)" office:value-type="float" office:value="1610600" calcext:value-type="float">
            <text:p>1610600</text:p>
          </table:table-cell>
          <table:table-cell table:formula="of:=ROUND((1-(COS((0.01*[.C72]*PI())/2) ))*6800 +100)" office:value-type="float" office:value="3908" calcext:value-type="float">
            <text:p>3908</text:p>
          </table:table-cell>
          <table:table-cell table:formula="of:=ROUND(SIN((0.01*[.C72]*PI())/2)*7400)" office:value-type="float" office:value="6645" calcext:value-type="float">
            <text:p>6645</text:p>
          </table:table-cell>
          <table:table-cell table:formula="of:=ROUND((1-(COS((0.01*[.C72]*PI())/2) ))*7)" office:value-type="float" office:value="4" calcext:value-type="float">
            <text:p>4</text:p>
          </table:table-cell>
          <table:table-cell table:formula="of:=ROUND(SIN( (0.01*[.C72]*PI() )/2 ) * 30)" office:value-type="float" office:value="27" calcext:value-type="float">
            <text:p>27</text:p>
          </table:table-cell>
          <table:table-cell table:formula="of:=ROUND(SIN((0.01*[.C72]*PI())/2)*35)" office:value-type="float" office:value="31" calcext:value-type="float">
            <text:p>31</text:p>
          </table:table-cell>
          <table:table-cell table:formula="of:=ROUND((1-(COS((0.01*[.C72]*PI())/2) ))*15)" office:value-type="float" office:value="8" calcext:value-type="float">
            <text:p>8</text:p>
          </table:table-cell>
          <table:table-cell table:formula="of:=ROUND((1-(COS((0.01*[.C72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ROUND(((0.01*[.C73])*(0.01*[.C73])*(0.01*[.C73]))*4500000)" office:value-type="float" office:value="1679616" calcext:value-type="float">
            <text:p>1679616</text:p>
          </table:table-cell>
          <table:table-cell table:formula="of:=ROUND((1-(COS((0.01*[.C73]*PI())/2) ))*6800 +100)" office:value-type="float" office:value="4005" calcext:value-type="float">
            <text:p>4005</text:p>
          </table:table-cell>
          <table:table-cell table:formula="of:=ROUND(SIN((0.01*[.C73]*PI())/2)*7400)" office:value-type="float" office:value="6696" calcext:value-type="float">
            <text:p>6696</text:p>
          </table:table-cell>
          <table:table-cell table:formula="of:=ROUND((1-(COS((0.01*[.C73]*PI())/2) ))*7)" office:value-type="float" office:value="4" calcext:value-type="float">
            <text:p>4</text:p>
          </table:table-cell>
          <table:table-cell table:formula="of:=ROUND(SIN( (0.01*[.C73]*PI() )/2 ) * 30)" office:value-type="float" office:value="27" calcext:value-type="float">
            <text:p>27</text:p>
          </table:table-cell>
          <table:table-cell table:formula="of:=ROUND(SIN((0.01*[.C73]*PI())/2)*35)" office:value-type="float" office:value="32" calcext:value-type="float">
            <text:p>32</text:p>
          </table:table-cell>
          <table:table-cell table:formula="of:=ROUND((1-(COS((0.01*[.C73]*PI())/2) ))*15)" office:value-type="float" office:value="9" calcext:value-type="float">
            <text:p>9</text:p>
          </table:table-cell>
          <table:table-cell table:formula="of:=ROUND((1-(COS((0.01*[.C73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ROUND(((0.01*[.C74])*(0.01*[.C74])*(0.01*[.C74]))*4500000)" office:value-type="float" office:value="1750576" calcext:value-type="float">
            <text:p>1750576</text:p>
          </table:table-cell>
          <table:table-cell table:formula="of:=ROUND((1-(COS((0.01*[.C74]*PI())/2) ))*6800 +100)" office:value-type="float" office:value="4102" calcext:value-type="float">
            <text:p>4102</text:p>
          </table:table-cell>
          <table:table-cell table:formula="of:=ROUND(SIN((0.01*[.C74]*PI())/2)*7400)" office:value-type="float" office:value="6744" calcext:value-type="float">
            <text:p>6744</text:p>
          </table:table-cell>
          <table:table-cell table:formula="of:=ROUND((1-(COS((0.01*[.C74]*PI())/2) ))*7)" office:value-type="float" office:value="4" calcext:value-type="float">
            <text:p>4</text:p>
          </table:table-cell>
          <table:table-cell table:formula="of:=ROUND(SIN( (0.01*[.C74]*PI() )/2 ) * 30)" office:value-type="float" office:value="27" calcext:value-type="float">
            <text:p>27</text:p>
          </table:table-cell>
          <table:table-cell table:formula="of:=ROUND(SIN((0.01*[.C74]*PI())/2)*35)" office:value-type="float" office:value="32" calcext:value-type="float">
            <text:p>32</text:p>
          </table:table-cell>
          <table:table-cell table:formula="of:=ROUND((1-(COS((0.01*[.C74]*PI())/2) ))*15)" office:value-type="float" office:value="9" calcext:value-type="float">
            <text:p>9</text:p>
          </table:table-cell>
          <table:table-cell table:formula="of:=ROUND((1-(COS((0.01*[.C74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ROUND(((0.01*[.C75])*(0.01*[.C75])*(0.01*[.C75]))*4500000)" office:value-type="float" office:value="1823508" calcext:value-type="float">
            <text:p>1823508</text:p>
          </table:table-cell>
          <table:table-cell table:formula="of:=ROUND((1-(COS((0.01*[.C75]*PI())/2) ))*6800 +100)" office:value-type="float" office:value="4199" calcext:value-type="float">
            <text:p>4199</text:p>
          </table:table-cell>
          <table:table-cell table:formula="of:=ROUND(SIN((0.01*[.C75]*PI())/2)*7400)" office:value-type="float" office:value="6791" calcext:value-type="float">
            <text:p>6791</text:p>
          </table:table-cell>
          <table:table-cell table:formula="of:=ROUND((1-(COS((0.01*[.C75]*PI())/2) ))*7)" office:value-type="float" office:value="4" calcext:value-type="float">
            <text:p>4</text:p>
          </table:table-cell>
          <table:table-cell table:formula="of:=ROUND(SIN( (0.01*[.C75]*PI() )/2 ) * 30)" office:value-type="float" office:value="28" calcext:value-type="float">
            <text:p>28</text:p>
          </table:table-cell>
          <table:table-cell table:formula="of:=ROUND(SIN((0.01*[.C75]*PI())/2)*35)" office:value-type="float" office:value="32" calcext:value-type="float">
            <text:p>32</text:p>
          </table:table-cell>
          <table:table-cell table:formula="of:=ROUND((1-(COS((0.01*[.C75]*PI())/2) ))*15)" office:value-type="float" office:value="9" calcext:value-type="float">
            <text:p>9</text:p>
          </table:table-cell>
          <table:table-cell table:formula="of:=ROUND((1-(COS((0.01*[.C75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ROUND(((0.01*[.C76])*(0.01*[.C76])*(0.01*[.C76]))*4500000)" office:value-type="float" office:value="1898438" calcext:value-type="float">
            <text:p>1898438</text:p>
          </table:table-cell>
          <table:table-cell table:formula="of:=ROUND((1-(COS((0.01*[.C76]*PI())/2) ))*6800 +100)" office:value-type="float" office:value="4298" calcext:value-type="float">
            <text:p>4298</text:p>
          </table:table-cell>
          <table:table-cell table:formula="of:=ROUND(SIN((0.01*[.C76]*PI())/2)*7400)" office:value-type="float" office:value="6837" calcext:value-type="float">
            <text:p>6837</text:p>
          </table:table-cell>
          <table:table-cell table:formula="of:=ROUND((1-(COS((0.01*[.C76]*PI())/2) ))*7)" office:value-type="float" office:value="4" calcext:value-type="float">
            <text:p>4</text:p>
          </table:table-cell>
          <table:table-cell table:formula="of:=ROUND(SIN( (0.01*[.C76]*PI() )/2 ) * 30)" office:value-type="float" office:value="28" calcext:value-type="float">
            <text:p>28</text:p>
          </table:table-cell>
          <table:table-cell table:formula="of:=ROUND(SIN((0.01*[.C76]*PI())/2)*35)" office:value-type="float" office:value="32" calcext:value-type="float">
            <text:p>32</text:p>
          </table:table-cell>
          <table:table-cell table:formula="of:=ROUND((1-(COS((0.01*[.C76]*PI())/2) ))*15)" office:value-type="float" office:value="9" calcext:value-type="float">
            <text:p>9</text:p>
          </table:table-cell>
          <table:table-cell table:formula="of:=ROUND((1-(COS((0.01*[.C76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ROUND(((0.01*[.C77])*(0.01*[.C77])*(0.01*[.C77]))*4500000)" office:value-type="float" office:value="1975392" calcext:value-type="float">
            <text:p>1975392</text:p>
          </table:table-cell>
          <table:table-cell table:formula="of:=ROUND((1-(COS((0.01*[.C77]*PI())/2) ))*6800 +100)" office:value-type="float" office:value="4397" calcext:value-type="float">
            <text:p>4397</text:p>
          </table:table-cell>
          <table:table-cell table:formula="of:=ROUND(SIN((0.01*[.C77]*PI())/2)*7400)" office:value-type="float" office:value="6880" calcext:value-type="float">
            <text:p>6880</text:p>
          </table:table-cell>
          <table:table-cell table:formula="of:=ROUND((1-(COS((0.01*[.C77]*PI())/2) ))*7)" office:value-type="float" office:value="4" calcext:value-type="float">
            <text:p>4</text:p>
          </table:table-cell>
          <table:table-cell table:formula="of:=ROUND(SIN( (0.01*[.C77]*PI() )/2 ) * 30)" office:value-type="float" office:value="28" calcext:value-type="float">
            <text:p>28</text:p>
          </table:table-cell>
          <table:table-cell table:formula="of:=ROUND(SIN((0.01*[.C77]*PI())/2)*35)" office:value-type="float" office:value="33" calcext:value-type="float">
            <text:p>33</text:p>
          </table:table-cell>
          <table:table-cell table:formula="of:=ROUND((1-(COS((0.01*[.C77]*PI())/2) ))*15)" office:value-type="float" office:value="9" calcext:value-type="float">
            <text:p>9</text:p>
          </table:table-cell>
          <table:table-cell table:formula="of:=ROUND((1-(COS((0.01*[.C77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ROUND(((0.01*[.C78])*(0.01*[.C78])*(0.01*[.C78]))*4500000)" office:value-type="float" office:value="2054399" calcext:value-type="float">
            <text:p>2054399</text:p>
          </table:table-cell>
          <table:table-cell table:formula="of:=ROUND((1-(COS((0.01*[.C78]*PI())/2) ))*6800 +100)" office:value-type="float" office:value="4496" calcext:value-type="float">
            <text:p>4496</text:p>
          </table:table-cell>
          <table:table-cell table:formula="of:=ROUND(SIN((0.01*[.C78]*PI())/2)*7400)" office:value-type="float" office:value="6922" calcext:value-type="float">
            <text:p>6922</text:p>
          </table:table-cell>
          <table:table-cell table:formula="of:=ROUND((1-(COS((0.01*[.C78]*PI())/2) ))*7)" office:value-type="float" office:value="5" calcext:value-type="float">
            <text:p>5</text:p>
          </table:table-cell>
          <table:table-cell table:formula="of:=ROUND(SIN( (0.01*[.C78]*PI() )/2 ) * 30)" office:value-type="float" office:value="28" calcext:value-type="float">
            <text:p>28</text:p>
          </table:table-cell>
          <table:table-cell table:formula="of:=ROUND(SIN((0.01*[.C78]*PI())/2)*35)" office:value-type="float" office:value="33" calcext:value-type="float">
            <text:p>33</text:p>
          </table:table-cell>
          <table:table-cell table:formula="of:=ROUND((1-(COS((0.01*[.C78]*PI())/2) ))*15)" office:value-type="float" office:value="10" calcext:value-type="float">
            <text:p>10</text:p>
          </table:table-cell>
          <table:table-cell table:formula="of:=ROUND((1-(COS((0.01*[.C78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ROUND(((0.01*[.C79])*(0.01*[.C79])*(0.01*[.C79]))*4500000)" office:value-type="float" office:value="2135484" calcext:value-type="float">
            <text:p>2135484</text:p>
          </table:table-cell>
          <table:table-cell table:formula="of:=ROUND((1-(COS((0.01*[.C79]*PI())/2) ))*6800 +100)" office:value-type="float" office:value="4597" calcext:value-type="float">
            <text:p>4597</text:p>
          </table:table-cell>
          <table:table-cell table:formula="of:=ROUND(SIN((0.01*[.C79]*PI())/2)*7400)" office:value-type="float" office:value="6963" calcext:value-type="float">
            <text:p>6963</text:p>
          </table:table-cell>
          <table:table-cell table:formula="of:=ROUND((1-(COS((0.01*[.C79]*PI())/2) ))*7)" office:value-type="float" office:value="5" calcext:value-type="float">
            <text:p>5</text:p>
          </table:table-cell>
          <table:table-cell table:formula="of:=ROUND(SIN( (0.01*[.C79]*PI() )/2 ) * 30)" office:value-type="float" office:value="28" calcext:value-type="float">
            <text:p>28</text:p>
          </table:table-cell>
          <table:table-cell table:formula="of:=ROUND(SIN((0.01*[.C79]*PI())/2)*35)" office:value-type="float" office:value="33" calcext:value-type="float">
            <text:p>33</text:p>
          </table:table-cell>
          <table:table-cell table:formula="of:=ROUND((1-(COS((0.01*[.C79]*PI())/2) ))*15)" office:value-type="float" office:value="10" calcext:value-type="float">
            <text:p>10</text:p>
          </table:table-cell>
          <table:table-cell table:formula="of:=ROUND((1-(COS((0.01*[.C79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ROUND(((0.01*[.C80])*(0.01*[.C80])*(0.01*[.C80]))*4500000)" office:value-type="float" office:value="2218676" calcext:value-type="float">
            <text:p>2218676</text:p>
          </table:table-cell>
          <table:table-cell table:formula="of:=ROUND((1-(COS((0.01*[.C80]*PI())/2) ))*6800 +100)" office:value-type="float" office:value="4697" calcext:value-type="float">
            <text:p>4697</text:p>
          </table:table-cell>
          <table:table-cell table:formula="of:=ROUND(SIN((0.01*[.C80]*PI())/2)*7400)" office:value-type="float" office:value="7001" calcext:value-type="float">
            <text:p>7001</text:p>
          </table:table-cell>
          <table:table-cell table:formula="of:=ROUND((1-(COS((0.01*[.C80]*PI())/2) ))*7)" office:value-type="float" office:value="5" calcext:value-type="float">
            <text:p>5</text:p>
          </table:table-cell>
          <table:table-cell table:formula="of:=ROUND(SIN( (0.01*[.C80]*PI() )/2 ) * 30)" office:value-type="float" office:value="28" calcext:value-type="float">
            <text:p>28</text:p>
          </table:table-cell>
          <table:table-cell table:formula="of:=ROUND(SIN((0.01*[.C80]*PI())/2)*35)" office:value-type="float" office:value="33" calcext:value-type="float">
            <text:p>33</text:p>
          </table:table-cell>
          <table:table-cell table:formula="of:=ROUND((1-(COS((0.01*[.C80]*PI())/2) ))*15)" office:value-type="float" office:value="10" calcext:value-type="float">
            <text:p>10</text:p>
          </table:table-cell>
          <table:table-cell table:formula="of:=ROUND((1-(COS((0.01*[.C80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ROUND(((0.01*[.C81])*(0.01*[.C81])*(0.01*[.C81]))*4500000)" office:value-type="float" office:value="2304000" calcext:value-type="float">
            <text:p>2304000</text:p>
          </table:table-cell>
          <table:table-cell table:formula="of:=ROUND((1-(COS((0.01*[.C81]*PI())/2) ))*6800 +100)" office:value-type="float" office:value="4799" calcext:value-type="float">
            <text:p>4799</text:p>
          </table:table-cell>
          <table:table-cell table:formula="of:=ROUND(SIN((0.01*[.C81]*PI())/2)*7400)" office:value-type="float" office:value="7038" calcext:value-type="float">
            <text:p>7038</text:p>
          </table:table-cell>
          <table:table-cell table:formula="of:=ROUND((1-(COS((0.01*[.C81]*PI())/2) ))*7)" office:value-type="float" office:value="5" calcext:value-type="float">
            <text:p>5</text:p>
          </table:table-cell>
          <table:table-cell table:formula="of:=ROUND(SIN( (0.01*[.C81]*PI() )/2 ) * 30)" office:value-type="float" office:value="29" calcext:value-type="float">
            <text:p>29</text:p>
          </table:table-cell>
          <table:table-cell table:formula="of:=ROUND(SIN((0.01*[.C81]*PI())/2)*35)" office:value-type="float" office:value="33" calcext:value-type="float">
            <text:p>33</text:p>
          </table:table-cell>
          <table:table-cell table:formula="of:=ROUND((1-(COS((0.01*[.C81]*PI())/2) ))*15)" office:value-type="float" office:value="10" calcext:value-type="float">
            <text:p>10</text:p>
          </table:table-cell>
          <table:table-cell table:formula="of:=ROUND((1-(COS((0.01*[.C81]*PI())/2) ))*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ROUND(((0.01*[.C82])*(0.01*[.C82])*(0.01*[.C82]))*4500000)" office:value-type="float" office:value="2391485" calcext:value-type="float">
            <text:p>2391485</text:p>
          </table:table-cell>
          <table:table-cell table:formula="of:=ROUND((1-(COS((0.01*[.C82]*PI())/2) ))*6800 +100)" office:value-type="float" office:value="4901" calcext:value-type="float">
            <text:p>4901</text:p>
          </table:table-cell>
          <table:table-cell table:formula="of:=ROUND(SIN((0.01*[.C82]*PI())/2)*7400)" office:value-type="float" office:value="7073" calcext:value-type="float">
            <text:p>7073</text:p>
          </table:table-cell>
          <table:table-cell table:formula="of:=ROUND((1-(COS((0.01*[.C82]*PI())/2) ))*7)" office:value-type="float" office:value="5" calcext:value-type="float">
            <text:p>5</text:p>
          </table:table-cell>
          <table:table-cell table:formula="of:=ROUND(SIN( (0.01*[.C82]*PI() )/2 ) * 30)" office:value-type="float" office:value="29" calcext:value-type="float">
            <text:p>29</text:p>
          </table:table-cell>
          <table:table-cell table:formula="of:=ROUND(SIN((0.01*[.C82]*PI())/2)*35)" office:value-type="float" office:value="33" calcext:value-type="float">
            <text:p>33</text:p>
          </table:table-cell>
          <table:table-cell table:formula="of:=ROUND((1-(COS((0.01*[.C82]*PI())/2) ))*15)" office:value-type="float" office:value="11" calcext:value-type="float">
            <text:p>11</text:p>
          </table:table-cell>
          <table:table-cell table:formula="of:=ROUND((1-(COS((0.01*[.C82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ROUND(((0.01*[.C83])*(0.01*[.C83])*(0.01*[.C83]))*4500000)" office:value-type="float" office:value="2481156" calcext:value-type="float">
            <text:p>2481156</text:p>
          </table:table-cell>
          <table:table-cell table:formula="of:=ROUND((1-(COS((0.01*[.C83]*PI())/2) ))*6800 +100)" office:value-type="float" office:value="5003" calcext:value-type="float">
            <text:p>5003</text:p>
          </table:table-cell>
          <table:table-cell table:formula="of:=ROUND(SIN((0.01*[.C83]*PI())/2)*7400)" office:value-type="float" office:value="7106" calcext:value-type="float">
            <text:p>7106</text:p>
          </table:table-cell>
          <table:table-cell table:formula="of:=ROUND((1-(COS((0.01*[.C83]*PI())/2) ))*7)" office:value-type="float" office:value="5" calcext:value-type="float">
            <text:p>5</text:p>
          </table:table-cell>
          <table:table-cell table:formula="of:=ROUND(SIN( (0.01*[.C83]*PI() )/2 ) * 30)" office:value-type="float" office:value="29" calcext:value-type="float">
            <text:p>29</text:p>
          </table:table-cell>
          <table:table-cell table:formula="of:=ROUND(SIN((0.01*[.C83]*PI())/2)*35)" office:value-type="float" office:value="34" calcext:value-type="float">
            <text:p>34</text:p>
          </table:table-cell>
          <table:table-cell table:formula="of:=ROUND((1-(COS((0.01*[.C83]*PI())/2) ))*15)" office:value-type="float" office:value="11" calcext:value-type="float">
            <text:p>11</text:p>
          </table:table-cell>
          <table:table-cell table:formula="of:=ROUND((1-(COS((0.01*[.C83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ROUND(((0.01*[.C84])*(0.01*[.C84])*(0.01*[.C84]))*4500000)" office:value-type="float" office:value="2573042" calcext:value-type="float">
            <text:p>2573042</text:p>
          </table:table-cell>
          <table:table-cell table:formula="of:=ROUND((1-(COS((0.01*[.C84]*PI())/2) ))*6800 +100)" office:value-type="float" office:value="5106" calcext:value-type="float">
            <text:p>5106</text:p>
          </table:table-cell>
          <table:table-cell table:formula="of:=ROUND(SIN((0.01*[.C84]*PI())/2)*7400)" office:value-type="float" office:value="7138" calcext:value-type="float">
            <text:p>7138</text:p>
          </table:table-cell>
          <table:table-cell table:formula="of:=ROUND((1-(COS((0.01*[.C84]*PI())/2) ))*7)" office:value-type="float" office:value="5" calcext:value-type="float">
            <text:p>5</text:p>
          </table:table-cell>
          <table:table-cell table:formula="of:=ROUND(SIN( (0.01*[.C84]*PI() )/2 ) * 30)" office:value-type="float" office:value="29" calcext:value-type="float">
            <text:p>29</text:p>
          </table:table-cell>
          <table:table-cell table:formula="of:=ROUND(SIN((0.01*[.C84]*PI())/2)*35)" office:value-type="float" office:value="34" calcext:value-type="float">
            <text:p>34</text:p>
          </table:table-cell>
          <table:table-cell table:formula="of:=ROUND((1-(COS((0.01*[.C84]*PI())/2) ))*15)" office:value-type="float" office:value="11" calcext:value-type="float">
            <text:p>11</text:p>
          </table:table-cell>
          <table:table-cell table:formula="of:=ROUND((1-(COS((0.01*[.C84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ROUND(((0.01*[.C85])*(0.01*[.C85])*(0.01*[.C85]))*4500000)" office:value-type="float" office:value="2667168" calcext:value-type="float">
            <text:p>2667168</text:p>
          </table:table-cell>
          <table:table-cell table:formula="of:=ROUND((1-(COS((0.01*[.C85]*PI())/2) ))*6800 +100)" office:value-type="float" office:value="5209" calcext:value-type="float">
            <text:p>5209</text:p>
          </table:table-cell>
          <table:table-cell table:formula="of:=ROUND(SIN((0.01*[.C85]*PI())/2)*7400)" office:value-type="float" office:value="7168" calcext:value-type="float">
            <text:p>7168</text:p>
          </table:table-cell>
          <table:table-cell table:formula="of:=ROUND((1-(COS((0.01*[.C85]*PI())/2) ))*7)" office:value-type="float" office:value="5" calcext:value-type="float">
            <text:p>5</text:p>
          </table:table-cell>
          <table:table-cell table:formula="of:=ROUND(SIN( (0.01*[.C85]*PI() )/2 ) * 30)" office:value-type="float" office:value="29" calcext:value-type="float">
            <text:p>29</text:p>
          </table:table-cell>
          <table:table-cell table:formula="of:=ROUND(SIN((0.01*[.C85]*PI())/2)*35)" office:value-type="float" office:value="34" calcext:value-type="float">
            <text:p>34</text:p>
          </table:table-cell>
          <table:table-cell table:formula="of:=ROUND((1-(COS((0.01*[.C85]*PI())/2) ))*15)" office:value-type="float" office:value="11" calcext:value-type="float">
            <text:p>11</text:p>
          </table:table-cell>
          <table:table-cell table:formula="of:=ROUND((1-(COS((0.01*[.C85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ROUND(((0.01*[.C86])*(0.01*[.C86])*(0.01*[.C86]))*4500000)" office:value-type="float" office:value="2763562" calcext:value-type="float">
            <text:p>2763562</text:p>
          </table:table-cell>
          <table:table-cell table:formula="of:=ROUND((1-(COS((0.01*[.C86]*PI())/2) ))*6800 +100)" office:value-type="float" office:value="5313" calcext:value-type="float">
            <text:p>5313</text:p>
          </table:table-cell>
          <table:table-cell table:formula="of:=ROUND(SIN((0.01*[.C86]*PI())/2)*7400)" office:value-type="float" office:value="7196" calcext:value-type="float">
            <text:p>7196</text:p>
          </table:table-cell>
          <table:table-cell table:formula="of:=ROUND((1-(COS((0.01*[.C86]*PI())/2) ))*7)" office:value-type="float" office:value="5" calcext:value-type="float">
            <text:p>5</text:p>
          </table:table-cell>
          <table:table-cell table:formula="of:=ROUND(SIN( (0.01*[.C86]*PI() )/2 ) * 30)" office:value-type="float" office:value="29" calcext:value-type="float">
            <text:p>29</text:p>
          </table:table-cell>
          <table:table-cell table:formula="of:=ROUND(SIN((0.01*[.C86]*PI())/2)*35)" office:value-type="float" office:value="34" calcext:value-type="float">
            <text:p>34</text:p>
          </table:table-cell>
          <table:table-cell table:formula="of:=ROUND((1-(COS((0.01*[.C86]*PI())/2) ))*15)" office:value-type="float" office:value="11" calcext:value-type="float">
            <text:p>11</text:p>
          </table:table-cell>
          <table:table-cell table:formula="of:=ROUND((1-(COS((0.01*[.C86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ROUND(((0.01*[.C87])*(0.01*[.C87])*(0.01*[.C87]))*4500000)" office:value-type="float" office:value="2862252" calcext:value-type="float">
            <text:p>2862252</text:p>
          </table:table-cell>
          <table:table-cell table:formula="of:=ROUND((1-(COS((0.01*[.C87]*PI())/2) ))*6800 +100)" office:value-type="float" office:value="5417" calcext:value-type="float">
            <text:p>5417</text:p>
          </table:table-cell>
          <table:table-cell table:formula="of:=ROUND(SIN((0.01*[.C87]*PI())/2)*7400)" office:value-type="float" office:value="7222" calcext:value-type="float">
            <text:p>7222</text:p>
          </table:table-cell>
          <table:table-cell table:formula="of:=ROUND((1-(COS((0.01*[.C87]*PI())/2) ))*7)" office:value-type="float" office:value="5" calcext:value-type="float">
            <text:p>5</text:p>
          </table:table-cell>
          <table:table-cell table:formula="of:=ROUND(SIN( (0.01*[.C87]*PI() )/2 ) * 30)" office:value-type="float" office:value="29" calcext:value-type="float">
            <text:p>29</text:p>
          </table:table-cell>
          <table:table-cell table:formula="of:=ROUND(SIN((0.01*[.C87]*PI())/2)*35)" office:value-type="float" office:value="34" calcext:value-type="float">
            <text:p>34</text:p>
          </table:table-cell>
          <table:table-cell table:formula="of:=ROUND((1-(COS((0.01*[.C87]*PI())/2) ))*15)" office:value-type="float" office:value="12" calcext:value-type="float">
            <text:p>12</text:p>
          </table:table-cell>
          <table:table-cell table:formula="of:=ROUND((1-(COS((0.01*[.C87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ROUND(((0.01*[.C88])*(0.01*[.C88])*(0.01*[.C88]))*4500000)" office:value-type="float" office:value="2963264" calcext:value-type="float">
            <text:p>2963264</text:p>
          </table:table-cell>
          <table:table-cell table:formula="of:=ROUND((1-(COS((0.01*[.C88]*PI())/2) ))*6800 +100)" office:value-type="float" office:value="5521" calcext:value-type="float">
            <text:p>5521</text:p>
          </table:table-cell>
          <table:table-cell table:formula="of:=ROUND(SIN((0.01*[.C88]*PI())/2)*7400)" office:value-type="float" office:value="7246" calcext:value-type="float">
            <text:p>7246</text:p>
          </table:table-cell>
          <table:table-cell table:formula="of:=ROUND((1-(COS((0.01*[.C88]*PI())/2) ))*7)" office:value-type="float" office:value="6" calcext:value-type="float">
            <text:p>6</text:p>
          </table:table-cell>
          <table:table-cell table:formula="of:=ROUND(SIN( (0.01*[.C88]*PI() )/2 ) * 30)" office:value-type="float" office:value="29" calcext:value-type="float">
            <text:p>29</text:p>
          </table:table-cell>
          <table:table-cell table:formula="of:=ROUND(SIN((0.01*[.C88]*PI())/2)*35)" office:value-type="float" office:value="34" calcext:value-type="float">
            <text:p>34</text:p>
          </table:table-cell>
          <table:table-cell table:formula="of:=ROUND((1-(COS((0.01*[.C88]*PI())/2) ))*15)" office:value-type="float" office:value="12" calcext:value-type="float">
            <text:p>12</text:p>
          </table:table-cell>
          <table:table-cell table:formula="of:=ROUND((1-(COS((0.01*[.C88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ROUND(((0.01*[.C89])*(0.01*[.C89])*(0.01*[.C89]))*4500000)" office:value-type="float" office:value="3066624" calcext:value-type="float">
            <text:p>3066624</text:p>
          </table:table-cell>
          <table:table-cell table:formula="of:=ROUND((1-(COS((0.01*[.C89]*PI())/2) ))*6800 +100)" office:value-type="float" office:value="5626" calcext:value-type="float">
            <text:p>5626</text:p>
          </table:table-cell>
          <table:table-cell table:formula="of:=ROUND(SIN((0.01*[.C89]*PI())/2)*7400)" office:value-type="float" office:value="7269" calcext:value-type="float">
            <text:p>7269</text:p>
          </table:table-cell>
          <table:table-cell table:formula="of:=ROUND((1-(COS((0.01*[.C89]*PI())/2) ))*7)" office:value-type="float" office:value="6" calcext:value-type="float">
            <text:p>6</text:p>
          </table:table-cell>
          <table:table-cell table:formula="of:=ROUND(SIN( (0.01*[.C89]*PI() )/2 ) * 30)" office:value-type="float" office:value="29" calcext:value-type="float">
            <text:p>29</text:p>
          </table:table-cell>
          <table:table-cell table:formula="of:=ROUND(SIN((0.01*[.C89]*PI())/2)*35)" office:value-type="float" office:value="34" calcext:value-type="float">
            <text:p>34</text:p>
          </table:table-cell>
          <table:table-cell table:formula="of:=ROUND((1-(COS((0.01*[.C89]*PI())/2) ))*15)" office:value-type="float" office:value="12" calcext:value-type="float">
            <text:p>12</text:p>
          </table:table-cell>
          <table:table-cell table:formula="of:=ROUND((1-(COS((0.01*[.C89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ROUND(((0.01*[.C90])*(0.01*[.C90])*(0.01*[.C90]))*4500000)" office:value-type="float" office:value="3172361" calcext:value-type="float">
            <text:p>3172361</text:p>
          </table:table-cell>
          <table:table-cell table:formula="of:=ROUND((1-(COS((0.01*[.C90]*PI())/2) ))*6800 +100)" office:value-type="float" office:value="5731" calcext:value-type="float">
            <text:p>5731</text:p>
          </table:table-cell>
          <table:table-cell table:formula="of:=ROUND(SIN((0.01*[.C90]*PI())/2)*7400)" office:value-type="float" office:value="7290" calcext:value-type="float">
            <text:p>7290</text:p>
          </table:table-cell>
          <table:table-cell table:formula="of:=ROUND((1-(COS((0.01*[.C90]*PI())/2) ))*7)" office:value-type="float" office:value="6" calcext:value-type="float">
            <text:p>6</text:p>
          </table:table-cell>
          <table:table-cell table:formula="of:=ROUND(SIN( (0.01*[.C90]*PI() )/2 ) * 30)" office:value-type="float" office:value="30" calcext:value-type="float">
            <text:p>30</text:p>
          </table:table-cell>
          <table:table-cell table:formula="of:=ROUND(SIN((0.01*[.C90]*PI())/2)*35)" office:value-type="float" office:value="34" calcext:value-type="float">
            <text:p>34</text:p>
          </table:table-cell>
          <table:table-cell table:formula="of:=ROUND((1-(COS((0.01*[.C90]*PI())/2) ))*15)" office:value-type="float" office:value="12" calcext:value-type="float">
            <text:p>12</text:p>
          </table:table-cell>
          <table:table-cell table:formula="of:=ROUND((1-(COS((0.01*[.C90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ROUND(((0.01*[.C91])*(0.01*[.C91])*(0.01*[.C91]))*4500000)" office:value-type="float" office:value="3280500" calcext:value-type="float">
            <text:p>3280500</text:p>
          </table:table-cell>
          <table:table-cell table:formula="of:=ROUND((1-(COS((0.01*[.C91]*PI())/2) ))*6800 +100)" office:value-type="float" office:value="5836" calcext:value-type="float">
            <text:p>5836</text:p>
          </table:table-cell>
          <table:table-cell table:formula="of:=ROUND(SIN((0.01*[.C91]*PI())/2)*7400)" office:value-type="float" office:value="7309" calcext:value-type="float">
            <text:p>7309</text:p>
          </table:table-cell>
          <table:table-cell table:formula="of:=ROUND((1-(COS((0.01*[.C91]*PI())/2) ))*7)" office:value-type="float" office:value="6" calcext:value-type="float">
            <text:p>6</text:p>
          </table:table-cell>
          <table:table-cell table:formula="of:=ROUND(SIN( (0.01*[.C91]*PI() )/2 ) * 30)" office:value-type="float" office:value="30" calcext:value-type="float">
            <text:p>30</text:p>
          </table:table-cell>
          <table:table-cell table:formula="of:=ROUND(SIN((0.01*[.C91]*PI())/2)*35)" office:value-type="float" office:value="35" calcext:value-type="float">
            <text:p>35</text:p>
          </table:table-cell>
          <table:table-cell table:formula="of:=ROUND((1-(COS((0.01*[.C91]*PI())/2) ))*15)" office:value-type="float" office:value="13" calcext:value-type="float">
            <text:p>13</text:p>
          </table:table-cell>
          <table:table-cell table:formula="of:=ROUND((1-(COS((0.01*[.C91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ROUND(((0.01*[.C92])*(0.01*[.C92])*(0.01*[.C92]))*4500000)" office:value-type="float" office:value="3391070" calcext:value-type="float">
            <text:p>3391070</text:p>
          </table:table-cell>
          <table:table-cell table:formula="of:=ROUND((1-(COS((0.01*[.C92]*PI())/2) ))*6800 +100)" office:value-type="float" office:value="5942" calcext:value-type="float">
            <text:p>5942</text:p>
          </table:table-cell>
          <table:table-cell table:formula="of:=ROUND(SIN((0.01*[.C92]*PI())/2)*7400)" office:value-type="float" office:value="7326" calcext:value-type="float">
            <text:p>7326</text:p>
          </table:table-cell>
          <table:table-cell table:formula="of:=ROUND((1-(COS((0.01*[.C92]*PI())/2) ))*7)" office:value-type="float" office:value="6" calcext:value-type="float">
            <text:p>6</text:p>
          </table:table-cell>
          <table:table-cell table:formula="of:=ROUND(SIN( (0.01*[.C92]*PI() )/2 ) * 30)" office:value-type="float" office:value="30" calcext:value-type="float">
            <text:p>30</text:p>
          </table:table-cell>
          <table:table-cell table:formula="of:=ROUND(SIN((0.01*[.C92]*PI())/2)*35)" office:value-type="float" office:value="35" calcext:value-type="float">
            <text:p>35</text:p>
          </table:table-cell>
          <table:table-cell table:formula="of:=ROUND((1-(COS((0.01*[.C92]*PI())/2) ))*15)" office:value-type="float" office:value="13" calcext:value-type="float">
            <text:p>13</text:p>
          </table:table-cell>
          <table:table-cell table:formula="of:=ROUND((1-(COS((0.01*[.C92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ROUND(((0.01*[.C93])*(0.01*[.C93])*(0.01*[.C93]))*4500000)" office:value-type="float" office:value="3504096" calcext:value-type="float">
            <text:p>3504096</text:p>
          </table:table-cell>
          <table:table-cell table:formula="of:=ROUND((1-(COS((0.01*[.C93]*PI())/2) ))*6800 +100)" office:value-type="float" office:value="6048" calcext:value-type="float">
            <text:p>6048</text:p>
          </table:table-cell>
          <table:table-cell table:formula="of:=ROUND(SIN((0.01*[.C93]*PI())/2)*7400)" office:value-type="float" office:value="7342" calcext:value-type="float">
            <text:p>7342</text:p>
          </table:table-cell>
          <table:table-cell table:formula="of:=ROUND((1-(COS((0.01*[.C93]*PI())/2) ))*7)" office:value-type="float" office:value="6" calcext:value-type="float">
            <text:p>6</text:p>
          </table:table-cell>
          <table:table-cell table:formula="of:=ROUND(SIN( (0.01*[.C93]*PI() )/2 ) * 30)" office:value-type="float" office:value="30" calcext:value-type="float">
            <text:p>30</text:p>
          </table:table-cell>
          <table:table-cell table:formula="of:=ROUND(SIN((0.01*[.C93]*PI())/2)*35)" office:value-type="float" office:value="35" calcext:value-type="float">
            <text:p>35</text:p>
          </table:table-cell>
          <table:table-cell table:formula="of:=ROUND((1-(COS((0.01*[.C93]*PI())/2) ))*15)" office:value-type="float" office:value="13" calcext:value-type="float">
            <text:p>13</text:p>
          </table:table-cell>
          <table:table-cell table:formula="of:=ROUND((1-(COS((0.01*[.C93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ROUND(((0.01*[.C94])*(0.01*[.C94])*(0.01*[.C94]))*4500000)" office:value-type="float" office:value="3619607" calcext:value-type="float">
            <text:p>3619607</text:p>
          </table:table-cell>
          <table:table-cell table:formula="of:=ROUND((1-(COS((0.01*[.C94]*PI())/2) ))*6800 +100)" office:value-type="float" office:value="6154" calcext:value-type="float">
            <text:p>6154</text:p>
          </table:table-cell>
          <table:table-cell table:formula="of:=ROUND(SIN((0.01*[.C94]*PI())/2)*7400)" office:value-type="float" office:value="7355" calcext:value-type="float">
            <text:p>7355</text:p>
          </table:table-cell>
          <table:table-cell table:formula="of:=ROUND((1-(COS((0.01*[.C94]*PI())/2) ))*7)" office:value-type="float" office:value="6" calcext:value-type="float">
            <text:p>6</text:p>
          </table:table-cell>
          <table:table-cell table:formula="of:=ROUND(SIN( (0.01*[.C94]*PI() )/2 ) * 30)" office:value-type="float" office:value="30" calcext:value-type="float">
            <text:p>30</text:p>
          </table:table-cell>
          <table:table-cell table:formula="of:=ROUND(SIN((0.01*[.C94]*PI())/2)*35)" office:value-type="float" office:value="35" calcext:value-type="float">
            <text:p>35</text:p>
          </table:table-cell>
          <table:table-cell table:formula="of:=ROUND((1-(COS((0.01*[.C94]*PI())/2) ))*15)" office:value-type="float" office:value="13" calcext:value-type="float">
            <text:p>13</text:p>
          </table:table-cell>
          <table:table-cell table:formula="of:=ROUND((1-(COS((0.01*[.C94]*PI())/2) ))*5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ROUND(((0.01*[.C95])*(0.01*[.C95])*(0.01*[.C95]))*4500000)" office:value-type="float" office:value="3737628" calcext:value-type="float">
            <text:p>3737628</text:p>
          </table:table-cell>
          <table:table-cell table:formula="of:=ROUND((1-(COS((0.01*[.C95]*PI())/2) ))*6800 +100)" office:value-type="float" office:value="6260" calcext:value-type="float">
            <text:p>6260</text:p>
          </table:table-cell>
          <table:table-cell table:formula="of:=ROUND(SIN((0.01*[.C95]*PI())/2)*7400)" office:value-type="float" office:value="7367" calcext:value-type="float">
            <text:p>7367</text:p>
          </table:table-cell>
          <table:table-cell table:formula="of:=ROUND((1-(COS((0.01*[.C95]*PI())/2) ))*7)" office:value-type="float" office:value="6" calcext:value-type="float">
            <text:p>6</text:p>
          </table:table-cell>
          <table:table-cell table:formula="of:=ROUND(SIN( (0.01*[.C95]*PI() )/2 ) * 30)" office:value-type="float" office:value="30" calcext:value-type="float">
            <text:p>30</text:p>
          </table:table-cell>
          <table:table-cell table:formula="of:=ROUND(SIN((0.01*[.C95]*PI())/2)*35)" office:value-type="float" office:value="35" calcext:value-type="float">
            <text:p>35</text:p>
          </table:table-cell>
          <table:table-cell table:formula="of:=ROUND((1-(COS((0.01*[.C95]*PI())/2) ))*15)" office:value-type="float" office:value="14" calcext:value-type="float">
            <text:p>14</text:p>
          </table:table-cell>
          <table:table-cell table:formula="of:=ROUND((1-(COS((0.01*[.C95]*PI())/2) ))*5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ROUND(((0.01*[.C96])*(0.01*[.C96])*(0.01*[.C96]))*4500000)" office:value-type="float" office:value="3858188" calcext:value-type="float">
            <text:p>3858188</text:p>
          </table:table-cell>
          <table:table-cell table:formula="of:=ROUND((1-(COS((0.01*[.C96]*PI())/2) ))*6800 +100)" office:value-type="float" office:value="6366" calcext:value-type="float">
            <text:p>6366</text:p>
          </table:table-cell>
          <table:table-cell table:formula="of:=ROUND(SIN((0.01*[.C96]*PI())/2)*7400)" office:value-type="float" office:value="7377" calcext:value-type="float">
            <text:p>7377</text:p>
          </table:table-cell>
          <table:table-cell table:formula="of:=ROUND((1-(COS((0.01*[.C96]*PI())/2) ))*7)" office:value-type="float" office:value="6" calcext:value-type="float">
            <text:p>6</text:p>
          </table:table-cell>
          <table:table-cell table:formula="of:=ROUND(SIN( (0.01*[.C96]*PI() )/2 ) * 30)" office:value-type="float" office:value="30" calcext:value-type="float">
            <text:p>30</text:p>
          </table:table-cell>
          <table:table-cell table:formula="of:=ROUND(SIN((0.01*[.C96]*PI())/2)*35)" office:value-type="float" office:value="35" calcext:value-type="float">
            <text:p>35</text:p>
          </table:table-cell>
          <table:table-cell table:formula="of:=ROUND((1-(COS((0.01*[.C96]*PI())/2) ))*15)" office:value-type="float" office:value="14" calcext:value-type="float">
            <text:p>14</text:p>
          </table:table-cell>
          <table:table-cell table:formula="of:=ROUND((1-(COS((0.01*[.C96]*PI())/2) ))*5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ROUND(((0.01*[.C97])*(0.01*[.C97])*(0.01*[.C97]))*4500000)" office:value-type="float" office:value="3981312" calcext:value-type="float">
            <text:p>3981312</text:p>
          </table:table-cell>
          <table:table-cell table:formula="of:=ROUND((1-(COS((0.01*[.C97]*PI())/2) ))*6800 +100)" office:value-type="float" office:value="6473" calcext:value-type="float">
            <text:p>6473</text:p>
          </table:table-cell>
          <table:table-cell table:formula="of:=ROUND(SIN((0.01*[.C97]*PI())/2)*7400)" office:value-type="float" office:value="7385" calcext:value-type="float">
            <text:p>7385</text:p>
          </table:table-cell>
          <table:table-cell table:formula="of:=ROUND((1-(COS((0.01*[.C97]*PI())/2) ))*7)" office:value-type="float" office:value="7" calcext:value-type="float">
            <text:p>7</text:p>
          </table:table-cell>
          <table:table-cell table:formula="of:=ROUND(SIN( (0.01*[.C97]*PI() )/2 ) * 30)" office:value-type="float" office:value="30" calcext:value-type="float">
            <text:p>30</text:p>
          </table:table-cell>
          <table:table-cell table:formula="of:=ROUND(SIN((0.01*[.C97]*PI())/2)*35)" office:value-type="float" office:value="35" calcext:value-type="float">
            <text:p>35</text:p>
          </table:table-cell>
          <table:table-cell table:formula="of:=ROUND((1-(COS((0.01*[.C97]*PI())/2) ))*15)" office:value-type="float" office:value="14" calcext:value-type="float">
            <text:p>14</text:p>
          </table:table-cell>
          <table:table-cell table:formula="of:=ROUND((1-(COS((0.01*[.C97]*PI())/2) ))*5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ROUND(((0.01*[.C98])*(0.01*[.C98])*(0.01*[.C98]))*4500000)" office:value-type="float" office:value="4107029" calcext:value-type="float">
            <text:p>4107029</text:p>
          </table:table-cell>
          <table:table-cell table:formula="of:=ROUND((1-(COS((0.01*[.C98]*PI())/2) ))*6800 +100)" office:value-type="float" office:value="6580" calcext:value-type="float">
            <text:p>6580</text:p>
          </table:table-cell>
          <table:table-cell table:formula="of:=ROUND(SIN((0.01*[.C98]*PI())/2)*7400)" office:value-type="float" office:value="7392" calcext:value-type="float">
            <text:p>7392</text:p>
          </table:table-cell>
          <table:table-cell table:formula="of:=ROUND((1-(COS((0.01*[.C98]*PI())/2) ))*7)" office:value-type="float" office:value="7" calcext:value-type="float">
            <text:p>7</text:p>
          </table:table-cell>
          <table:table-cell table:formula="of:=ROUND(SIN( (0.01*[.C98]*PI() )/2 ) * 30)" office:value-type="float" office:value="30" calcext:value-type="float">
            <text:p>30</text:p>
          </table:table-cell>
          <table:table-cell table:formula="of:=ROUND(SIN((0.01*[.C98]*PI())/2)*35)" office:value-type="float" office:value="35" calcext:value-type="float">
            <text:p>35</text:p>
          </table:table-cell>
          <table:table-cell table:formula="of:=ROUND((1-(COS((0.01*[.C98]*PI())/2) ))*15)" office:value-type="float" office:value="14" calcext:value-type="float">
            <text:p>14</text:p>
          </table:table-cell>
          <table:table-cell table:formula="of:=ROUND((1-(COS((0.01*[.C98]*PI())/2) ))*5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ROUND(((0.01*[.C99])*(0.01*[.C99])*(0.01*[.C99]))*4500000)" office:value-type="float" office:value="4235364" calcext:value-type="float">
            <text:p>4235364</text:p>
          </table:table-cell>
          <table:table-cell table:formula="of:=ROUND((1-(COS((0.01*[.C99]*PI())/2) ))*6800 +100)" office:value-type="float" office:value="6686" calcext:value-type="float">
            <text:p>6686</text:p>
          </table:table-cell>
          <table:table-cell table:formula="of:=ROUND(SIN((0.01*[.C99]*PI())/2)*7400)" office:value-type="float" office:value="7396" calcext:value-type="float">
            <text:p>7396</text:p>
          </table:table-cell>
          <table:table-cell table:formula="of:=ROUND((1-(COS((0.01*[.C99]*PI())/2) ))*7)" office:value-type="float" office:value="7" calcext:value-type="float">
            <text:p>7</text:p>
          </table:table-cell>
          <table:table-cell table:formula="of:=ROUND(SIN( (0.01*[.C99]*PI() )/2 ) * 30)" office:value-type="float" office:value="30" calcext:value-type="float">
            <text:p>30</text:p>
          </table:table-cell>
          <table:table-cell table:formula="of:=ROUND(SIN((0.01*[.C99]*PI())/2)*35)" office:value-type="float" office:value="35" calcext:value-type="float">
            <text:p>35</text:p>
          </table:table-cell>
          <table:table-cell table:formula="of:=ROUND((1-(COS((0.01*[.C99]*PI())/2) ))*15)" office:value-type="float" office:value="15" calcext:value-type="float">
            <text:p>15</text:p>
          </table:table-cell>
          <table:table-cell table:formula="of:=ROUND((1-(COS((0.01*[.C99]*PI())/2) ))*5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ROUND(((0.01*[.C100])*(0.01*[.C100])*(0.01*[.C100]))*4500000)" office:value-type="float" office:value="4366346" calcext:value-type="float">
            <text:p>4366346</text:p>
          </table:table-cell>
          <table:table-cell table:formula="of:=ROUND((1-(COS((0.01*[.C100]*PI())/2) ))*6800 +100)" office:value-type="float" office:value="6793" calcext:value-type="float">
            <text:p>6793</text:p>
          </table:table-cell>
          <table:table-cell table:formula="of:=ROUND(SIN((0.01*[.C100]*PI())/2)*7400)" office:value-type="float" office:value="7399" calcext:value-type="float">
            <text:p>7399</text:p>
          </table:table-cell>
          <table:table-cell table:formula="of:=ROUND((1-(COS((0.01*[.C100]*PI())/2) ))*7)" office:value-type="float" office:value="7" calcext:value-type="float">
            <text:p>7</text:p>
          </table:table-cell>
          <table:table-cell table:formula="of:=ROUND(SIN( (0.01*[.C100]*PI() )/2 ) * 30)" office:value-type="float" office:value="30" calcext:value-type="float">
            <text:p>30</text:p>
          </table:table-cell>
          <table:table-cell table:formula="of:=ROUND(SIN((0.01*[.C100]*PI())/2)*35)" office:value-type="float" office:value="35" calcext:value-type="float">
            <text:p>35</text:p>
          </table:table-cell>
          <table:table-cell table:formula="of:=ROUND((1-(COS((0.01*[.C100]*PI())/2) ))*15)" office:value-type="float" office:value="15" calcext:value-type="float">
            <text:p>15</text:p>
          </table:table-cell>
          <table:table-cell table:formula="of:=ROUND((1-(COS((0.01*[.C100]*PI())/2) ))*5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ROUND(((0.01*[.C101])*(0.01*[.C101])*(0.01*[.C101]))*4500000)" office:value-type="float" office:value="4500000" calcext:value-type="float">
            <text:p>4500000</text:p>
          </table:table-cell>
          <table:table-cell table:formula="of:=ROUND((1-(COS((0.01*[.C101]*PI())/2) ))*6800 +100)" office:value-type="float" office:value="6900" calcext:value-type="float">
            <text:p>6900</text:p>
          </table:table-cell>
          <table:table-cell table:formula="of:=ROUND(SIN((0.01*[.C101]*PI())/2)*7400)" office:value-type="float" office:value="7400" calcext:value-type="float">
            <text:p>7400</text:p>
          </table:table-cell>
          <table:table-cell table:formula="of:=ROUND((1-(COS((0.01*[.C101]*PI())/2) ))*7)" office:value-type="float" office:value="7" calcext:value-type="float">
            <text:p>7</text:p>
          </table:table-cell>
          <table:table-cell table:formula="of:=ROUND(SIN( (0.01*[.C101]*PI() )/2 ) * 30)" office:value-type="float" office:value="30" calcext:value-type="float">
            <text:p>30</text:p>
          </table:table-cell>
          <table:table-cell table:formula="of:=ROUND(SIN((0.01*[.C101]*PI())/2)*35)" office:value-type="float" office:value="35" calcext:value-type="float">
            <text:p>35</text:p>
          </table:table-cell>
          <table:table-cell table:formula="of:=ROUND((1-(COS((0.01*[.C101]*PI())/2) ))*15)" office:value-type="float" office:value="15" calcext:value-type="float">
            <text:p>15</text:p>
          </table:table-cell>
          <table:table-cell table:formula="of:=ROUND((1-(COS((0.01*[.C101]*PI())/2) ))*5)"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7:27:05.9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7-03T17:27:14.906000000</dc:date>
    <meta:editing-duration>PT1H53M7S</meta:editing-duration>
    <meta:editing-cycles>50</meta:editing-cycles>
    <meta:document-statistic meta:table-count="5" meta:cell-count="4565" meta:object-count="0"/>
  </office:meta>
</office:document-meta>
</file>